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5.81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40.34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45.75pt"/>
    </style:style>
    <style:style style:name="co13" style:family="table-column">
      <style:table-column-properties fo:break-before="auto" style:column-width="38.04pt"/>
    </style:style>
    <style:style style:name="co14" style:family="table-column">
      <style:table-column-properties fo:break-before="auto" style:column-width="36.51pt"/>
    </style:style>
    <style:style style:name="co15" style:family="table-column">
      <style:table-column-properties fo:break-before="auto" style:column-width="39.6pt"/>
    </style:style>
    <style:style style:name="co16" style:family="table-column">
      <style:table-column-properties fo:break-before="auto" style:column-width="31.86pt"/>
    </style:style>
    <style:style style:name="co17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BUNTU64_DIRECT_oxt_upblktap_enc" table:style-name="ta1">
        <table:shapes>
          <draw:frame draw:z-index="0" draw:style-name="gr1" draw:text-style-name="P1" svg:width="453.03pt" svg:height="255.26pt" svg:x="862.53pt" svg:y="2360.44pt">
            <loext:p draw:notify-on-update-of-ranges="UBUNTU64_DIRECT_oxt_upblktap_enc.A188:UBUNTU64_DIRECT_oxt_upblktap_enc.A188 UBUNTU64_DIRECT_oxt_upblktap_enc.A189:UBUNTU64_DIRECT_oxt_upblktap_enc.A205 UBUNTU64_DIRECT_oxt_upblktap_enc.B188:UBUNTU64_DIRECT_oxt_upblktap_enc.B188 UBUNTU64_DIRECT_oxt_upblktap_enc.B189:UBUNTU64_DIRECT_oxt_upblktap_enc.B205 UBUNTU64_DIRECT_oxt_upblktap_enc.C188:UBUNTU64_DIRECT_oxt_upblktap_enc.C188 UBUNTU64_DIRECT_oxt_upblktap_enc.C189:UBUNTU64_DIRECT_oxt_upblktap_enc.C205 UBUNTU64_DIRECT_oxt_upblktap_enc.D188:UBUNTU64_DIRECT_oxt_upblktap_enc.D188 UBUNTU64_DIRECT_oxt_upblktap_enc.D189:UBUNTU64_DIRECT_oxt_upblktap_enc.D205 UBUNTU64_DIRECT_oxt_upblktap_enc.E188:UBUNTU64_DIRECT_oxt_upblktap_enc.E188 UBUNTU64_DIRECT_oxt_upblktap_enc.E189:UBUNTU64_DIRECT_oxt_upblktap_enc.E205 UBUNTU64_DIRECT_oxt_upblktap_enc.F188:UBUNTU64_DIRECT_oxt_upblktap_enc.F188 UBUNTU64_DIRECT_oxt_upblktap_enc.F189:UBUNTU64_DIRECT_oxt_upblktap_enc.F205 UBUNTU64_DIRECT_oxt_upblktap_enc.G188:UBUNTU64_DIRECT_oxt_upblktap_enc.G188 UBUNTU64_DIRECT_oxt_upblktap_enc.G189:UBUNTU64_DIRECT_oxt_upblktap_enc.G205 UBUNTU64_DIRECT_oxt_upblktap_enc.H188:UBUNTU64_DIRECT_oxt_upblktap_enc.H188 UBUNTU64_DIRECT_oxt_upblktap_enc.H189:UBUNTU64_DIRECT_oxt_upblktap_enc.H205 UBUNTU64_DIRECT_oxt_upblktap_enc.I188:UBUNTU64_DIRECT_oxt_upblktap_enc.I188 UBUNTU64_DIRECT_oxt_upblktap_enc.I189:UBUNTU64_DIRECT_oxt_upblktap_enc.I205 UBUNTU64_DIRECT_oxt_upblktap_enc.J188:UBUNTU64_DIRECT_oxt_upblktap_enc.J188 UBUNTU64_DIRECT_oxt_upblktap_enc.J189:UBUNTU64_DIRECT_oxt_upblktap_enc.J205 UBUNTU64_DIRECT_oxt_upblktap_enc.K188:UBUNTU64_DIRECT_oxt_upblktap_enc.K188 UBUNTU64_DIRECT_oxt_upblktap_enc.K189:UBUNTU64_DIRECT_oxt_upblktap_enc.K205 UBUNTU64_DIRECT_oxt_upblktap_enc.L188:UBUNTU64_DIRECT_oxt_upblktap_enc.L188 UBUNTU64_DIRECT_oxt_upblktap_enc.L189:UBUNTU64_DIRECT_oxt_upblktap_enc.L205 UBUNTU64_DIRECT_oxt_upblktap_enc.M188:UBUNTU64_DIRECT_oxt_upblktap_enc.M188 UBUNTU64_DIRECT_oxt_upblktap_enc.M189:UBUNTU64_DIRECT_oxt_upblktap_enc.M205 UBUNTU64_DIRECT_oxt_upblktap_enc.N188:UBUNTU64_DIRECT_oxt_upblktap_enc.N188 UBUNTU64_DIRECT_oxt_upblktap_enc.N189:UBUNTU64_DIRECT_oxt_upblktap_enc.N2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03pt" svg:height="255.23pt" svg:x="853.23pt" svg:y="2883.77pt">
            <loext:p draw:notify-on-update-of-ranges="UBUNTU64_DIRECT_oxt_upblktap_enc.A228:UBUNTU64_DIRECT_oxt_upblktap_enc.A228 UBUNTU64_DIRECT_oxt_upblktap_enc.A229:UBUNTU64_DIRECT_oxt_upblktap_enc.A245 UBUNTU64_DIRECT_oxt_upblktap_enc.B228:UBUNTU64_DIRECT_oxt_upblktap_enc.B228 UBUNTU64_DIRECT_oxt_upblktap_enc.B229:UBUNTU64_DIRECT_oxt_upblktap_enc.B245 UBUNTU64_DIRECT_oxt_upblktap_enc.C228:UBUNTU64_DIRECT_oxt_upblktap_enc.C228 UBUNTU64_DIRECT_oxt_upblktap_enc.C229:UBUNTU64_DIRECT_oxt_upblktap_enc.C245 UBUNTU64_DIRECT_oxt_upblktap_enc.D228:UBUNTU64_DIRECT_oxt_upblktap_enc.D228 UBUNTU64_DIRECT_oxt_upblktap_enc.D229:UBUNTU64_DIRECT_oxt_upblktap_enc.D245 UBUNTU64_DIRECT_oxt_upblktap_enc.E228:UBUNTU64_DIRECT_oxt_upblktap_enc.E228 UBUNTU64_DIRECT_oxt_upblktap_enc.E229:UBUNTU64_DIRECT_oxt_upblktap_enc.E245 UBUNTU64_DIRECT_oxt_upblktap_enc.F228:UBUNTU64_DIRECT_oxt_upblktap_enc.F228 UBUNTU64_DIRECT_oxt_upblktap_enc.F229:UBUNTU64_DIRECT_oxt_upblktap_enc.F245 UBUNTU64_DIRECT_oxt_upblktap_enc.G228:UBUNTU64_DIRECT_oxt_upblktap_enc.G228 UBUNTU64_DIRECT_oxt_upblktap_enc.G229:UBUNTU64_DIRECT_oxt_upblktap_enc.G245 UBUNTU64_DIRECT_oxt_upblktap_enc.H228:UBUNTU64_DIRECT_oxt_upblktap_enc.H228 UBUNTU64_DIRECT_oxt_upblktap_enc.H229:UBUNTU64_DIRECT_oxt_upblktap_enc.H245 UBUNTU64_DIRECT_oxt_upblktap_enc.I228:UBUNTU64_DIRECT_oxt_upblktap_enc.I228 UBUNTU64_DIRECT_oxt_upblktap_enc.I229:UBUNTU64_DIRECT_oxt_upblktap_enc.I245 UBUNTU64_DIRECT_oxt_upblktap_enc.J228:UBUNTU64_DIRECT_oxt_upblktap_enc.J228 UBUNTU64_DIRECT_oxt_upblktap_enc.J229:UBUNTU64_DIRECT_oxt_upblktap_enc.J245 UBUNTU64_DIRECT_oxt_upblktap_enc.K228:UBUNTU64_DIRECT_oxt_upblktap_enc.K228 UBUNTU64_DIRECT_oxt_upblktap_enc.K229:UBUNTU64_DIRECT_oxt_upblktap_enc.K245 UBUNTU64_DIRECT_oxt_upblktap_enc.L228:UBUNTU64_DIRECT_oxt_upblktap_enc.L228 UBUNTU64_DIRECT_oxt_upblktap_enc.L229:UBUNTU64_DIRECT_oxt_upblktap_enc.L245 UBUNTU64_DIRECT_oxt_upblktap_enc.M228:UBUNTU64_DIRECT_oxt_upblktap_enc.M228 UBUNTU64_DIRECT_oxt_upblktap_enc.M229:UBUNTU64_DIRECT_oxt_upblktap_enc.M245 UBUNTU64_DIRECT_oxt_upblktap_enc.N228:UBUNTU64_DIRECT_oxt_upblktap_enc.N228 UBUNTU64_DIRECT_oxt_upblktap_enc.N229:UBUNTU64_DIRECT_oxt_upblktap_enc.N2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5" table:default-cell-style-name="Default"/>
        <table:table-column table:style-name="co11" table:default-cell-style-name="Default"/>
        <table:table-column table:style-name="co5" table:number-columns-repeated="4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1" table:number-columns-repeated="9" table:default-cell-style-name="Default"/>
        <table:table-column table:style-name="co5" table:default-cell-style-name="Default"/>
        <table:table-column table:style-name="co11" table:number-columns-repeated="5" table:default-cell-style-name="Default"/>
        <table:table-column table:style-name="co15" table:default-cell-style-name="Default"/>
        <table:table-column table:style-name="co11" table:number-columns-repeated="4" table:default-cell-style-name="Default"/>
        <table:table-column table:style-name="co6" table:number-columns-repeated="3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linux-AMD64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Feb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00:27:27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_DIR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nable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./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-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3863" calcext:value-type="float">
            <text:p>23863</text:p>
          </table:table-cell>
          <table:table-cell table:number-columns-repeated="3"/>
          <table:table-cell office:value-type="float" office:value="32342" calcext:value-type="float">
            <text:p>32342</text:p>
          </table:table-cell>
          <table:table-cell table:number-columns-repeated="3"/>
          <table:table-cell office:value-type="float" office:value="27887" calcext:value-type="float">
            <text:p>27887</text:p>
          </table:table-cell>
          <table:table-cell table:number-columns-repeated="3"/>
          <table:table-cell office:value-type="float" office:value="31764" calcext:value-type="float">
            <text:p>31764</text:p>
          </table:table-cell>
          <table:table-cell table:number-columns-repeated="3"/>
          <table:table-cell office:value-type="float" office:value="21163" calcext:value-type="float">
            <text:p>21163</text:p>
          </table:table-cell>
          <table:table-cell table:number-columns-repeated="3"/>
          <table:table-cell office:value-type="float" office:value="35461" calcext:value-type="float">
            <text:p>35461</text:p>
          </table:table-cell>
          <table:table-cell table:number-columns-repeated="3"/>
          <table:table-cell office:value-type="float" office:value="28082" calcext:value-type="float">
            <text:p>28082</text:p>
          </table:table-cell>
          <table:table-cell table:number-columns-repeated="4"/>
          <table:table-cell office:value-type="float" office:value="36364" calcext:value-type="float">
            <text:p>36364</text:p>
          </table:table-cell>
          <table:table-cell table:number-columns-repeated="4"/>
          <table:table-cell office:value-type="float" office:value="31919" calcext:value-type="float">
            <text:p>31919</text:p>
          </table:table-cell>
          <table:table-cell/>
          <table:table-cell office:value-type="float" office:value="1163036" calcext:value-type="float">
            <text:p>1163036</text:p>
          </table:table-cell>
          <table:table-cell/>
          <table:table-cell office:value-type="float" office:value="1828508" calcext:value-type="float">
            <text:p>1828508</text:p>
          </table:table-cell>
          <table:table-cell/>
          <table:table-cell office:value-type="float" office:value="3363612" calcext:value-type="float">
            <text:p>3363612</text:p>
          </table:table-cell>
          <table:table-cell/>
          <table:table-cell office:value-type="float" office:value="3791156" calcext:value-type="float">
            <text:p>3791156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3060" calcext:value-type="float">
            <text:p>63060</text:p>
          </table:table-cell>
          <table:table-cell table:number-columns-repeated="3"/>
          <table:table-cell office:value-type="float" office:value="70403" calcext:value-type="float">
            <text:p>70403</text:p>
          </table:table-cell>
          <table:table-cell table:number-columns-repeated="3"/>
          <table:table-cell office:value-type="float" office:value="54013" calcext:value-type="float">
            <text:p>54013</text:p>
          </table:table-cell>
          <table:table-cell table:number-columns-repeated="3"/>
          <table:table-cell office:value-type="float" office:value="50554" calcext:value-type="float">
            <text:p>50554</text:p>
          </table:table-cell>
          <table:table-cell table:number-columns-repeated="3"/>
          <table:table-cell office:value-type="float" office:value="53252" calcext:value-type="float">
            <text:p>53252</text:p>
          </table:table-cell>
          <table:table-cell table:number-columns-repeated="3"/>
          <table:table-cell office:value-type="float" office:value="70256" calcext:value-type="float">
            <text:p>70256</text:p>
          </table:table-cell>
          <table:table-cell table:number-columns-repeated="3"/>
          <table:table-cell office:value-type="float" office:value="41807" calcext:value-type="float">
            <text:p>41807</text:p>
          </table:table-cell>
          <table:table-cell table:number-columns-repeated="4"/>
          <table:table-cell office:value-type="float" office:value="37424" calcext:value-type="float">
            <text:p>37424</text:p>
          </table:table-cell>
          <table:table-cell table:number-columns-repeated="4"/>
          <table:table-cell office:value-type="float" office:value="58664" calcext:value-type="float">
            <text:p>58664</text:p>
          </table:table-cell>
          <table:table-cell/>
          <table:table-cell office:value-type="float" office:value="1638743" calcext:value-type="float">
            <text:p>1638743</text:p>
          </table:table-cell>
          <table:table-cell/>
          <table:table-cell office:value-type="float" office:value="2203800" calcext:value-type="float">
            <text:p>2203800</text:p>
          </table:table-cell>
          <table:table-cell/>
          <table:table-cell office:value-type="float" office:value="4564786" calcext:value-type="float">
            <text:p>4564786</text:p>
          </table:table-cell>
          <table:table-cell/>
          <table:table-cell office:value-type="float" office:value="5283570" calcext:value-type="float">
            <text:p>5283570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4725" calcext:value-type="float">
            <text:p>114725</text:p>
          </table:table-cell>
          <table:table-cell table:number-columns-repeated="2"/>
          <table:table-cell office:value-type="float" office:value="133629" calcext:value-type="float">
            <text:p>133629</text:p>
          </table:table-cell>
          <table:table-cell table:number-columns-repeated="3"/>
          <table:table-cell office:value-type="float" office:value="95095" calcext:value-type="float">
            <text:p>95095</text:p>
          </table:table-cell>
          <table:table-cell table:number-columns-repeated="2"/>
          <table:table-cell office:value-type="float" office:value="101418" calcext:value-type="float">
            <text:p>101418</text:p>
          </table:table-cell>
          <table:table-cell table:number-columns-repeated="2"/>
          <table:table-cell office:value-type="float" office:value="104092" calcext:value-type="float">
            <text:p>104092</text:p>
          </table:table-cell>
          <table:table-cell table:number-columns-repeated="2"/>
          <table:table-cell office:value-type="float" office:value="126751" calcext:value-type="float">
            <text:p>126751</text:p>
          </table:table-cell>
          <table:table-cell table:number-columns-repeated="2"/>
          <table:table-cell office:value-type="float" office:value="103252" calcext:value-type="float">
            <text:p>103252</text:p>
          </table:table-cell>
          <table:table-cell table:number-columns-repeated="3"/>
          <table:table-cell office:value-type="float" office:value="129816" calcext:value-type="float">
            <text:p>129816</text:p>
          </table:table-cell>
          <table:table-cell table:number-columns-repeated="4"/>
          <table:table-cell office:value-type="float" office:value="86263" calcext:value-type="float">
            <text:p>86263</text:p>
          </table:table-cell>
          <table:table-cell table:number-columns-repeated="2"/>
          <table:table-cell office:value-type="float" office:value="969761" calcext:value-type="float">
            <text:p>969761</text:p>
          </table:table-cell>
          <table:table-cell/>
          <table:table-cell office:value-type="float" office:value="2892445" calcext:value-type="float">
            <text:p>2892445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6271021" calcext:value-type="float">
            <text:p>6271021</text:p>
          </table:table-cell>
          <table:table-cell table:number-columns-repeated="19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77207" calcext:value-type="float">
            <text:p>177207</text:p>
          </table:table-cell>
          <table:table-cell table:number-columns-repeated="2"/>
          <table:table-cell office:value-type="float" office:value="222989" calcext:value-type="float">
            <text:p>222989</text:p>
          </table:table-cell>
          <table:table-cell table:number-columns-repeated="2"/>
          <table:table-cell office:value-type="float" office:value="150653" calcext:value-type="float">
            <text:p>150653</text:p>
          </table:table-cell>
          <table:table-cell table:number-columns-repeated="2"/>
          <table:table-cell office:value-type="float" office:value="158014" calcext:value-type="float">
            <text:p>158014</text:p>
          </table:table-cell>
          <table:table-cell table:number-columns-repeated="2"/>
          <table:table-cell office:value-type="float" office:value="155362" calcext:value-type="float">
            <text:p>155362</text:p>
          </table:table-cell>
          <table:table-cell table:number-columns-repeated="2"/>
          <table:table-cell office:value-type="float" office:value="216863" calcext:value-type="float">
            <text:p>216863</text:p>
          </table:table-cell>
          <table:table-cell table:number-columns-repeated="3"/>
          <table:table-cell office:value-type="float" office:value="98479" calcext:value-type="float">
            <text:p>98479</text:p>
          </table:table-cell>
          <table:table-cell table:number-columns-repeated="3"/>
          <table:table-cell office:value-type="float" office:value="230257" calcext:value-type="float">
            <text:p>230257</text:p>
          </table:table-cell>
          <table:table-cell table:number-columns-repeated="3"/>
          <table:table-cell office:value-type="float" office:value="151589" calcext:value-type="float">
            <text:p>151589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4564786" calcext:value-type="float">
            <text:p>4564786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7100397" calcext:value-type="float">
            <text:p>7100397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25234" calcext:value-type="float">
            <text:p>225234</text:p>
          </table:table-cell>
          <table:table-cell table:number-columns-repeated="2"/>
          <table:table-cell office:value-type="float" office:value="350069" calcext:value-type="float">
            <text:p>350069</text:p>
          </table:table-cell>
          <table:table-cell table:number-columns-repeated="3"/>
          <table:table-cell office:value-type="float" office:value="66595" calcext:value-type="float">
            <text:p>66595</text:p>
          </table:table-cell>
          <table:table-cell table:number-columns-repeated="2"/>
          <table:table-cell office:value-type="float" office:value="208444" calcext:value-type="float">
            <text:p>208444</text:p>
          </table:table-cell>
          <table:table-cell table:number-columns-repeated="2"/>
          <table:table-cell office:value-type="float" office:value="185408" calcext:value-type="float">
            <text:p>185408</text:p>
          </table:table-cell>
          <table:table-cell table:number-columns-repeated="2"/>
          <table:table-cell office:value-type="float" office:value="340306" calcext:value-type="float">
            <text:p>340306</text:p>
          </table:table-cell>
          <table:table-cell table:number-columns-repeated="2"/>
          <table:table-cell office:value-type="float" office:value="203236" calcext:value-type="float">
            <text:p>203236</text:p>
          </table:table-cell>
          <table:table-cell table:number-columns-repeated="3"/>
          <table:table-cell office:value-type="float" office:value="349613" calcext:value-type="float">
            <text:p>349613</text:p>
          </table:table-cell>
          <table:table-cell table:number-columns-repeated="3"/>
          <table:table-cell office:value-type="float" office:value="208444" calcext:value-type="float">
            <text:p>208444</text:p>
          </table:table-cell>
          <table:table-cell/>
          <table:table-cell office:value-type="float" office:value="1933893" calcext:value-type="float">
            <text:p>1933893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7100397" calcext:value-type="float">
            <text:p>7100397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3676" calcext:value-type="float">
            <text:p>33676</text:p>
          </table:table-cell>
          <table:table-cell table:number-columns-repeated="3"/>
          <table:table-cell office:value-type="float" office:value="37904" calcext:value-type="float">
            <text:p>37904</text:p>
          </table:table-cell>
          <table:table-cell table:number-columns-repeated="3"/>
          <table:table-cell office:value-type="float" office:value="24892" calcext:value-type="float">
            <text:p>24892</text:p>
          </table:table-cell>
          <table:table-cell table:number-columns-repeated="3"/>
          <table:table-cell office:value-type="float" office:value="22001" calcext:value-type="float">
            <text:p>22001</text:p>
          </table:table-cell>
          <table:table-cell table:number-columns-repeated="3"/>
          <table:table-cell office:value-type="float" office:value="21209" calcext:value-type="float">
            <text:p>21209</text:p>
          </table:table-cell>
          <table:table-cell table:number-columns-repeated="3"/>
          <table:table-cell office:value-type="float" office:value="37657" calcext:value-type="float">
            <text:p>37657</text:p>
          </table:table-cell>
          <table:table-cell table:number-columns-repeated="3"/>
          <table:table-cell office:value-type="float" office:value="28822" calcext:value-type="float">
            <text:p>28822</text:p>
          </table:table-cell>
          <table:table-cell table:number-columns-repeated="4"/>
          <table:table-cell office:value-type="float" office:value="36929" calcext:value-type="float">
            <text:p>36929</text:p>
          </table:table-cell>
          <table:table-cell table:number-columns-repeated="4"/>
          <table:table-cell office:value-type="float" office:value="23845" calcext:value-type="float">
            <text:p>23845</text:p>
          </table:table-cell>
          <table:table-cell/>
          <table:table-cell office:value-type="float" office:value="1349580" calcext:value-type="float">
            <text:p>1349580</text:p>
          </table:table-cell>
          <table:table-cell/>
          <table:table-cell office:value-type="float" office:value="1885042" calcext:value-type="float">
            <text:p>1885042</text:p>
          </table:table-cell>
          <table:table-cell/>
          <table:table-cell office:value-type="float" office:value="3657016" calcext:value-type="float">
            <text:p>3657016</text:p>
          </table:table-cell>
          <table:table-cell/>
          <table:table-cell office:value-type="float" office:value="3199360" calcext:value-type="float">
            <text:p>3199360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4852" calcext:value-type="float">
            <text:p>44852</text:p>
          </table:table-cell>
          <table:table-cell table:number-columns-repeated="3"/>
          <table:table-cell office:value-type="float" office:value="71708" calcext:value-type="float">
            <text:p>71708</text:p>
          </table:table-cell>
          <table:table-cell table:number-columns-repeated="3"/>
          <table:table-cell office:value-type="float" office:value="49381" calcext:value-type="float">
            <text:p>49381</text:p>
          </table:table-cell>
          <table:table-cell table:number-columns-repeated="3"/>
          <table:table-cell office:value-type="float" office:value="45910" calcext:value-type="float">
            <text:p>45910</text:p>
          </table:table-cell>
          <table:table-cell table:number-columns-repeated="3"/>
          <table:table-cell office:value-type="float" office:value="39372" calcext:value-type="float">
            <text:p>39372</text:p>
          </table:table-cell>
          <table:table-cell table:number-columns-repeated="3"/>
          <table:table-cell office:value-type="float" office:value="68778" calcext:value-type="float">
            <text:p>68778</text:p>
          </table:table-cell>
          <table:table-cell table:number-columns-repeated="3"/>
          <table:table-cell office:value-type="float" office:value="39372" calcext:value-type="float">
            <text:p>39372</text:p>
          </table:table-cell>
          <table:table-cell table:number-columns-repeated="4"/>
          <table:table-cell office:value-type="float" office:value="73025" calcext:value-type="float">
            <text:p>73025</text:p>
          </table:table-cell>
          <table:table-cell table:number-columns-repeated="4"/>
          <table:table-cell office:value-type="float" office:value="61301" calcext:value-type="float">
            <text:p>61301</text:p>
          </table:table-cell>
          <table:table-cell/>
          <table:table-cell office:value-type="float" office:value="1618028" calcext:value-type="float">
            <text:p>1618028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6114306" calcext:value-type="float">
            <text:p>6114306</text:p>
          </table:table-cell>
          <table:table-cell/>
          <table:table-cell office:value-type="float" office:value="5325799" calcext:value-type="float">
            <text:p>5325799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9177" calcext:value-type="float">
            <text:p>119177</text:p>
          </table:table-cell>
          <table:table-cell table:number-columns-repeated="2"/>
          <table:table-cell office:value-type="float" office:value="134157" calcext:value-type="float">
            <text:p>134157</text:p>
          </table:table-cell>
          <table:table-cell table:number-columns-repeated="3"/>
          <table:table-cell office:value-type="float" office:value="88771" calcext:value-type="float">
            <text:p>88771</text:p>
          </table:table-cell>
          <table:table-cell table:number-columns-repeated="3"/>
          <table:table-cell office:value-type="float" office:value="86260" calcext:value-type="float">
            <text:p>86260</text:p>
          </table:table-cell>
          <table:table-cell table:number-columns-repeated="3"/>
          <table:table-cell office:value-type="float" office:value="87784" calcext:value-type="float">
            <text:p>87784</text:p>
          </table:table-cell>
          <table:table-cell table:number-columns-repeated="2"/>
          <table:table-cell office:value-type="float" office:value="132338" calcext:value-type="float">
            <text:p>132338</text:p>
          </table:table-cell>
          <table:table-cell table:number-columns-repeated="3"/>
          <table:table-cell office:value-type="float" office:value="70997" calcext:value-type="float">
            <text:p>70997</text:p>
          </table:table-cell>
          <table:table-cell table:number-columns-repeated="3"/>
          <table:table-cell office:value-type="float" office:value="133456" calcext:value-type="float">
            <text:p>133456</text:p>
          </table:table-cell>
          <table:table-cell table:number-columns-repeated="3"/>
          <table:table-cell office:value-type="float" office:value="102245" calcext:value-type="float">
            <text:p>102245</text:p>
          </table:table-cell>
          <table:table-cell/>
          <table:table-cell office:value-type="float" office:value="1332828" calcext:value-type="float">
            <text:p>1332828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5847904" calcext:value-type="float">
            <text:p>5847904</text:p>
          </table:table-cell>
          <table:table-cell/>
          <table:table-cell office:value-type="float" office:value="6406138" calcext:value-type="float">
            <text:p>6406138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47824" calcext:value-type="float">
            <text:p>147824</text:p>
          </table:table-cell>
          <table:table-cell table:number-columns-repeated="2"/>
          <table:table-cell office:value-type="float" office:value="227699" calcext:value-type="float">
            <text:p>227699</text:p>
          </table:table-cell>
          <table:table-cell table:number-columns-repeated="2"/>
          <table:table-cell office:value-type="float" office:value="105958" calcext:value-type="float">
            <text:p>105958</text:p>
          </table:table-cell>
          <table:table-cell table:number-columns-repeated="2"/>
          <table:table-cell office:value-type="float" office:value="139890" calcext:value-type="float">
            <text:p>139890</text:p>
          </table:table-cell>
          <table:table-cell table:number-columns-repeated="2"/>
          <table:table-cell office:value-type="float" office:value="171315" calcext:value-type="float">
            <text:p>171315</text:p>
          </table:table-cell>
          <table:table-cell table:number-columns-repeated="3"/>
          <table:table-cell office:value-type="float" office:value="95821" calcext:value-type="float">
            <text:p>95821</text:p>
          </table:table-cell>
          <table:table-cell table:number-columns-repeated="2"/>
          <table:table-cell office:value-type="float" office:value="150055" calcext:value-type="float">
            <text:p>150055</text:p>
          </table:table-cell>
          <table:table-cell table:number-columns-repeated="3"/>
          <table:table-cell office:value-type="float" office:value="228183" calcext:value-type="float">
            <text:p>228183</text:p>
          </table:table-cell>
          <table:table-cell table:number-columns-repeated="3"/>
          <table:table-cell office:value-type="float" office:value="155533" calcext:value-type="float">
            <text:p>155533</text:p>
          </table:table-cell>
          <table:table-cell/>
          <table:table-cell office:value-type="float" office:value="1622919" calcext:value-type="float">
            <text:p>1622919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5847904" calcext:value-type="float">
            <text:p>5847904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65015" calcext:value-type="float">
            <text:p>265015</text:p>
          </table:table-cell>
          <table:table-cell table:number-columns-repeated="2"/>
          <table:table-cell office:value-type="float" office:value="316774" calcext:value-type="float">
            <text:p>316774</text:p>
          </table:table-cell>
          <table:table-cell table:number-columns-repeated="2"/>
          <table:table-cell office:value-type="float" office:value="166636" calcext:value-type="float">
            <text:p>166636</text:p>
          </table:table-cell>
          <table:table-cell table:number-columns-repeated="2"/>
          <table:table-cell office:value-type="float" office:value="153137" calcext:value-type="float">
            <text:p>153137</text:p>
          </table:table-cell>
          <table:table-cell table:number-columns-repeated="2"/>
          <table:table-cell office:value-type="float" office:value="180290" calcext:value-type="float">
            <text:p>180290</text:p>
          </table:table-cell>
          <table:table-cell table:number-columns-repeated="2"/>
          <table:table-cell office:value-type="float" office:value="343970" calcext:value-type="float">
            <text:p>343970</text:p>
          </table:table-cell>
          <table:table-cell table:number-columns-repeated="2"/>
          <table:table-cell office:value-type="float" office:value="207461" calcext:value-type="float">
            <text:p>207461</text:p>
          </table:table-cell>
          <table:table-cell table:number-columns-repeated="3"/>
          <table:table-cell office:value-type="float" office:value="312897" calcext:value-type="float">
            <text:p>312897</text:p>
          </table:table-cell>
          <table:table-cell table:number-columns-repeated="3"/>
          <table:table-cell office:value-type="float" office:value="199372" calcext:value-type="float">
            <text:p>199372</text:p>
          </table:table-cell>
          <table:table-cell/>
          <table:table-cell office:value-type="float" office:value="2211113" calcext:value-type="float">
            <text:p>2211113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7476717" calcext:value-type="float">
            <text:p>7476717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93563" calcext:value-type="float">
            <text:p>293563</text:p>
          </table:table-cell>
          <table:table-cell table:number-columns-repeated="2"/>
          <table:table-cell office:value-type="float" office:value="460514" calcext:value-type="float">
            <text:p>460514</text:p>
          </table:table-cell>
          <table:table-cell table:number-columns-repeated="2"/>
          <table:table-cell office:value-type="float" office:value="224932" calcext:value-type="float">
            <text:p>224932</text:p>
          </table:table-cell>
          <table:table-cell table:number-columns-repeated="2"/>
          <table:table-cell office:value-type="float" office:value="223435" calcext:value-type="float">
            <text:p>223435</text:p>
          </table:table-cell>
          <table:table-cell table:number-columns-repeated="2"/>
          <table:table-cell office:value-type="float" office:value="198194" calcext:value-type="float">
            <text:p>198194</text:p>
          </table:table-cell>
          <table:table-cell table:number-columns-repeated="2"/>
          <table:table-cell office:value-type="float" office:value="453896" calcext:value-type="float">
            <text:p>453896</text:p>
          </table:table-cell>
          <table:table-cell table:number-columns-repeated="2"/>
          <table:table-cell office:value-type="float" office:value="202226" calcext:value-type="float">
            <text:p>202226</text:p>
          </table:table-cell>
          <table:table-cell table:number-columns-repeated="3"/>
          <table:table-cell office:value-type="float" office:value="499970" calcext:value-type="float">
            <text:p>499970</text:p>
          </table:table-cell>
          <table:table-cell table:number-columns-repeated="3"/>
          <table:table-cell office:value-type="float" office:value="101109" calcext:value-type="float">
            <text:p>101109</text:p>
          </table:table-cell>
          <table:table-cell/>
          <table:table-cell office:value-type="float" office:value="2058509" calcext:value-type="float">
            <text:p>2058509</text:p>
          </table:table-cell>
          <table:table-cell/>
          <table:table-cell office:value-type="float" office:value="3380677" calcext:value-type="float">
            <text:p>3380677</text:p>
          </table:table-cell>
          <table:table-cell/>
          <table:table-cell office:value-type="float" office:value="5545860" calcext:value-type="float">
            <text:p>5545860</text:p>
          </table:table-cell>
          <table:table-cell/>
          <table:table-cell office:value-type="float" office:value="7582312" calcext:value-type="float">
            <text:p>7582312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3653" calcext:value-type="float">
            <text:p>33653</text:p>
          </table:table-cell>
          <table:table-cell table:number-columns-repeated="3"/>
          <table:table-cell office:value-type="float" office:value="37437" calcext:value-type="float">
            <text:p>37437</text:p>
          </table:table-cell>
          <table:table-cell table:number-columns-repeated="3"/>
          <table:table-cell office:value-type="float" office:value="21169" calcext:value-type="float">
            <text:p>21169</text:p>
          </table:table-cell>
          <table:table-cell table:number-columns-repeated="3"/>
          <table:table-cell office:value-type="float" office:value="20406" calcext:value-type="float">
            <text:p>20406</text:p>
          </table:table-cell>
          <table:table-cell table:number-columns-repeated="3"/>
          <table:table-cell office:value-type="float" office:value="22280" calcext:value-type="float">
            <text:p>22280</text:p>
          </table:table-cell>
          <table:table-cell table:number-columns-repeated="3"/>
          <table:table-cell office:value-type="float" office:value="33040" calcext:value-type="float">
            <text:p>33040</text:p>
          </table:table-cell>
          <table:table-cell table:number-columns-repeated="3"/>
          <table:table-cell office:value-type="float" office:value="25303" calcext:value-type="float">
            <text:p>25303</text:p>
          </table:table-cell>
          <table:table-cell table:number-columns-repeated="4"/>
          <table:table-cell office:value-type="float" office:value="33803" calcext:value-type="float">
            <text:p>33803</text:p>
          </table:table-cell>
          <table:table-cell table:number-columns-repeated="4"/>
          <table:table-cell office:value-type="float" office:value="25620" calcext:value-type="float">
            <text:p>25620</text:p>
          </table:table-cell>
          <table:table-cell/>
          <table:table-cell office:value-type="float" office:value="1400278" calcext:value-type="float">
            <text:p>1400278</text:p>
          </table:table-cell>
          <table:table-cell/>
          <table:table-cell office:value-type="float" office:value="1897721" calcext:value-type="float">
            <text:p>1897721</text:p>
          </table:table-cell>
          <table:table-cell/>
          <table:table-cell office:value-type="float" office:value="4070199" calcext:value-type="float">
            <text:p>4070199</text:p>
          </table:table-cell>
          <table:table-cell/>
          <table:table-cell office:value-type="float" office:value="2699161" calcext:value-type="float">
            <text:p>2699161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6097" calcext:value-type="float">
            <text:p>66097</text:p>
          </table:table-cell>
          <table:table-cell table:number-columns-repeated="3"/>
          <table:table-cell office:value-type="float" office:value="73039" calcext:value-type="float">
            <text:p>73039</text:p>
          </table:table-cell>
          <table:table-cell table:number-columns-repeated="3"/>
          <table:table-cell office:value-type="float" office:value="39113" calcext:value-type="float">
            <text:p>39113</text:p>
          </table:table-cell>
          <table:table-cell table:number-columns-repeated="3"/>
          <table:table-cell office:value-type="float" office:value="31468" calcext:value-type="float">
            <text:p>31468</text:p>
          </table:table-cell>
          <table:table-cell table:number-columns-repeated="3"/>
          <table:table-cell office:value-type="float" office:value="40673" calcext:value-type="float">
            <text:p>40673</text:p>
          </table:table-cell>
          <table:table-cell table:number-columns-repeated="3"/>
          <table:table-cell office:value-type="float" office:value="72151" calcext:value-type="float">
            <text:p>72151</text:p>
          </table:table-cell>
          <table:table-cell table:number-columns-repeated="3"/>
          <table:table-cell office:value-type="float" office:value="36744" calcext:value-type="float">
            <text:p>36744</text:p>
          </table:table-cell>
          <table:table-cell table:number-columns-repeated="4"/>
          <table:table-cell office:value-type="float" office:value="71109" calcext:value-type="float">
            <text:p>71109</text:p>
          </table:table-cell>
          <table:table-cell table:number-columns-repeated="4"/>
          <table:table-cell office:value-type="float" office:value="40959" calcext:value-type="float">
            <text:p>40959</text:p>
          </table:table-cell>
          <table:table-cell/>
          <table:table-cell office:value-type="float" office:value="1652404" calcext:value-type="float">
            <text:p>1652404</text:p>
          </table:table-cell>
          <table:table-cell/>
          <table:table-cell office:value-type="float" office:value="2305128" calcext:value-type="float">
            <text:p>2305128</text:p>
          </table:table-cell>
          <table:table-cell/>
          <table:table-cell office:value-type="float" office:value="5687020" calcext:value-type="float">
            <text:p>5687020</text:p>
          </table:table-cell>
          <table:table-cell/>
          <table:table-cell office:value-type="float" office:value="5347168" calcext:value-type="float">
            <text:p>5347168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8464" calcext:value-type="float">
            <text:p>118464</text:p>
          </table:table-cell>
          <table:table-cell table:number-columns-repeated="2"/>
          <table:table-cell office:value-type="float" office:value="135303" calcext:value-type="float">
            <text:p>135303</text:p>
          </table:table-cell>
          <table:table-cell table:number-columns-repeated="3"/>
          <table:table-cell office:value-type="float" office:value="62700" calcext:value-type="float">
            <text:p>62700</text:p>
          </table:table-cell>
          <table:table-cell table:number-columns-repeated="3"/>
          <table:table-cell office:value-type="float" office:value="76234" calcext:value-type="float">
            <text:p>76234</text:p>
          </table:table-cell>
          <table:table-cell table:number-columns-repeated="3"/>
          <table:table-cell office:value-type="float" office:value="75272" calcext:value-type="float">
            <text:p>75272</text:p>
          </table:table-cell>
          <table:table-cell table:number-columns-repeated="2"/>
          <table:table-cell office:value-type="float" office:value="107108" calcext:value-type="float">
            <text:p>107108</text:p>
          </table:table-cell>
          <table:table-cell table:number-columns-repeated="3"/>
          <table:table-cell office:value-type="float" office:value="74789" calcext:value-type="float">
            <text:p>74789</text:p>
          </table:table-cell>
          <table:table-cell table:number-columns-repeated="3"/>
          <table:table-cell office:value-type="float" office:value="132711" calcext:value-type="float">
            <text:p>132711</text:p>
          </table:table-cell>
          <table:table-cell table:number-columns-repeated="4"/>
          <table:table-cell office:value-type="float" office:value="89197" calcext:value-type="float">
            <text:p>89197</text:p>
          </table:table-cell>
          <table:table-cell/>
          <table:table-cell office:value-type="float" office:value="1814348" calcext:value-type="float">
            <text:p>1814348</text:p>
          </table:table-cell>
          <table:table-cell/>
          <table:table-cell office:value-type="float" office:value="2413957" calcext:value-type="float">
            <text:p>2413957</text:p>
          </table:table-cell>
          <table:table-cell/>
          <table:table-cell office:value-type="float" office:value="5938650" calcext:value-type="float">
            <text:p>5938650</text:p>
          </table:table-cell>
          <table:table-cell/>
          <table:table-cell office:value-type="float" office:value="6249745" calcext:value-type="float">
            <text:p>6249745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4646" calcext:value-type="float">
            <text:p>204646</text:p>
          </table:table-cell>
          <table:table-cell table:number-columns-repeated="2"/>
          <table:table-cell office:value-type="float" office:value="232723" calcext:value-type="float">
            <text:p>232723</text:p>
          </table:table-cell>
          <table:table-cell table:number-columns-repeated="2"/>
          <table:table-cell office:value-type="float" office:value="141676" calcext:value-type="float">
            <text:p>141676</text:p>
          </table:table-cell>
          <table:table-cell table:number-columns-repeated="2"/>
          <table:table-cell office:value-type="float" office:value="129089" calcext:value-type="float">
            <text:p>129089</text:p>
          </table:table-cell>
          <table:table-cell table:number-columns-repeated="2"/>
          <table:table-cell office:value-type="float" office:value="133254" calcext:value-type="float">
            <text:p>133254</text:p>
          </table:table-cell>
          <table:table-cell table:number-columns-repeated="2"/>
          <table:table-cell office:value-type="float" office:value="232925" calcext:value-type="float">
            <text:p>232925</text:p>
          </table:table-cell>
          <table:table-cell table:number-columns-repeated="2"/>
          <table:table-cell office:value-type="float" office:value="106576" calcext:value-type="float">
            <text:p>106576</text:p>
          </table:table-cell>
          <table:table-cell table:number-columns-repeated="3"/>
          <table:table-cell office:value-type="float" office:value="226537" calcext:value-type="float">
            <text:p>226537</text:p>
          </table:table-cell>
          <table:table-cell table:number-columns-repeated="3"/>
          <table:table-cell office:value-type="float" office:value="151576" calcext:value-type="float">
            <text:p>151576</text:p>
          </table:table-cell>
          <table:table-cell/>
          <table:table-cell office:value-type="float" office:value="2030503" calcext:value-type="float">
            <text:p>2030503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7965107" calcext:value-type="float">
            <text:p>7965107</text:p>
          </table:table-cell>
          <table:table-cell/>
          <table:table-cell office:value-type="float" office:value="7120034" calcext:value-type="float">
            <text:p>7120034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89199" calcext:value-type="float">
            <text:p>289199</text:p>
          </table:table-cell>
          <table:table-cell table:number-columns-repeated="2"/>
          <table:table-cell office:value-type="float" office:value="327379" calcext:value-type="float">
            <text:p>327379</text:p>
          </table:table-cell>
          <table:table-cell table:number-columns-repeated="2"/>
          <table:table-cell office:value-type="float" office:value="119572" calcext:value-type="float">
            <text:p>119572</text:p>
          </table:table-cell>
          <table:table-cell table:number-columns-repeated="2"/>
          <table:table-cell office:value-type="float" office:value="178131" calcext:value-type="float">
            <text:p>178131</text:p>
          </table:table-cell>
          <table:table-cell table:number-columns-repeated="2"/>
          <table:table-cell office:value-type="float" office:value="170332" calcext:value-type="float">
            <text:p>170332</text:p>
          </table:table-cell>
          <table:table-cell table:number-columns-repeated="2"/>
          <table:table-cell office:value-type="float" office:value="341324" calcext:value-type="float">
            <text:p>341324</text:p>
          </table:table-cell>
          <table:table-cell table:number-columns-repeated="2"/>
          <table:table-cell office:value-type="float" office:value="180254" calcext:value-type="float">
            <text:p>180254</text:p>
          </table:table-cell>
          <table:table-cell table:number-columns-repeated="3"/>
          <table:table-cell office:value-type="float" office:value="330300" calcext:value-type="float">
            <text:p>330300</text:p>
          </table:table-cell>
          <table:table-cell table:number-columns-repeated="3"/>
          <table:table-cell office:value-type="float" office:value="200481" calcext:value-type="float">
            <text:p>200481</text:p>
          </table:table-cell>
          <table:table-cell/>
          <table:table-cell office:value-type="float" office:value="2435861" calcext:value-type="float">
            <text:p>2435861</text:p>
          </table:table-cell>
          <table:table-cell/>
          <table:table-cell office:value-type="float" office:value="3511189" calcext:value-type="float">
            <text:p>3511189</text:p>
          </table:table-cell>
          <table:table-cell/>
          <table:table-cell office:value-type="float" office:value="8271916" calcext:value-type="float">
            <text:p>8271916</text:p>
          </table:table-cell>
          <table:table-cell/>
          <table:table-cell office:value-type="float" office:value="7571923" calcext:value-type="float">
            <text:p>7571923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65740" calcext:value-type="float">
            <text:p>365740</text:p>
          </table:table-cell>
          <table:table-cell table:number-columns-repeated="2"/>
          <table:table-cell office:value-type="float" office:value="418318" calcext:value-type="float">
            <text:p>418318</text:p>
          </table:table-cell>
          <table:table-cell table:number-columns-repeated="2"/>
          <table:table-cell office:value-type="float" office:value="220670" calcext:value-type="float">
            <text:p>220670</text:p>
          </table:table-cell>
          <table:table-cell table:number-columns-repeated="2"/>
          <table:table-cell office:value-type="float" office:value="205587" calcext:value-type="float">
            <text:p>205587</text:p>
          </table:table-cell>
          <table:table-cell table:number-columns-repeated="2"/>
          <table:table-cell office:value-type="float" office:value="205272" calcext:value-type="float">
            <text:p>205272</text:p>
          </table:table-cell>
          <table:table-cell table:number-columns-repeated="2"/>
          <table:table-cell office:value-type="float" office:value="473263" calcext:value-type="float">
            <text:p>473263</text:p>
          </table:table-cell>
          <table:table-cell table:number-columns-repeated="2"/>
          <table:table-cell office:value-type="float" office:value="205784" calcext:value-type="float">
            <text:p>205784</text:p>
          </table:table-cell>
          <table:table-cell table:number-columns-repeated="3"/>
          <table:table-cell office:value-type="float" office:value="439912" calcext:value-type="float">
            <text:p>439912</text:p>
          </table:table-cell>
          <table:table-cell table:number-columns-repeated="3"/>
          <table:table-cell office:value-type="float" office:value="133819" calcext:value-type="float">
            <text:p>133819</text:p>
          </table:table-cell>
          <table:table-cell/>
          <table:table-cell office:value-type="float" office:value="2325094" calcext:value-type="float">
            <text:p>2325094</text:p>
          </table:table-cell>
          <table:table-cell/>
          <table:table-cell office:value-type="float" office:value="4929815" calcext:value-type="float">
            <text:p>4929815</text:p>
          </table:table-cell>
          <table:table-cell/>
          <table:table-cell office:value-type="float" office:value="7120034" calcext:value-type="float">
            <text:p>7120034</text:p>
          </table:table-cell>
          <table:table-cell/>
          <table:table-cell office:value-type="float" office:value="7571923" calcext:value-type="float">
            <text:p>7571923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9489" calcext:value-type="float">
            <text:p>329489</text:p>
          </table:table-cell>
          <table:table-cell table:number-columns-repeated="2"/>
          <table:table-cell office:value-type="float" office:value="559005" calcext:value-type="float">
            <text:p>559005</text:p>
          </table:table-cell>
          <table:table-cell table:number-columns-repeated="2"/>
          <table:table-cell office:value-type="float" office:value="278908" calcext:value-type="float">
            <text:p>278908</text:p>
          </table:table-cell>
          <table:table-cell table:number-columns-repeated="2"/>
          <table:table-cell office:value-type="float" office:value="258309" calcext:value-type="float">
            <text:p>258309</text:p>
          </table:table-cell>
          <table:table-cell table:number-columns-repeated="2"/>
          <table:table-cell office:value-type="float" office:value="269459" calcext:value-type="float">
            <text:p>269459</text:p>
          </table:table-cell>
          <table:table-cell table:number-columns-repeated="2"/>
          <table:table-cell office:value-type="float" office:value="550409" calcext:value-type="float">
            <text:p>550409</text:p>
          </table:table-cell>
          <table:table-cell table:number-columns-repeated="2"/>
          <table:table-cell office:value-type="float" office:value="258869" calcext:value-type="float">
            <text:p>258869</text:p>
          </table:table-cell>
          <table:table-cell table:number-columns-repeated="3"/>
          <table:table-cell office:value-type="float" office:value="541253" calcext:value-type="float">
            <text:p>541253</text:p>
          </table:table-cell>
          <table:table-cell table:number-columns-repeated="3"/>
          <table:table-cell office:value-type="float" office:value="249776" calcext:value-type="float">
            <text:p>249776</text:p>
          </table:table-cell>
          <table:table-cell/>
          <table:table-cell office:value-type="float" office:value="2223962" calcext:value-type="float">
            <text:p>2223962</text:p>
          </table:table-cell>
          <table:table-cell/>
          <table:table-cell office:value-type="float" office:value="3410808" calcext:value-type="float">
            <text:p>3410808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7314033" calcext:value-type="float">
            <text:p>7314033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3154" calcext:value-type="float">
            <text:p>33154</text:p>
          </table:table-cell>
          <table:table-cell table:number-columns-repeated="3"/>
          <table:table-cell office:value-type="float" office:value="37454" calcext:value-type="float">
            <text:p>37454</text:p>
          </table:table-cell>
          <table:table-cell table:number-columns-repeated="3"/>
          <table:table-cell office:value-type="float" office:value="22365" calcext:value-type="float">
            <text:p>22365</text:p>
          </table:table-cell>
          <table:table-cell table:number-columns-repeated="3"/>
          <table:table-cell office:value-type="float" office:value="20311" calcext:value-type="float">
            <text:p>20311</text:p>
          </table:table-cell>
          <table:table-cell table:number-columns-repeated="3"/>
          <table:table-cell office:value-type="float" office:value="21185" calcext:value-type="float">
            <text:p>21185</text:p>
          </table:table-cell>
          <table:table-cell table:number-columns-repeated="3"/>
          <table:table-cell office:value-type="float" office:value="35533" calcext:value-type="float">
            <text:p>35533</text:p>
          </table:table-cell>
          <table:table-cell table:number-columns-repeated="3"/>
          <table:table-cell office:value-type="float" office:value="23247" calcext:value-type="float">
            <text:p>23247</text:p>
          </table:table-cell>
          <table:table-cell table:number-columns-repeated="4"/>
          <table:table-cell office:value-type="float" office:value="37688" calcext:value-type="float">
            <text:p>37688</text:p>
          </table:table-cell>
          <table:table-cell table:number-columns-repeated="4"/>
          <table:table-cell office:value-type="float" office:value="23694" calcext:value-type="float">
            <text:p>23694</text:p>
          </table:table-cell>
          <table:table-cell/>
          <table:table-cell office:value-type="float" office:value="1410215" calcext:value-type="float">
            <text:p>1410215</text:p>
          </table:table-cell>
          <table:table-cell/>
          <table:table-cell office:value-type="float" office:value="1869318" calcext:value-type="float">
            <text:p>1869318</text:p>
          </table:table-cell>
          <table:table-cell/>
          <table:table-cell office:value-type="float" office:value="4195896" calcext:value-type="float">
            <text:p>4195896</text:p>
          </table:table-cell>
          <table:table-cell/>
          <table:table-cell office:value-type="float" office:value="3822466" calcext:value-type="float">
            <text:p>3822466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6003" calcext:value-type="float">
            <text:p>66003</text:p>
          </table:table-cell>
          <table:table-cell table:number-columns-repeated="3"/>
          <table:table-cell office:value-type="float" office:value="65016" calcext:value-type="float">
            <text:p>65016</text:p>
          </table:table-cell>
          <table:table-cell table:number-columns-repeated="3"/>
          <table:table-cell office:value-type="float" office:value="42787" calcext:value-type="float">
            <text:p>42787</text:p>
          </table:table-cell>
          <table:table-cell table:number-columns-repeated="3"/>
          <table:table-cell office:value-type="float" office:value="40521" calcext:value-type="float">
            <text:p>40521</text:p>
          </table:table-cell>
          <table:table-cell table:number-columns-repeated="3"/>
          <table:table-cell office:value-type="float" office:value="41966" calcext:value-type="float">
            <text:p>41966</text:p>
          </table:table-cell>
          <table:table-cell table:number-columns-repeated="3"/>
          <table:table-cell office:value-type="float" office:value="71607" calcext:value-type="float">
            <text:p>71607</text:p>
          </table:table-cell>
          <table:table-cell table:number-columns-repeated="3"/>
          <table:table-cell office:value-type="float" office:value="38346" calcext:value-type="float">
            <text:p>38346</text:p>
          </table:table-cell>
          <table:table-cell table:number-columns-repeated="4"/>
          <table:table-cell office:value-type="float" office:value="70708" calcext:value-type="float">
            <text:p>70708</text:p>
          </table:table-cell>
          <table:table-cell table:number-columns-repeated="4"/>
          <table:table-cell office:value-type="float" office:value="39363" calcext:value-type="float">
            <text:p>39363</text:p>
          </table:table-cell>
          <table:table-cell/>
          <table:table-cell office:value-type="float" office:value="1662389" calcext:value-type="float">
            <text:p>1662389</text:p>
          </table:table-cell>
          <table:table-cell/>
          <table:table-cell office:value-type="float" office:value="2265742" calcext:value-type="float">
            <text:p>2265742</text:p>
          </table:table-cell>
          <table:table-cell/>
          <table:table-cell office:value-type="float" office:value="5566231" calcext:value-type="float">
            <text:p>5566231</text:p>
          </table:table-cell>
          <table:table-cell/>
          <table:table-cell office:value-type="float" office:value="5227492" calcext:value-type="float">
            <text:p>5227492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1644" calcext:value-type="float">
            <text:p>121644</text:p>
          </table:table-cell>
          <table:table-cell table:number-columns-repeated="2"/>
          <table:table-cell office:value-type="float" office:value="126704" calcext:value-type="float">
            <text:p>126704</text:p>
          </table:table-cell>
          <table:table-cell table:number-columns-repeated="3"/>
          <table:table-cell office:value-type="float" office:value="63219" calcext:value-type="float">
            <text:p>63219</text:p>
          </table:table-cell>
          <table:table-cell table:number-columns-repeated="3"/>
          <table:table-cell office:value-type="float" office:value="63959" calcext:value-type="float">
            <text:p>63959</text:p>
          </table:table-cell>
          <table:table-cell table:number-columns-repeated="3"/>
          <table:table-cell office:value-type="float" office:value="70003" calcext:value-type="float">
            <text:p>70003</text:p>
          </table:table-cell>
          <table:table-cell table:number-columns-repeated="2"/>
          <table:table-cell office:value-type="float" office:value="132300" calcext:value-type="float">
            <text:p>132300</text:p>
          </table:table-cell>
          <table:table-cell table:number-columns-repeated="3"/>
          <table:table-cell office:value-type="float" office:value="66005" calcext:value-type="float">
            <text:p>66005</text:p>
          </table:table-cell>
          <table:table-cell table:number-columns-repeated="3"/>
          <table:table-cell office:value-type="float" office:value="119538" calcext:value-type="float">
            <text:p>119538</text:p>
          </table:table-cell>
          <table:table-cell table:number-columns-repeated="4"/>
          <table:table-cell office:value-type="float" office:value="74516" calcext:value-type="float">
            <text:p>74516</text:p>
          </table:table-cell>
          <table:table-cell/>
          <table:table-cell office:value-type="float" office:value="1827947" calcext:value-type="float">
            <text:p>1827947</text:p>
          </table:table-cell>
          <table:table-cell/>
          <table:table-cell office:value-type="float" office:value="2449212" calcext:value-type="float">
            <text:p>2449212</text:p>
          </table:table-cell>
          <table:table-cell/>
          <table:table-cell office:value-type="float" office:value="6999490" calcext:value-type="float">
            <text:p>6999490</text:p>
          </table:table-cell>
          <table:table-cell/>
          <table:table-cell office:value-type="float" office:value="6174377" calcext:value-type="float">
            <text:p>6174377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11141" calcext:value-type="float">
            <text:p>211141</text:p>
          </table:table-cell>
          <table:table-cell table:number-columns-repeated="2"/>
          <table:table-cell office:value-type="float" office:value="226341" calcext:value-type="float">
            <text:p>226341</text:p>
          </table:table-cell>
          <table:table-cell table:number-columns-repeated="2"/>
          <table:table-cell office:value-type="float" office:value="108432" calcext:value-type="float">
            <text:p>108432</text:p>
          </table:table-cell>
          <table:table-cell table:number-columns-repeated="2"/>
          <table:table-cell office:value-type="float" office:value="123519" calcext:value-type="float">
            <text:p>123519</text:p>
          </table:table-cell>
          <table:table-cell table:number-columns-repeated="2"/>
          <table:table-cell office:value-type="float" office:value="111471" calcext:value-type="float">
            <text:p>111471</text:p>
          </table:table-cell>
          <table:table-cell table:number-columns-repeated="2"/>
          <table:table-cell office:value-type="float" office:value="188660" calcext:value-type="float">
            <text:p>188660</text:p>
          </table:table-cell>
          <table:table-cell table:number-columns-repeated="2"/>
          <table:table-cell office:value-type="float" office:value="115656" calcext:value-type="float">
            <text:p>115656</text:p>
          </table:table-cell>
          <table:table-cell table:number-columns-repeated="3"/>
          <table:table-cell office:value-type="float" office:value="216114" calcext:value-type="float">
            <text:p>216114</text:p>
          </table:table-cell>
          <table:table-cell table:number-columns-repeated="3"/>
          <table:table-cell office:value-type="float" office:value="115314" calcext:value-type="float">
            <text:p>115314</text:p>
          </table:table-cell>
          <table:table-cell/>
          <table:table-cell office:value-type="float" office:value="1931527" calcext:value-type="float">
            <text:p>1931527</text:p>
          </table:table-cell>
          <table:table-cell/>
          <table:table-cell office:value-type="float" office:value="2782414" calcext:value-type="float">
            <text:p>2782414</text:p>
          </table:table-cell>
          <table:table-cell/>
          <table:table-cell office:value-type="float" office:value="7115451" calcext:value-type="float">
            <text:p>7115451</text:p>
          </table:table-cell>
          <table:table-cell/>
          <table:table-cell office:value-type="float" office:value="5384786" calcext:value-type="float">
            <text:p>5384786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75431" calcext:value-type="float">
            <text:p>275431</text:p>
          </table:table-cell>
          <table:table-cell table:number-columns-repeated="2"/>
          <table:table-cell office:value-type="float" office:value="219269" calcext:value-type="float">
            <text:p>219269</text:p>
          </table:table-cell>
          <table:table-cell table:number-columns-repeated="2"/>
          <table:table-cell office:value-type="float" office:value="175164" calcext:value-type="float">
            <text:p>175164</text:p>
          </table:table-cell>
          <table:table-cell table:number-columns-repeated="2"/>
          <table:table-cell office:value-type="float" office:value="170831" calcext:value-type="float">
            <text:p>170831</text:p>
          </table:table-cell>
          <table:table-cell table:number-columns-repeated="2"/>
          <table:table-cell office:value-type="float" office:value="175939" calcext:value-type="float">
            <text:p>175939</text:p>
          </table:table-cell>
          <table:table-cell table:number-columns-repeated="2"/>
          <table:table-cell office:value-type="float" office:value="206790" calcext:value-type="float">
            <text:p>206790</text:p>
          </table:table-cell>
          <table:table-cell table:number-columns-repeated="2"/>
          <table:table-cell office:value-type="float" office:value="154452" calcext:value-type="float">
            <text:p>154452</text:p>
          </table:table-cell>
          <table:table-cell table:number-columns-repeated="3"/>
          <table:table-cell office:value-type="float" office:value="323230" calcext:value-type="float">
            <text:p>323230</text:p>
          </table:table-cell>
          <table:table-cell table:number-columns-repeated="3"/>
          <table:table-cell office:value-type="float" office:value="205131" calcext:value-type="float">
            <text:p>205131</text:p>
          </table:table-cell>
          <table:table-cell/>
          <table:table-cell office:value-type="float" office:value="2116152" calcext:value-type="float">
            <text:p>2116152</text:p>
          </table:table-cell>
          <table:table-cell/>
          <table:table-cell office:value-type="float" office:value="3046915" calcext:value-type="float">
            <text:p>3046915</text:p>
          </table:table-cell>
          <table:table-cell/>
          <table:table-cell office:value-type="float" office:value="7758090" calcext:value-type="float">
            <text:p>7758090</text:p>
          </table:table-cell>
          <table:table-cell/>
          <table:table-cell office:value-type="float" office:value="7410080" calcext:value-type="float">
            <text:p>7410080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58283" calcext:value-type="float">
            <text:p>358283</text:p>
          </table:table-cell>
          <table:table-cell table:number-columns-repeated="2"/>
          <table:table-cell office:value-type="float" office:value="435700" calcext:value-type="float">
            <text:p>435700</text:p>
          </table:table-cell>
          <table:table-cell table:number-columns-repeated="2"/>
          <table:table-cell office:value-type="float" office:value="265816" calcext:value-type="float">
            <text:p>265816</text:p>
          </table:table-cell>
          <table:table-cell table:number-columns-repeated="2"/>
          <table:table-cell office:value-type="float" office:value="298021" calcext:value-type="float">
            <text:p>298021</text:p>
          </table:table-cell>
          <table:table-cell table:number-columns-repeated="2"/>
          <table:table-cell office:value-type="float" office:value="214046" calcext:value-type="float">
            <text:p>214046</text:p>
          </table:table-cell>
          <table:table-cell table:number-columns-repeated="2"/>
          <table:table-cell office:value-type="float" office:value="480764" calcext:value-type="float">
            <text:p>480764</text:p>
          </table:table-cell>
          <table:table-cell table:number-columns-repeated="2"/>
          <table:table-cell office:value-type="float" office:value="213599" calcext:value-type="float">
            <text:p>213599</text:p>
          </table:table-cell>
          <table:table-cell table:number-columns-repeated="3"/>
          <table:table-cell office:value-type="float" office:value="482168" calcext:value-type="float">
            <text:p>482168</text:p>
          </table:table-cell>
          <table:table-cell table:number-columns-repeated="3"/>
          <table:table-cell office:value-type="float" office:value="209494" calcext:value-type="float">
            <text:p>209494</text:p>
          </table:table-cell>
          <table:table-cell/>
          <table:table-cell office:value-type="float" office:value="2560168" calcext:value-type="float">
            <text:p>2560168</text:p>
          </table:table-cell>
          <table:table-cell/>
          <table:table-cell office:value-type="float" office:value="3604335" calcext:value-type="float">
            <text:p>3604335</text:p>
          </table:table-cell>
          <table:table-cell/>
          <table:table-cell office:value-type="float" office:value="7211022" calcext:value-type="float">
            <text:p>7211022</text:p>
          </table:table-cell>
          <table:table-cell/>
          <table:table-cell office:value-type="float" office:value="7513788" calcext:value-type="float">
            <text:p>7513788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34994" calcext:value-type="float">
            <text:p>434994</text:p>
          </table:table-cell>
          <table:table-cell table:number-columns-repeated="2"/>
          <table:table-cell office:value-type="float" office:value="569502" calcext:value-type="float">
            <text:p>569502</text:p>
          </table:table-cell>
          <table:table-cell table:number-columns-repeated="2"/>
          <table:table-cell office:value-type="float" office:value="255628" calcext:value-type="float">
            <text:p>255628</text:p>
          </table:table-cell>
          <table:table-cell table:number-columns-repeated="2"/>
          <table:table-cell office:value-type="float" office:value="254115" calcext:value-type="float">
            <text:p>254115</text:p>
          </table:table-cell>
          <table:table-cell table:number-columns-repeated="2"/>
          <table:table-cell office:value-type="float" office:value="195424" calcext:value-type="float">
            <text:p>195424</text:p>
          </table:table-cell>
          <table:table-cell table:number-columns-repeated="2"/>
          <table:table-cell office:value-type="float" office:value="517116" calcext:value-type="float">
            <text:p>517116</text:p>
          </table:table-cell>
          <table:table-cell table:number-columns-repeated="2"/>
          <table:table-cell office:value-type="float" office:value="332283" calcext:value-type="float">
            <text:p>332283</text:p>
          </table:table-cell>
          <table:table-cell table:number-columns-repeated="3"/>
          <table:table-cell office:value-type="float" office:value="582478" calcext:value-type="float">
            <text:p>582478</text:p>
          </table:table-cell>
          <table:table-cell table:number-columns-repeated="3"/>
          <table:table-cell office:value-type="float" office:value="267639" calcext:value-type="float">
            <text:p>267639</text:p>
          </table:table-cell>
          <table:table-cell/>
          <table:table-cell office:value-type="float" office:value="2350044" calcext:value-type="float">
            <text:p>2350044</text:p>
          </table:table-cell>
          <table:table-cell/>
          <table:table-cell office:value-type="float" office:value="5019764" calcext:value-type="float">
            <text:p>5019764</text:p>
          </table:table-cell>
          <table:table-cell/>
          <table:table-cell office:value-type="float" office:value="7211022" calcext:value-type="float">
            <text:p>7211022</text:p>
          </table:table-cell>
          <table:table-cell/>
          <table:table-cell office:value-type="float" office:value="6246213" calcext:value-type="float">
            <text:p>6246213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93253" calcext:value-type="float">
            <text:p>393253</text:p>
          </table:table-cell>
          <table:table-cell table:number-columns-repeated="2"/>
          <table:table-cell office:value-type="float" office:value="664895" calcext:value-type="float">
            <text:p>664895</text:p>
          </table:table-cell>
          <table:table-cell table:number-columns-repeated="2"/>
          <table:table-cell office:value-type="float" office:value="275997" calcext:value-type="float">
            <text:p>275997</text:p>
          </table:table-cell>
          <table:table-cell table:number-columns-repeated="2"/>
          <table:table-cell office:value-type="float" office:value="284253" calcext:value-type="float">
            <text:p>284253</text:p>
          </table:table-cell>
          <table:table-cell table:number-columns-repeated="2"/>
          <table:table-cell office:value-type="float" office:value="270028" calcext:value-type="float">
            <text:p>270028</text:p>
          </table:table-cell>
          <table:table-cell table:number-columns-repeated="2"/>
          <table:table-cell office:value-type="float" office:value="667582" calcext:value-type="float">
            <text:p>667582</text:p>
          </table:table-cell>
          <table:table-cell table:number-columns-repeated="2"/>
          <table:table-cell office:value-type="float" office:value="294789" calcext:value-type="float">
            <text:p>294789</text:p>
          </table:table-cell>
          <table:table-cell table:number-columns-repeated="3"/>
          <table:table-cell office:value-type="float" office:value="676201" calcext:value-type="float">
            <text:p>676201</text:p>
          </table:table-cell>
          <table:table-cell table:number-columns-repeated="3"/>
          <table:table-cell office:value-type="float" office:value="271599" calcext:value-type="float">
            <text:p>271599</text:p>
          </table:table-cell>
          <table:table-cell/>
          <table:table-cell office:value-type="float" office:value="2275345" calcext:value-type="float">
            <text:p>2275345</text:p>
          </table:table-cell>
          <table:table-cell/>
          <table:table-cell office:value-type="float" office:value="3264616" calcext:value-type="float">
            <text:p>3264616</text:p>
          </table:table-cell>
          <table:table-cell/>
          <table:table-cell office:value-type="float" office:value="6843354" calcext:value-type="float">
            <text:p>6843354</text:p>
          </table:table-cell>
          <table:table-cell/>
          <table:table-cell office:value-type="float" office:value="7410080" calcext:value-type="float">
            <text:p>7410080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2416" calcext:value-type="float">
            <text:p>32416</text:p>
          </table:table-cell>
          <table:table-cell table:number-columns-repeated="3"/>
          <table:table-cell office:value-type="float" office:value="35132" calcext:value-type="float">
            <text:p>35132</text:p>
          </table:table-cell>
          <table:table-cell table:number-columns-repeated="3"/>
          <table:table-cell office:value-type="float" office:value="22146" calcext:value-type="float">
            <text:p>22146</text:p>
          </table:table-cell>
          <table:table-cell table:number-columns-repeated="3"/>
          <table:table-cell office:value-type="float" office:value="21299" calcext:value-type="float">
            <text:p>21299</text:p>
          </table:table-cell>
          <table:table-cell table:number-columns-repeated="3"/>
          <table:table-cell office:value-type="float" office:value="20003" calcext:value-type="float">
            <text:p>20003</text:p>
          </table:table-cell>
          <table:table-cell table:number-columns-repeated="3"/>
          <table:table-cell office:value-type="float" office:value="31984" calcext:value-type="float">
            <text:p>31984</text:p>
          </table:table-cell>
          <table:table-cell table:number-columns-repeated="3"/>
          <table:table-cell office:value-type="float" office:value="23188" calcext:value-type="float">
            <text:p>23188</text:p>
          </table:table-cell>
          <table:table-cell table:number-columns-repeated="4"/>
          <table:table-cell office:value-type="float" office:value="28700" calcext:value-type="float">
            <text:p>28700</text:p>
          </table:table-cell>
          <table:table-cell table:number-columns-repeated="4"/>
          <table:table-cell office:value-type="float" office:value="19318" calcext:value-type="float">
            <text:p>19318</text:p>
          </table:table-cell>
          <table:table-cell/>
          <table:table-cell office:value-type="float" office:value="1374474" calcext:value-type="float">
            <text:p>1374474</text:p>
          </table:table-cell>
          <table:table-cell/>
          <table:table-cell office:value-type="float" office:value="1812371" calcext:value-type="float">
            <text:p>1812371</text:p>
          </table:table-cell>
          <table:table-cell/>
          <table:table-cell office:value-type="float" office:value="3220084" calcext:value-type="float">
            <text:p>3220084</text:p>
          </table:table-cell>
          <table:table-cell/>
          <table:table-cell office:value-type="float" office:value="3709575" calcext:value-type="float">
            <text:p>3709575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9082" calcext:value-type="float">
            <text:p>59082</text:p>
          </table:table-cell>
          <table:table-cell table:number-columns-repeated="3"/>
          <table:table-cell office:value-type="float" office:value="71165" calcext:value-type="float">
            <text:p>71165</text:p>
          </table:table-cell>
          <table:table-cell table:number-columns-repeated="3"/>
          <table:table-cell office:value-type="float" office:value="39722" calcext:value-type="float">
            <text:p>39722</text:p>
          </table:table-cell>
          <table:table-cell table:number-columns-repeated="3"/>
          <table:table-cell office:value-type="float" office:value="42994" calcext:value-type="float">
            <text:p>42994</text:p>
          </table:table-cell>
          <table:table-cell table:number-columns-repeated="3"/>
          <table:table-cell office:value-type="float" office:value="43600" calcext:value-type="float">
            <text:p>43600</text:p>
          </table:table-cell>
          <table:table-cell table:number-columns-repeated="3"/>
          <table:table-cell office:value-type="float" office:value="69391" calcext:value-type="float">
            <text:p>69391</text:p>
          </table:table-cell>
          <table:table-cell table:number-columns-repeated="3"/>
          <table:table-cell office:value-type="float" office:value="38369" calcext:value-type="float">
            <text:p>38369</text:p>
          </table:table-cell>
          <table:table-cell table:number-columns-repeated="4"/>
          <table:table-cell office:value-type="float" office:value="66205" calcext:value-type="float">
            <text:p>66205</text:p>
          </table:table-cell>
          <table:table-cell table:number-columns-repeated="4"/>
          <table:table-cell office:value-type="float" office:value="41958" calcext:value-type="float">
            <text:p>41958</text:p>
          </table:table-cell>
          <table:table-cell table:number-columns-repeated="2"/>
          <table:table-cell office:value-type="float" office:value="741047" calcext:value-type="float">
            <text:p>741047</text:p>
          </table:table-cell>
          <table:table-cell/>
          <table:table-cell office:value-type="float" office:value="2245375" calcext:value-type="float">
            <text:p>2245375</text:p>
          </table:table-cell>
          <table:table-cell/>
          <table:table-cell office:value-type="float" office:value="6093831" calcext:value-type="float">
            <text:p>6093831</text:p>
          </table:table-cell>
          <table:table-cell/>
          <table:table-cell office:value-type="float" office:value="4943530" calcext:value-type="float">
            <text:p>4943530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9821" calcext:value-type="float">
            <text:p>119821</text:p>
          </table:table-cell>
          <table:table-cell table:number-columns-repeated="2"/>
          <table:table-cell office:value-type="float" office:value="127142" calcext:value-type="float">
            <text:p>127142</text:p>
          </table:table-cell>
          <table:table-cell table:number-columns-repeated="3"/>
          <table:table-cell office:value-type="float" office:value="69749" calcext:value-type="float">
            <text:p>69749</text:p>
          </table:table-cell>
          <table:table-cell table:number-columns-repeated="3"/>
          <table:table-cell office:value-type="float" office:value="69725" calcext:value-type="float">
            <text:p>69725</text:p>
          </table:table-cell>
          <table:table-cell table:number-columns-repeated="3"/>
          <table:table-cell office:value-type="float" office:value="62181" calcext:value-type="float">
            <text:p>62181</text:p>
          </table:table-cell>
          <table:table-cell table:number-columns-repeated="2"/>
          <table:table-cell office:value-type="float" office:value="127474" calcext:value-type="float">
            <text:p>127474</text:p>
          </table:table-cell>
          <table:table-cell table:number-columns-repeated="3"/>
          <table:table-cell office:value-type="float" office:value="65464" calcext:value-type="float">
            <text:p>65464</text:p>
          </table:table-cell>
          <table:table-cell table:number-columns-repeated="3"/>
          <table:table-cell office:value-type="float" office:value="118698" calcext:value-type="float">
            <text:p>118698</text:p>
          </table:table-cell>
          <table:table-cell table:number-columns-repeated="4"/>
          <table:table-cell office:value-type="float" office:value="71684" calcext:value-type="float">
            <text:p>71684</text:p>
          </table:table-cell>
          <table:table-cell/>
          <table:table-cell office:value-type="float" office:value="1774922" calcext:value-type="float">
            <text:p>1774922</text:p>
          </table:table-cell>
          <table:table-cell/>
          <table:table-cell office:value-type="float" office:value="2455943" calcext:value-type="float">
            <text:p>2455943</text:p>
          </table:table-cell>
          <table:table-cell/>
          <table:table-cell office:value-type="float" office:value="6599461" calcext:value-type="float">
            <text:p>6599461</text:p>
          </table:table-cell>
          <table:table-cell/>
          <table:table-cell office:value-type="float" office:value="6093831" calcext:value-type="float">
            <text:p>6093831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8677" calcext:value-type="float">
            <text:p>208677</text:p>
          </table:table-cell>
          <table:table-cell table:number-columns-repeated="2"/>
          <table:table-cell office:value-type="float" office:value="189098" calcext:value-type="float">
            <text:p>189098</text:p>
          </table:table-cell>
          <table:table-cell table:number-columns-repeated="2"/>
          <table:table-cell office:value-type="float" office:value="108257" calcext:value-type="float">
            <text:p>108257</text:p>
          </table:table-cell>
          <table:table-cell table:number-columns-repeated="2"/>
          <table:table-cell office:value-type="float" office:value="106944" calcext:value-type="float">
            <text:p>106944</text:p>
          </table:table-cell>
          <table:table-cell table:number-columns-repeated="3"/>
          <table:table-cell office:value-type="float" office:value="96549" calcext:value-type="float">
            <text:p>96549</text:p>
          </table:table-cell>
          <table:table-cell table:number-columns-repeated="2"/>
          <table:table-cell office:value-type="float" office:value="181945" calcext:value-type="float">
            <text:p>181945</text:p>
          </table:table-cell>
          <table:table-cell table:number-columns-repeated="2"/>
          <table:table-cell office:value-type="float" office:value="117632" calcext:value-type="float">
            <text:p>117632</text:p>
          </table:table-cell>
          <table:table-cell table:number-columns-repeated="3"/>
          <table:table-cell office:value-type="float" office:value="161538" calcext:value-type="float">
            <text:p>161538</text:p>
          </table:table-cell>
          <table:table-cell table:number-columns-repeated="3"/>
          <table:table-cell office:value-type="float" office:value="117893" calcext:value-type="float">
            <text:p>117893</text:p>
          </table:table-cell>
          <table:table-cell/>
          <table:table-cell office:value-type="float" office:value="1892218" calcext:value-type="float">
            <text:p>1892218</text:p>
          </table:table-cell>
          <table:table-cell/>
          <table:table-cell office:value-type="float" office:value="2604895" calcext:value-type="float">
            <text:p>2604895</text:p>
          </table:table-cell>
          <table:table-cell/>
          <table:table-cell office:value-type="float" office:value="7577494" calcext:value-type="float">
            <text:p>7577494</text:p>
          </table:table-cell>
          <table:table-cell/>
          <table:table-cell office:value-type="float" office:value="7008693" calcext:value-type="float">
            <text:p>7008693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15555" calcext:value-type="float">
            <text:p>315555</text:p>
          </table:table-cell>
          <table:table-cell table:number-columns-repeated="2"/>
          <table:table-cell office:value-type="float" office:value="332561" calcext:value-type="float">
            <text:p>332561</text:p>
          </table:table-cell>
          <table:table-cell table:number-columns-repeated="2"/>
          <table:table-cell office:value-type="float" office:value="174863" calcext:value-type="float">
            <text:p>174863</text:p>
          </table:table-cell>
          <table:table-cell table:number-columns-repeated="2"/>
          <table:table-cell office:value-type="float" office:value="159873" calcext:value-type="float">
            <text:p>159873</text:p>
          </table:table-cell>
          <table:table-cell table:number-columns-repeated="2"/>
          <table:table-cell office:value-type="float" office:value="132606" calcext:value-type="float">
            <text:p>132606</text:p>
          </table:table-cell>
          <table:table-cell table:number-columns-repeated="2"/>
          <table:table-cell office:value-type="float" office:value="238864" calcext:value-type="float">
            <text:p>238864</text:p>
          </table:table-cell>
          <table:table-cell table:number-columns-repeated="2"/>
          <table:table-cell office:value-type="float" office:value="142700" calcext:value-type="float">
            <text:p>142700</text:p>
          </table:table-cell>
          <table:table-cell table:number-columns-repeated="3"/>
          <table:table-cell office:value-type="float" office:value="353588" calcext:value-type="float">
            <text:p>353588</text:p>
          </table:table-cell>
          <table:table-cell table:number-columns-repeated="3"/>
          <table:table-cell office:value-type="float" office:value="202451" calcext:value-type="float">
            <text:p>202451</text:p>
          </table:table-cell>
          <table:table-cell/>
          <table:table-cell office:value-type="float" office:value="1874871" calcext:value-type="float">
            <text:p>1874871</text:p>
          </table:table-cell>
          <table:table-cell/>
          <table:table-cell office:value-type="float" office:value="2744728" calcext:value-type="float">
            <text:p>2744728</text:p>
          </table:table-cell>
          <table:table-cell/>
          <table:table-cell office:value-type="float" office:value="8000971" calcext:value-type="float">
            <text:p>8000971</text:p>
          </table:table-cell>
          <table:table-cell/>
          <table:table-cell office:value-type="float" office:value="7319232" calcext:value-type="float">
            <text:p>7319232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02338" calcext:value-type="float">
            <text:p>302338</text:p>
          </table:table-cell>
          <table:table-cell table:number-columns-repeated="2"/>
          <table:table-cell office:value-type="float" office:value="480539" calcext:value-type="float">
            <text:p>480539</text:p>
          </table:table-cell>
          <table:table-cell table:number-columns-repeated="2"/>
          <table:table-cell office:value-type="float" office:value="271836" calcext:value-type="float">
            <text:p>271836</text:p>
          </table:table-cell>
          <table:table-cell table:number-columns-repeated="2"/>
          <table:table-cell office:value-type="float" office:value="266027" calcext:value-type="float">
            <text:p>266027</text:p>
          </table:table-cell>
          <table:table-cell table:number-columns-repeated="2"/>
          <table:table-cell office:value-type="float" office:value="253587" calcext:value-type="float">
            <text:p>253587</text:p>
          </table:table-cell>
          <table:table-cell table:number-columns-repeated="2"/>
          <table:table-cell office:value-type="float" office:value="468228" calcext:value-type="float">
            <text:p>468228</text:p>
          </table:table-cell>
          <table:table-cell table:number-columns-repeated="2"/>
          <table:table-cell office:value-type="float" office:value="202365" calcext:value-type="float">
            <text:p>202365</text:p>
          </table:table-cell>
          <table:table-cell table:number-columns-repeated="3"/>
          <table:table-cell office:value-type="float" office:value="482753" calcext:value-type="float">
            <text:p>482753</text:p>
          </table:table-cell>
          <table:table-cell table:number-columns-repeated="3"/>
          <table:table-cell office:value-type="float" office:value="200037" calcext:value-type="float">
            <text:p>200037</text:p>
          </table:table-cell>
          <table:table-cell/>
          <table:table-cell office:value-type="float" office:value="2169388" calcext:value-type="float">
            <text:p>2169388</text:p>
          </table:table-cell>
          <table:table-cell/>
          <table:table-cell office:value-type="float" office:value="2916180" calcext:value-type="float">
            <text:p>2916180</text:p>
          </table:table-cell>
          <table:table-cell/>
          <table:table-cell office:value-type="float" office:value="8542002" calcext:value-type="float">
            <text:p>8542002</text:p>
          </table:table-cell>
          <table:table-cell/>
          <table:table-cell office:value-type="float" office:value="7356843" calcext:value-type="float">
            <text:p>7356843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88574" calcext:value-type="float">
            <text:p>488574</text:p>
          </table:table-cell>
          <table:table-cell table:number-columns-repeated="2"/>
          <table:table-cell office:value-type="float" office:value="579476" calcext:value-type="float">
            <text:p>579476</text:p>
          </table:table-cell>
          <table:table-cell table:number-columns-repeated="2"/>
          <table:table-cell office:value-type="float" office:value="249811" calcext:value-type="float">
            <text:p>249811</text:p>
          </table:table-cell>
          <table:table-cell table:number-columns-repeated="2"/>
          <table:table-cell office:value-type="float" office:value="213873" calcext:value-type="float">
            <text:p>213873</text:p>
          </table:table-cell>
          <table:table-cell table:number-columns-repeated="2"/>
          <table:table-cell office:value-type="float" office:value="248669" calcext:value-type="float">
            <text:p>248669</text:p>
          </table:table-cell>
          <table:table-cell table:number-columns-repeated="2"/>
          <table:table-cell office:value-type="float" office:value="577606" calcext:value-type="float">
            <text:p>577606</text:p>
          </table:table-cell>
          <table:table-cell table:number-columns-repeated="2"/>
          <table:table-cell office:value-type="float" office:value="324766" calcext:value-type="float">
            <text:p>324766</text:p>
          </table:table-cell>
          <table:table-cell table:number-columns-repeated="3"/>
          <table:table-cell office:value-type="float" office:value="580887" calcext:value-type="float">
            <text:p>580887</text:p>
          </table:table-cell>
          <table:table-cell table:number-columns-repeated="3"/>
          <table:table-cell office:value-type="float" office:value="255169" calcext:value-type="float">
            <text:p>255169</text:p>
          </table:table-cell>
          <table:table-cell/>
          <table:table-cell office:value-type="float" office:value="2573677" calcext:value-type="float">
            <text:p>2573677</text:p>
          </table:table-cell>
          <table:table-cell/>
          <table:table-cell office:value-type="float" office:value="3618930" calcext:value-type="float">
            <text:p>3618930</text:p>
          </table:table-cell>
          <table:table-cell/>
          <table:table-cell office:value-type="float" office:value="8000971" calcext:value-type="float">
            <text:p>8000971</text:p>
          </table:table-cell>
          <table:table-cell/>
          <table:table-cell office:value-type="float" office:value="6819511" calcext:value-type="float">
            <text:p>6819511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70794" calcext:value-type="float">
            <text:p>470794</text:p>
          </table:table-cell>
          <table:table-cell table:number-columns-repeated="2"/>
          <table:table-cell office:value-type="float" office:value="661496" calcext:value-type="float">
            <text:p>661496</text:p>
          </table:table-cell>
          <table:table-cell table:number-columns-repeated="2"/>
          <table:table-cell office:value-type="float" office:value="263030" calcext:value-type="float">
            <text:p>263030</text:p>
          </table:table-cell>
          <table:table-cell table:number-columns-repeated="2"/>
          <table:table-cell office:value-type="float" office:value="258907" calcext:value-type="float">
            <text:p>258907</text:p>
          </table:table-cell>
          <table:table-cell table:number-columns-repeated="2"/>
          <table:table-cell office:value-type="float" office:value="255245" calcext:value-type="float">
            <text:p>255245</text:p>
          </table:table-cell>
          <table:table-cell table:number-columns-repeated="2"/>
          <table:table-cell office:value-type="float" office:value="573059" calcext:value-type="float">
            <text:p>573059</text:p>
          </table:table-cell>
          <table:table-cell table:number-columns-repeated="2"/>
          <table:table-cell office:value-type="float" office:value="277277" calcext:value-type="float">
            <text:p>277277</text:p>
          </table:table-cell>
          <table:table-cell table:number-columns-repeated="3"/>
          <table:table-cell office:value-type="float" office:value="615430" calcext:value-type="float">
            <text:p>615430</text:p>
          </table:table-cell>
          <table:table-cell table:number-columns-repeated="3"/>
          <table:table-cell office:value-type="float" office:value="266242" calcext:value-type="float">
            <text:p>266242</text:p>
          </table:table-cell>
          <table:table-cell/>
          <table:table-cell office:value-type="float" office:value="2426801" calcext:value-type="float">
            <text:p>2426801</text:p>
          </table:table-cell>
          <table:table-cell/>
          <table:table-cell office:value-type="float" office:value="5390231" calcext:value-type="float">
            <text:p>5390231</text:p>
          </table:table-cell>
          <table:table-cell/>
          <table:table-cell office:value-type="float" office:value="8262639" calcext:value-type="float">
            <text:p>8262639</text:p>
          </table:table-cell>
          <table:table-cell/>
          <table:table-cell office:value-type="float" office:value="7420395" calcext:value-type="float">
            <text:p>7420395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63979" calcext:value-type="float">
            <text:p>463979</text:p>
          </table:table-cell>
          <table:table-cell table:number-columns-repeated="2"/>
          <table:table-cell office:value-type="float" office:value="891848" calcext:value-type="float">
            <text:p>891848</text:p>
          </table:table-cell>
          <table:table-cell table:number-columns-repeated="2"/>
          <table:table-cell office:value-type="float" office:value="476065" calcext:value-type="float">
            <text:p>476065</text:p>
          </table:table-cell>
          <table:table-cell table:number-columns-repeated="2"/>
          <table:table-cell office:value-type="float" office:value="472555" calcext:value-type="float">
            <text:p>472555</text:p>
          </table:table-cell>
          <table:table-cell table:number-columns-repeated="2"/>
          <table:table-cell office:value-type="float" office:value="527844" calcext:value-type="float">
            <text:p>527844</text:p>
          </table:table-cell>
          <table:table-cell table:number-columns-repeated="2"/>
          <table:table-cell office:value-type="float" office:value="883409" calcext:value-type="float">
            <text:p>883409</text:p>
          </table:table-cell>
          <table:table-cell table:number-columns-repeated="2"/>
          <table:table-cell office:value-type="float" office:value="339635" calcext:value-type="float">
            <text:p>339635</text:p>
          </table:table-cell>
          <table:table-cell table:number-columns-repeated="3"/>
          <table:table-cell office:value-type="float" office:value="927477" calcext:value-type="float">
            <text:p>927477</text:p>
          </table:table-cell>
          <table:table-cell table:number-columns-repeated="3"/>
          <table:table-cell office:value-type="float" office:value="331509" calcext:value-type="float">
            <text:p>331509</text:p>
          </table:table-cell>
          <table:table-cell/>
          <table:table-cell office:value-type="float" office:value="2216407" calcext:value-type="float">
            <text:p>2216407</text:p>
          </table:table-cell>
          <table:table-cell/>
          <table:table-cell office:value-type="float" office:value="3401130" calcext:value-type="float">
            <text:p>3401130</text:p>
          </table:table-cell>
          <table:table-cell/>
          <table:table-cell office:value-type="float" office:value="7020149" calcext:value-type="float">
            <text:p>7020149</text:p>
          </table:table-cell>
          <table:table-cell/>
          <table:table-cell office:value-type="float" office:value="7208671" calcext:value-type="float">
            <text:p>7208671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2409" calcext:value-type="float">
            <text:p>32409</text:p>
          </table:table-cell>
          <table:table-cell table:number-columns-repeated="3"/>
          <table:table-cell office:value-type="float" office:value="34189" calcext:value-type="float">
            <text:p>34189</text:p>
          </table:table-cell>
          <table:table-cell table:number-columns-repeated="3"/>
          <table:table-cell office:value-type="float" office:value="23007" calcext:value-type="float">
            <text:p>23007</text:p>
          </table:table-cell>
          <table:table-cell table:number-columns-repeated="3"/>
          <table:table-cell office:value-type="float" office:value="22798" calcext:value-type="float">
            <text:p>22798</text:p>
          </table:table-cell>
          <table:table-cell table:number-columns-repeated="3"/>
          <table:table-cell office:value-type="float" office:value="20836" calcext:value-type="float">
            <text:p>20836</text:p>
          </table:table-cell>
          <table:table-cell table:number-columns-repeated="3"/>
          <table:table-cell office:value-type="float" office:value="31092" calcext:value-type="float">
            <text:p>31092</text:p>
          </table:table-cell>
          <table:table-cell table:number-columns-repeated="3"/>
          <table:table-cell office:value-type="float" office:value="21906" calcext:value-type="float">
            <text:p>21906</text:p>
          </table:table-cell>
          <table:table-cell table:number-columns-repeated="4"/>
          <table:table-cell office:value-type="float" office:value="28716" calcext:value-type="float">
            <text:p>28716</text:p>
          </table:table-cell>
          <table:table-cell table:number-columns-repeated="4"/>
          <table:table-cell office:value-type="float" office:value="16251" calcext:value-type="float">
            <text:p>16251</text:p>
          </table:table-cell>
          <table:table-cell/>
          <table:table-cell office:value-type="float" office:value="1419165" calcext:value-type="float">
            <text:p>1419165</text:p>
          </table:table-cell>
          <table:table-cell/>
          <table:table-cell office:value-type="float" office:value="1867050" calcext:value-type="float">
            <text:p>1867050</text:p>
          </table:table-cell>
          <table:table-cell/>
          <table:table-cell office:value-type="float" office:value="4048407" calcext:value-type="float">
            <text:p>4048407</text:p>
          </table:table-cell>
          <table:table-cell/>
          <table:table-cell office:value-type="float" office:value="3675930" calcext:value-type="float">
            <text:p>3675930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092" calcext:value-type="float">
            <text:p>62092</text:p>
          </table:table-cell>
          <table:table-cell table:number-columns-repeated="3"/>
          <table:table-cell office:value-type="float" office:value="61288" calcext:value-type="float">
            <text:p>61288</text:p>
          </table:table-cell>
          <table:table-cell table:number-columns-repeated="3"/>
          <table:table-cell office:value-type="float" office:value="41529" calcext:value-type="float">
            <text:p>41529</text:p>
          </table:table-cell>
          <table:table-cell table:number-columns-repeated="3"/>
          <table:table-cell office:value-type="float" office:value="41137" calcext:value-type="float">
            <text:p>41137</text:p>
          </table:table-cell>
          <table:table-cell table:number-columns-repeated="3"/>
          <table:table-cell office:value-type="float" office:value="42523" calcext:value-type="float">
            <text:p>42523</text:p>
          </table:table-cell>
          <table:table-cell table:number-columns-repeated="3"/>
          <table:table-cell office:value-type="float" office:value="68458" calcext:value-type="float">
            <text:p>68458</text:p>
          </table:table-cell>
          <table:table-cell table:number-columns-repeated="3"/>
          <table:table-cell office:value-type="float" office:value="43019" calcext:value-type="float">
            <text:p>43019</text:p>
          </table:table-cell>
          <table:table-cell table:number-columns-repeated="4"/>
          <table:table-cell office:value-type="float" office:value="69557" calcext:value-type="float">
            <text:p>69557</text:p>
          </table:table-cell>
          <table:table-cell table:number-columns-repeated="4"/>
          <table:table-cell office:value-type="float" office:value="33147" calcext:value-type="float">
            <text:p>33147</text:p>
          </table:table-cell>
          <table:table-cell/>
          <table:table-cell office:value-type="float" office:value="1642495" calcext:value-type="float">
            <text:p>1642495</text:p>
          </table:table-cell>
          <table:table-cell/>
          <table:table-cell office:value-type="float" office:value="2169281" calcext:value-type="float">
            <text:p>2169281</text:p>
          </table:table-cell>
          <table:table-cell/>
          <table:table-cell office:value-type="float" office:value="5018054" calcext:value-type="float">
            <text:p>5018054</text:p>
          </table:table-cell>
          <table:table-cell/>
          <table:table-cell office:value-type="float" office:value="4831762" calcext:value-type="float">
            <text:p>483176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6581" calcext:value-type="float">
            <text:p>116581</text:p>
          </table:table-cell>
          <table:table-cell table:number-columns-repeated="2"/>
          <table:table-cell office:value-type="float" office:value="123291" calcext:value-type="float">
            <text:p>123291</text:p>
          </table:table-cell>
          <table:table-cell table:number-columns-repeated="3"/>
          <table:table-cell office:value-type="float" office:value="68421" calcext:value-type="float">
            <text:p>68421</text:p>
          </table:table-cell>
          <table:table-cell table:number-columns-repeated="3"/>
          <table:table-cell office:value-type="float" office:value="59018" calcext:value-type="float">
            <text:p>59018</text:p>
          </table:table-cell>
          <table:table-cell table:number-columns-repeated="3"/>
          <table:table-cell office:value-type="float" office:value="51614" calcext:value-type="float">
            <text:p>51614</text:p>
          </table:table-cell>
          <table:table-cell table:number-columns-repeated="2"/>
          <table:table-cell office:value-type="float" office:value="113018" calcext:value-type="float">
            <text:p>113018</text:p>
          </table:table-cell>
          <table:table-cell table:number-columns-repeated="3"/>
          <table:table-cell office:value-type="float" office:value="70569" calcext:value-type="float">
            <text:p>70569</text:p>
          </table:table-cell>
          <table:table-cell table:number-columns-repeated="3"/>
          <table:table-cell office:value-type="float" office:value="106312" calcext:value-type="float">
            <text:p>106312</text:p>
          </table:table-cell>
          <table:table-cell table:number-columns-repeated="4"/>
          <table:table-cell office:value-type="float" office:value="53607" calcext:value-type="float">
            <text:p>53607</text:p>
          </table:table-cell>
          <table:table-cell/>
          <table:table-cell office:value-type="float" office:value="1723915" calcext:value-type="float">
            <text:p>1723915</text:p>
          </table:table-cell>
          <table:table-cell/>
          <table:table-cell office:value-type="float" office:value="2432165" calcext:value-type="float">
            <text:p>2432165</text:p>
          </table:table-cell>
          <table:table-cell/>
          <table:table-cell office:value-type="float" office:value="6696208" calcext:value-type="float">
            <text:p>6696208</text:p>
          </table:table-cell>
          <table:table-cell/>
          <table:table-cell office:value-type="float" office:value="5970183" calcext:value-type="float">
            <text:p>5970183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5251" calcext:value-type="float">
            <text:p>205251</text:p>
          </table:table-cell>
          <table:table-cell table:number-columns-repeated="2"/>
          <table:table-cell office:value-type="float" office:value="209154" calcext:value-type="float">
            <text:p>209154</text:p>
          </table:table-cell>
          <table:table-cell table:number-columns-repeated="2"/>
          <table:table-cell office:value-type="float" office:value="107897" calcext:value-type="float">
            <text:p>107897</text:p>
          </table:table-cell>
          <table:table-cell table:number-columns-repeated="3"/>
          <table:table-cell office:value-type="float" office:value="99732" calcext:value-type="float">
            <text:p>99732</text:p>
          </table:table-cell>
          <table:table-cell table:number-columns-repeated="3"/>
          <table:table-cell office:value-type="float" office:value="98418" calcext:value-type="float">
            <text:p>98418</text:p>
          </table:table-cell>
          <table:table-cell table:number-columns-repeated="2"/>
          <table:table-cell office:value-type="float" office:value="223435" calcext:value-type="float">
            <text:p>223435</text:p>
          </table:table-cell>
          <table:table-cell table:number-columns-repeated="2"/>
          <table:table-cell office:value-type="float" office:value="131552" calcext:value-type="float">
            <text:p>131552</text:p>
          </table:table-cell>
          <table:table-cell table:number-columns-repeated="3"/>
          <table:table-cell office:value-type="float" office:value="207202" calcext:value-type="float">
            <text:p>207202</text:p>
          </table:table-cell>
          <table:table-cell table:number-columns-repeated="3"/>
          <table:table-cell office:value-type="float" office:value="134153" calcext:value-type="float">
            <text:p>134153</text:p>
          </table:table-cell>
          <table:table-cell/>
          <table:table-cell office:value-type="float" office:value="1785550" calcext:value-type="float">
            <text:p>1785550</text:p>
          </table:table-cell>
          <table:table-cell/>
          <table:table-cell office:value-type="float" office:value="2479912" calcext:value-type="float">
            <text:p>2479912</text:p>
          </table:table-cell>
          <table:table-cell/>
          <table:table-cell office:value-type="float" office:value="7664071" calcext:value-type="float">
            <text:p>7664071</text:p>
          </table:table-cell>
          <table:table-cell/>
          <table:table-cell office:value-type="float" office:value="5644567" calcext:value-type="float">
            <text:p>5644567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84655" calcext:value-type="float">
            <text:p>184655</text:p>
          </table:table-cell>
          <table:table-cell table:number-columns-repeated="2"/>
          <table:table-cell office:value-type="float" office:value="292325" calcext:value-type="float">
            <text:p>292325</text:p>
          </table:table-cell>
          <table:table-cell table:number-columns-repeated="2"/>
          <table:table-cell office:value-type="float" office:value="194009" calcext:value-type="float">
            <text:p>194009</text:p>
          </table:table-cell>
          <table:table-cell table:number-columns-repeated="2"/>
          <table:table-cell office:value-type="float" office:value="211638" calcext:value-type="float">
            <text:p>211638</text:p>
          </table:table-cell>
          <table:table-cell table:number-columns-repeated="2"/>
          <table:table-cell office:value-type="float" office:value="197625" calcext:value-type="float">
            <text:p>197625</text:p>
          </table:table-cell>
          <table:table-cell table:number-columns-repeated="2"/>
          <table:table-cell office:value-type="float" office:value="342422" calcext:value-type="float">
            <text:p>342422</text:p>
          </table:table-cell>
          <table:table-cell table:number-columns-repeated="2"/>
          <table:table-cell office:value-type="float" office:value="159715" calcext:value-type="float">
            <text:p>159715</text:p>
          </table:table-cell>
          <table:table-cell table:number-columns-repeated="3"/>
          <table:table-cell office:value-type="float" office:value="298284" calcext:value-type="float">
            <text:p>298284</text:p>
          </table:table-cell>
          <table:table-cell table:number-columns-repeated="3"/>
          <table:table-cell office:value-type="float" office:value="233817" calcext:value-type="float">
            <text:p>233817</text:p>
          </table:table-cell>
          <table:table-cell/>
          <table:table-cell office:value-type="float" office:value="1830057" calcext:value-type="float">
            <text:p>1830057</text:p>
          </table:table-cell>
          <table:table-cell/>
          <table:table-cell office:value-type="float" office:value="2537792" calcext:value-type="float">
            <text:p>2537792</text:p>
          </table:table-cell>
          <table:table-cell/>
          <table:table-cell office:value-type="float" office:value="8531869" calcext:value-type="float">
            <text:p>8531869</text:p>
          </table:table-cell>
          <table:table-cell/>
          <table:table-cell office:value-type="float" office:value="7088541" calcext:value-type="float">
            <text:p>7088541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43676" calcext:value-type="float">
            <text:p>443676</text:p>
          </table:table-cell>
          <table:table-cell table:number-columns-repeated="2"/>
          <table:table-cell office:value-type="float" office:value="409438" calcext:value-type="float">
            <text:p>409438</text:p>
          </table:table-cell>
          <table:table-cell table:number-columns-repeated="2"/>
          <table:table-cell office:value-type="float" office:value="219743" calcext:value-type="float">
            <text:p>219743</text:p>
          </table:table-cell>
          <table:table-cell table:number-columns-repeated="2"/>
          <table:table-cell office:value-type="float" office:value="220216" calcext:value-type="float">
            <text:p>220216</text:p>
          </table:table-cell>
          <table:table-cell table:number-columns-repeated="2"/>
          <table:table-cell office:value-type="float" office:value="198717" calcext:value-type="float">
            <text:p>198717</text:p>
          </table:table-cell>
          <table:table-cell table:number-columns-repeated="2"/>
          <table:table-cell office:value-type="float" office:value="486466" calcext:value-type="float">
            <text:p>486466</text:p>
          </table:table-cell>
          <table:table-cell table:number-columns-repeated="2"/>
          <table:table-cell office:value-type="float" office:value="214224" calcext:value-type="float">
            <text:p>214224</text:p>
          </table:table-cell>
          <table:table-cell table:number-columns-repeated="3"/>
          <table:table-cell office:value-type="float" office:value="396748" calcext:value-type="float">
            <text:p>396748</text:p>
          </table:table-cell>
          <table:table-cell table:number-columns-repeated="3"/>
          <table:table-cell office:value-type="float" office:value="204781" calcext:value-type="float">
            <text:p>204781</text:p>
          </table:table-cell>
          <table:table-cell/>
          <table:table-cell office:value-type="float" office:value="1926942" calcext:value-type="float">
            <text:p>1926942</text:p>
          </table:table-cell>
          <table:table-cell/>
          <table:table-cell office:value-type="float" office:value="2797290" calcext:value-type="float">
            <text:p>2797290</text:p>
          </table:table-cell>
          <table:table-cell/>
          <table:table-cell office:value-type="float" office:value="8159088" calcext:value-type="float">
            <text:p>8159088</text:p>
          </table:table-cell>
          <table:table-cell/>
          <table:table-cell office:value-type="float" office:value="7189398" calcext:value-type="float">
            <text:p>7189398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52702" calcext:value-type="float">
            <text:p>452702</text:p>
          </table:table-cell>
          <table:table-cell table:number-columns-repeated="2"/>
          <table:table-cell office:value-type="float" office:value="592744" calcext:value-type="float">
            <text:p>592744</text:p>
          </table:table-cell>
          <table:table-cell table:number-columns-repeated="2"/>
          <table:table-cell office:value-type="float" office:value="360939" calcext:value-type="float">
            <text:p>360939</text:p>
          </table:table-cell>
          <table:table-cell table:number-columns-repeated="2"/>
          <table:table-cell office:value-type="float" office:value="377367" calcext:value-type="float">
            <text:p>377367</text:p>
          </table:table-cell>
          <table:table-cell table:number-columns-repeated="2"/>
          <table:table-cell office:value-type="float" office:value="351890" calcext:value-type="float">
            <text:p>351890</text:p>
          </table:table-cell>
          <table:table-cell table:number-columns-repeated="2"/>
          <table:table-cell office:value-type="float" office:value="586992" calcext:value-type="float">
            <text:p>586992</text:p>
          </table:table-cell>
          <table:table-cell table:number-columns-repeated="2"/>
          <table:table-cell office:value-type="float" office:value="314686" calcext:value-type="float">
            <text:p>314686</text:p>
          </table:table-cell>
          <table:table-cell table:number-columns-repeated="3"/>
          <table:table-cell office:value-type="float" office:value="589854" calcext:value-type="float">
            <text:p>589854</text:p>
          </table:table-cell>
          <table:table-cell table:number-columns-repeated="3"/>
          <table:table-cell office:value-type="float" office:value="245884" calcext:value-type="float">
            <text:p>245884</text:p>
          </table:table-cell>
          <table:table-cell/>
          <table:table-cell office:value-type="float" office:value="2185842" calcext:value-type="float">
            <text:p>2185842</text:p>
          </table:table-cell>
          <table:table-cell/>
          <table:table-cell office:value-type="float" office:value="2925920" calcext:value-type="float">
            <text:p>2925920</text:p>
          </table:table-cell>
          <table:table-cell/>
          <table:table-cell office:value-type="float" office:value="8198022" calcext:value-type="float">
            <text:p>8198022</text:p>
          </table:table-cell>
          <table:table-cell/>
          <table:table-cell office:value-type="float" office:value="7183386" calcext:value-type="float">
            <text:p>718338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35972" calcext:value-type="float">
            <text:p>535972</text:p>
          </table:table-cell>
          <table:table-cell table:number-columns-repeated="2"/>
          <table:table-cell office:value-type="float" office:value="656030" calcext:value-type="float">
            <text:p>656030</text:p>
          </table:table-cell>
          <table:table-cell table:number-columns-repeated="2"/>
          <table:table-cell office:value-type="float" office:value="290988" calcext:value-type="float">
            <text:p>290988</text:p>
          </table:table-cell>
          <table:table-cell table:number-columns-repeated="2"/>
          <table:table-cell office:value-type="float" office:value="297026" calcext:value-type="float">
            <text:p>297026</text:p>
          </table:table-cell>
          <table:table-cell table:number-columns-repeated="2"/>
          <table:table-cell office:value-type="float" office:value="301044" calcext:value-type="float">
            <text:p>301044</text:p>
          </table:table-cell>
          <table:table-cell table:number-columns-repeated="2"/>
          <table:table-cell office:value-type="float" office:value="658494" calcext:value-type="float">
            <text:p>658494</text:p>
          </table:table-cell>
          <table:table-cell table:number-columns-repeated="2"/>
          <table:table-cell office:value-type="float" office:value="288409" calcext:value-type="float">
            <text:p>288409</text:p>
          </table:table-cell>
          <table:table-cell table:number-columns-repeated="3"/>
          <table:table-cell office:value-type="float" office:value="565916" calcext:value-type="float">
            <text:p>565916</text:p>
          </table:table-cell>
          <table:table-cell table:number-columns-repeated="3"/>
          <table:table-cell office:value-type="float" office:value="274897" calcext:value-type="float">
            <text:p>274897</text:p>
          </table:table-cell>
          <table:table-cell/>
          <table:table-cell office:value-type="float" office:value="2605532" calcext:value-type="float">
            <text:p>2605532</text:p>
          </table:table-cell>
          <table:table-cell/>
          <table:table-cell office:value-type="float" office:value="3465352" calcext:value-type="float">
            <text:p>3465352</text:p>
          </table:table-cell>
          <table:table-cell/>
          <table:table-cell office:value-type="float" office:value="8029434" calcext:value-type="float">
            <text:p>8029434</text:p>
          </table:table-cell>
          <table:table-cell/>
          <table:table-cell office:value-type="float" office:value="7159438" calcext:value-type="float">
            <text:p>7159438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627836" calcext:value-type="float">
            <text:p>627836</text:p>
          </table:table-cell>
          <table:table-cell table:number-columns-repeated="2"/>
          <table:table-cell office:value-type="float" office:value="909391" calcext:value-type="float">
            <text:p>909391</text:p>
          </table:table-cell>
          <table:table-cell table:number-columns-repeated="2"/>
          <table:table-cell office:value-type="float" office:value="535839" calcext:value-type="float">
            <text:p>535839</text:p>
          </table:table-cell>
          <table:table-cell table:number-columns-repeated="2"/>
          <table:table-cell office:value-type="float" office:value="542232" calcext:value-type="float">
            <text:p>542232</text:p>
          </table:table-cell>
          <table:table-cell table:number-columns-repeated="2"/>
          <table:table-cell office:value-type="float" office:value="552912" calcext:value-type="float">
            <text:p>552912</text:p>
          </table:table-cell>
          <table:table-cell table:number-columns-repeated="2"/>
          <table:table-cell office:value-type="float" office:value="893592" calcext:value-type="float">
            <text:p>893592</text:p>
          </table:table-cell>
          <table:table-cell table:number-columns-repeated="2"/>
          <table:table-cell office:value-type="float" office:value="504405" calcext:value-type="float">
            <text:p>504405</text:p>
          </table:table-cell>
          <table:table-cell table:number-columns-repeated="3"/>
          <table:table-cell office:value-type="float" office:value="914230" calcext:value-type="float">
            <text:p>914230</text:p>
          </table:table-cell>
          <table:table-cell table:number-columns-repeated="3"/>
          <table:table-cell office:value-type="float" office:value="395524" calcext:value-type="float">
            <text:p>395524</text:p>
          </table:table-cell>
          <table:table-cell/>
          <table:table-cell office:value-type="float" office:value="2243502" calcext:value-type="float">
            <text:p>2243502</text:p>
          </table:table-cell>
          <table:table-cell/>
          <table:table-cell office:value-type="float" office:value="4945823" calcext:value-type="float">
            <text:p>4945823</text:p>
          </table:table-cell>
          <table:table-cell/>
          <table:table-cell office:value-type="float" office:value="6649556" calcext:value-type="float">
            <text:p>6649556</text:p>
          </table:table-cell>
          <table:table-cell/>
          <table:table-cell office:value-type="float" office:value="6401772" calcext:value-type="float">
            <text:p>6401772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465558" calcext:value-type="float">
            <text:p>465558</text:p>
          </table:table-cell>
          <table:table-cell table:number-columns-repeated="2"/>
          <table:table-cell office:value-type="float" office:value="995149" calcext:value-type="float">
            <text:p>995149</text:p>
          </table:table-cell>
          <table:table-cell table:number-columns-repeated="2"/>
          <table:table-cell office:value-type="float" office:value="450423" calcext:value-type="float">
            <text:p>450423</text:p>
          </table:table-cell>
          <table:table-cell table:number-columns-repeated="2"/>
          <table:table-cell office:value-type="float" office:value="461878" calcext:value-type="float">
            <text:p>461878</text:p>
          </table:table-cell>
          <table:table-cell table:number-columns-repeated="2"/>
          <table:table-cell office:value-type="float" office:value="470274" calcext:value-type="float">
            <text:p>470274</text:p>
          </table:table-cell>
          <table:table-cell/>
          <table:table-cell office:value-type="float" office:value="1013824" calcext:value-type="float">
            <text:p>1013824</text:p>
          </table:table-cell>
          <table:table-cell table:number-columns-repeated="2"/>
          <table:table-cell office:value-type="float" office:value="454498" calcext:value-type="float">
            <text:p>454498</text:p>
          </table:table-cell>
          <table:table-cell table:number-columns-repeated="2"/>
          <table:table-cell office:value-type="float" office:value="1057378" calcext:value-type="float">
            <text:p>1057378</text:p>
          </table:table-cell>
          <table:table-cell table:number-columns-repeated="3"/>
          <table:table-cell office:value-type="float" office:value="397593" calcext:value-type="float">
            <text:p>397593</text:p>
          </table:table-cell>
          <table:table-cell/>
          <table:table-cell office:value-type="float" office:value="2255282" calcext:value-type="float">
            <text:p>2255282</text:p>
          </table:table-cell>
          <table:table-cell/>
          <table:table-cell office:value-type="float" office:value="3297725" calcext:value-type="float">
            <text:p>3297725</text:p>
          </table:table-cell>
          <table:table-cell/>
          <table:table-cell office:value-type="float" office:value="6603549" calcext:value-type="float">
            <text:p>6603549</text:p>
          </table:table-cell>
          <table:table-cell/>
          <table:table-cell office:value-type="float" office:value="6225466" calcext:value-type="float">
            <text:p>6225466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1565" calcext:value-type="float">
            <text:p>31565</text:p>
          </table:table-cell>
          <table:table-cell table:number-columns-repeated="3"/>
          <table:table-cell office:value-type="float" office:value="33629" calcext:value-type="float">
            <text:p>33629</text:p>
          </table:table-cell>
          <table:table-cell table:number-columns-repeated="3"/>
          <table:table-cell office:value-type="float" office:value="27049" calcext:value-type="float">
            <text:p>27049</text:p>
          </table:table-cell>
          <table:table-cell table:number-columns-repeated="3"/>
          <table:table-cell office:value-type="float" office:value="27298" calcext:value-type="float">
            <text:p>27298</text:p>
          </table:table-cell>
          <table:table-cell table:number-columns-repeated="3"/>
          <table:table-cell office:value-type="float" office:value="21912" calcext:value-type="float">
            <text:p>21912</text:p>
          </table:table-cell>
          <table:table-cell table:number-columns-repeated="3"/>
          <table:table-cell office:value-type="float" office:value="32626" calcext:value-type="float">
            <text:p>32626</text:p>
          </table:table-cell>
          <table:table-cell table:number-columns-repeated="3"/>
          <table:table-cell office:value-type="float" office:value="22669" calcext:value-type="float">
            <text:p>22669</text:p>
          </table:table-cell>
          <table:table-cell table:number-columns-repeated="4"/>
          <table:table-cell office:value-type="float" office:value="33359" calcext:value-type="float">
            <text:p>33359</text:p>
          </table:table-cell>
          <table:table-cell table:number-columns-repeated="4"/>
          <table:table-cell office:value-type="float" office:value="14693" calcext:value-type="float">
            <text:p>14693</text:p>
          </table:table-cell>
          <table:table-cell/>
          <table:table-cell office:value-type="float" office:value="1438752" calcext:value-type="float">
            <text:p>1438752</text:p>
          </table:table-cell>
          <table:table-cell/>
          <table:table-cell office:value-type="float" office:value="1830994" calcext:value-type="float">
            <text:p>1830994</text:p>
          </table:table-cell>
          <table:table-cell/>
          <table:table-cell office:value-type="float" office:value="3305851" calcext:value-type="float">
            <text:p>3305851</text:p>
          </table:table-cell>
          <table:table-cell/>
          <table:table-cell office:value-type="float" office:value="2985308" calcext:value-type="float">
            <text:p>2985308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0457" calcext:value-type="float">
            <text:p>60457</text:p>
          </table:table-cell>
          <table:table-cell table:number-columns-repeated="3"/>
          <table:table-cell office:value-type="float" office:value="61188" calcext:value-type="float">
            <text:p>61188</text:p>
          </table:table-cell>
          <table:table-cell table:number-columns-repeated="3"/>
          <table:table-cell office:value-type="float" office:value="38909" calcext:value-type="float">
            <text:p>38909</text:p>
          </table:table-cell>
          <table:table-cell table:number-columns-repeated="3"/>
          <table:table-cell office:value-type="float" office:value="40710" calcext:value-type="float">
            <text:p>40710</text:p>
          </table:table-cell>
          <table:table-cell table:number-columns-repeated="3"/>
          <table:table-cell office:value-type="float" office:value="39490" calcext:value-type="float">
            <text:p>39490</text:p>
          </table:table-cell>
          <table:table-cell table:number-columns-repeated="3"/>
          <table:table-cell office:value-type="float" office:value="63650" calcext:value-type="float">
            <text:p>63650</text:p>
          </table:table-cell>
          <table:table-cell table:number-columns-repeated="3"/>
          <table:table-cell office:value-type="float" office:value="37569" calcext:value-type="float">
            <text:p>37569</text:p>
          </table:table-cell>
          <table:table-cell table:number-columns-repeated="4"/>
          <table:table-cell office:value-type="float" office:value="62275" calcext:value-type="float">
            <text:p>62275</text:p>
          </table:table-cell>
          <table:table-cell table:number-columns-repeated="4"/>
          <table:table-cell office:value-type="float" office:value="26841" calcext:value-type="float">
            <text:p>26841</text:p>
          </table:table-cell>
          <table:table-cell/>
          <table:table-cell office:value-type="float" office:value="1634495" calcext:value-type="float">
            <text:p>1634495</text:p>
          </table:table-cell>
          <table:table-cell/>
          <table:table-cell office:value-type="float" office:value="2141112" calcext:value-type="float">
            <text:p>2141112</text:p>
          </table:table-cell>
          <table:table-cell/>
          <table:table-cell office:value-type="float" office:value="5332372" calcext:value-type="float">
            <text:p>5332372</text:p>
          </table:table-cell>
          <table:table-cell/>
          <table:table-cell office:value-type="float" office:value="4476482" calcext:value-type="float">
            <text:p>447648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6605" calcext:value-type="float">
            <text:p>116605</text:p>
          </table:table-cell>
          <table:table-cell table:number-columns-repeated="2"/>
          <table:table-cell office:value-type="float" office:value="102129" calcext:value-type="float">
            <text:p>102129</text:p>
          </table:table-cell>
          <table:table-cell table:number-columns-repeated="3"/>
          <table:table-cell office:value-type="float" office:value="64339" calcext:value-type="float">
            <text:p>64339</text:p>
          </table:table-cell>
          <table:table-cell table:number-columns-repeated="3"/>
          <table:table-cell office:value-type="float" office:value="64513" calcext:value-type="float">
            <text:p>64513</text:p>
          </table:table-cell>
          <table:table-cell table:number-columns-repeated="3"/>
          <table:table-cell office:value-type="float" office:value="66976" calcext:value-type="float">
            <text:p>66976</text:p>
          </table:table-cell>
          <table:table-cell table:number-columns-repeated="2"/>
          <table:table-cell office:value-type="float" office:value="121021" calcext:value-type="float">
            <text:p>121021</text:p>
          </table:table-cell>
          <table:table-cell table:number-columns-repeated="3"/>
          <table:table-cell office:value-type="float" office:value="74632" calcext:value-type="float">
            <text:p>74632</text:p>
          </table:table-cell>
          <table:table-cell table:number-columns-repeated="3"/>
          <table:table-cell office:value-type="float" office:value="122290" calcext:value-type="float">
            <text:p>122290</text:p>
          </table:table-cell>
          <table:table-cell table:number-columns-repeated="4"/>
          <table:table-cell office:value-type="float" office:value="76615" calcext:value-type="float">
            <text:p>76615</text:p>
          </table:table-cell>
          <table:table-cell/>
          <table:table-cell office:value-type="float" office:value="1721808" calcext:value-type="float">
            <text:p>1721808</text:p>
          </table:table-cell>
          <table:table-cell/>
          <table:table-cell office:value-type="float" office:value="2391139" calcext:value-type="float">
            <text:p>2391139</text:p>
          </table:table-cell>
          <table:table-cell/>
          <table:table-cell office:value-type="float" office:value="6263611" calcext:value-type="float">
            <text:p>6263611</text:p>
          </table:table-cell>
          <table:table-cell/>
          <table:table-cell office:value-type="float" office:value="4934183" calcext:value-type="float">
            <text:p>4934183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91268" calcext:value-type="float">
            <text:p>191268</text:p>
          </table:table-cell>
          <table:table-cell table:number-columns-repeated="2"/>
          <table:table-cell office:value-type="float" office:value="159588" calcext:value-type="float">
            <text:p>159588</text:p>
          </table:table-cell>
          <table:table-cell table:number-columns-repeated="3"/>
          <table:table-cell office:value-type="float" office:value="96089" calcext:value-type="float">
            <text:p>96089</text:p>
          </table:table-cell>
          <table:table-cell table:number-columns-repeated="2"/>
          <table:table-cell office:value-type="float" office:value="112135" calcext:value-type="float">
            <text:p>112135</text:p>
          </table:table-cell>
          <table:table-cell table:number-columns-repeated="2"/>
          <table:table-cell office:value-type="float" office:value="120583" calcext:value-type="float">
            <text:p>120583</text:p>
          </table:table-cell>
          <table:table-cell table:number-columns-repeated="2"/>
          <table:table-cell office:value-type="float" office:value="222367" calcext:value-type="float">
            <text:p>222367</text:p>
          </table:table-cell>
          <table:table-cell table:number-columns-repeated="2"/>
          <table:table-cell office:value-type="float" office:value="112965" calcext:value-type="float">
            <text:p>112965</text:p>
          </table:table-cell>
          <table:table-cell table:number-columns-repeated="3"/>
          <table:table-cell office:value-type="float" office:value="204337" calcext:value-type="float">
            <text:p>204337</text:p>
          </table:table-cell>
          <table:table-cell table:number-columns-repeated="3"/>
          <table:table-cell office:value-type="float" office:value="133021" calcext:value-type="float">
            <text:p>133021</text:p>
          </table:table-cell>
          <table:table-cell/>
          <table:table-cell office:value-type="float" office:value="1331586" calcext:value-type="float">
            <text:p>1331586</text:p>
          </table:table-cell>
          <table:table-cell/>
          <table:table-cell office:value-type="float" office:value="2498960" calcext:value-type="float">
            <text:p>2498960</text:p>
          </table:table-cell>
          <table:table-cell/>
          <table:table-cell office:value-type="float" office:value="6861502" calcext:value-type="float">
            <text:p>6861502</text:p>
          </table:table-cell>
          <table:table-cell/>
          <table:table-cell office:value-type="float" office:value="5794602" calcext:value-type="float">
            <text:p>5794602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09950" calcext:value-type="float">
            <text:p>309950</text:p>
          </table:table-cell>
          <table:table-cell table:number-columns-repeated="2"/>
          <table:table-cell office:value-type="float" office:value="345860" calcext:value-type="float">
            <text:p>345860</text:p>
          </table:table-cell>
          <table:table-cell table:number-columns-repeated="2"/>
          <table:table-cell office:value-type="float" office:value="223043" calcext:value-type="float">
            <text:p>223043</text:p>
          </table:table-cell>
          <table:table-cell table:number-columns-repeated="2"/>
          <table:table-cell office:value-type="float" office:value="215852" calcext:value-type="float">
            <text:p>215852</text:p>
          </table:table-cell>
          <table:table-cell table:number-columns-repeated="2"/>
          <table:table-cell office:value-type="float" office:value="199067" calcext:value-type="float">
            <text:p>199067</text:p>
          </table:table-cell>
          <table:table-cell table:number-columns-repeated="2"/>
          <table:table-cell office:value-type="float" office:value="343591" calcext:value-type="float">
            <text:p>343591</text:p>
          </table:table-cell>
          <table:table-cell table:number-columns-repeated="2"/>
          <table:table-cell office:value-type="float" office:value="205508" calcext:value-type="float">
            <text:p>205508</text:p>
          </table:table-cell>
          <table:table-cell table:number-columns-repeated="3"/>
          <table:table-cell office:value-type="float" office:value="345186" calcext:value-type="float">
            <text:p>345186</text:p>
          </table:table-cell>
          <table:table-cell table:number-columns-repeated="3"/>
          <table:table-cell office:value-type="float" office:value="229224" calcext:value-type="float">
            <text:p>229224</text:p>
          </table:table-cell>
          <table:table-cell/>
          <table:table-cell office:value-type="float" office:value="1760087" calcext:value-type="float">
            <text:p>1760087</text:p>
          </table:table-cell>
          <table:table-cell/>
          <table:table-cell office:value-type="float" office:value="2602298" calcext:value-type="float">
            <text:p>2602298</text:p>
          </table:table-cell>
          <table:table-cell/>
          <table:table-cell office:value-type="float" office:value="7542289" calcext:value-type="float">
            <text:p>7542289</text:p>
          </table:table-cell>
          <table:table-cell/>
          <table:table-cell office:value-type="float" office:value="6410863" calcext:value-type="float">
            <text:p>6410863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15456" calcext:value-type="float">
            <text:p>415456</text:p>
          </table:table-cell>
          <table:table-cell table:number-columns-repeated="2"/>
          <table:table-cell office:value-type="float" office:value="481717" calcext:value-type="float">
            <text:p>481717</text:p>
          </table:table-cell>
          <table:table-cell table:number-columns-repeated="2"/>
          <table:table-cell office:value-type="float" office:value="362928" calcext:value-type="float">
            <text:p>362928</text:p>
          </table:table-cell>
          <table:table-cell table:number-columns-repeated="2"/>
          <table:table-cell office:value-type="float" office:value="286752" calcext:value-type="float">
            <text:p>286752</text:p>
          </table:table-cell>
          <table:table-cell table:number-columns-repeated="2"/>
          <table:table-cell office:value-type="float" office:value="278637" calcext:value-type="float">
            <text:p>278637</text:p>
          </table:table-cell>
          <table:table-cell table:number-columns-repeated="2"/>
          <table:table-cell office:value-type="float" office:value="434957" calcext:value-type="float">
            <text:p>434957</text:p>
          </table:table-cell>
          <table:table-cell table:number-columns-repeated="2"/>
          <table:table-cell office:value-type="float" office:value="318017" calcext:value-type="float">
            <text:p>318017</text:p>
          </table:table-cell>
          <table:table-cell table:number-columns-repeated="3"/>
          <table:table-cell office:value-type="float" office:value="472704" calcext:value-type="float">
            <text:p>472704</text:p>
          </table:table-cell>
          <table:table-cell table:number-columns-repeated="3"/>
          <table:table-cell office:value-type="float" office:value="336182" calcext:value-type="float">
            <text:p>336182</text:p>
          </table:table-cell>
          <table:table-cell/>
          <table:table-cell office:value-type="float" office:value="1939517" calcext:value-type="float">
            <text:p>1939517</text:p>
          </table:table-cell>
          <table:table-cell/>
          <table:table-cell office:value-type="float" office:value="2677324" calcext:value-type="float">
            <text:p>2677324</text:p>
          </table:table-cell>
          <table:table-cell/>
          <table:table-cell office:value-type="float" office:value="7392988" calcext:value-type="float">
            <text:p>7392988</text:p>
          </table:table-cell>
          <table:table-cell/>
          <table:table-cell office:value-type="float" office:value="6379914" calcext:value-type="float">
            <text:p>637991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50393" calcext:value-type="float">
            <text:p>550393</text:p>
          </table:table-cell>
          <table:table-cell table:number-columns-repeated="2"/>
          <table:table-cell office:value-type="float" office:value="434308" calcext:value-type="float">
            <text:p>434308</text:p>
          </table:table-cell>
          <table:table-cell table:number-columns-repeated="2"/>
          <table:table-cell office:value-type="float" office:value="230578" calcext:value-type="float">
            <text:p>230578</text:p>
          </table:table-cell>
          <table:table-cell table:number-columns-repeated="2"/>
          <table:table-cell office:value-type="float" office:value="477154" calcext:value-type="float">
            <text:p>477154</text:p>
          </table:table-cell>
          <table:table-cell table:number-columns-repeated="2"/>
          <table:table-cell office:value-type="float" office:value="452246" calcext:value-type="float">
            <text:p>452246</text:p>
          </table:table-cell>
          <table:table-cell table:number-columns-repeated="2"/>
          <table:table-cell office:value-type="float" office:value="556454" calcext:value-type="float">
            <text:p>556454</text:p>
          </table:table-cell>
          <table:table-cell table:number-columns-repeated="2"/>
          <table:table-cell office:value-type="float" office:value="394641" calcext:value-type="float">
            <text:p>394641</text:p>
          </table:table-cell>
          <table:table-cell table:number-columns-repeated="3"/>
          <table:table-cell office:value-type="float" office:value="587912" calcext:value-type="float">
            <text:p>587912</text:p>
          </table:table-cell>
          <table:table-cell table:number-columns-repeated="3"/>
          <table:table-cell office:value-type="float" office:value="234727" calcext:value-type="float">
            <text:p>234727</text:p>
          </table:table-cell>
          <table:table-cell/>
          <table:table-cell office:value-type="float" office:value="2071909" calcext:value-type="float">
            <text:p>2071909</text:p>
          </table:table-cell>
          <table:table-cell/>
          <table:table-cell office:value-type="float" office:value="2827121" calcext:value-type="float">
            <text:p>2827121</text:p>
          </table:table-cell>
          <table:table-cell/>
          <table:table-cell office:value-type="float" office:value="7612471" calcext:value-type="float">
            <text:p>7612471</text:p>
          </table:table-cell>
          <table:table-cell/>
          <table:table-cell office:value-type="float" office:value="6542703" calcext:value-type="float">
            <text:p>6542703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37119" calcext:value-type="float">
            <text:p>337119</text:p>
          </table:table-cell>
          <table:table-cell table:number-columns-repeated="2"/>
          <table:table-cell office:value-type="float" office:value="642314" calcext:value-type="float">
            <text:p>642314</text:p>
          </table:table-cell>
          <table:table-cell table:number-columns-repeated="2"/>
          <table:table-cell office:value-type="float" office:value="387144" calcext:value-type="float">
            <text:p>387144</text:p>
          </table:table-cell>
          <table:table-cell table:number-columns-repeated="2"/>
          <table:table-cell office:value-type="float" office:value="364089" calcext:value-type="float">
            <text:p>364089</text:p>
          </table:table-cell>
          <table:table-cell table:number-columns-repeated="2"/>
          <table:table-cell office:value-type="float" office:value="367713" calcext:value-type="float">
            <text:p>367713</text:p>
          </table:table-cell>
          <table:table-cell table:number-columns-repeated="2"/>
          <table:table-cell office:value-type="float" office:value="646764" calcext:value-type="float">
            <text:p>646764</text:p>
          </table:table-cell>
          <table:table-cell table:number-columns-repeated="2"/>
          <table:table-cell office:value-type="float" office:value="346537" calcext:value-type="float">
            <text:p>346537</text:p>
          </table:table-cell>
          <table:table-cell table:number-columns-repeated="3"/>
          <table:table-cell office:value-type="float" office:value="608528" calcext:value-type="float">
            <text:p>608528</text:p>
          </table:table-cell>
          <table:table-cell table:number-columns-repeated="3"/>
          <table:table-cell office:value-type="float" office:value="276102" calcext:value-type="float">
            <text:p>276102</text:p>
          </table:table-cell>
          <table:table-cell/>
          <table:table-cell office:value-type="float" office:value="2146730" calcext:value-type="float">
            <text:p>2146730</text:p>
          </table:table-cell>
          <table:table-cell/>
          <table:table-cell office:value-type="float" office:value="2996241" calcext:value-type="float">
            <text:p>2996241</text:p>
          </table:table-cell>
          <table:table-cell/>
          <table:table-cell office:value-type="float" office:value="7314299" calcext:value-type="float">
            <text:p>7314299</text:p>
          </table:table-cell>
          <table:table-cell/>
          <table:table-cell office:value-type="float" office:value="6234064" calcext:value-type="float">
            <text:p>623406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728553" calcext:value-type="float">
            <text:p>728553</text:p>
          </table:table-cell>
          <table:table-cell table:number-columns-repeated="2"/>
          <table:table-cell office:value-type="float" office:value="916758" calcext:value-type="float">
            <text:p>916758</text:p>
          </table:table-cell>
          <table:table-cell table:number-columns-repeated="2"/>
          <table:table-cell office:value-type="float" office:value="593211" calcext:value-type="float">
            <text:p>593211</text:p>
          </table:table-cell>
          <table:table-cell table:number-columns-repeated="2"/>
          <table:table-cell office:value-type="float" office:value="534302" calcext:value-type="float">
            <text:p>534302</text:p>
          </table:table-cell>
          <table:table-cell table:number-columns-repeated="2"/>
          <table:table-cell office:value-type="float" office:value="574062" calcext:value-type="float">
            <text:p>574062</text:p>
          </table:table-cell>
          <table:table-cell table:number-columns-repeated="2"/>
          <table:table-cell office:value-type="float" office:value="862148" calcext:value-type="float">
            <text:p>862148</text:p>
          </table:table-cell>
          <table:table-cell table:number-columns-repeated="2"/>
          <table:table-cell office:value-type="float" office:value="575023" calcext:value-type="float">
            <text:p>575023</text:p>
          </table:table-cell>
          <table:table-cell table:number-columns-repeated="3"/>
          <table:table-cell office:value-type="float" office:value="945777" calcext:value-type="float">
            <text:p>945777</text:p>
          </table:table-cell>
          <table:table-cell table:number-columns-repeated="3"/>
          <table:table-cell office:value-type="float" office:value="364058" calcext:value-type="float">
            <text:p>364058</text:p>
          </table:table-cell>
          <table:table-cell/>
          <table:table-cell office:value-type="float" office:value="2558505" calcext:value-type="float">
            <text:p>2558505</text:p>
          </table:table-cell>
          <table:table-cell/>
          <table:table-cell office:value-type="float" office:value="3450600" calcext:value-type="float">
            <text:p>3450600</text:p>
          </table:table-cell>
          <table:table-cell/>
          <table:table-cell office:value-type="float" office:value="6703539" calcext:value-type="float">
            <text:p>6703539</text:p>
          </table:table-cell>
          <table:table-cell/>
          <table:table-cell office:value-type="float" office:value="6066754" calcext:value-type="float">
            <text:p>6066754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566043" calcext:value-type="float">
            <text:p>566043</text:p>
          </table:table-cell>
          <table:table-cell table:number-columns-repeated="2"/>
          <table:table-cell office:value-type="float" office:value="943388" calcext:value-type="float">
            <text:p>943388</text:p>
          </table:table-cell>
          <table:table-cell table:number-columns-repeated="2"/>
          <table:table-cell office:value-type="float" office:value="503944" calcext:value-type="float">
            <text:p>503944</text:p>
          </table:table-cell>
          <table:table-cell table:number-columns-repeated="2"/>
          <table:table-cell office:value-type="float" office:value="502882" calcext:value-type="float">
            <text:p>502882</text:p>
          </table:table-cell>
          <table:table-cell table:number-columns-repeated="2"/>
          <table:table-cell office:value-type="float" office:value="468004" calcext:value-type="float">
            <text:p>468004</text:p>
          </table:table-cell>
          <table:table-cell table:number-columns-repeated="2"/>
          <table:table-cell office:value-type="float" office:value="987416" calcext:value-type="float">
            <text:p>987416</text:p>
          </table:table-cell>
          <table:table-cell table:number-columns-repeated="2"/>
          <table:table-cell office:value-type="float" office:value="504862" calcext:value-type="float">
            <text:p>504862</text:p>
          </table:table-cell>
          <table:table-cell table:number-columns-repeated="3"/>
          <table:table-cell office:value-type="float" office:value="816929" calcext:value-type="float">
            <text:p>816929</text:p>
          </table:table-cell>
          <table:table-cell table:number-columns-repeated="3"/>
          <table:table-cell office:value-type="float" office:value="448926" calcext:value-type="float">
            <text:p>448926</text:p>
          </table:table-cell>
          <table:table-cell/>
          <table:table-cell office:value-type="float" office:value="2426601" calcext:value-type="float">
            <text:p>2426601</text:p>
          </table:table-cell>
          <table:table-cell/>
          <table:table-cell office:value-type="float" office:value="5133213" calcext:value-type="float">
            <text:p>5133213</text:p>
          </table:table-cell>
          <table:table-cell/>
          <table:table-cell office:value-type="float" office:value="6351609" calcext:value-type="float">
            <text:p>6351609</text:p>
          </table:table-cell>
          <table:table-cell/>
          <table:table-cell office:value-type="float" office:value="5875858" calcext:value-type="float">
            <text:p>5875858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464775" calcext:value-type="float">
            <text:p>464775</text:p>
          </table:table-cell>
          <table:table-cell table:number-columns-repeated="2"/>
          <table:table-cell office:value-type="float" office:value="980373" calcext:value-type="float">
            <text:p>980373</text:p>
          </table:table-cell>
          <table:table-cell table:number-columns-repeated="2"/>
          <table:table-cell office:value-type="float" office:value="735382" calcext:value-type="float">
            <text:p>735382</text:p>
          </table:table-cell>
          <table:table-cell table:number-columns-repeated="2"/>
          <table:table-cell office:value-type="float" office:value="734973" calcext:value-type="float">
            <text:p>734973</text:p>
          </table:table-cell>
          <table:table-cell table:number-columns-repeated="2"/>
          <table:table-cell office:value-type="float" office:value="728831" calcext:value-type="float">
            <text:p>728831</text:p>
          </table:table-cell>
          <table:table-cell/>
          <table:table-cell office:value-type="float" office:value="1029671" calcext:value-type="float">
            <text:p>1029671</text:p>
          </table:table-cell>
          <table:table-cell table:number-columns-repeated="2"/>
          <table:table-cell office:value-type="float" office:value="666227" calcext:value-type="float">
            <text:p>666227</text:p>
          </table:table-cell>
          <table:table-cell table:number-columns-repeated="2"/>
          <table:table-cell office:value-type="float" office:value="1033014" calcext:value-type="float">
            <text:p>1033014</text:p>
          </table:table-cell>
          <table:table-cell table:number-columns-repeated="3"/>
          <table:table-cell office:value-type="float" office:value="591658" calcext:value-type="float">
            <text:p>591658</text:p>
          </table:table-cell>
          <table:table-cell/>
          <table:table-cell office:value-type="float" office:value="2136585" calcext:value-type="float">
            <text:p>2136585</text:p>
          </table:table-cell>
          <table:table-cell/>
          <table:table-cell office:value-type="float" office:value="1955189" calcext:value-type="float">
            <text:p>1955189</text:p>
          </table:table-cell>
          <table:table-cell/>
          <table:table-cell office:value-type="float" office:value="5127086" calcext:value-type="float">
            <text:p>5127086</text:p>
          </table:table-cell>
          <table:table-cell/>
          <table:table-cell office:value-type="float" office:value="4817948" calcext:value-type="float">
            <text:p>4817948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9604" calcext:value-type="float">
            <text:p>29604</text:p>
          </table:table-cell>
          <table:table-cell table:number-columns-repeated="3"/>
          <table:table-cell office:value-type="float" office:value="31902" calcext:value-type="float">
            <text:p>31902</text:p>
          </table:table-cell>
          <table:table-cell table:number-columns-repeated="3"/>
          <table:table-cell office:value-type="float" office:value="27972" calcext:value-type="float">
            <text:p>27972</text:p>
          </table:table-cell>
          <table:table-cell table:number-columns-repeated="3"/>
          <table:table-cell office:value-type="float" office:value="28825" calcext:value-type="float">
            <text:p>28825</text:p>
          </table:table-cell>
          <table:table-cell table:number-columns-repeated="3"/>
          <table:table-cell office:value-type="float" office:value="22090" calcext:value-type="float">
            <text:p>22090</text:p>
          </table:table-cell>
          <table:table-cell table:number-columns-repeated="3"/>
          <table:table-cell office:value-type="float" office:value="34408" calcext:value-type="float">
            <text:p>34408</text:p>
          </table:table-cell>
          <table:table-cell table:number-columns-repeated="3"/>
          <table:table-cell office:value-type="float" office:value="23070" calcext:value-type="float">
            <text:p>23070</text:p>
          </table:table-cell>
          <table:table-cell table:number-columns-repeated="4"/>
          <table:table-cell office:value-type="float" office:value="33200" calcext:value-type="float">
            <text:p>33200</text:p>
          </table:table-cell>
          <table:table-cell table:number-columns-repeated="4"/>
          <table:table-cell office:value-type="float" office:value="13028" calcext:value-type="float">
            <text:p>13028</text:p>
          </table:table-cell>
          <table:table-cell/>
          <table:table-cell office:value-type="float" office:value="1252185" calcext:value-type="float">
            <text:p>1252185</text:p>
          </table:table-cell>
          <table:table-cell/>
          <table:table-cell office:value-type="float" office:value="1812814" calcext:value-type="float">
            <text:p>1812814</text:p>
          </table:table-cell>
          <table:table-cell/>
          <table:table-cell office:value-type="float" office:value="3583691" calcext:value-type="float">
            <text:p>3583691</text:p>
          </table:table-cell>
          <table:table-cell/>
          <table:table-cell office:value-type="float" office:value="3161607" calcext:value-type="float">
            <text:p>3161607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7998" calcext:value-type="float">
            <text:p>47998</text:p>
          </table:table-cell>
          <table:table-cell table:number-columns-repeated="3"/>
          <table:table-cell office:value-type="float" office:value="50267" calcext:value-type="float">
            <text:p>50267</text:p>
          </table:table-cell>
          <table:table-cell table:number-columns-repeated="3"/>
          <table:table-cell office:value-type="float" office:value="40280" calcext:value-type="float">
            <text:p>40280</text:p>
          </table:table-cell>
          <table:table-cell table:number-columns-repeated="3"/>
          <table:table-cell office:value-type="float" office:value="39938" calcext:value-type="float">
            <text:p>39938</text:p>
          </table:table-cell>
          <table:table-cell table:number-columns-repeated="3"/>
          <table:table-cell office:value-type="float" office:value="35503" calcext:value-type="float">
            <text:p>35503</text:p>
          </table:table-cell>
          <table:table-cell table:number-columns-repeated="3"/>
          <table:table-cell office:value-type="float" office:value="50130" calcext:value-type="float">
            <text:p>50130</text:p>
          </table:table-cell>
          <table:table-cell table:number-columns-repeated="3"/>
          <table:table-cell office:value-type="float" office:value="35314" calcext:value-type="float">
            <text:p>35314</text:p>
          </table:table-cell>
          <table:table-cell table:number-columns-repeated="4"/>
          <table:table-cell office:value-type="float" office:value="49939" calcext:value-type="float">
            <text:p>49939</text:p>
          </table:table-cell>
          <table:table-cell table:number-columns-repeated="4"/>
          <table:table-cell office:value-type="float" office:value="24808" calcext:value-type="float">
            <text:p>24808</text:p>
          </table:table-cell>
          <table:table-cell/>
          <table:table-cell office:value-type="float" office:value="1616791" calcext:value-type="float">
            <text:p>1616791</text:p>
          </table:table-cell>
          <table:table-cell/>
          <table:table-cell office:value-type="float" office:value="2052086" calcext:value-type="float">
            <text:p>2052086</text:p>
          </table:table-cell>
          <table:table-cell/>
          <table:table-cell office:value-type="float" office:value="4354953" calcext:value-type="float">
            <text:p>4354953</text:p>
          </table:table-cell>
          <table:table-cell/>
          <table:table-cell office:value-type="float" office:value="3888253" calcext:value-type="float">
            <text:p>3888253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1173" calcext:value-type="float">
            <text:p>91173</text:p>
          </table:table-cell>
          <table:table-cell table:number-columns-repeated="3"/>
          <table:table-cell office:value-type="float" office:value="97025" calcext:value-type="float">
            <text:p>97025</text:p>
          </table:table-cell>
          <table:table-cell table:number-columns-repeated="3"/>
          <table:table-cell office:value-type="float" office:value="55841" calcext:value-type="float">
            <text:p>55841</text:p>
          </table:table-cell>
          <table:table-cell table:number-columns-repeated="3"/>
          <table:table-cell office:value-type="float" office:value="57842" calcext:value-type="float">
            <text:p>57842</text:p>
          </table:table-cell>
          <table:table-cell table:number-columns-repeated="3"/>
          <table:table-cell office:value-type="float" office:value="62563" calcext:value-type="float">
            <text:p>62563</text:p>
          </table:table-cell>
          <table:table-cell table:number-columns-repeated="3"/>
          <table:table-cell office:value-type="float" office:value="99104" calcext:value-type="float">
            <text:p>99104</text:p>
          </table:table-cell>
          <table:table-cell table:number-columns-repeated="3"/>
          <table:table-cell office:value-type="float" office:value="64404" calcext:value-type="float">
            <text:p>64404</text:p>
          </table:table-cell>
          <table:table-cell table:number-columns-repeated="4"/>
          <table:table-cell office:value-type="float" office:value="91326" calcext:value-type="float">
            <text:p>91326</text:p>
          </table:table-cell>
          <table:table-cell table:number-columns-repeated="4"/>
          <table:table-cell office:value-type="float" office:value="66116" calcext:value-type="float">
            <text:p>66116</text:p>
          </table:table-cell>
          <table:table-cell/>
          <table:table-cell office:value-type="float" office:value="1726116" calcext:value-type="float">
            <text:p>1726116</text:p>
          </table:table-cell>
          <table:table-cell/>
          <table:table-cell office:value-type="float" office:value="2302498" calcext:value-type="float">
            <text:p>2302498</text:p>
          </table:table-cell>
          <table:table-cell/>
          <table:table-cell office:value-type="float" office:value="5576245" calcext:value-type="float">
            <text:p>5576245</text:p>
          </table:table-cell>
          <table:table-cell/>
          <table:table-cell office:value-type="float" office:value="4956108" calcext:value-type="float">
            <text:p>4956108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68279" calcext:value-type="float">
            <text:p>168279</text:p>
          </table:table-cell>
          <table:table-cell table:number-columns-repeated="2"/>
          <table:table-cell office:value-type="float" office:value="181476" calcext:value-type="float">
            <text:p>181476</text:p>
          </table:table-cell>
          <table:table-cell table:number-columns-repeated="3"/>
          <table:table-cell office:value-type="float" office:value="86608" calcext:value-type="float">
            <text:p>86608</text:p>
          </table:table-cell>
          <table:table-cell table:number-columns-repeated="2"/>
          <table:table-cell office:value-type="float" office:value="106953" calcext:value-type="float">
            <text:p>106953</text:p>
          </table:table-cell>
          <table:table-cell table:number-columns-repeated="2"/>
          <table:table-cell office:value-type="float" office:value="114274" calcext:value-type="float">
            <text:p>114274</text:p>
          </table:table-cell>
          <table:table-cell table:number-columns-repeated="2"/>
          <table:table-cell office:value-type="float" office:value="170613" calcext:value-type="float">
            <text:p>170613</text:p>
          </table:table-cell>
          <table:table-cell table:number-columns-repeated="2"/>
          <table:table-cell office:value-type="float" office:value="113475" calcext:value-type="float">
            <text:p>113475</text:p>
          </table:table-cell>
          <table:table-cell table:number-columns-repeated="3"/>
          <table:table-cell office:value-type="float" office:value="171604" calcext:value-type="float">
            <text:p>171604</text:p>
          </table:table-cell>
          <table:table-cell table:number-columns-repeated="3"/>
          <table:table-cell office:value-type="float" office:value="117108" calcext:value-type="float">
            <text:p>117108</text:p>
          </table:table-cell>
          <table:table-cell/>
          <table:table-cell office:value-type="float" office:value="1534615" calcext:value-type="float">
            <text:p>1534615</text:p>
          </table:table-cell>
          <table:table-cell/>
          <table:table-cell office:value-type="float" office:value="2439662" calcext:value-type="float">
            <text:p>2439662</text:p>
          </table:table-cell>
          <table:table-cell/>
          <table:table-cell office:value-type="float" office:value="6485654" calcext:value-type="float">
            <text:p>6485654</text:p>
          </table:table-cell>
          <table:table-cell/>
          <table:table-cell office:value-type="float" office:value="3556980" calcext:value-type="float">
            <text:p>3556980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76113" calcext:value-type="float">
            <text:p>276113</text:p>
          </table:table-cell>
          <table:table-cell table:number-columns-repeated="2"/>
          <table:table-cell office:value-type="float" office:value="282845" calcext:value-type="float">
            <text:p>282845</text:p>
          </table:table-cell>
          <table:table-cell table:number-columns-repeated="2"/>
          <table:table-cell office:value-type="float" office:value="220821" calcext:value-type="float">
            <text:p>220821</text:p>
          </table:table-cell>
          <table:table-cell table:number-columns-repeated="2"/>
          <table:table-cell office:value-type="float" office:value="207875" calcext:value-type="float">
            <text:p>207875</text:p>
          </table:table-cell>
          <table:table-cell table:number-columns-repeated="2"/>
          <table:table-cell office:value-type="float" office:value="187585" calcext:value-type="float">
            <text:p>187585</text:p>
          </table:table-cell>
          <table:table-cell table:number-columns-repeated="2"/>
          <table:table-cell office:value-type="float" office:value="285624" calcext:value-type="float">
            <text:p>285624</text:p>
          </table:table-cell>
          <table:table-cell table:number-columns-repeated="2"/>
          <table:table-cell office:value-type="float" office:value="193668" calcext:value-type="float">
            <text:p>193668</text:p>
          </table:table-cell>
          <table:table-cell table:number-columns-repeated="3"/>
          <table:table-cell office:value-type="float" office:value="289623" calcext:value-type="float">
            <text:p>289623</text:p>
          </table:table-cell>
          <table:table-cell table:number-columns-repeated="3"/>
          <table:table-cell office:value-type="float" office:value="195107" calcext:value-type="float">
            <text:p>195107</text:p>
          </table:table-cell>
          <table:table-cell/>
          <table:table-cell office:value-type="float" office:value="1806049" calcext:value-type="float">
            <text:p>1806049</text:p>
          </table:table-cell>
          <table:table-cell/>
          <table:table-cell office:value-type="float" office:value="2036759" calcext:value-type="float">
            <text:p>2036759</text:p>
          </table:table-cell>
          <table:table-cell/>
          <table:table-cell office:value-type="float" office:value="6660405" calcext:value-type="float">
            <text:p>6660405</text:p>
          </table:table-cell>
          <table:table-cell/>
          <table:table-cell office:value-type="float" office:value="5509188" calcext:value-type="float">
            <text:p>5509188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23797" calcext:value-type="float">
            <text:p>423797</text:p>
          </table:table-cell>
          <table:table-cell table:number-columns-repeated="2"/>
          <table:table-cell office:value-type="float" office:value="429868" calcext:value-type="float">
            <text:p>429868</text:p>
          </table:table-cell>
          <table:table-cell table:number-columns-repeated="2"/>
          <table:table-cell office:value-type="float" office:value="367535" calcext:value-type="float">
            <text:p>367535</text:p>
          </table:table-cell>
          <table:table-cell table:number-columns-repeated="2"/>
          <table:table-cell office:value-type="float" office:value="348225" calcext:value-type="float">
            <text:p>348225</text:p>
          </table:table-cell>
          <table:table-cell table:number-columns-repeated="2"/>
          <table:table-cell office:value-type="float" office:value="300786" calcext:value-type="float">
            <text:p>300786</text:p>
          </table:table-cell>
          <table:table-cell table:number-columns-repeated="2"/>
          <table:table-cell office:value-type="float" office:value="431612" calcext:value-type="float">
            <text:p>431612</text:p>
          </table:table-cell>
          <table:table-cell table:number-columns-repeated="2"/>
          <table:table-cell office:value-type="float" office:value="314399" calcext:value-type="float">
            <text:p>314399</text:p>
          </table:table-cell>
          <table:table-cell table:number-columns-repeated="3"/>
          <table:table-cell office:value-type="float" office:value="416917" calcext:value-type="float">
            <text:p>416917</text:p>
          </table:table-cell>
          <table:table-cell table:number-columns-repeated="3"/>
          <table:table-cell office:value-type="float" office:value="306518" calcext:value-type="float">
            <text:p>306518</text:p>
          </table:table-cell>
          <table:table-cell/>
          <table:table-cell office:value-type="float" office:value="1874630" calcext:value-type="float">
            <text:p>1874630</text:p>
          </table:table-cell>
          <table:table-cell/>
          <table:table-cell office:value-type="float" office:value="2097817" calcext:value-type="float">
            <text:p>2097817</text:p>
          </table:table-cell>
          <table:table-cell/>
          <table:table-cell office:value-type="float" office:value="6804170" calcext:value-type="float">
            <text:p>6804170</text:p>
          </table:table-cell>
          <table:table-cell/>
          <table:table-cell office:value-type="float" office:value="5502130" calcext:value-type="float">
            <text:p>550213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18607" calcext:value-type="float">
            <text:p>518607</text:p>
          </table:table-cell>
          <table:table-cell table:number-columns-repeated="2"/>
          <table:table-cell office:value-type="float" office:value="564071" calcext:value-type="float">
            <text:p>564071</text:p>
          </table:table-cell>
          <table:table-cell table:number-columns-repeated="2"/>
          <table:table-cell office:value-type="float" office:value="474406" calcext:value-type="float">
            <text:p>474406</text:p>
          </table:table-cell>
          <table:table-cell table:number-columns-repeated="2"/>
          <table:table-cell office:value-type="float" office:value="491627" calcext:value-type="float">
            <text:p>491627</text:p>
          </table:table-cell>
          <table:table-cell table:number-columns-repeated="2"/>
          <table:table-cell office:value-type="float" office:value="404804" calcext:value-type="float">
            <text:p>404804</text:p>
          </table:table-cell>
          <table:table-cell table:number-columns-repeated="2"/>
          <table:table-cell office:value-type="float" office:value="520430" calcext:value-type="float">
            <text:p>520430</text:p>
          </table:table-cell>
          <table:table-cell table:number-columns-repeated="2"/>
          <table:table-cell office:value-type="float" office:value="407357" calcext:value-type="float">
            <text:p>407357</text:p>
          </table:table-cell>
          <table:table-cell table:number-columns-repeated="3"/>
          <table:table-cell office:value-type="float" office:value="536160" calcext:value-type="float">
            <text:p>536160</text:p>
          </table:table-cell>
          <table:table-cell table:number-columns-repeated="3"/>
          <table:table-cell office:value-type="float" office:value="412319" calcext:value-type="float">
            <text:p>412319</text:p>
          </table:table-cell>
          <table:table-cell/>
          <table:table-cell office:value-type="float" office:value="1920310" calcext:value-type="float">
            <text:p>1920310</text:p>
          </table:table-cell>
          <table:table-cell/>
          <table:table-cell office:value-type="float" office:value="2616328" calcext:value-type="float">
            <text:p>2616328</text:p>
          </table:table-cell>
          <table:table-cell/>
          <table:table-cell office:value-type="float" office:value="6765318" calcext:value-type="float">
            <text:p>6765318</text:p>
          </table:table-cell>
          <table:table-cell/>
          <table:table-cell office:value-type="float" office:value="5768148" calcext:value-type="float">
            <text:p>5768148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53583" calcext:value-type="float">
            <text:p>553583</text:p>
          </table:table-cell>
          <table:table-cell table:number-columns-repeated="2"/>
          <table:table-cell office:value-type="float" office:value="620976" calcext:value-type="float">
            <text:p>620976</text:p>
          </table:table-cell>
          <table:table-cell table:number-columns-repeated="2"/>
          <table:table-cell office:value-type="float" office:value="446840" calcext:value-type="float">
            <text:p>446840</text:p>
          </table:table-cell>
          <table:table-cell table:number-columns-repeated="2"/>
          <table:table-cell office:value-type="float" office:value="430477" calcext:value-type="float">
            <text:p>430477</text:p>
          </table:table-cell>
          <table:table-cell table:number-columns-repeated="2"/>
          <table:table-cell office:value-type="float" office:value="415877" calcext:value-type="float">
            <text:p>415877</text:p>
          </table:table-cell>
          <table:table-cell table:number-columns-repeated="2"/>
          <table:table-cell office:value-type="float" office:value="587619" calcext:value-type="float">
            <text:p>587619</text:p>
          </table:table-cell>
          <table:table-cell table:number-columns-repeated="2"/>
          <table:table-cell office:value-type="float" office:value="470476" calcext:value-type="float">
            <text:p>470476</text:p>
          </table:table-cell>
          <table:table-cell table:number-columns-repeated="3"/>
          <table:table-cell office:value-type="float" office:value="590801" calcext:value-type="float">
            <text:p>590801</text:p>
          </table:table-cell>
          <table:table-cell table:number-columns-repeated="3"/>
          <table:table-cell office:value-type="float" office:value="261567" calcext:value-type="float">
            <text:p>261567</text:p>
          </table:table-cell>
          <table:table-cell/>
          <table:table-cell office:value-type="float" office:value="2019758" calcext:value-type="float">
            <text:p>2019758</text:p>
          </table:table-cell>
          <table:table-cell/>
          <table:table-cell office:value-type="float" office:value="2702765" calcext:value-type="float">
            <text:p>2702765</text:p>
          </table:table-cell>
          <table:table-cell/>
          <table:table-cell office:value-type="float" office:value="6553692" calcext:value-type="float">
            <text:p>6553692</text:p>
          </table:table-cell>
          <table:table-cell/>
          <table:table-cell office:value-type="float" office:value="5638469" calcext:value-type="float">
            <text:p>5638469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606903" calcext:value-type="float">
            <text:p>606903</text:p>
          </table:table-cell>
          <table:table-cell table:number-columns-repeated="2"/>
          <table:table-cell office:value-type="float" office:value="876998" calcext:value-type="float">
            <text:p>876998</text:p>
          </table:table-cell>
          <table:table-cell table:number-columns-repeated="2"/>
          <table:table-cell office:value-type="float" office:value="556560" calcext:value-type="float">
            <text:p>556560</text:p>
          </table:table-cell>
          <table:table-cell table:number-columns-repeated="2"/>
          <table:table-cell office:value-type="float" office:value="561637" calcext:value-type="float">
            <text:p>561637</text:p>
          </table:table-cell>
          <table:table-cell table:number-columns-repeated="2"/>
          <table:table-cell office:value-type="float" office:value="581119" calcext:value-type="float">
            <text:p>581119</text:p>
          </table:table-cell>
          <table:table-cell table:number-columns-repeated="2"/>
          <table:table-cell office:value-type="float" office:value="870664" calcext:value-type="float">
            <text:p>870664</text:p>
          </table:table-cell>
          <table:table-cell table:number-columns-repeated="2"/>
          <table:table-cell office:value-type="float" office:value="611026" calcext:value-type="float">
            <text:p>611026</text:p>
          </table:table-cell>
          <table:table-cell table:number-columns-repeated="3"/>
          <table:table-cell office:value-type="float" office:value="875121" calcext:value-type="float">
            <text:p>875121</text:p>
          </table:table-cell>
          <table:table-cell table:number-columns-repeated="3"/>
          <table:table-cell office:value-type="float" office:value="336109" calcext:value-type="float">
            <text:p>336109</text:p>
          </table:table-cell>
          <table:table-cell/>
          <table:table-cell office:value-type="float" office:value="2148449" calcext:value-type="float">
            <text:p>2148449</text:p>
          </table:table-cell>
          <table:table-cell/>
          <table:table-cell office:value-type="float" office:value="2857167" calcext:value-type="float">
            <text:p>2857167</text:p>
          </table:table-cell>
          <table:table-cell/>
          <table:table-cell office:value-type="float" office:value="6511465" calcext:value-type="float">
            <text:p>6511465</text:p>
          </table:table-cell>
          <table:table-cell/>
          <table:table-cell office:value-type="float" office:value="5633847" calcext:value-type="float">
            <text:p>5633847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716024" calcext:value-type="float">
            <text:p>716024</text:p>
          </table:table-cell>
          <table:table-cell/>
          <table:table-cell office:value-type="float" office:value="1002682" calcext:value-type="float">
            <text:p>1002682</text:p>
          </table:table-cell>
          <table:table-cell table:number-columns-repeated="2"/>
          <table:table-cell office:value-type="float" office:value="773348" calcext:value-type="float">
            <text:p>773348</text:p>
          </table:table-cell>
          <table:table-cell table:number-columns-repeated="2"/>
          <table:table-cell office:value-type="float" office:value="774080" calcext:value-type="float">
            <text:p>774080</text:p>
          </table:table-cell>
          <table:table-cell table:number-columns-repeated="2"/>
          <table:table-cell office:value-type="float" office:value="775303" calcext:value-type="float">
            <text:p>775303</text:p>
          </table:table-cell>
          <table:table-cell table:number-columns-repeated="2"/>
          <table:table-cell office:value-type="float" office:value="903803" calcext:value-type="float">
            <text:p>903803</text:p>
          </table:table-cell>
          <table:table-cell table:number-columns-repeated="2"/>
          <table:table-cell office:value-type="float" office:value="649954" calcext:value-type="float">
            <text:p>649954</text:p>
          </table:table-cell>
          <table:table-cell table:number-columns-repeated="3"/>
          <table:table-cell office:value-type="float" office:value="870664" calcext:value-type="float">
            <text:p>870664</text:p>
          </table:table-cell>
          <table:table-cell table:number-columns-repeated="3"/>
          <table:table-cell office:value-type="float" office:value="442975" calcext:value-type="float">
            <text:p>442975</text:p>
          </table:table-cell>
          <table:table-cell/>
          <table:table-cell office:value-type="float" office:value="2017742" calcext:value-type="float">
            <text:p>2017742</text:p>
          </table:table-cell>
          <table:table-cell/>
          <table:table-cell office:value-type="float" office:value="3185348" calcext:value-type="float">
            <text:p>3185348</text:p>
          </table:table-cell>
          <table:table-cell/>
          <table:table-cell office:value-type="float" office:value="3799676" calcext:value-type="float">
            <text:p>3799676</text:p>
          </table:table-cell>
          <table:table-cell/>
          <table:table-cell office:value-type="float" office:value="5265210" calcext:value-type="float">
            <text:p>5265210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633069" calcext:value-type="float">
            <text:p>633069</text:p>
          </table:table-cell>
          <table:table-cell table:number-columns-repeated="2"/>
          <table:table-cell office:value-type="float" office:value="967394" calcext:value-type="float">
            <text:p>967394</text:p>
          </table:table-cell>
          <table:table-cell table:number-columns-repeated="2"/>
          <table:table-cell office:value-type="float" office:value="735694" calcext:value-type="float">
            <text:p>735694</text:p>
          </table:table-cell>
          <table:table-cell table:number-columns-repeated="2"/>
          <table:table-cell office:value-type="float" office:value="747717" calcext:value-type="float">
            <text:p>747717</text:p>
          </table:table-cell>
          <table:table-cell table:number-columns-repeated="2"/>
          <table:table-cell office:value-type="float" office:value="804003" calcext:value-type="float">
            <text:p>804003</text:p>
          </table:table-cell>
          <table:table-cell table:number-columns-repeated="2"/>
          <table:table-cell office:value-type="float" office:value="958141" calcext:value-type="float">
            <text:p>958141</text:p>
          </table:table-cell>
          <table:table-cell table:number-columns-repeated="2"/>
          <table:table-cell office:value-type="float" office:value="702454" calcext:value-type="float">
            <text:p>702454</text:p>
          </table:table-cell>
          <table:table-cell table:number-columns-repeated="3"/>
          <table:table-cell office:value-type="float" office:value="969250" calcext:value-type="float">
            <text:p>969250</text:p>
          </table:table-cell>
          <table:table-cell table:number-columns-repeated="3"/>
          <table:table-cell office:value-type="float" office:value="616773" calcext:value-type="float">
            <text:p>616773</text:p>
          </table:table-cell>
          <table:table-cell/>
          <table:table-cell office:value-type="float" office:value="2290831" calcext:value-type="float">
            <text:p>2290831</text:p>
          </table:table-cell>
          <table:table-cell/>
          <table:table-cell office:value-type="float" office:value="4426201" calcext:value-type="float">
            <text:p>4426201</text:p>
          </table:table-cell>
          <table:table-cell/>
          <table:table-cell office:value-type="float" office:value="5431677" calcext:value-type="float">
            <text:p>5431677</text:p>
          </table:table-cell>
          <table:table-cell/>
          <table:table-cell office:value-type="float" office:value="4931921" calcext:value-type="float">
            <text:p>4931921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434659" calcext:value-type="float">
            <text:p>434659</text:p>
          </table:table-cell>
          <table:table-cell table:number-columns-repeated="2"/>
          <table:table-cell office:value-type="float" office:value="978748" calcext:value-type="float">
            <text:p>978748</text:p>
          </table:table-cell>
          <table:table-cell table:number-columns-repeated="2"/>
          <table:table-cell office:value-type="float" office:value="837107" calcext:value-type="float">
            <text:p>837107</text:p>
          </table:table-cell>
          <table:table-cell table:number-columns-repeated="2"/>
          <table:table-cell office:value-type="float" office:value="789374" calcext:value-type="float">
            <text:p>789374</text:p>
          </table:table-cell>
          <table:table-cell table:number-columns-repeated="2"/>
          <table:table-cell office:value-type="float" office:value="789519" calcext:value-type="float">
            <text:p>789519</text:p>
          </table:table-cell>
          <table:table-cell table:number-columns-repeated="2"/>
          <table:table-cell office:value-type="float" office:value="925345" calcext:value-type="float">
            <text:p>925345</text:p>
          </table:table-cell>
          <table:table-cell table:number-columns-repeated="2"/>
          <table:table-cell office:value-type="float" office:value="705657" calcext:value-type="float">
            <text:p>705657</text:p>
          </table:table-cell>
          <table:table-cell table:number-columns-repeated="3"/>
          <table:table-cell office:value-type="float" office:value="936748" calcext:value-type="float">
            <text:p>936748</text:p>
          </table:table-cell>
          <table:table-cell table:number-columns-repeated="3"/>
          <table:table-cell office:value-type="float" office:value="711296" calcext:value-type="float">
            <text:p>711296</text:p>
          </table:table-cell>
          <table:table-cell/>
          <table:table-cell office:value-type="float" office:value="1996057" calcext:value-type="float">
            <text:p>1996057</text:p>
          </table:table-cell>
          <table:table-cell/>
          <table:table-cell office:value-type="float" office:value="2724410" calcext:value-type="float">
            <text:p>2724410</text:p>
          </table:table-cell>
          <table:table-cell/>
          <table:table-cell office:value-type="float" office:value="5291970" calcext:value-type="float">
            <text:p>5291970</text:p>
          </table:table-cell>
          <table:table-cell/>
          <table:table-cell office:value-type="float" office:value="4287033" calcext:value-type="float">
            <text:p>4287033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5125" calcext:value-type="float">
            <text:p>25125</text:p>
          </table:table-cell>
          <table:table-cell table:number-columns-repeated="3"/>
          <table:table-cell office:value-type="float" office:value="27725" calcext:value-type="float">
            <text:p>27725</text:p>
          </table:table-cell>
          <table:table-cell table:number-columns-repeated="3"/>
          <table:table-cell office:value-type="float" office:value="22432" calcext:value-type="float">
            <text:p>22432</text:p>
          </table:table-cell>
          <table:table-cell table:number-columns-repeated="3"/>
          <table:table-cell office:value-type="float" office:value="23544" calcext:value-type="float">
            <text:p>23544</text:p>
          </table:table-cell>
          <table:table-cell table:number-columns-repeated="3"/>
          <table:table-cell office:value-type="float" office:value="18149" calcext:value-type="float">
            <text:p>18149</text:p>
          </table:table-cell>
          <table:table-cell table:number-columns-repeated="3"/>
          <table:table-cell office:value-type="float" office:value="27368" calcext:value-type="float">
            <text:p>27368</text:p>
          </table:table-cell>
          <table:table-cell table:number-columns-repeated="3"/>
          <table:table-cell office:value-type="float" office:value="19680" calcext:value-type="float">
            <text:p>19680</text:p>
          </table:table-cell>
          <table:table-cell table:number-columns-repeated="4"/>
          <table:table-cell office:value-type="float" office:value="31074" calcext:value-type="float">
            <text:p>31074</text:p>
          </table:table-cell>
          <table:table-cell table:number-columns-repeated="4"/>
          <table:table-cell office:value-type="float" office:value="13164" calcext:value-type="float">
            <text:p>13164</text:p>
          </table:table-cell>
          <table:table-cell/>
          <table:table-cell office:value-type="float" office:value="1398903" calcext:value-type="float">
            <text:p>1398903</text:p>
          </table:table-cell>
          <table:table-cell/>
          <table:table-cell office:value-type="float" office:value="1790418" calcext:value-type="float">
            <text:p>1790418</text:p>
          </table:table-cell>
          <table:table-cell/>
          <table:table-cell office:value-type="float" office:value="2959010" calcext:value-type="float">
            <text:p>2959010</text:p>
          </table:table-cell>
          <table:table-cell/>
          <table:table-cell office:value-type="float" office:value="3084245" calcext:value-type="float">
            <text:p>308424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7337" calcext:value-type="float">
            <text:p>57337</text:p>
          </table:table-cell>
          <table:table-cell table:number-columns-repeated="3"/>
          <table:table-cell office:value-type="float" office:value="61243" calcext:value-type="float">
            <text:p>61243</text:p>
          </table:table-cell>
          <table:table-cell table:number-columns-repeated="3"/>
          <table:table-cell office:value-type="float" office:value="39559" calcext:value-type="float">
            <text:p>39559</text:p>
          </table:table-cell>
          <table:table-cell table:number-columns-repeated="3"/>
          <table:table-cell office:value-type="float" office:value="38950" calcext:value-type="float">
            <text:p>38950</text:p>
          </table:table-cell>
          <table:table-cell table:number-columns-repeated="3"/>
          <table:table-cell office:value-type="float" office:value="40147" calcext:value-type="float">
            <text:p>40147</text:p>
          </table:table-cell>
          <table:table-cell table:number-columns-repeated="3"/>
          <table:table-cell office:value-type="float" office:value="54605" calcext:value-type="float">
            <text:p>54605</text:p>
          </table:table-cell>
          <table:table-cell table:number-columns-repeated="3"/>
          <table:table-cell office:value-type="float" office:value="40669" calcext:value-type="float">
            <text:p>40669</text:p>
          </table:table-cell>
          <table:table-cell table:number-columns-repeated="4"/>
          <table:table-cell office:value-type="float" office:value="59833" calcext:value-type="float">
            <text:p>59833</text:p>
          </table:table-cell>
          <table:table-cell table:number-columns-repeated="4"/>
          <table:table-cell office:value-type="float" office:value="26815" calcext:value-type="float">
            <text:p>26815</text:p>
          </table:table-cell>
          <table:table-cell/>
          <table:table-cell office:value-type="float" office:value="1599064" calcext:value-type="float">
            <text:p>1599064</text:p>
          </table:table-cell>
          <table:table-cell/>
          <table:table-cell office:value-type="float" office:value="2039104" calcext:value-type="float">
            <text:p>2039104</text:p>
          </table:table-cell>
          <table:table-cell/>
          <table:table-cell office:value-type="float" office:value="4242255" calcext:value-type="float">
            <text:p>4242255</text:p>
          </table:table-cell>
          <table:table-cell/>
          <table:table-cell office:value-type="float" office:value="3860470" calcext:value-type="float">
            <text:p>3860470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4042" calcext:value-type="float">
            <text:p>94042</text:p>
          </table:table-cell>
          <table:table-cell table:number-columns-repeated="2"/>
          <table:table-cell office:value-type="float" office:value="102109" calcext:value-type="float">
            <text:p>102109</text:p>
          </table:table-cell>
          <table:table-cell table:number-columns-repeated="3"/>
          <table:table-cell office:value-type="float" office:value="59814" calcext:value-type="float">
            <text:p>59814</text:p>
          </table:table-cell>
          <table:table-cell table:number-columns-repeated="3"/>
          <table:table-cell office:value-type="float" office:value="57983" calcext:value-type="float">
            <text:p>57983</text:p>
          </table:table-cell>
          <table:table-cell table:number-columns-repeated="3"/>
          <table:table-cell office:value-type="float" office:value="72375" calcext:value-type="float">
            <text:p>72375</text:p>
          </table:table-cell>
          <table:table-cell table:number-columns-repeated="2"/>
          <table:table-cell office:value-type="float" office:value="101322" calcext:value-type="float">
            <text:p>101322</text:p>
          </table:table-cell>
          <table:table-cell table:number-columns-repeated="3"/>
          <table:table-cell office:value-type="float" office:value="72239" calcext:value-type="float">
            <text:p>72239</text:p>
          </table:table-cell>
          <table:table-cell table:number-columns-repeated="3"/>
          <table:table-cell office:value-type="float" office:value="100869" calcext:value-type="float">
            <text:p>100869</text:p>
          </table:table-cell>
          <table:table-cell table:number-columns-repeated="4"/>
          <table:table-cell office:value-type="float" office:value="65356" calcext:value-type="float">
            <text:p>65356</text:p>
          </table:table-cell>
          <table:table-cell/>
          <table:table-cell office:value-type="float" office:value="1723726" calcext:value-type="float">
            <text:p>1723726</text:p>
          </table:table-cell>
          <table:table-cell/>
          <table:table-cell office:value-type="float" office:value="2270831" calcext:value-type="float">
            <text:p>2270831</text:p>
          </table:table-cell>
          <table:table-cell/>
          <table:table-cell office:value-type="float" office:value="5342079" calcext:value-type="float">
            <text:p>5342079</text:p>
          </table:table-cell>
          <table:table-cell/>
          <table:table-cell office:value-type="float" office:value="4650496" calcext:value-type="float">
            <text:p>4650496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8459" calcext:value-type="float">
            <text:p>128459</text:p>
          </table:table-cell>
          <table:table-cell table:number-columns-repeated="2"/>
          <table:table-cell office:value-type="float" office:value="138144" calcext:value-type="float">
            <text:p>138144</text:p>
          </table:table-cell>
          <table:table-cell table:number-columns-repeated="3"/>
          <table:table-cell office:value-type="float" office:value="83526" calcext:value-type="float">
            <text:p>83526</text:p>
          </table:table-cell>
          <table:table-cell table:number-columns-repeated="3"/>
          <table:table-cell office:value-type="float" office:value="83776" calcext:value-type="float">
            <text:p>83776</text:p>
          </table:table-cell>
          <table:table-cell table:number-columns-repeated="3"/>
          <table:table-cell office:value-type="float" office:value="97094" calcext:value-type="float">
            <text:p>97094</text:p>
          </table:table-cell>
          <table:table-cell table:number-columns-repeated="2"/>
          <table:table-cell office:value-type="float" office:value="138438" calcext:value-type="float">
            <text:p>138438</text:p>
          </table:table-cell>
          <table:table-cell table:number-columns-repeated="3"/>
          <table:table-cell office:value-type="float" office:value="99946" calcext:value-type="float">
            <text:p>99946</text:p>
          </table:table-cell>
          <table:table-cell table:number-columns-repeated="3"/>
          <table:table-cell office:value-type="float" office:value="135681" calcext:value-type="float">
            <text:p>135681</text:p>
          </table:table-cell>
          <table:table-cell table:number-columns-repeated="3"/>
          <table:table-cell office:value-type="float" office:value="100555" calcext:value-type="float">
            <text:p>100555</text:p>
          </table:table-cell>
          <table:table-cell/>
          <table:table-cell office:value-type="float" office:value="1769533" calcext:value-type="float">
            <text:p>1769533</text:p>
          </table:table-cell>
          <table:table-cell/>
          <table:table-cell office:value-type="float" office:value="2116216" calcext:value-type="float">
            <text:p>2116216</text:p>
          </table:table-cell>
          <table:table-cell/>
          <table:table-cell office:value-type="float" office:value="5901805" calcext:value-type="float">
            <text:p>5901805</text:p>
          </table:table-cell>
          <table:table-cell/>
          <table:table-cell office:value-type="float" office:value="5104015" calcext:value-type="float">
            <text:p>5104015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86974" calcext:value-type="float">
            <text:p>186974</text:p>
          </table:table-cell>
          <table:table-cell table:number-columns-repeated="2"/>
          <table:table-cell office:value-type="float" office:value="179919" calcext:value-type="float">
            <text:p>179919</text:p>
          </table:table-cell>
          <table:table-cell table:number-columns-repeated="2"/>
          <table:table-cell office:value-type="float" office:value="221375" calcext:value-type="float">
            <text:p>221375</text:p>
          </table:table-cell>
          <table:table-cell table:number-columns-repeated="2"/>
          <table:table-cell office:value-type="float" office:value="207119" calcext:value-type="float">
            <text:p>207119</text:p>
          </table:table-cell>
          <table:table-cell table:number-columns-repeated="2"/>
          <table:table-cell office:value-type="float" office:value="173283" calcext:value-type="float">
            <text:p>173283</text:p>
          </table:table-cell>
          <table:table-cell table:number-columns-repeated="2"/>
          <table:table-cell office:value-type="float" office:value="183040" calcext:value-type="float">
            <text:p>183040</text:p>
          </table:table-cell>
          <table:table-cell table:number-columns-repeated="2"/>
          <table:table-cell office:value-type="float" office:value="172539" calcext:value-type="float">
            <text:p>172539</text:p>
          </table:table-cell>
          <table:table-cell table:number-columns-repeated="3"/>
          <table:table-cell office:value-type="float" office:value="182584" calcext:value-type="float">
            <text:p>182584</text:p>
          </table:table-cell>
          <table:table-cell table:number-columns-repeated="3"/>
          <table:table-cell office:value-type="float" office:value="176238" calcext:value-type="float">
            <text:p>176238</text:p>
          </table:table-cell>
          <table:table-cell/>
          <table:table-cell office:value-type="float" office:value="1688364" calcext:value-type="float">
            <text:p>1688364</text:p>
          </table:table-cell>
          <table:table-cell/>
          <table:table-cell office:value-type="float" office:value="2214057" calcext:value-type="float">
            <text:p>2214057</text:p>
          </table:table-cell>
          <table:table-cell/>
          <table:table-cell office:value-type="float" office:value="6222445" calcext:value-type="float">
            <text:p>6222445</text:p>
          </table:table-cell>
          <table:table-cell/>
          <table:table-cell office:value-type="float" office:value="5452279" calcext:value-type="float">
            <text:p>5452279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1833" calcext:value-type="float">
            <text:p>211833</text:p>
          </table:table-cell>
          <table:table-cell table:number-columns-repeated="2"/>
          <table:table-cell office:value-type="float" office:value="210263" calcext:value-type="float">
            <text:p>210263</text:p>
          </table:table-cell>
          <table:table-cell table:number-columns-repeated="2"/>
          <table:table-cell office:value-type="float" office:value="335966" calcext:value-type="float">
            <text:p>335966</text:p>
          </table:table-cell>
          <table:table-cell table:number-columns-repeated="2"/>
          <table:table-cell office:value-type="float" office:value="346230" calcext:value-type="float">
            <text:p>346230</text:p>
          </table:table-cell>
          <table:table-cell table:number-columns-repeated="2"/>
          <table:table-cell office:value-type="float" office:value="263705" calcext:value-type="float">
            <text:p>263705</text:p>
          </table:table-cell>
          <table:table-cell table:number-columns-repeated="2"/>
          <table:table-cell office:value-type="float" office:value="205038" calcext:value-type="float">
            <text:p>205038</text:p>
          </table:table-cell>
          <table:table-cell table:number-columns-repeated="2"/>
          <table:table-cell office:value-type="float" office:value="245228" calcext:value-type="float">
            <text:p>245228</text:p>
          </table:table-cell>
          <table:table-cell table:number-columns-repeated="3"/>
          <table:table-cell office:value-type="float" office:value="207805" calcext:value-type="float">
            <text:p>207805</text:p>
          </table:table-cell>
          <table:table-cell table:number-columns-repeated="3"/>
          <table:table-cell office:value-type="float" office:value="267245" calcext:value-type="float">
            <text:p>267245</text:p>
          </table:table-cell>
          <table:table-cell/>
          <table:table-cell office:value-type="float" office:value="1702755" calcext:value-type="float">
            <text:p>1702755</text:p>
          </table:table-cell>
          <table:table-cell/>
          <table:table-cell office:value-type="float" office:value="2230948" calcext:value-type="float">
            <text:p>2230948</text:p>
          </table:table-cell>
          <table:table-cell/>
          <table:table-cell office:value-type="float" office:value="4560077" calcext:value-type="float">
            <text:p>4560077</text:p>
          </table:table-cell>
          <table:table-cell/>
          <table:table-cell office:value-type="float" office:value="5166953" calcext:value-type="float">
            <text:p>5166953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46327" calcext:value-type="float">
            <text:p>246327</text:p>
          </table:table-cell>
          <table:table-cell table:number-columns-repeated="2"/>
          <table:table-cell office:value-type="float" office:value="242999" calcext:value-type="float">
            <text:p>242999</text:p>
          </table:table-cell>
          <table:table-cell table:number-columns-repeated="2"/>
          <table:table-cell office:value-type="float" office:value="457526" calcext:value-type="float">
            <text:p>457526</text:p>
          </table:table-cell>
          <table:table-cell table:number-columns-repeated="2"/>
          <table:table-cell office:value-type="float" office:value="471250" calcext:value-type="float">
            <text:p>471250</text:p>
          </table:table-cell>
          <table:table-cell table:number-columns-repeated="2"/>
          <table:table-cell office:value-type="float" office:value="286779" calcext:value-type="float">
            <text:p>286779</text:p>
          </table:table-cell>
          <table:table-cell table:number-columns-repeated="2"/>
          <table:table-cell office:value-type="float" office:value="241855" calcext:value-type="float">
            <text:p>241855</text:p>
          </table:table-cell>
          <table:table-cell table:number-columns-repeated="2"/>
          <table:table-cell office:value-type="float" office:value="320212" calcext:value-type="float">
            <text:p>320212</text:p>
          </table:table-cell>
          <table:table-cell table:number-columns-repeated="3"/>
          <table:table-cell office:value-type="float" office:value="236111" calcext:value-type="float">
            <text:p>236111</text:p>
          </table:table-cell>
          <table:table-cell table:number-columns-repeated="3"/>
          <table:table-cell office:value-type="float" office:value="324912" calcext:value-type="float">
            <text:p>324912</text:p>
          </table:table-cell>
          <table:table-cell/>
          <table:table-cell office:value-type="float" office:value="1714309" calcext:value-type="float">
            <text:p>1714309</text:p>
          </table:table-cell>
          <table:table-cell/>
          <table:table-cell office:value-type="float" office:value="2527212" calcext:value-type="float">
            <text:p>2527212</text:p>
          </table:table-cell>
          <table:table-cell/>
          <table:table-cell office:value-type="float" office:value="5771445" calcext:value-type="float">
            <text:p>5771445</text:p>
          </table:table-cell>
          <table:table-cell/>
          <table:table-cell office:value-type="float" office:value="5113510" calcext:value-type="float">
            <text:p>5113510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58973" calcext:value-type="float">
            <text:p>258973</text:p>
          </table:table-cell>
          <table:table-cell table:number-columns-repeated="2"/>
          <table:table-cell office:value-type="float" office:value="256207" calcext:value-type="float">
            <text:p>256207</text:p>
          </table:table-cell>
          <table:table-cell table:number-columns-repeated="2"/>
          <table:table-cell office:value-type="float" office:value="424884" calcext:value-type="float">
            <text:p>424884</text:p>
          </table:table-cell>
          <table:table-cell table:number-columns-repeated="2"/>
          <table:table-cell office:value-type="float" office:value="435303" calcext:value-type="float">
            <text:p>435303</text:p>
          </table:table-cell>
          <table:table-cell table:number-columns-repeated="2"/>
          <table:table-cell office:value-type="float" office:value="359756" calcext:value-type="float">
            <text:p>359756</text:p>
          </table:table-cell>
          <table:table-cell table:number-columns-repeated="2"/>
          <table:table-cell office:value-type="float" office:value="255266" calcext:value-type="float">
            <text:p>255266</text:p>
          </table:table-cell>
          <table:table-cell table:number-columns-repeated="2"/>
          <table:table-cell office:value-type="float" office:value="402575" calcext:value-type="float">
            <text:p>402575</text:p>
          </table:table-cell>
          <table:table-cell table:number-columns-repeated="3"/>
          <table:table-cell office:value-type="float" office:value="254857" calcext:value-type="float">
            <text:p>254857</text:p>
          </table:table-cell>
          <table:table-cell table:number-columns-repeated="3"/>
          <table:table-cell office:value-type="float" office:value="404163" calcext:value-type="float">
            <text:p>404163</text:p>
          </table:table-cell>
          <table:table-cell/>
          <table:table-cell office:value-type="float" office:value="1929303" calcext:value-type="float">
            <text:p>1929303</text:p>
          </table:table-cell>
          <table:table-cell/>
          <table:table-cell office:value-type="float" office:value="2296635" calcext:value-type="float">
            <text:p>2296635</text:p>
          </table:table-cell>
          <table:table-cell/>
          <table:table-cell office:value-type="float" office:value="6079322" calcext:value-type="float">
            <text:p>6079322</text:p>
          </table:table-cell>
          <table:table-cell/>
          <table:table-cell office:value-type="float" office:value="5202944" calcext:value-type="float">
            <text:p>5202944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63899" calcext:value-type="float">
            <text:p>263899</text:p>
          </table:table-cell>
          <table:table-cell table:number-columns-repeated="2"/>
          <table:table-cell office:value-type="float" office:value="269668" calcext:value-type="float">
            <text:p>269668</text:p>
          </table:table-cell>
          <table:table-cell table:number-columns-repeated="2"/>
          <table:table-cell office:value-type="float" office:value="604798" calcext:value-type="float">
            <text:p>604798</text:p>
          </table:table-cell>
          <table:table-cell table:number-columns-repeated="2"/>
          <table:table-cell office:value-type="float" office:value="597499" calcext:value-type="float">
            <text:p>597499</text:p>
          </table:table-cell>
          <table:table-cell table:number-columns-repeated="2"/>
          <table:table-cell office:value-type="float" office:value="540796" calcext:value-type="float">
            <text:p>540796</text:p>
          </table:table-cell>
          <table:table-cell table:number-columns-repeated="2"/>
          <table:table-cell office:value-type="float" office:value="277229" calcext:value-type="float">
            <text:p>277229</text:p>
          </table:table-cell>
          <table:table-cell table:number-columns-repeated="2"/>
          <table:table-cell office:value-type="float" office:value="544861" calcext:value-type="float">
            <text:p>544861</text:p>
          </table:table-cell>
          <table:table-cell table:number-columns-repeated="3"/>
          <table:table-cell office:value-type="float" office:value="279194" calcext:value-type="float">
            <text:p>279194</text:p>
          </table:table-cell>
          <table:table-cell table:number-columns-repeated="3"/>
          <table:table-cell office:value-type="float" office:value="262851" calcext:value-type="float">
            <text:p>262851</text:p>
          </table:table-cell>
          <table:table-cell/>
          <table:table-cell office:value-type="float" office:value="1818851" calcext:value-type="float">
            <text:p>1818851</text:p>
          </table:table-cell>
          <table:table-cell/>
          <table:table-cell office:value-type="float" office:value="2622299" calcext:value-type="float">
            <text:p>2622299</text:p>
          </table:table-cell>
          <table:table-cell/>
          <table:table-cell office:value-type="float" office:value="4661221" calcext:value-type="float">
            <text:p>4661221</text:p>
          </table:table-cell>
          <table:table-cell/>
          <table:table-cell office:value-type="float" office:value="5396617" calcext:value-type="float">
            <text:p>539661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06908" calcext:value-type="float">
            <text:p>306908</text:p>
          </table:table-cell>
          <table:table-cell table:number-columns-repeated="2"/>
          <table:table-cell office:value-type="float" office:value="315046" calcext:value-type="float">
            <text:p>315046</text:p>
          </table:table-cell>
          <table:table-cell table:number-columns-repeated="2"/>
          <table:table-cell office:value-type="float" office:value="719637" calcext:value-type="float">
            <text:p>719637</text:p>
          </table:table-cell>
          <table:table-cell table:number-columns-repeated="2"/>
          <table:table-cell office:value-type="float" office:value="685092" calcext:value-type="float">
            <text:p>685092</text:p>
          </table:table-cell>
          <table:table-cell table:number-columns-repeated="2"/>
          <table:table-cell office:value-type="float" office:value="644909" calcext:value-type="float">
            <text:p>644909</text:p>
          </table:table-cell>
          <table:table-cell table:number-columns-repeated="2"/>
          <table:table-cell office:value-type="float" office:value="313420" calcext:value-type="float">
            <text:p>313420</text:p>
          </table:table-cell>
          <table:table-cell table:number-columns-repeated="2"/>
          <table:table-cell office:value-type="float" office:value="677561" calcext:value-type="float">
            <text:p>677561</text:p>
          </table:table-cell>
          <table:table-cell table:number-columns-repeated="3"/>
          <table:table-cell office:value-type="float" office:value="302493" calcext:value-type="float">
            <text:p>302493</text:p>
          </table:table-cell>
          <table:table-cell table:number-columns-repeated="3"/>
          <table:table-cell office:value-type="float" office:value="316408" calcext:value-type="float">
            <text:p>316408</text:p>
          </table:table-cell>
          <table:table-cell/>
          <table:table-cell office:value-type="float" office:value="2070000" calcext:value-type="float">
            <text:p>2070000</text:p>
          </table:table-cell>
          <table:table-cell/>
          <table:table-cell office:value-type="float" office:value="2433684" calcext:value-type="float">
            <text:p>2433684</text:p>
          </table:table-cell>
          <table:table-cell/>
          <table:table-cell office:value-type="float" office:value="5551830" calcext:value-type="float">
            <text:p>5551830</text:p>
          </table:table-cell>
          <table:table-cell/>
          <table:table-cell office:value-type="float" office:value="5004402" calcext:value-type="float">
            <text:p>500440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22322" calcext:value-type="float">
            <text:p>222322</text:p>
          </table:table-cell>
          <table:table-cell table:number-columns-repeated="2"/>
          <table:table-cell office:value-type="float" office:value="330415" calcext:value-type="float">
            <text:p>330415</text:p>
          </table:table-cell>
          <table:table-cell table:number-columns-repeated="2"/>
          <table:table-cell office:value-type="float" office:value="834604" calcext:value-type="float">
            <text:p>834604</text:p>
          </table:table-cell>
          <table:table-cell table:number-columns-repeated="2"/>
          <table:table-cell office:value-type="float" office:value="797739" calcext:value-type="float">
            <text:p>797739</text:p>
          </table:table-cell>
          <table:table-cell table:number-columns-repeated="2"/>
          <table:table-cell office:value-type="float" office:value="799372" calcext:value-type="float">
            <text:p>799372</text:p>
          </table:table-cell>
          <table:table-cell table:number-columns-repeated="2"/>
          <table:table-cell office:value-type="float" office:value="320738" calcext:value-type="float">
            <text:p>320738</text:p>
          </table:table-cell>
          <table:table-cell table:number-columns-repeated="2"/>
          <table:table-cell office:value-type="float" office:value="614670" calcext:value-type="float">
            <text:p>614670</text:p>
          </table:table-cell>
          <table:table-cell table:number-columns-repeated="3"/>
          <table:table-cell office:value-type="float" office:value="248739" calcext:value-type="float">
            <text:p>248739</text:p>
          </table:table-cell>
          <table:table-cell table:number-columns-repeated="3"/>
          <table:table-cell office:value-type="float" office:value="463688" calcext:value-type="float">
            <text:p>463688</text:p>
          </table:table-cell>
          <table:table-cell/>
          <table:table-cell office:value-type="float" office:value="2281234" calcext:value-type="float">
            <text:p>2281234</text:p>
          </table:table-cell>
          <table:table-cell/>
          <table:table-cell office:value-type="float" office:value="2431187" calcext:value-type="float">
            <text:p>2431187</text:p>
          </table:table-cell>
          <table:table-cell/>
          <table:table-cell office:value-type="float" office:value="5227880" calcext:value-type="float">
            <text:p>5227880</text:p>
          </table:table-cell>
          <table:table-cell/>
          <table:table-cell office:value-type="float" office:value="4630753" calcext:value-type="float">
            <text:p>4630753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53253" calcext:value-type="float">
            <text:p>253253</text:p>
          </table:table-cell>
          <table:table-cell table:number-columns-repeated="2"/>
          <table:table-cell office:value-type="float" office:value="324281" calcext:value-type="float">
            <text:p>324281</text:p>
          </table:table-cell>
          <table:table-cell table:number-columns-repeated="2"/>
          <table:table-cell office:value-type="float" office:value="745097" calcext:value-type="float">
            <text:p>745097</text:p>
          </table:table-cell>
          <table:table-cell table:number-columns-repeated="2"/>
          <table:table-cell office:value-type="float" office:value="735338" calcext:value-type="float">
            <text:p>735338</text:p>
          </table:table-cell>
          <table:table-cell table:number-columns-repeated="2"/>
          <table:table-cell office:value-type="float" office:value="756974" calcext:value-type="float">
            <text:p>756974</text:p>
          </table:table-cell>
          <table:table-cell table:number-columns-repeated="2"/>
          <table:table-cell office:value-type="float" office:value="320194" calcext:value-type="float">
            <text:p>320194</text:p>
          </table:table-cell>
          <table:table-cell table:number-columns-repeated="2"/>
          <table:table-cell office:value-type="float" office:value="794409" calcext:value-type="float">
            <text:p>794409</text:p>
          </table:table-cell>
          <table:table-cell table:number-columns-repeated="3"/>
          <table:table-cell office:value-type="float" office:value="315976" calcext:value-type="float">
            <text:p>315976</text:p>
          </table:table-cell>
          <table:table-cell table:number-columns-repeated="3"/>
          <table:table-cell office:value-type="float" office:value="530431" calcext:value-type="float">
            <text:p>530431</text:p>
          </table:table-cell>
          <table:table-cell/>
          <table:table-cell office:value-type="float" office:value="2166863" calcext:value-type="float">
            <text:p>2166863</text:p>
          </table:table-cell>
          <table:table-cell/>
          <table:table-cell office:value-type="float" office:value="3399967" calcext:value-type="float">
            <text:p>3399967</text:p>
          </table:table-cell>
          <table:table-cell/>
          <table:table-cell office:value-type="float" office:value="4900900" calcext:value-type="float">
            <text:p>4900900</text:p>
          </table:table-cell>
          <table:table-cell/>
          <table:table-cell office:value-type="float" office:value="4334572" calcext:value-type="float">
            <text:p>433457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98704" calcext:value-type="float">
            <text:p>198704</text:p>
          </table:table-cell>
          <table:table-cell table:number-columns-repeated="2"/>
          <table:table-cell office:value-type="float" office:value="314249" calcext:value-type="float">
            <text:p>314249</text:p>
          </table:table-cell>
          <table:table-cell table:number-columns-repeated="2"/>
          <table:table-cell office:value-type="float" office:value="640849" calcext:value-type="float">
            <text:p>640849</text:p>
          </table:table-cell>
          <table:table-cell table:number-columns-repeated="2"/>
          <table:table-cell office:value-type="float" office:value="653321" calcext:value-type="float">
            <text:p>653321</text:p>
          </table:table-cell>
          <table:table-cell table:number-columns-repeated="2"/>
          <table:table-cell office:value-type="float" office:value="679242" calcext:value-type="float">
            <text:p>679242</text:p>
          </table:table-cell>
          <table:table-cell table:number-columns-repeated="2"/>
          <table:table-cell office:value-type="float" office:value="307957" calcext:value-type="float">
            <text:p>307957</text:p>
          </table:table-cell>
          <table:table-cell table:number-columns-repeated="2"/>
          <table:table-cell office:value-type="float" office:value="674435" calcext:value-type="float">
            <text:p>674435</text:p>
          </table:table-cell>
          <table:table-cell table:number-columns-repeated="3"/>
          <table:table-cell office:value-type="float" office:value="307548" calcext:value-type="float">
            <text:p>307548</text:p>
          </table:table-cell>
          <table:table-cell table:number-columns-repeated="3"/>
          <table:table-cell office:value-type="float" office:value="739819" calcext:value-type="float">
            <text:p>739819</text:p>
          </table:table-cell>
          <table:table-cell/>
          <table:table-cell office:value-type="float" office:value="1980913" calcext:value-type="float">
            <text:p>1980913</text:p>
          </table:table-cell>
          <table:table-cell/>
          <table:table-cell office:value-type="float" office:value="2675387" calcext:value-type="float">
            <text:p>2675387</text:p>
          </table:table-cell>
          <table:table-cell/>
          <table:table-cell office:value-type="float" office:value="4893920" calcext:value-type="float">
            <text:p>4893920</text:p>
          </table:table-cell>
          <table:table-cell/>
          <table:table-cell office:value-type="float" office:value="4267811" calcext:value-type="float">
            <text:p>4267811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61822" calcext:value-type="float">
            <text:p>161822</text:p>
          </table:table-cell>
          <table:table-cell table:number-columns-repeated="2"/>
          <table:table-cell office:value-type="float" office:value="164399" calcext:value-type="float">
            <text:p>164399</text:p>
          </table:table-cell>
          <table:table-cell table:number-columns-repeated="2"/>
          <table:table-cell office:value-type="float" office:value="227636" calcext:value-type="float">
            <text:p>227636</text:p>
          </table:table-cell>
          <table:table-cell table:number-columns-repeated="2"/>
          <table:table-cell office:value-type="float" office:value="232575" calcext:value-type="float">
            <text:p>232575</text:p>
          </table:table-cell>
          <table:table-cell table:number-columns-repeated="2"/>
          <table:table-cell office:value-type="float" office:value="182242" calcext:value-type="float">
            <text:p>182242</text:p>
          </table:table-cell>
          <table:table-cell table:number-columns-repeated="2"/>
          <table:table-cell office:value-type="float" office:value="163207" calcext:value-type="float">
            <text:p>163207</text:p>
          </table:table-cell>
          <table:table-cell table:number-columns-repeated="2"/>
          <table:table-cell office:value-type="float" office:value="183628" calcext:value-type="float">
            <text:p>183628</text:p>
          </table:table-cell>
          <table:table-cell table:number-columns-repeated="3"/>
          <table:table-cell office:value-type="float" office:value="162521" calcext:value-type="float">
            <text:p>162521</text:p>
          </table:table-cell>
          <table:table-cell table:number-columns-repeated="3"/>
          <table:table-cell office:value-type="float" office:value="183453" calcext:value-type="float">
            <text:p>183453</text:p>
          </table:table-cell>
          <table:table-cell/>
          <table:table-cell office:value-type="float" office:value="1804897" calcext:value-type="float">
            <text:p>1804897</text:p>
          </table:table-cell>
          <table:table-cell/>
          <table:table-cell office:value-type="float" office:value="2407121" calcext:value-type="float">
            <text:p>2407121</text:p>
          </table:table-cell>
          <table:table-cell/>
          <table:table-cell office:value-type="float" office:value="5032770" calcext:value-type="float">
            <text:p>5032770</text:p>
          </table:table-cell>
          <table:table-cell/>
          <table:table-cell office:value-type="float" office:value="5044222" calcext:value-type="float">
            <text:p>5044222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3633" calcext:value-type="float">
            <text:p>163633</text:p>
          </table:table-cell>
          <table:table-cell table:number-columns-repeated="2"/>
          <table:table-cell office:value-type="float" office:value="164681" calcext:value-type="float">
            <text:p>164681</text:p>
          </table:table-cell>
          <table:table-cell table:number-columns-repeated="2"/>
          <table:table-cell office:value-type="float" office:value="373897" calcext:value-type="float">
            <text:p>373897</text:p>
          </table:table-cell>
          <table:table-cell table:number-columns-repeated="2"/>
          <table:table-cell office:value-type="float" office:value="371414" calcext:value-type="float">
            <text:p>371414</text:p>
          </table:table-cell>
          <table:table-cell table:number-columns-repeated="2"/>
          <table:table-cell office:value-type="float" office:value="275639" calcext:value-type="float">
            <text:p>275639</text:p>
          </table:table-cell>
          <table:table-cell table:number-columns-repeated="2"/>
          <table:table-cell office:value-type="float" office:value="162404" calcext:value-type="float">
            <text:p>162404</text:p>
          </table:table-cell>
          <table:table-cell table:number-columns-repeated="2"/>
          <table:table-cell office:value-type="float" office:value="260081" calcext:value-type="float">
            <text:p>260081</text:p>
          </table:table-cell>
          <table:table-cell table:number-columns-repeated="3"/>
          <table:table-cell office:value-type="float" office:value="161174" calcext:value-type="float">
            <text:p>161174</text:p>
          </table:table-cell>
          <table:table-cell table:number-columns-repeated="3"/>
          <table:table-cell office:value-type="float" office:value="269591" calcext:value-type="float">
            <text:p>269591</text:p>
          </table:table-cell>
          <table:table-cell/>
          <table:table-cell office:value-type="float" office:value="1755111" calcext:value-type="float">
            <text:p>1755111</text:p>
          </table:table-cell>
          <table:table-cell/>
          <table:table-cell office:value-type="float" office:value="2422437" calcext:value-type="float">
            <text:p>2422437</text:p>
          </table:table-cell>
          <table:table-cell/>
          <table:table-cell office:value-type="float" office:value="5886085" calcext:value-type="float">
            <text:p>5886085</text:p>
          </table:table-cell>
          <table:table-cell/>
          <table:table-cell office:value-type="float" office:value="5036459" calcext:value-type="float">
            <text:p>5036459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71234" calcext:value-type="float">
            <text:p>171234</text:p>
          </table:table-cell>
          <table:table-cell table:number-columns-repeated="2"/>
          <table:table-cell office:value-type="float" office:value="161849" calcext:value-type="float">
            <text:p>161849</text:p>
          </table:table-cell>
          <table:table-cell table:number-columns-repeated="2"/>
          <table:table-cell office:value-type="float" office:value="499627" calcext:value-type="float">
            <text:p>499627</text:p>
          </table:table-cell>
          <table:table-cell table:number-columns-repeated="2"/>
          <table:table-cell office:value-type="float" office:value="495786" calcext:value-type="float">
            <text:p>495786</text:p>
          </table:table-cell>
          <table:table-cell table:number-columns-repeated="2"/>
          <table:table-cell office:value-type="float" office:value="338302" calcext:value-type="float">
            <text:p>338302</text:p>
          </table:table-cell>
          <table:table-cell table:number-columns-repeated="2"/>
          <table:table-cell office:value-type="float" office:value="160937" calcext:value-type="float">
            <text:p>160937</text:p>
          </table:table-cell>
          <table:table-cell table:number-columns-repeated="2"/>
          <table:table-cell office:value-type="float" office:value="324927" calcext:value-type="float">
            <text:p>324927</text:p>
          </table:table-cell>
          <table:table-cell table:number-columns-repeated="3"/>
          <table:table-cell office:value-type="float" office:value="153522" calcext:value-type="float">
            <text:p>153522</text:p>
          </table:table-cell>
          <table:table-cell table:number-columns-repeated="3"/>
          <table:table-cell office:value-type="float" office:value="346670" calcext:value-type="float">
            <text:p>346670</text:p>
          </table:table-cell>
          <table:table-cell/>
          <table:table-cell office:value-type="float" office:value="1781455" calcext:value-type="float">
            <text:p>1781455</text:p>
          </table:table-cell>
          <table:table-cell/>
          <table:table-cell office:value-type="float" office:value="2505778" calcext:value-type="float">
            <text:p>2505778</text:p>
          </table:table-cell>
          <table:table-cell/>
          <table:table-cell office:value-type="float" office:value="5720710" calcext:value-type="float">
            <text:p>5720710</text:p>
          </table:table-cell>
          <table:table-cell/>
          <table:table-cell office:value-type="float" office:value="5129504" calcext:value-type="float">
            <text:p>5129504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2937" calcext:value-type="float">
            <text:p>152937</text:p>
          </table:table-cell>
          <table:table-cell table:number-columns-repeated="2"/>
          <table:table-cell office:value-type="float" office:value="151871" calcext:value-type="float">
            <text:p>151871</text:p>
          </table:table-cell>
          <table:table-cell table:number-columns-repeated="2"/>
          <table:table-cell office:value-type="float" office:value="538151" calcext:value-type="float">
            <text:p>538151</text:p>
          </table:table-cell>
          <table:table-cell table:number-columns-repeated="2"/>
          <table:table-cell office:value-type="float" office:value="545124" calcext:value-type="float">
            <text:p>545124</text:p>
          </table:table-cell>
          <table:table-cell table:number-columns-repeated="2"/>
          <table:table-cell office:value-type="float" office:value="435704" calcext:value-type="float">
            <text:p>435704</text:p>
          </table:table-cell>
          <table:table-cell table:number-columns-repeated="2"/>
          <table:table-cell office:value-type="float" office:value="148754" calcext:value-type="float">
            <text:p>148754</text:p>
          </table:table-cell>
          <table:table-cell table:number-columns-repeated="2"/>
          <table:table-cell office:value-type="float" office:value="427518" calcext:value-type="float">
            <text:p>427518</text:p>
          </table:table-cell>
          <table:table-cell table:number-columns-repeated="3"/>
          <table:table-cell office:value-type="float" office:value="146330" calcext:value-type="float">
            <text:p>146330</text:p>
          </table:table-cell>
          <table:table-cell table:number-columns-repeated="3"/>
          <table:table-cell office:value-type="float" office:value="432432" calcext:value-type="float">
            <text:p>432432</text:p>
          </table:table-cell>
          <table:table-cell/>
          <table:table-cell office:value-type="float" office:value="1884175" calcext:value-type="float">
            <text:p>1884175</text:p>
          </table:table-cell>
          <table:table-cell/>
          <table:table-cell office:value-type="float" office:value="2373983" calcext:value-type="float">
            <text:p>2373983</text:p>
          </table:table-cell>
          <table:table-cell/>
          <table:table-cell office:value-type="float" office:value="5753760" calcext:value-type="float">
            <text:p>5753760</text:p>
          </table:table-cell>
          <table:table-cell/>
          <table:table-cell office:value-type="float" office:value="4990556" calcext:value-type="float">
            <text:p>4990556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39190" calcext:value-type="float">
            <text:p>139190</text:p>
          </table:table-cell>
          <table:table-cell table:number-columns-repeated="2"/>
          <table:table-cell office:value-type="float" office:value="135663" calcext:value-type="float">
            <text:p>135663</text:p>
          </table:table-cell>
          <table:table-cell table:number-columns-repeated="2"/>
          <table:table-cell office:value-type="float" office:value="692712" calcext:value-type="float">
            <text:p>692712</text:p>
          </table:table-cell>
          <table:table-cell table:number-columns-repeated="2"/>
          <table:table-cell office:value-type="float" office:value="695183" calcext:value-type="float">
            <text:p>695183</text:p>
          </table:table-cell>
          <table:table-cell table:number-columns-repeated="2"/>
          <table:table-cell office:value-type="float" office:value="573439" calcext:value-type="float">
            <text:p>573439</text:p>
          </table:table-cell>
          <table:table-cell table:number-columns-repeated="2"/>
          <table:table-cell office:value-type="float" office:value="131547" calcext:value-type="float">
            <text:p>131547</text:p>
          </table:table-cell>
          <table:table-cell table:number-columns-repeated="2"/>
          <table:table-cell office:value-type="float" office:value="549615" calcext:value-type="float">
            <text:p>549615</text:p>
          </table:table-cell>
          <table:table-cell table:number-columns-repeated="3"/>
          <table:table-cell office:value-type="float" office:value="127684" calcext:value-type="float">
            <text:p>127684</text:p>
          </table:table-cell>
          <table:table-cell table:number-columns-repeated="3"/>
          <table:table-cell office:value-type="float" office:value="493947" calcext:value-type="float">
            <text:p>493947</text:p>
          </table:table-cell>
          <table:table-cell/>
          <table:table-cell office:value-type="float" office:value="1887565" calcext:value-type="float">
            <text:p>1887565</text:p>
          </table:table-cell>
          <table:table-cell/>
          <table:table-cell office:value-type="float" office:value="2539578" calcext:value-type="float">
            <text:p>2539578</text:p>
          </table:table-cell>
          <table:table-cell/>
          <table:table-cell office:value-type="float" office:value="5745822" calcext:value-type="float">
            <text:p>5745822</text:p>
          </table:table-cell>
          <table:table-cell/>
          <table:table-cell office:value-type="float" office:value="5056098" calcext:value-type="float">
            <text:p>5056098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23504" calcext:value-type="float">
            <text:p>123504</text:p>
          </table:table-cell>
          <table:table-cell table:number-columns-repeated="2"/>
          <table:table-cell office:value-type="float" office:value="120121" calcext:value-type="float">
            <text:p>120121</text:p>
          </table:table-cell>
          <table:table-cell table:number-columns-repeated="2"/>
          <table:table-cell office:value-type="float" office:value="664611" calcext:value-type="float">
            <text:p>664611</text:p>
          </table:table-cell>
          <table:table-cell table:number-columns-repeated="2"/>
          <table:table-cell office:value-type="float" office:value="711268" calcext:value-type="float">
            <text:p>711268</text:p>
          </table:table-cell>
          <table:table-cell table:number-columns-repeated="2"/>
          <table:table-cell office:value-type="float" office:value="633540" calcext:value-type="float">
            <text:p>633540</text:p>
          </table:table-cell>
          <table:table-cell table:number-columns-repeated="2"/>
          <table:table-cell office:value-type="float" office:value="116812" calcext:value-type="float">
            <text:p>116812</text:p>
          </table:table-cell>
          <table:table-cell table:number-columns-repeated="2"/>
          <table:table-cell office:value-type="float" office:value="609523" calcext:value-type="float">
            <text:p>609523</text:p>
          </table:table-cell>
          <table:table-cell table:number-columns-repeated="3"/>
          <table:table-cell office:value-type="float" office:value="110706" calcext:value-type="float">
            <text:p>110706</text:p>
          </table:table-cell>
          <table:table-cell table:number-columns-repeated="3"/>
          <table:table-cell office:value-type="float" office:value="527427" calcext:value-type="float">
            <text:p>527427</text:p>
          </table:table-cell>
          <table:table-cell/>
          <table:table-cell office:value-type="float" office:value="1876407" calcext:value-type="float">
            <text:p>1876407</text:p>
          </table:table-cell>
          <table:table-cell/>
          <table:table-cell office:value-type="float" office:value="2466741" calcext:value-type="float">
            <text:p>2466741</text:p>
          </table:table-cell>
          <table:table-cell/>
          <table:table-cell office:value-type="float" office:value="5642964" calcext:value-type="float">
            <text:p>5642964</text:p>
          </table:table-cell>
          <table:table-cell/>
          <table:table-cell office:value-type="float" office:value="4388944" calcext:value-type="float">
            <text:p>4388944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98755" calcext:value-type="float">
            <text:p>98755</text:p>
          </table:table-cell>
          <table:table-cell table:number-columns-repeated="3"/>
          <table:table-cell office:value-type="float" office:value="95827" calcext:value-type="float">
            <text:p>95827</text:p>
          </table:table-cell>
          <table:table-cell table:number-columns-repeated="2"/>
          <table:table-cell office:value-type="float" office:value="805367" calcext:value-type="float">
            <text:p>805367</text:p>
          </table:table-cell>
          <table:table-cell table:number-columns-repeated="2"/>
          <table:table-cell office:value-type="float" office:value="860953" calcext:value-type="float">
            <text:p>860953</text:p>
          </table:table-cell>
          <table:table-cell table:number-columns-repeated="2"/>
          <table:table-cell office:value-type="float" office:value="789761" calcext:value-type="float">
            <text:p>789761</text:p>
          </table:table-cell>
          <table:table-cell table:number-columns-repeated="3"/>
          <table:table-cell office:value-type="float" office:value="91720" calcext:value-type="float">
            <text:p>91720</text:p>
          </table:table-cell>
          <table:table-cell table:number-columns-repeated="2"/>
          <table:table-cell office:value-type="float" office:value="470920" calcext:value-type="float">
            <text:p>470920</text:p>
          </table:table-cell>
          <table:table-cell table:number-columns-repeated="3"/>
          <table:table-cell office:value-type="float" office:value="187091" calcext:value-type="float">
            <text:p>187091</text:p>
          </table:table-cell>
          <table:table-cell table:number-columns-repeated="3"/>
          <table:table-cell office:value-type="float" office:value="274346" calcext:value-type="float">
            <text:p>274346</text:p>
          </table:table-cell>
          <table:table-cell/>
          <table:table-cell office:value-type="float" office:value="1940548" calcext:value-type="float">
            <text:p>1940548</text:p>
          </table:table-cell>
          <table:table-cell/>
          <table:table-cell office:value-type="float" office:value="2597510" calcext:value-type="float">
            <text:p>2597510</text:p>
          </table:table-cell>
          <table:table-cell/>
          <table:table-cell office:value-type="float" office:value="5263076" calcext:value-type="float">
            <text:p>5263076</text:p>
          </table:table-cell>
          <table:table-cell/>
          <table:table-cell office:value-type="float" office:value="4604812" calcext:value-type="float">
            <text:p>4604812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16718" calcext:value-type="float">
            <text:p>216718</text:p>
          </table:table-cell>
          <table:table-cell table:number-columns-repeated="2"/>
          <table:table-cell office:value-type="float" office:value="318389" calcext:value-type="float">
            <text:p>318389</text:p>
          </table:table-cell>
          <table:table-cell table:number-columns-repeated="2"/>
          <table:table-cell office:value-type="float" office:value="599137" calcext:value-type="float">
            <text:p>599137</text:p>
          </table:table-cell>
          <table:table-cell table:number-columns-repeated="2"/>
          <table:table-cell office:value-type="float" office:value="522232" calcext:value-type="float">
            <text:p>522232</text:p>
          </table:table-cell>
          <table:table-cell table:number-columns-repeated="2"/>
          <table:table-cell office:value-type="float" office:value="492477" calcext:value-type="float">
            <text:p>492477</text:p>
          </table:table-cell>
          <table:table-cell table:number-columns-repeated="2"/>
          <table:table-cell office:value-type="float" office:value="286802" calcext:value-type="float">
            <text:p>286802</text:p>
          </table:table-cell>
          <table:table-cell table:number-columns-repeated="2"/>
          <table:table-cell office:value-type="float" office:value="321734" calcext:value-type="float">
            <text:p>321734</text:p>
          </table:table-cell>
          <table:table-cell table:number-columns-repeated="3"/>
          <table:table-cell office:value-type="float" office:value="308395" calcext:value-type="float">
            <text:p>308395</text:p>
          </table:table-cell>
          <table:table-cell table:number-columns-repeated="3"/>
          <table:table-cell office:value-type="float" office:value="703463" calcext:value-type="float">
            <text:p>703463</text:p>
          </table:table-cell>
          <table:table-cell/>
          <table:table-cell office:value-type="float" office:value="2250706" calcext:value-type="float">
            <text:p>2250706</text:p>
          </table:table-cell>
          <table:table-cell/>
          <table:table-cell office:value-type="float" office:value="2747361" calcext:value-type="float">
            <text:p>2747361</text:p>
          </table:table-cell>
          <table:table-cell/>
          <table:table-cell office:value-type="float" office:value="4946016" calcext:value-type="float">
            <text:p>4946016</text:p>
          </table:table-cell>
          <table:table-cell/>
          <table:table-cell office:value-type="float" office:value="4364415" calcext:value-type="float">
            <text:p>4364415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32133" calcext:value-type="float">
            <text:p>332133</text:p>
          </table:table-cell>
          <table:table-cell table:number-columns-repeated="2"/>
          <table:table-cell office:value-type="float" office:value="380002" calcext:value-type="float">
            <text:p>380002</text:p>
          </table:table-cell>
          <table:table-cell table:number-columns-repeated="2"/>
          <table:table-cell office:value-type="float" office:value="837262" calcext:value-type="float">
            <text:p>837262</text:p>
          </table:table-cell>
          <table:table-cell table:number-columns-repeated="2"/>
          <table:table-cell office:value-type="float" office:value="840570" calcext:value-type="float">
            <text:p>840570</text:p>
          </table:table-cell>
          <table:table-cell table:number-columns-repeated="2"/>
          <table:table-cell office:value-type="float" office:value="854200" calcext:value-type="float">
            <text:p>854200</text:p>
          </table:table-cell>
          <table:table-cell table:number-columns-repeated="2"/>
          <table:table-cell office:value-type="float" office:value="387429" calcext:value-type="float">
            <text:p>387429</text:p>
          </table:table-cell>
          <table:table-cell table:number-columns-repeated="2"/>
          <table:table-cell office:value-type="float" office:value="781028" calcext:value-type="float">
            <text:p>781028</text:p>
          </table:table-cell>
          <table:table-cell table:number-columns-repeated="3"/>
          <table:table-cell office:value-type="float" office:value="378973" calcext:value-type="float">
            <text:p>378973</text:p>
          </table:table-cell>
          <table:table-cell table:number-columns-repeated="3"/>
          <table:table-cell office:value-type="float" office:value="718850" calcext:value-type="float">
            <text:p>718850</text:p>
          </table:table-cell>
          <table:table-cell/>
          <table:table-cell office:value-type="float" office:value="2086080" calcext:value-type="float">
            <text:p>2086080</text:p>
          </table:table-cell>
          <table:table-cell/>
          <table:table-cell office:value-type="float" office:value="4086819" calcext:value-type="float">
            <text:p>4086819</text:p>
          </table:table-cell>
          <table:table-cell/>
          <table:table-cell office:value-type="float" office:value="5003455" calcext:value-type="float">
            <text:p>5003455</text:p>
          </table:table-cell>
          <table:table-cell/>
          <table:table-cell office:value-type="float" office:value="4290702" calcext:value-type="float">
            <text:p>4290702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87231" calcext:value-type="float">
            <text:p>287231</text:p>
          </table:table-cell>
          <table:table-cell table:number-columns-repeated="2"/>
          <table:table-cell office:value-type="float" office:value="296003" calcext:value-type="float">
            <text:p>296003</text:p>
          </table:table-cell>
          <table:table-cell table:number-columns-repeated="2"/>
          <table:table-cell office:value-type="float" office:value="230945" calcext:value-type="float">
            <text:p>230945</text:p>
          </table:table-cell>
          <table:table-cell table:number-columns-repeated="2"/>
          <table:table-cell office:value-type="float" office:value="234095" calcext:value-type="float">
            <text:p>234095</text:p>
          </table:table-cell>
          <table:table-cell table:number-columns-repeated="2"/>
          <table:table-cell office:value-type="float" office:value="183974" calcext:value-type="float">
            <text:p>183974</text:p>
          </table:table-cell>
          <table:table-cell table:number-columns-repeated="2"/>
          <table:table-cell office:value-type="float" office:value="270739" calcext:value-type="float">
            <text:p>270739</text:p>
          </table:table-cell>
          <table:table-cell table:number-columns-repeated="2"/>
          <table:table-cell office:value-type="float" office:value="184986" calcext:value-type="float">
            <text:p>184986</text:p>
          </table:table-cell>
          <table:table-cell table:number-columns-repeated="3"/>
          <table:table-cell office:value-type="float" office:value="300348" calcext:value-type="float">
            <text:p>300348</text:p>
          </table:table-cell>
          <table:table-cell table:number-columns-repeated="3"/>
          <table:table-cell office:value-type="float" office:value="186072" calcext:value-type="float">
            <text:p>186072</text:p>
          </table:table-cell>
          <table:table-cell/>
          <table:table-cell office:value-type="float" office:value="1738580" calcext:value-type="float">
            <text:p>1738580</text:p>
          </table:table-cell>
          <table:table-cell/>
          <table:table-cell office:value-type="float" office:value="2472506" calcext:value-type="float">
            <text:p>2472506</text:p>
          </table:table-cell>
          <table:table-cell/>
          <table:table-cell office:value-type="float" office:value="6189158" calcext:value-type="float">
            <text:p>6189158</text:p>
          </table:table-cell>
          <table:table-cell/>
          <table:table-cell office:value-type="float" office:value="5209098" calcext:value-type="float">
            <text:p>5209098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75899" calcext:value-type="float">
            <text:p>275899</text:p>
          </table:table-cell>
          <table:table-cell table:number-columns-repeated="2"/>
          <table:table-cell office:value-type="float" office:value="269903" calcext:value-type="float">
            <text:p>269903</text:p>
          </table:table-cell>
          <table:table-cell table:number-columns-repeated="2"/>
          <table:table-cell office:value-type="float" office:value="376780" calcext:value-type="float">
            <text:p>376780</text:p>
          </table:table-cell>
          <table:table-cell table:number-columns-repeated="2"/>
          <table:table-cell office:value-type="float" office:value="375838" calcext:value-type="float">
            <text:p>375838</text:p>
          </table:table-cell>
          <table:table-cell table:number-columns-repeated="2"/>
          <table:table-cell office:value-type="float" office:value="261367" calcext:value-type="float">
            <text:p>261367</text:p>
          </table:table-cell>
          <table:table-cell table:number-columns-repeated="2"/>
          <table:table-cell office:value-type="float" office:value="258386" calcext:value-type="float">
            <text:p>258386</text:p>
          </table:table-cell>
          <table:table-cell table:number-columns-repeated="2"/>
          <table:table-cell office:value-type="float" office:value="262028" calcext:value-type="float">
            <text:p>262028</text:p>
          </table:table-cell>
          <table:table-cell table:number-columns-repeated="3"/>
          <table:table-cell office:value-type="float" office:value="258904" calcext:value-type="float">
            <text:p>258904</text:p>
          </table:table-cell>
          <table:table-cell table:number-columns-repeated="3"/>
          <table:table-cell office:value-type="float" office:value="275813" calcext:value-type="float">
            <text:p>275813</text:p>
          </table:table-cell>
          <table:table-cell/>
          <table:table-cell office:value-type="float" office:value="1813587" calcext:value-type="float">
            <text:p>1813587</text:p>
          </table:table-cell>
          <table:table-cell/>
          <table:table-cell office:value-type="float" office:value="2426539" calcext:value-type="float">
            <text:p>2426539</text:p>
          </table:table-cell>
          <table:table-cell/>
          <table:table-cell office:value-type="float" office:value="6194319" calcext:value-type="float">
            <text:p>6194319</text:p>
          </table:table-cell>
          <table:table-cell/>
          <table:table-cell office:value-type="float" office:value="5211172" calcext:value-type="float">
            <text:p>5211172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64482" calcext:value-type="float">
            <text:p>264482</text:p>
          </table:table-cell>
          <table:table-cell table:number-columns-repeated="2"/>
          <table:table-cell office:value-type="float" office:value="255839" calcext:value-type="float">
            <text:p>255839</text:p>
          </table:table-cell>
          <table:table-cell table:number-columns-repeated="2"/>
          <table:table-cell office:value-type="float" office:value="455715" calcext:value-type="float">
            <text:p>455715</text:p>
          </table:table-cell>
          <table:table-cell table:number-columns-repeated="2"/>
          <table:table-cell office:value-type="float" office:value="451711" calcext:value-type="float">
            <text:p>451711</text:p>
          </table:table-cell>
          <table:table-cell table:number-columns-repeated="2"/>
          <table:table-cell office:value-type="float" office:value="323498" calcext:value-type="float">
            <text:p>323498</text:p>
          </table:table-cell>
          <table:table-cell table:number-columns-repeated="2"/>
          <table:table-cell office:value-type="float" office:value="247256" calcext:value-type="float">
            <text:p>247256</text:p>
          </table:table-cell>
          <table:table-cell table:number-columns-repeated="2"/>
          <table:table-cell office:value-type="float" office:value="322568" calcext:value-type="float">
            <text:p>322568</text:p>
          </table:table-cell>
          <table:table-cell table:number-columns-repeated="3"/>
          <table:table-cell office:value-type="float" office:value="231849" calcext:value-type="float">
            <text:p>231849</text:p>
          </table:table-cell>
          <table:table-cell table:number-columns-repeated="3"/>
          <table:table-cell office:value-type="float" office:value="183980" calcext:value-type="float">
            <text:p>183980</text:p>
          </table:table-cell>
          <table:table-cell/>
          <table:table-cell office:value-type="float" office:value="1836365" calcext:value-type="float">
            <text:p>1836365</text:p>
          </table:table-cell>
          <table:table-cell/>
          <table:table-cell office:value-type="float" office:value="2536808" calcext:value-type="float">
            <text:p>2536808</text:p>
          </table:table-cell>
          <table:table-cell/>
          <table:table-cell office:value-type="float" office:value="5596982" calcext:value-type="float">
            <text:p>5596982</text:p>
          </table:table-cell>
          <table:table-cell/>
          <table:table-cell office:value-type="float" office:value="5050135" calcext:value-type="float">
            <text:p>5050135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56793" calcext:value-type="float">
            <text:p>256793</text:p>
          </table:table-cell>
          <table:table-cell table:number-columns-repeated="2"/>
          <table:table-cell office:value-type="float" office:value="261598" calcext:value-type="float">
            <text:p>261598</text:p>
          </table:table-cell>
          <table:table-cell table:number-columns-repeated="2"/>
          <table:table-cell office:value-type="float" office:value="256425" calcext:value-type="float">
            <text:p>256425</text:p>
          </table:table-cell>
          <table:table-cell table:number-columns-repeated="2"/>
          <table:table-cell office:value-type="float" office:value="290396" calcext:value-type="float">
            <text:p>290396</text:p>
          </table:table-cell>
          <table:table-cell table:number-columns-repeated="2"/>
          <table:table-cell office:value-type="float" office:value="407620" calcext:value-type="float">
            <text:p>407620</text:p>
          </table:table-cell>
          <table:table-cell table:number-columns-repeated="2"/>
          <table:table-cell office:value-type="float" office:value="365861" calcext:value-type="float">
            <text:p>365861</text:p>
          </table:table-cell>
          <table:table-cell table:number-columns-repeated="2"/>
          <table:table-cell office:value-type="float" office:value="400239" calcext:value-type="float">
            <text:p>400239</text:p>
          </table:table-cell>
          <table:table-cell table:number-columns-repeated="3"/>
          <table:table-cell office:value-type="float" office:value="360277" calcext:value-type="float">
            <text:p>360277</text:p>
          </table:table-cell>
          <table:table-cell table:number-columns-repeated="3"/>
          <table:table-cell office:value-type="float" office:value="409134" calcext:value-type="float">
            <text:p>409134</text:p>
          </table:table-cell>
          <table:table-cell/>
          <table:table-cell office:value-type="float" office:value="1809683" calcext:value-type="float">
            <text:p>1809683</text:p>
          </table:table-cell>
          <table:table-cell/>
          <table:table-cell office:value-type="float" office:value="2519347" calcext:value-type="float">
            <text:p>2519347</text:p>
          </table:table-cell>
          <table:table-cell/>
          <table:table-cell office:value-type="float" office:value="5779140" calcext:value-type="float">
            <text:p>5779140</text:p>
          </table:table-cell>
          <table:table-cell/>
          <table:table-cell office:value-type="float" office:value="5166799" calcext:value-type="float">
            <text:p>5166799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40338" calcext:value-type="float">
            <text:p>340338</text:p>
          </table:table-cell>
          <table:table-cell table:number-columns-repeated="2"/>
          <table:table-cell office:value-type="float" office:value="299747" calcext:value-type="float">
            <text:p>299747</text:p>
          </table:table-cell>
          <table:table-cell table:number-columns-repeated="2"/>
          <table:table-cell office:value-type="float" office:value="689439" calcext:value-type="float">
            <text:p>689439</text:p>
          </table:table-cell>
          <table:table-cell table:number-columns-repeated="2"/>
          <table:table-cell office:value-type="float" office:value="734806" calcext:value-type="float">
            <text:p>734806</text:p>
          </table:table-cell>
          <table:table-cell table:number-columns-repeated="2"/>
          <table:table-cell office:value-type="float" office:value="574493" calcext:value-type="float">
            <text:p>574493</text:p>
          </table:table-cell>
          <table:table-cell table:number-columns-repeated="2"/>
          <table:table-cell office:value-type="float" office:value="309925" calcext:value-type="float">
            <text:p>309925</text:p>
          </table:table-cell>
          <table:table-cell table:number-columns-repeated="2"/>
          <table:table-cell office:value-type="float" office:value="563615" calcext:value-type="float">
            <text:p>563615</text:p>
          </table:table-cell>
          <table:table-cell table:number-columns-repeated="3"/>
          <table:table-cell office:value-type="float" office:value="336154" calcext:value-type="float">
            <text:p>336154</text:p>
          </table:table-cell>
          <table:table-cell table:number-columns-repeated="3"/>
          <table:table-cell office:value-type="float" office:value="543168" calcext:value-type="float">
            <text:p>543168</text:p>
          </table:table-cell>
          <table:table-cell/>
          <table:table-cell office:value-type="float" office:value="1819747" calcext:value-type="float">
            <text:p>1819747</text:p>
          </table:table-cell>
          <table:table-cell/>
          <table:table-cell office:value-type="float" office:value="2483833" calcext:value-type="float">
            <text:p>2483833</text:p>
          </table:table-cell>
          <table:table-cell/>
          <table:table-cell office:value-type="float" office:value="6217718" calcext:value-type="float">
            <text:p>6217718</text:p>
          </table:table-cell>
          <table:table-cell/>
          <table:table-cell office:value-type="float" office:value="5244479" calcext:value-type="float">
            <text:p>5244479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56741" calcext:value-type="float">
            <text:p>356741</text:p>
          </table:table-cell>
          <table:table-cell table:number-columns-repeated="2"/>
          <table:table-cell office:value-type="float" office:value="349562" calcext:value-type="float">
            <text:p>349562</text:p>
          </table:table-cell>
          <table:table-cell table:number-columns-repeated="2"/>
          <table:table-cell office:value-type="float" office:value="757939" calcext:value-type="float">
            <text:p>757939</text:p>
          </table:table-cell>
          <table:table-cell table:number-columns-repeated="2"/>
          <table:table-cell office:value-type="float" office:value="741414" calcext:value-type="float">
            <text:p>741414</text:p>
          </table:table-cell>
          <table:table-cell table:number-columns-repeated="2"/>
          <table:table-cell office:value-type="float" office:value="695451" calcext:value-type="float">
            <text:p>695451</text:p>
          </table:table-cell>
          <table:table-cell table:number-columns-repeated="2"/>
          <table:table-cell office:value-type="float" office:value="352050" calcext:value-type="float">
            <text:p>352050</text:p>
          </table:table-cell>
          <table:table-cell table:number-columns-repeated="2"/>
          <table:table-cell office:value-type="float" office:value="647352" calcext:value-type="float">
            <text:p>647352</text:p>
          </table:table-cell>
          <table:table-cell table:number-columns-repeated="3"/>
          <table:table-cell office:value-type="float" office:value="346318" calcext:value-type="float">
            <text:p>346318</text:p>
          </table:table-cell>
          <table:table-cell table:number-columns-repeated="3"/>
          <table:table-cell office:value-type="float" office:value="643701" calcext:value-type="float">
            <text:p>643701</text:p>
          </table:table-cell>
          <table:table-cell/>
          <table:table-cell office:value-type="float" office:value="1897387" calcext:value-type="float">
            <text:p>1897387</text:p>
          </table:table-cell>
          <table:table-cell/>
          <table:table-cell office:value-type="float" office:value="2430938" calcext:value-type="float">
            <text:p>2430938</text:p>
          </table:table-cell>
          <table:table-cell/>
          <table:table-cell office:value-type="float" office:value="5975761" calcext:value-type="float">
            <text:p>5975761</text:p>
          </table:table-cell>
          <table:table-cell/>
          <table:table-cell office:value-type="float" office:value="5091009" calcext:value-type="float">
            <text:p>5091009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96898" calcext:value-type="float">
            <text:p>296898</text:p>
          </table:table-cell>
          <table:table-cell table:number-columns-repeated="2"/>
          <table:table-cell office:value-type="float" office:value="312113" calcext:value-type="float">
            <text:p>312113</text:p>
          </table:table-cell>
          <table:table-cell table:number-columns-repeated="2"/>
          <table:table-cell office:value-type="float" office:value="857102" calcext:value-type="float">
            <text:p>857102</text:p>
          </table:table-cell>
          <table:table-cell table:number-columns-repeated="2"/>
          <table:table-cell office:value-type="float" office:value="864043" calcext:value-type="float">
            <text:p>864043</text:p>
          </table:table-cell>
          <table:table-cell table:number-columns-repeated="2"/>
          <table:table-cell office:value-type="float" office:value="824113" calcext:value-type="float">
            <text:p>824113</text:p>
          </table:table-cell>
          <table:table-cell table:number-columns-repeated="2"/>
          <table:table-cell office:value-type="float" office:value="351459" calcext:value-type="float">
            <text:p>351459</text:p>
          </table:table-cell>
          <table:table-cell table:number-columns-repeated="2"/>
          <table:table-cell office:value-type="float" office:value="674100" calcext:value-type="float">
            <text:p>674100</text:p>
          </table:table-cell>
          <table:table-cell table:number-columns-repeated="3"/>
          <table:table-cell office:value-type="float" office:value="348606" calcext:value-type="float">
            <text:p>348606</text:p>
          </table:table-cell>
          <table:table-cell table:number-columns-repeated="3"/>
          <table:table-cell office:value-type="float" office:value="433534" calcext:value-type="float">
            <text:p>433534</text:p>
          </table:table-cell>
          <table:table-cell/>
          <table:table-cell office:value-type="float" office:value="1838773" calcext:value-type="float">
            <text:p>1838773</text:p>
          </table:table-cell>
          <table:table-cell/>
          <table:table-cell office:value-type="float" office:value="2441540" calcext:value-type="float">
            <text:p>2441540</text:p>
          </table:table-cell>
          <table:table-cell/>
          <table:table-cell office:value-type="float" office:value="5724737" calcext:value-type="float">
            <text:p>5724737</text:p>
          </table:table-cell>
          <table:table-cell/>
          <table:table-cell office:value-type="float" office:value="4519768" calcext:value-type="float">
            <text:p>4519768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67002" calcext:value-type="float">
            <text:p>367002</text:p>
          </table:table-cell>
          <table:table-cell table:number-columns-repeated="2"/>
          <table:table-cell office:value-type="float" office:value="369717" calcext:value-type="float">
            <text:p>369717</text:p>
          </table:table-cell>
          <table:table-cell table:number-columns-repeated="2"/>
          <table:table-cell office:value-type="float" office:value="911308" calcext:value-type="float">
            <text:p>911308</text:p>
          </table:table-cell>
          <table:table-cell table:number-columns-repeated="2"/>
          <table:table-cell office:value-type="float" office:value="900950" calcext:value-type="float">
            <text:p>900950</text:p>
          </table:table-cell>
          <table:table-cell table:number-columns-repeated="2"/>
          <table:table-cell office:value-type="float" office:value="880872" calcext:value-type="float">
            <text:p>880872</text:p>
          </table:table-cell>
          <table:table-cell table:number-columns-repeated="2"/>
          <table:table-cell office:value-type="float" office:value="371019" calcext:value-type="float">
            <text:p>371019</text:p>
          </table:table-cell>
          <table:table-cell table:number-columns-repeated="2"/>
          <table:table-cell office:value-type="float" office:value="820411" calcext:value-type="float">
            <text:p>820411</text:p>
          </table:table-cell>
          <table:table-cell table:number-columns-repeated="3"/>
          <table:table-cell office:value-type="float" office:value="364329" calcext:value-type="float">
            <text:p>364329</text:p>
          </table:table-cell>
          <table:table-cell table:number-columns-repeated="3"/>
          <table:table-cell office:value-type="float" office:value="563900" calcext:value-type="float">
            <text:p>563900</text:p>
          </table:table-cell>
          <table:table-cell/>
          <table:table-cell office:value-type="float" office:value="1919165" calcext:value-type="float">
            <text:p>1919165</text:p>
          </table:table-cell>
          <table:table-cell/>
          <table:table-cell office:value-type="float" office:value="2531714" calcext:value-type="float">
            <text:p>2531714</text:p>
          </table:table-cell>
          <table:table-cell/>
          <table:table-cell office:value-type="float" office:value="5141767" calcext:value-type="float">
            <text:p>5141767</text:p>
          </table:table-cell>
          <table:table-cell/>
          <table:table-cell office:value-type="float" office:value="4202910" calcext:value-type="float">
            <text:p>4202910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88228" calcext:value-type="float">
            <text:p>288228</text:p>
          </table:table-cell>
          <table:table-cell table:number-columns-repeated="2"/>
          <table:table-cell office:value-type="float" office:value="336040" calcext:value-type="float">
            <text:p>336040</text:p>
          </table:table-cell>
          <table:table-cell table:number-columns-repeated="2"/>
          <table:table-cell office:value-type="float" office:value="877027" calcext:value-type="float">
            <text:p>877027</text:p>
          </table:table-cell>
          <table:table-cell table:number-columns-repeated="2"/>
          <table:table-cell office:value-type="float" office:value="877568" calcext:value-type="float">
            <text:p>877568</text:p>
          </table:table-cell>
          <table:table-cell table:number-columns-repeated="2"/>
          <table:table-cell office:value-type="float" office:value="861738" calcext:value-type="float">
            <text:p>861738</text:p>
          </table:table-cell>
          <table:table-cell table:number-columns-repeated="2"/>
          <table:table-cell office:value-type="float" office:value="354872" calcext:value-type="float">
            <text:p>354872</text:p>
          </table:table-cell>
          <table:table-cell table:number-columns-repeated="2"/>
          <table:table-cell office:value-type="float" office:value="798256" calcext:value-type="float">
            <text:p>798256</text:p>
          </table:table-cell>
          <table:table-cell table:number-columns-repeated="3"/>
          <table:table-cell office:value-type="float" office:value="358373" calcext:value-type="float">
            <text:p>358373</text:p>
          </table:table-cell>
          <table:table-cell table:number-columns-repeated="3"/>
          <table:table-cell office:value-type="float" office:value="609376" calcext:value-type="float">
            <text:p>609376</text:p>
          </table:table-cell>
          <table:table-cell/>
          <table:table-cell office:value-type="float" office:value="1970722" calcext:value-type="float">
            <text:p>1970722</text:p>
          </table:table-cell>
          <table:table-cell/>
          <table:table-cell office:value-type="float" office:value="2828986" calcext:value-type="float">
            <text:p>2828986</text:p>
          </table:table-cell>
          <table:table-cell/>
          <table:table-cell office:value-type="float" office:value="5074843" calcext:value-type="float">
            <text:p>5074843</text:p>
          </table:table-cell>
          <table:table-cell/>
          <table:table-cell office:value-type="float" office:value="4144420" calcext:value-type="float">
            <text:p>4144420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01086" calcext:value-type="float">
            <text:p>301086</text:p>
          </table:table-cell>
          <table:table-cell table:number-columns-repeated="2"/>
          <table:table-cell office:value-type="float" office:value="302201" calcext:value-type="float">
            <text:p>302201</text:p>
          </table:table-cell>
          <table:table-cell table:number-columns-repeated="2"/>
          <table:table-cell office:value-type="float" office:value="248314" calcext:value-type="float">
            <text:p>248314</text:p>
          </table:table-cell>
          <table:table-cell table:number-columns-repeated="2"/>
          <table:table-cell office:value-type="float" office:value="236613" calcext:value-type="float">
            <text:p>236613</text:p>
          </table:table-cell>
          <table:table-cell table:number-columns-repeated="2"/>
          <table:table-cell office:value-type="float" office:value="186966" calcext:value-type="float">
            <text:p>186966</text:p>
          </table:table-cell>
          <table:table-cell table:number-columns-repeated="2"/>
          <table:table-cell office:value-type="float" office:value="285152" calcext:value-type="float">
            <text:p>285152</text:p>
          </table:table-cell>
          <table:table-cell table:number-columns-repeated="2"/>
          <table:table-cell office:value-type="float" office:value="178549" calcext:value-type="float">
            <text:p>178549</text:p>
          </table:table-cell>
          <table:table-cell table:number-columns-repeated="3"/>
          <table:table-cell office:value-type="float" office:value="254752" calcext:value-type="float">
            <text:p>254752</text:p>
          </table:table-cell>
          <table:table-cell table:number-columns-repeated="3"/>
          <table:table-cell office:value-type="float" office:value="173275" calcext:value-type="float">
            <text:p>173275</text:p>
          </table:table-cell>
          <table:table-cell/>
          <table:table-cell office:value-type="float" office:value="1771698" calcext:value-type="float">
            <text:p>1771698</text:p>
          </table:table-cell>
          <table:table-cell/>
          <table:table-cell office:value-type="float" office:value="2327473" calcext:value-type="float">
            <text:p>2327473</text:p>
          </table:table-cell>
          <table:table-cell/>
          <table:table-cell office:value-type="float" office:value="6207244" calcext:value-type="float">
            <text:p>6207244</text:p>
          </table:table-cell>
          <table:table-cell/>
          <table:table-cell office:value-type="float" office:value="4992614" calcext:value-type="float">
            <text:p>4992614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70159" calcext:value-type="float">
            <text:p>370159</text:p>
          </table:table-cell>
          <table:table-cell table:number-columns-repeated="2"/>
          <table:table-cell office:value-type="float" office:value="353664" calcext:value-type="float">
            <text:p>353664</text:p>
          </table:table-cell>
          <table:table-cell table:number-columns-repeated="2"/>
          <table:table-cell office:value-type="float" office:value="335006" calcext:value-type="float">
            <text:p>335006</text:p>
          </table:table-cell>
          <table:table-cell table:number-columns-repeated="2"/>
          <table:table-cell office:value-type="float" office:value="352211" calcext:value-type="float">
            <text:p>352211</text:p>
          </table:table-cell>
          <table:table-cell table:number-columns-repeated="2"/>
          <table:table-cell office:value-type="float" office:value="270443" calcext:value-type="float">
            <text:p>270443</text:p>
          </table:table-cell>
          <table:table-cell table:number-columns-repeated="2"/>
          <table:table-cell office:value-type="float" office:value="326552" calcext:value-type="float">
            <text:p>326552</text:p>
          </table:table-cell>
          <table:table-cell table:number-columns-repeated="2"/>
          <table:table-cell office:value-type="float" office:value="264794" calcext:value-type="float">
            <text:p>264794</text:p>
          </table:table-cell>
          <table:table-cell table:number-columns-repeated="3"/>
          <table:table-cell office:value-type="float" office:value="330040" calcext:value-type="float">
            <text:p>330040</text:p>
          </table:table-cell>
          <table:table-cell table:number-columns-repeated="3"/>
          <table:table-cell office:value-type="float" office:value="264049" calcext:value-type="float">
            <text:p>264049</text:p>
          </table:table-cell>
          <table:table-cell/>
          <table:table-cell office:value-type="float" office:value="1752372" calcext:value-type="float">
            <text:p>1752372</text:p>
          </table:table-cell>
          <table:table-cell/>
          <table:table-cell office:value-type="float" office:value="2361181" calcext:value-type="float">
            <text:p>2361181</text:p>
          </table:table-cell>
          <table:table-cell/>
          <table:table-cell office:value-type="float" office:value="6149269" calcext:value-type="float">
            <text:p>6149269</text:p>
          </table:table-cell>
          <table:table-cell/>
          <table:table-cell office:value-type="float" office:value="5000471" calcext:value-type="float">
            <text:p>500047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57038" calcext:value-type="float">
            <text:p>357038</text:p>
          </table:table-cell>
          <table:table-cell table:number-columns-repeated="2"/>
          <table:table-cell office:value-type="float" office:value="337905" calcext:value-type="float">
            <text:p>337905</text:p>
          </table:table-cell>
          <table:table-cell table:number-columns-repeated="2"/>
          <table:table-cell office:value-type="float" office:value="442335" calcext:value-type="float">
            <text:p>442335</text:p>
          </table:table-cell>
          <table:table-cell table:number-columns-repeated="2"/>
          <table:table-cell office:value-type="float" office:value="456319" calcext:value-type="float">
            <text:p>456319</text:p>
          </table:table-cell>
          <table:table-cell table:number-columns-repeated="2"/>
          <table:table-cell office:value-type="float" office:value="322711" calcext:value-type="float">
            <text:p>322711</text:p>
          </table:table-cell>
          <table:table-cell table:number-columns-repeated="2"/>
          <table:table-cell office:value-type="float" office:value="323138" calcext:value-type="float">
            <text:p>323138</text:p>
          </table:table-cell>
          <table:table-cell table:number-columns-repeated="2"/>
          <table:table-cell office:value-type="float" office:value="341526" calcext:value-type="float">
            <text:p>341526</text:p>
          </table:table-cell>
          <table:table-cell table:number-columns-repeated="3"/>
          <table:table-cell office:value-type="float" office:value="281947" calcext:value-type="float">
            <text:p>281947</text:p>
          </table:table-cell>
          <table:table-cell table:number-columns-repeated="3"/>
          <table:table-cell office:value-type="float" office:value="330393" calcext:value-type="float">
            <text:p>330393</text:p>
          </table:table-cell>
          <table:table-cell/>
          <table:table-cell office:value-type="float" office:value="1819029" calcext:value-type="float">
            <text:p>1819029</text:p>
          </table:table-cell>
          <table:table-cell/>
          <table:table-cell office:value-type="float" office:value="2410915" calcext:value-type="float">
            <text:p>2410915</text:p>
          </table:table-cell>
          <table:table-cell/>
          <table:table-cell office:value-type="float" office:value="5927874" calcext:value-type="float">
            <text:p>5927874</text:p>
          </table:table-cell>
          <table:table-cell/>
          <table:table-cell office:value-type="float" office:value="4975039" calcext:value-type="float">
            <text:p>4975039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61772" calcext:value-type="float">
            <text:p>261772</text:p>
          </table:table-cell>
          <table:table-cell table:number-columns-repeated="2"/>
          <table:table-cell office:value-type="float" office:value="267131" calcext:value-type="float">
            <text:p>267131</text:p>
          </table:table-cell>
          <table:table-cell table:number-columns-repeated="2"/>
          <table:table-cell office:value-type="float" office:value="338655" calcext:value-type="float">
            <text:p>338655</text:p>
          </table:table-cell>
          <table:table-cell table:number-columns-repeated="2"/>
          <table:table-cell office:value-type="float" office:value="531079" calcext:value-type="float">
            <text:p>531079</text:p>
          </table:table-cell>
          <table:table-cell table:number-columns-repeated="2"/>
          <table:table-cell office:value-type="float" office:value="417982" calcext:value-type="float">
            <text:p>417982</text:p>
          </table:table-cell>
          <table:table-cell table:number-columns-repeated="2"/>
          <table:table-cell office:value-type="float" office:value="364107" calcext:value-type="float">
            <text:p>364107</text:p>
          </table:table-cell>
          <table:table-cell table:number-columns-repeated="2"/>
          <table:table-cell office:value-type="float" office:value="420709" calcext:value-type="float">
            <text:p>420709</text:p>
          </table:table-cell>
          <table:table-cell table:number-columns-repeated="3"/>
          <table:table-cell office:value-type="float" office:value="348967" calcext:value-type="float">
            <text:p>348967</text:p>
          </table:table-cell>
          <table:table-cell table:number-columns-repeated="3"/>
          <table:table-cell office:value-type="float" office:value="397252" calcext:value-type="float">
            <text:p>397252</text:p>
          </table:table-cell>
          <table:table-cell/>
          <table:table-cell office:value-type="float" office:value="1759895" calcext:value-type="float">
            <text:p>1759895</text:p>
          </table:table-cell>
          <table:table-cell/>
          <table:table-cell office:value-type="float" office:value="2414876" calcext:value-type="float">
            <text:p>2414876</text:p>
          </table:table-cell>
          <table:table-cell/>
          <table:table-cell office:value-type="float" office:value="6064209" calcext:value-type="float">
            <text:p>6064209</text:p>
          </table:table-cell>
          <table:table-cell/>
          <table:table-cell office:value-type="float" office:value="5056397" calcext:value-type="float">
            <text:p>505639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65959" calcext:value-type="float">
            <text:p>365959</text:p>
          </table:table-cell>
          <table:table-cell table:number-columns-repeated="2"/>
          <table:table-cell office:value-type="float" office:value="365356" calcext:value-type="float">
            <text:p>365356</text:p>
          </table:table-cell>
          <table:table-cell table:number-columns-repeated="2"/>
          <table:table-cell office:value-type="float" office:value="646468" calcext:value-type="float">
            <text:p>646468</text:p>
          </table:table-cell>
          <table:table-cell table:number-columns-repeated="2"/>
          <table:table-cell office:value-type="float" office:value="634270" calcext:value-type="float">
            <text:p>634270</text:p>
          </table:table-cell>
          <table:table-cell table:number-columns-repeated="2"/>
          <table:table-cell office:value-type="float" office:value="522943" calcext:value-type="float">
            <text:p>522943</text:p>
          </table:table-cell>
          <table:table-cell table:number-columns-repeated="2"/>
          <table:table-cell office:value-type="float" office:value="354199" calcext:value-type="float">
            <text:p>354199</text:p>
          </table:table-cell>
          <table:table-cell table:number-columns-repeated="2"/>
          <table:table-cell office:value-type="float" office:value="460087" calcext:value-type="float">
            <text:p>460087</text:p>
          </table:table-cell>
          <table:table-cell table:number-columns-repeated="3"/>
          <table:table-cell office:value-type="float" office:value="330435" calcext:value-type="float">
            <text:p>330435</text:p>
          </table:table-cell>
          <table:table-cell table:number-columns-repeated="3"/>
          <table:table-cell office:value-type="float" office:value="537832" calcext:value-type="float">
            <text:p>537832</text:p>
          </table:table-cell>
          <table:table-cell/>
          <table:table-cell office:value-type="float" office:value="1802242" calcext:value-type="float">
            <text:p>1802242</text:p>
          </table:table-cell>
          <table:table-cell/>
          <table:table-cell office:value-type="float" office:value="2455869" calcext:value-type="float">
            <text:p>2455869</text:p>
          </table:table-cell>
          <table:table-cell/>
          <table:table-cell office:value-type="float" office:value="6067288" calcext:value-type="float">
            <text:p>6067288</text:p>
          </table:table-cell>
          <table:table-cell/>
          <table:table-cell office:value-type="float" office:value="4970136" calcext:value-type="float">
            <text:p>4970136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65467" calcext:value-type="float">
            <text:p>365467</text:p>
          </table:table-cell>
          <table:table-cell table:number-columns-repeated="2"/>
          <table:table-cell office:value-type="float" office:value="354411" calcext:value-type="float">
            <text:p>354411</text:p>
          </table:table-cell>
          <table:table-cell table:number-columns-repeated="2"/>
          <table:table-cell office:value-type="float" office:value="718812" calcext:value-type="float">
            <text:p>718812</text:p>
          </table:table-cell>
          <table:table-cell table:number-columns-repeated="2"/>
          <table:table-cell office:value-type="float" office:value="700919" calcext:value-type="float">
            <text:p>700919</text:p>
          </table:table-cell>
          <table:table-cell table:number-columns-repeated="2"/>
          <table:table-cell office:value-type="float" office:value="611880" calcext:value-type="float">
            <text:p>611880</text:p>
          </table:table-cell>
          <table:table-cell table:number-columns-repeated="2"/>
          <table:table-cell office:value-type="float" office:value="348212" calcext:value-type="float">
            <text:p>348212</text:p>
          </table:table-cell>
          <table:table-cell table:number-columns-repeated="2"/>
          <table:table-cell office:value-type="float" office:value="580172" calcext:value-type="float">
            <text:p>580172</text:p>
          </table:table-cell>
          <table:table-cell table:number-columns-repeated="3"/>
          <table:table-cell office:value-type="float" office:value="306770" calcext:value-type="float">
            <text:p>306770</text:p>
          </table:table-cell>
          <table:table-cell table:number-columns-repeated="3"/>
          <table:table-cell office:value-type="float" office:value="627649" calcext:value-type="float">
            <text:p>627649</text:p>
          </table:table-cell>
          <table:table-cell/>
          <table:table-cell office:value-type="float" office:value="1794647" calcext:value-type="float">
            <text:p>1794647</text:p>
          </table:table-cell>
          <table:table-cell/>
          <table:table-cell office:value-type="float" office:value="2338811" calcext:value-type="float">
            <text:p>2338811</text:p>
          </table:table-cell>
          <table:table-cell/>
          <table:table-cell office:value-type="float" office:value="5920468" calcext:value-type="float">
            <text:p>5920468</text:p>
          </table:table-cell>
          <table:table-cell/>
          <table:table-cell office:value-type="float" office:value="4986591" calcext:value-type="float">
            <text:p>4986591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62904" calcext:value-type="float">
            <text:p>362904</text:p>
          </table:table-cell>
          <table:table-cell table:number-columns-repeated="2"/>
          <table:table-cell office:value-type="float" office:value="351378" calcext:value-type="float">
            <text:p>351378</text:p>
          </table:table-cell>
          <table:table-cell table:number-columns-repeated="2"/>
          <table:table-cell office:value-type="float" office:value="893823" calcext:value-type="float">
            <text:p>893823</text:p>
          </table:table-cell>
          <table:table-cell table:number-columns-repeated="2"/>
          <table:table-cell office:value-type="float" office:value="899496" calcext:value-type="float">
            <text:p>899496</text:p>
          </table:table-cell>
          <table:table-cell table:number-columns-repeated="2"/>
          <table:table-cell office:value-type="float" office:value="753611" calcext:value-type="float">
            <text:p>753611</text:p>
          </table:table-cell>
          <table:table-cell table:number-columns-repeated="2"/>
          <table:table-cell office:value-type="float" office:value="344253" calcext:value-type="float">
            <text:p>344253</text:p>
          </table:table-cell>
          <table:table-cell table:number-columns-repeated="2"/>
          <table:table-cell office:value-type="float" office:value="808921" calcext:value-type="float">
            <text:p>808921</text:p>
          </table:table-cell>
          <table:table-cell table:number-columns-repeated="3"/>
          <table:table-cell office:value-type="float" office:value="379425" calcext:value-type="float">
            <text:p>379425</text:p>
          </table:table-cell>
          <table:table-cell table:number-columns-repeated="3"/>
          <table:table-cell office:value-type="float" office:value="839899" calcext:value-type="float">
            <text:p>839899</text:p>
          </table:table-cell>
          <table:table-cell/>
          <table:table-cell office:value-type="float" office:value="1205182" calcext:value-type="float">
            <text:p>1205182</text:p>
          </table:table-cell>
          <table:table-cell/>
          <table:table-cell office:value-type="float" office:value="2365998" calcext:value-type="float">
            <text:p>2365998</text:p>
          </table:table-cell>
          <table:table-cell/>
          <table:table-cell office:value-type="float" office:value="5678016" calcext:value-type="float">
            <text:p>5678016</text:p>
          </table:table-cell>
          <table:table-cell/>
          <table:table-cell office:value-type="float" office:value="4687677" calcext:value-type="float">
            <text:p>4687677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41506" calcext:value-type="float">
            <text:p>341506</text:p>
          </table:table-cell>
          <table:table-cell table:number-columns-repeated="2"/>
          <table:table-cell office:value-type="float" office:value="362974" calcext:value-type="float">
            <text:p>362974</text:p>
          </table:table-cell>
          <table:table-cell table:number-columns-repeated="2"/>
          <table:table-cell office:value-type="float" office:value="880179" calcext:value-type="float">
            <text:p>880179</text:p>
          </table:table-cell>
          <table:table-cell table:number-columns-repeated="2"/>
          <table:table-cell office:value-type="float" office:value="897939" calcext:value-type="float">
            <text:p>897939</text:p>
          </table:table-cell>
          <table:table-cell table:number-columns-repeated="2"/>
          <table:table-cell office:value-type="float" office:value="860464" calcext:value-type="float">
            <text:p>860464</text:p>
          </table:table-cell>
          <table:table-cell table:number-columns-repeated="2"/>
          <table:table-cell office:value-type="float" office:value="369943" calcext:value-type="float">
            <text:p>369943</text:p>
          </table:table-cell>
          <table:table-cell table:number-columns-repeated="2"/>
          <table:table-cell office:value-type="float" office:value="862174" calcext:value-type="float">
            <text:p>862174</text:p>
          </table:table-cell>
          <table:table-cell table:number-columns-repeated="3"/>
          <table:table-cell office:value-type="float" office:value="356193" calcext:value-type="float">
            <text:p>356193</text:p>
          </table:table-cell>
          <table:table-cell table:number-columns-repeated="3"/>
          <table:table-cell office:value-type="float" office:value="693234" calcext:value-type="float">
            <text:p>693234</text:p>
          </table:table-cell>
          <table:table-cell/>
          <table:table-cell office:value-type="float" office:value="1822212" calcext:value-type="float">
            <text:p>1822212</text:p>
          </table:table-cell>
          <table:table-cell/>
          <table:table-cell office:value-type="float" office:value="2390681" calcext:value-type="float">
            <text:p>2390681</text:p>
          </table:table-cell>
          <table:table-cell/>
          <table:table-cell office:value-type="float" office:value="5152408" calcext:value-type="float">
            <text:p>5152408</text:p>
          </table:table-cell>
          <table:table-cell/>
          <table:table-cell office:value-type="float" office:value="4393659" calcext:value-type="float">
            <text:p>4393659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84935" calcext:value-type="float">
            <text:p>284935</text:p>
          </table:table-cell>
          <table:table-cell table:number-columns-repeated="2"/>
          <table:table-cell office:value-type="float" office:value="287902" calcext:value-type="float">
            <text:p>287902</text:p>
          </table:table-cell>
          <table:table-cell table:number-columns-repeated="2"/>
          <table:table-cell office:value-type="float" office:value="878440" calcext:value-type="float">
            <text:p>878440</text:p>
          </table:table-cell>
          <table:table-cell table:number-columns-repeated="2"/>
          <table:table-cell office:value-type="float" office:value="926841" calcext:value-type="float">
            <text:p>926841</text:p>
          </table:table-cell>
          <table:table-cell table:number-columns-repeated="2"/>
          <table:table-cell office:value-type="float" office:value="921776" calcext:value-type="float">
            <text:p>921776</text:p>
          </table:table-cell>
          <table:table-cell table:number-columns-repeated="2"/>
          <table:table-cell office:value-type="float" office:value="265847" calcext:value-type="float">
            <text:p>265847</text:p>
          </table:table-cell>
          <table:table-cell table:number-columns-repeated="2"/>
          <table:table-cell office:value-type="float" office:value="873138" calcext:value-type="float">
            <text:p>873138</text:p>
          </table:table-cell>
          <table:table-cell table:number-columns-repeated="3"/>
          <table:table-cell office:value-type="float" office:value="243507" calcext:value-type="float">
            <text:p>243507</text:p>
          </table:table-cell>
          <table:table-cell table:number-columns-repeated="3"/>
          <table:table-cell office:value-type="float" office:value="676856" calcext:value-type="float">
            <text:p>676856</text:p>
          </table:table-cell>
          <table:table-cell/>
          <table:table-cell office:value-type="float" office:value="1951517" calcext:value-type="float">
            <text:p>1951517</text:p>
          </table:table-cell>
          <table:table-cell/>
          <table:table-cell office:value-type="float" office:value="2513792" calcext:value-type="float">
            <text:p>2513792</text:p>
          </table:table-cell>
          <table:table-cell/>
          <table:table-cell office:value-type="float" office:value="4925253" calcext:value-type="float">
            <text:p>4925253</text:p>
          </table:table-cell>
          <table:table-cell/>
          <table:table-cell office:value-type="float" office:value="4215084" calcext:value-type="float">
            <text:p>4215084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20697" calcext:value-type="float">
            <text:p>220697</text:p>
          </table:table-cell>
          <table:table-cell table:number-columns-repeated="2"/>
          <table:table-cell office:value-type="float" office:value="310081" calcext:value-type="float">
            <text:p>310081</text:p>
          </table:table-cell>
          <table:table-cell table:number-columns-repeated="2"/>
          <table:table-cell office:value-type="float" office:value="246895" calcext:value-type="float">
            <text:p>246895</text:p>
          </table:table-cell>
          <table:table-cell table:number-columns-repeated="2"/>
          <table:table-cell office:value-type="float" office:value="249626" calcext:value-type="float">
            <text:p>249626</text:p>
          </table:table-cell>
          <table:table-cell table:number-columns-repeated="2"/>
          <table:table-cell office:value-type="float" office:value="190355" calcext:value-type="float">
            <text:p>190355</text:p>
          </table:table-cell>
          <table:table-cell table:number-columns-repeated="2"/>
          <table:table-cell office:value-type="float" office:value="298544" calcext:value-type="float">
            <text:p>298544</text:p>
          </table:table-cell>
          <table:table-cell table:number-columns-repeated="2"/>
          <table:table-cell office:value-type="float" office:value="185875" calcext:value-type="float">
            <text:p>185875</text:p>
          </table:table-cell>
          <table:table-cell table:number-columns-repeated="3"/>
          <table:table-cell office:value-type="float" office:value="307508" calcext:value-type="float">
            <text:p>307508</text:p>
          </table:table-cell>
          <table:table-cell table:number-columns-repeated="3"/>
          <table:table-cell office:value-type="float" office:value="178859" calcext:value-type="float">
            <text:p>178859</text:p>
          </table:table-cell>
          <table:table-cell table:number-columns-repeated="2"/>
          <table:table-cell office:value-type="float" office:value="998750" calcext:value-type="float">
            <text:p>998750</text:p>
          </table:table-cell>
          <table:table-cell/>
          <table:table-cell office:value-type="float" office:value="1033931" calcext:value-type="float">
            <text:p>1033931</text:p>
          </table:table-cell>
          <table:table-cell/>
          <table:table-cell office:value-type="float" office:value="6113295" calcext:value-type="float">
            <text:p>6113295</text:p>
          </table:table-cell>
          <table:table-cell/>
          <table:table-cell office:value-type="float" office:value="5069588" calcext:value-type="float">
            <text:p>5069588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66684" calcext:value-type="float">
            <text:p>266684</text:p>
          </table:table-cell>
          <table:table-cell table:number-columns-repeated="2"/>
          <table:table-cell office:value-type="float" office:value="243202" calcext:value-type="float">
            <text:p>243202</text:p>
          </table:table-cell>
          <table:table-cell table:number-columns-repeated="2"/>
          <table:table-cell office:value-type="float" office:value="380864" calcext:value-type="float">
            <text:p>380864</text:p>
          </table:table-cell>
          <table:table-cell table:number-columns-repeated="2"/>
          <table:table-cell office:value-type="float" office:value="382562" calcext:value-type="float">
            <text:p>382562</text:p>
          </table:table-cell>
          <table:table-cell table:number-columns-repeated="2"/>
          <table:table-cell office:value-type="float" office:value="287108" calcext:value-type="float">
            <text:p>287108</text:p>
          </table:table-cell>
          <table:table-cell table:number-columns-repeated="2"/>
          <table:table-cell office:value-type="float" office:value="220763" calcext:value-type="float">
            <text:p>220763</text:p>
          </table:table-cell>
          <table:table-cell table:number-columns-repeated="2"/>
          <table:table-cell office:value-type="float" office:value="279964" calcext:value-type="float">
            <text:p>279964</text:p>
          </table:table-cell>
          <table:table-cell table:number-columns-repeated="3"/>
          <table:table-cell office:value-type="float" office:value="207920" calcext:value-type="float">
            <text:p>207920</text:p>
          </table:table-cell>
          <table:table-cell table:number-columns-repeated="3"/>
          <table:table-cell office:value-type="float" office:value="274995" calcext:value-type="float">
            <text:p>274995</text:p>
          </table:table-cell>
          <table:table-cell table:number-columns-repeated="2"/>
          <table:table-cell office:value-type="float" office:value="899796" calcext:value-type="float">
            <text:p>899796</text:p>
          </table:table-cell>
          <table:table-cell table:number-columns-repeated="2"/>
          <table:table-cell office:value-type="float" office:value="864252" calcext:value-type="float">
            <text:p>864252</text:p>
          </table:table-cell>
          <table:table-cell/>
          <table:table-cell office:value-type="float" office:value="6170105" calcext:value-type="float">
            <text:p>6170105</text:p>
          </table:table-cell>
          <table:table-cell/>
          <table:table-cell office:value-type="float" office:value="5030597" calcext:value-type="float">
            <text:p>5030597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75099" calcext:value-type="float">
            <text:p>175099</text:p>
          </table:table-cell>
          <table:table-cell table:number-columns-repeated="2"/>
          <table:table-cell office:value-type="float" office:value="166045" calcext:value-type="float">
            <text:p>166045</text:p>
          </table:table-cell>
          <table:table-cell table:number-columns-repeated="2"/>
          <table:table-cell office:value-type="float" office:value="236565" calcext:value-type="float">
            <text:p>236565</text:p>
          </table:table-cell>
          <table:table-cell table:number-columns-repeated="2"/>
          <table:table-cell office:value-type="float" office:value="465387" calcext:value-type="float">
            <text:p>465387</text:p>
          </table:table-cell>
          <table:table-cell table:number-columns-repeated="2"/>
          <table:table-cell office:value-type="float" office:value="334448" calcext:value-type="float">
            <text:p>334448</text:p>
          </table:table-cell>
          <table:table-cell table:number-columns-repeated="2"/>
          <table:table-cell office:value-type="float" office:value="357966" calcext:value-type="float">
            <text:p>357966</text:p>
          </table:table-cell>
          <table:table-cell table:number-columns-repeated="2"/>
          <table:table-cell office:value-type="float" office:value="330105" calcext:value-type="float">
            <text:p>330105</text:p>
          </table:table-cell>
          <table:table-cell table:number-columns-repeated="3"/>
          <table:table-cell office:value-type="float" office:value="360872" calcext:value-type="float">
            <text:p>360872</text:p>
          </table:table-cell>
          <table:table-cell table:number-columns-repeated="3"/>
          <table:table-cell office:value-type="float" office:value="328046" calcext:value-type="float">
            <text:p>328046</text:p>
          </table:table-cell>
          <table:table-cell table:number-columns-repeated="2"/>
          <table:table-cell office:value-type="float" office:value="957467" calcext:value-type="float">
            <text:p>957467</text:p>
          </table:table-cell>
          <table:table-cell/>
          <table:table-cell office:value-type="float" office:value="1098883" calcext:value-type="float">
            <text:p>1098883</text:p>
          </table:table-cell>
          <table:table-cell/>
          <table:table-cell office:value-type="float" office:value="6257186" calcext:value-type="float">
            <text:p>6257186</text:p>
          </table:table-cell>
          <table:table-cell/>
          <table:table-cell office:value-type="float" office:value="5086309" calcext:value-type="float">
            <text:p>5086309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48664" calcext:value-type="float">
            <text:p>348664</text:p>
          </table:table-cell>
          <table:table-cell table:number-columns-repeated="2"/>
          <table:table-cell office:value-type="float" office:value="410384" calcext:value-type="float">
            <text:p>410384</text:p>
          </table:table-cell>
          <table:table-cell table:number-columns-repeated="2"/>
          <table:table-cell office:value-type="float" office:value="520850" calcext:value-type="float">
            <text:p>520850</text:p>
          </table:table-cell>
          <table:table-cell table:number-columns-repeated="2"/>
          <table:table-cell office:value-type="float" office:value="505564" calcext:value-type="float">
            <text:p>505564</text:p>
          </table:table-cell>
          <table:table-cell table:number-columns-repeated="2"/>
          <table:table-cell office:value-type="float" office:value="444156" calcext:value-type="float">
            <text:p>444156</text:p>
          </table:table-cell>
          <table:table-cell table:number-columns-repeated="2"/>
          <table:table-cell office:value-type="float" office:value="423567" calcext:value-type="float">
            <text:p>423567</text:p>
          </table:table-cell>
          <table:table-cell table:number-columns-repeated="2"/>
          <table:table-cell office:value-type="float" office:value="462325" calcext:value-type="float">
            <text:p>462325</text:p>
          </table:table-cell>
          <table:table-cell table:number-columns-repeated="3"/>
          <table:table-cell office:value-type="float" office:value="256647" calcext:value-type="float">
            <text:p>256647</text:p>
          </table:table-cell>
          <table:table-cell table:number-columns-repeated="3"/>
          <table:table-cell office:value-type="float" office:value="262890" calcext:value-type="float">
            <text:p>262890</text:p>
          </table:table-cell>
          <table:table-cell/>
          <table:table-cell office:value-type="float" office:value="1001952" calcext:value-type="float">
            <text:p>1001952</text:p>
          </table:table-cell>
          <table:table-cell/>
          <table:table-cell office:value-type="float" office:value="1090784" calcext:value-type="float">
            <text:p>1090784</text:p>
          </table:table-cell>
          <table:table-cell/>
          <table:table-cell office:value-type="float" office:value="6249398" calcext:value-type="float">
            <text:p>6249398</text:p>
          </table:table-cell>
          <table:table-cell/>
          <table:table-cell office:value-type="float" office:value="5084427" calcext:value-type="float">
            <text:p>508442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564052" calcext:value-type="float">
            <text:p>564052</text:p>
          </table:table-cell>
          <table:table-cell table:number-columns-repeated="2"/>
          <table:table-cell office:value-type="float" office:value="792608" calcext:value-type="float">
            <text:p>792608</text:p>
          </table:table-cell>
          <table:table-cell table:number-columns-repeated="2"/>
          <table:table-cell office:value-type="float" office:value="625863" calcext:value-type="float">
            <text:p>625863</text:p>
          </table:table-cell>
          <table:table-cell table:number-columns-repeated="2"/>
          <table:table-cell office:value-type="float" office:value="756286" calcext:value-type="float">
            <text:p>756286</text:p>
          </table:table-cell>
          <table:table-cell table:number-columns-repeated="2"/>
          <table:table-cell office:value-type="float" office:value="625631" calcext:value-type="float">
            <text:p>625631</text:p>
          </table:table-cell>
          <table:table-cell table:number-columns-repeated="2"/>
          <table:table-cell office:value-type="float" office:value="820587" calcext:value-type="float">
            <text:p>820587</text:p>
          </table:table-cell>
          <table:table-cell table:number-columns-repeated="2"/>
          <table:table-cell office:value-type="float" office:value="622921" calcext:value-type="float">
            <text:p>622921</text:p>
          </table:table-cell>
          <table:table-cell table:number-columns-repeated="3"/>
          <table:table-cell office:value-type="float" office:value="804100" calcext:value-type="float">
            <text:p>804100</text:p>
          </table:table-cell>
          <table:table-cell table:number-columns-repeated="3"/>
          <table:table-cell office:value-type="float" office:value="647366" calcext:value-type="float">
            <text:p>647366</text:p>
          </table:table-cell>
          <table:table-cell/>
          <table:table-cell office:value-type="float" office:value="1007084" calcext:value-type="float">
            <text:p>1007084</text:p>
          </table:table-cell>
          <table:table-cell/>
          <table:table-cell office:value-type="float" office:value="1080814" calcext:value-type="float">
            <text:p>1080814</text:p>
          </table:table-cell>
          <table:table-cell/>
          <table:table-cell office:value-type="float" office:value="6264780" calcext:value-type="float">
            <text:p>6264780</text:p>
          </table:table-cell>
          <table:table-cell/>
          <table:table-cell office:value-type="float" office:value="5085838" calcext:value-type="float">
            <text:p>5085838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08119" calcext:value-type="float">
            <text:p>308119</text:p>
          </table:table-cell>
          <table:table-cell table:number-columns-repeated="2"/>
          <table:table-cell office:value-type="float" office:value="269522" calcext:value-type="float">
            <text:p>269522</text:p>
          </table:table-cell>
          <table:table-cell table:number-columns-repeated="2"/>
          <table:table-cell office:value-type="float" office:value="472442" calcext:value-type="float">
            <text:p>472442</text:p>
          </table:table-cell>
          <table:table-cell table:number-columns-repeated="2"/>
          <table:table-cell office:value-type="float" office:value="342176" calcext:value-type="float">
            <text:p>342176</text:p>
          </table:table-cell>
          <table:table-cell table:number-columns-repeated="2"/>
          <table:table-cell office:value-type="float" office:value="686172" calcext:value-type="float">
            <text:p>686172</text:p>
          </table:table-cell>
          <table:table-cell table:number-columns-repeated="2"/>
          <table:table-cell office:value-type="float" office:value="346983" calcext:value-type="float">
            <text:p>346983</text:p>
          </table:table-cell>
          <table:table-cell table:number-columns-repeated="2"/>
          <table:table-cell office:value-type="float" office:value="659219" calcext:value-type="float">
            <text:p>659219</text:p>
          </table:table-cell>
          <table:table-cell table:number-columns-repeated="3"/>
          <table:table-cell office:value-type="float" office:value="358934" calcext:value-type="float">
            <text:p>358934</text:p>
          </table:table-cell>
          <table:table-cell table:number-columns-repeated="3"/>
          <table:table-cell office:value-type="float" office:value="690837" calcext:value-type="float">
            <text:p>690837</text:p>
          </table:table-cell>
          <table:table-cell/>
          <table:table-cell office:value-type="float" office:value="1010380" calcext:value-type="float">
            <text:p>1010380</text:p>
          </table:table-cell>
          <table:table-cell/>
          <table:table-cell office:value-type="float" office:value="1077465" calcext:value-type="float">
            <text:p>1077465</text:p>
          </table:table-cell>
          <table:table-cell/>
          <table:table-cell office:value-type="float" office:value="6086863" calcext:value-type="float">
            <text:p>6086863</text:p>
          </table:table-cell>
          <table:table-cell/>
          <table:table-cell office:value-type="float" office:value="4974269" calcext:value-type="float">
            <text:p>4974269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46578" calcext:value-type="float">
            <text:p>346578</text:p>
          </table:table-cell>
          <table:table-cell table:number-columns-repeated="2"/>
          <table:table-cell office:value-type="float" office:value="322574" calcext:value-type="float">
            <text:p>322574</text:p>
          </table:table-cell>
          <table:table-cell table:number-columns-repeated="2"/>
          <table:table-cell office:value-type="float" office:value="900971" calcext:value-type="float">
            <text:p>900971</text:p>
          </table:table-cell>
          <table:table-cell table:number-columns-repeated="2"/>
          <table:table-cell office:value-type="float" office:value="904974" calcext:value-type="float">
            <text:p>904974</text:p>
          </table:table-cell>
          <table:table-cell table:number-columns-repeated="2"/>
          <table:table-cell office:value-type="float" office:value="821361" calcext:value-type="float">
            <text:p>821361</text:p>
          </table:table-cell>
          <table:table-cell table:number-columns-repeated="2"/>
          <table:table-cell office:value-type="float" office:value="356712" calcext:value-type="float">
            <text:p>356712</text:p>
          </table:table-cell>
          <table:table-cell table:number-columns-repeated="2"/>
          <table:table-cell office:value-type="float" office:value="788291" calcext:value-type="float">
            <text:p>788291</text:p>
          </table:table-cell>
          <table:table-cell table:number-columns-repeated="3"/>
          <table:table-cell office:value-type="float" office:value="346492" calcext:value-type="float">
            <text:p>346492</text:p>
          </table:table-cell>
          <table:table-cell table:number-columns-repeated="3"/>
          <table:table-cell office:value-type="float" office:value="738756" calcext:value-type="float">
            <text:p>738756</text:p>
          </table:table-cell>
          <table:table-cell table:number-columns-repeated="2"/>
          <table:table-cell office:value-type="float" office:value="983020" calcext:value-type="float">
            <text:p>983020</text:p>
          </table:table-cell>
          <table:table-cell/>
          <table:table-cell office:value-type="float" office:value="1432323" calcext:value-type="float">
            <text:p>1432323</text:p>
          </table:table-cell>
          <table:table-cell/>
          <table:table-cell office:value-type="float" office:value="5937855" calcext:value-type="float">
            <text:p>5937855</text:p>
          </table:table-cell>
          <table:table-cell/>
          <table:table-cell office:value-type="float" office:value="4881710" calcext:value-type="float">
            <text:p>4881710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856290" calcext:value-type="float">
            <text:p>856290</text:p>
          </table:table-cell>
          <table:table-cell table:number-columns-repeated="2"/>
          <table:table-cell office:value-type="float" office:value="870585" calcext:value-type="float">
            <text:p>870585</text:p>
          </table:table-cell>
          <table:table-cell table:number-columns-repeated="2"/>
          <table:table-cell office:value-type="float" office:value="929005" calcext:value-type="float">
            <text:p>929005</text:p>
          </table:table-cell>
          <table:table-cell table:number-columns-repeated="2"/>
          <table:table-cell office:value-type="float" office:value="929058" calcext:value-type="float">
            <text:p>929058</text:p>
          </table:table-cell>
          <table:table-cell table:number-columns-repeated="2"/>
          <table:table-cell office:value-type="float" office:value="895511" calcext:value-type="float">
            <text:p>895511</text:p>
          </table:table-cell>
          <table:table-cell table:number-columns-repeated="2"/>
          <table:table-cell office:value-type="float" office:value="876566" calcext:value-type="float">
            <text:p>876566</text:p>
          </table:table-cell>
          <table:table-cell table:number-columns-repeated="2"/>
          <table:table-cell office:value-type="float" office:value="854779" calcext:value-type="float">
            <text:p>854779</text:p>
          </table:table-cell>
          <table:table-cell table:number-columns-repeated="3"/>
          <table:table-cell office:value-type="float" office:value="892636" calcext:value-type="float">
            <text:p>892636</text:p>
          </table:table-cell>
          <table:table-cell table:number-columns-repeated="3"/>
          <table:table-cell office:value-type="float" office:value="857410" calcext:value-type="float">
            <text:p>857410</text:p>
          </table:table-cell>
          <table:table-cell/>
          <table:table-cell office:value-type="float" office:value="1254464" calcext:value-type="float">
            <text:p>1254464</text:p>
          </table:table-cell>
          <table:table-cell/>
          <table:table-cell office:value-type="float" office:value="1016890" calcext:value-type="float">
            <text:p>1016890</text:p>
          </table:table-cell>
          <table:table-cell/>
          <table:table-cell office:value-type="float" office:value="5283451" calcext:value-type="float">
            <text:p>5283451</text:p>
          </table:table-cell>
          <table:table-cell/>
          <table:table-cell office:value-type="float" office:value="4489546" calcext:value-type="float">
            <text:p>4489546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67816" calcext:value-type="float">
            <text:p>267816</text:p>
          </table:table-cell>
          <table:table-cell table:number-columns-repeated="2"/>
          <table:table-cell office:value-type="float" office:value="296093" calcext:value-type="float">
            <text:p>296093</text:p>
          </table:table-cell>
          <table:table-cell table:number-columns-repeated="2"/>
          <table:table-cell office:value-type="float" office:value="944657" calcext:value-type="float">
            <text:p>944657</text:p>
          </table:table-cell>
          <table:table-cell table:number-columns-repeated="2"/>
          <table:table-cell office:value-type="float" office:value="943340" calcext:value-type="float">
            <text:p>943340</text:p>
          </table:table-cell>
          <table:table-cell table:number-columns-repeated="2"/>
          <table:table-cell office:value-type="float" office:value="898954" calcext:value-type="float">
            <text:p>898954</text:p>
          </table:table-cell>
          <table:table-cell table:number-columns-repeated="2"/>
          <table:table-cell office:value-type="float" office:value="882327" calcext:value-type="float">
            <text:p>882327</text:p>
          </table:table-cell>
          <table:table-cell table:number-columns-repeated="2"/>
          <table:table-cell office:value-type="float" office:value="924859" calcext:value-type="float">
            <text:p>924859</text:p>
          </table:table-cell>
          <table:table-cell table:number-columns-repeated="3"/>
          <table:table-cell office:value-type="float" office:value="870184" calcext:value-type="float">
            <text:p>870184</text:p>
          </table:table-cell>
          <table:table-cell table:number-columns-repeated="3"/>
          <table:table-cell office:value-type="float" office:value="910118" calcext:value-type="float">
            <text:p>910118</text:p>
          </table:table-cell>
          <table:table-cell/>
          <table:table-cell office:value-type="float" office:value="1340644" calcext:value-type="float">
            <text:p>1340644</text:p>
          </table:table-cell>
          <table:table-cell/>
          <table:table-cell office:value-type="float" office:value="1557331" calcext:value-type="float">
            <text:p>1557331</text:p>
          </table:table-cell>
          <table:table-cell/>
          <table:table-cell office:value-type="float" office:value="5086897" calcext:value-type="float">
            <text:p>5086897</text:p>
          </table:table-cell>
          <table:table-cell/>
          <table:table-cell office:value-type="float" office:value="4366592" calcext:value-type="float">
            <text:p>4366592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68318" calcext:value-type="float">
            <text:p>268318</text:p>
          </table:table-cell>
          <table:table-cell table:number-columns-repeated="2"/>
          <table:table-cell office:value-type="float" office:value="207967" calcext:value-type="float">
            <text:p>207967</text:p>
          </table:table-cell>
          <table:table-cell table:number-columns-repeated="2"/>
          <table:table-cell office:value-type="float" office:value="229746" calcext:value-type="float">
            <text:p>229746</text:p>
          </table:table-cell>
          <table:table-cell table:number-columns-repeated="2"/>
          <table:table-cell office:value-type="float" office:value="230010" calcext:value-type="float">
            <text:p>230010</text:p>
          </table:table-cell>
          <table:table-cell table:number-columns-repeated="2"/>
          <table:table-cell office:value-type="float" office:value="190047" calcext:value-type="float">
            <text:p>190047</text:p>
          </table:table-cell>
          <table:table-cell table:number-columns-repeated="2"/>
          <table:table-cell office:value-type="float" office:value="173036" calcext:value-type="float">
            <text:p>173036</text:p>
          </table:table-cell>
          <table:table-cell table:number-columns-repeated="2"/>
          <table:table-cell office:value-type="float" office:value="179046" calcext:value-type="float">
            <text:p>179046</text:p>
          </table:table-cell>
          <table:table-cell table:number-columns-repeated="3"/>
          <table:table-cell office:value-type="float" office:value="207231" calcext:value-type="float">
            <text:p>207231</text:p>
          </table:table-cell>
          <table:table-cell table:number-columns-repeated="3"/>
          <table:table-cell office:value-type="float" office:value="187745" calcext:value-type="float">
            <text:p>187745</text:p>
          </table:table-cell>
          <table:table-cell table:number-columns-repeated="2"/>
          <table:table-cell office:value-type="float" office:value="497050" calcext:value-type="float">
            <text:p>497050</text:p>
          </table:table-cell>
          <table:table-cell table:number-columns-repeated="2"/>
          <table:table-cell office:value-type="float" office:value="456629" calcext:value-type="float">
            <text:p>456629</text:p>
          </table:table-cell>
          <table:table-cell/>
          <table:table-cell office:value-type="float" office:value="6410645" calcext:value-type="float">
            <text:p>6410645</text:p>
          </table:table-cell>
          <table:table-cell/>
          <table:table-cell office:value-type="float" office:value="5132678" calcext:value-type="float">
            <text:p>5132678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72519" calcext:value-type="float">
            <text:p>272519</text:p>
          </table:table-cell>
          <table:table-cell table:number-columns-repeated="2"/>
          <table:table-cell office:value-type="float" office:value="310442" calcext:value-type="float">
            <text:p>310442</text:p>
          </table:table-cell>
          <table:table-cell table:number-columns-repeated="2"/>
          <table:table-cell office:value-type="float" office:value="380955" calcext:value-type="float">
            <text:p>380955</text:p>
          </table:table-cell>
          <table:table-cell table:number-columns-repeated="2"/>
          <table:table-cell office:value-type="float" office:value="368810" calcext:value-type="float">
            <text:p>368810</text:p>
          </table:table-cell>
          <table:table-cell table:number-columns-repeated="2"/>
          <table:table-cell office:value-type="float" office:value="284020" calcext:value-type="float">
            <text:p>284020</text:p>
          </table:table-cell>
          <table:table-cell table:number-columns-repeated="2"/>
          <table:table-cell office:value-type="float" office:value="349763" calcext:value-type="float">
            <text:p>349763</text:p>
          </table:table-cell>
          <table:table-cell table:number-columns-repeated="2"/>
          <table:table-cell office:value-type="float" office:value="287241" calcext:value-type="float">
            <text:p>287241</text:p>
          </table:table-cell>
          <table:table-cell table:number-columns-repeated="3"/>
          <table:table-cell office:value-type="float" office:value="431845" calcext:value-type="float">
            <text:p>431845</text:p>
          </table:table-cell>
          <table:table-cell table:number-columns-repeated="3"/>
          <table:table-cell office:value-type="float" office:value="290422" calcext:value-type="float">
            <text:p>290422</text:p>
          </table:table-cell>
          <table:table-cell table:number-columns-repeated="2"/>
          <table:table-cell office:value-type="float" office:value="912746" calcext:value-type="float">
            <text:p>912746</text:p>
          </table:table-cell>
          <table:table-cell table:number-columns-repeated="2"/>
          <table:table-cell office:value-type="float" office:value="959282" calcext:value-type="float">
            <text:p>959282</text:p>
          </table:table-cell>
          <table:table-cell/>
          <table:table-cell office:value-type="float" office:value="6210687" calcext:value-type="float">
            <text:p>6210687</text:p>
          </table:table-cell>
          <table:table-cell/>
          <table:table-cell office:value-type="float" office:value="5082580" calcext:value-type="float">
            <text:p>5082580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16317" calcext:value-type="float">
            <text:p>516317</text:p>
          </table:table-cell>
          <table:table-cell table:number-columns-repeated="2"/>
          <table:table-cell office:value-type="float" office:value="368469" calcext:value-type="float">
            <text:p>368469</text:p>
          </table:table-cell>
          <table:table-cell table:number-columns-repeated="2"/>
          <table:table-cell office:value-type="float" office:value="481983" calcext:value-type="float">
            <text:p>481983</text:p>
          </table:table-cell>
          <table:table-cell table:number-columns-repeated="2"/>
          <table:table-cell office:value-type="float" office:value="472745" calcext:value-type="float">
            <text:p>472745</text:p>
          </table:table-cell>
          <table:table-cell table:number-columns-repeated="2"/>
          <table:table-cell office:value-type="float" office:value="410976" calcext:value-type="float">
            <text:p>410976</text:p>
          </table:table-cell>
          <table:table-cell table:number-columns-repeated="2"/>
          <table:table-cell office:value-type="float" office:value="251904" calcext:value-type="float">
            <text:p>251904</text:p>
          </table:table-cell>
          <table:table-cell table:number-columns-repeated="2"/>
          <table:table-cell office:value-type="float" office:value="294086" calcext:value-type="float">
            <text:p>294086</text:p>
          </table:table-cell>
          <table:table-cell table:number-columns-repeated="3"/>
          <table:table-cell office:value-type="float" office:value="334537" calcext:value-type="float">
            <text:p>334537</text:p>
          </table:table-cell>
          <table:table-cell table:number-columns-repeated="3"/>
          <table:table-cell office:value-type="float" office:value="329776" calcext:value-type="float">
            <text:p>329776</text:p>
          </table:table-cell>
          <table:table-cell table:number-columns-repeated="2"/>
          <table:table-cell office:value-type="float" office:value="548764" calcext:value-type="float">
            <text:p>548764</text:p>
          </table:table-cell>
          <table:table-cell table:number-columns-repeated="2"/>
          <table:table-cell office:value-type="float" office:value="954636" calcext:value-type="float">
            <text:p>954636</text:p>
          </table:table-cell>
          <table:table-cell/>
          <table:table-cell office:value-type="float" office:value="6239376" calcext:value-type="float">
            <text:p>6239376</text:p>
          </table:table-cell>
          <table:table-cell/>
          <table:table-cell office:value-type="float" office:value="5112012" calcext:value-type="float">
            <text:p>5112012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81635" calcext:value-type="float">
            <text:p>581635</text:p>
          </table:table-cell>
          <table:table-cell table:number-columns-repeated="2"/>
          <table:table-cell office:value-type="float" office:value="530200" calcext:value-type="float">
            <text:p>530200</text:p>
          </table:table-cell>
          <table:table-cell table:number-columns-repeated="2"/>
          <table:table-cell office:value-type="float" office:value="559040" calcext:value-type="float">
            <text:p>559040</text:p>
          </table:table-cell>
          <table:table-cell table:number-columns-repeated="2"/>
          <table:table-cell office:value-type="float" office:value="549179" calcext:value-type="float">
            <text:p>549179</text:p>
          </table:table-cell>
          <table:table-cell table:number-columns-repeated="2"/>
          <table:table-cell office:value-type="float" office:value="469664" calcext:value-type="float">
            <text:p>469664</text:p>
          </table:table-cell>
          <table:table-cell table:number-columns-repeated="2"/>
          <table:table-cell office:value-type="float" office:value="303790" calcext:value-type="float">
            <text:p>303790</text:p>
          </table:table-cell>
          <table:table-cell table:number-columns-repeated="2"/>
          <table:table-cell office:value-type="float" office:value="424734" calcext:value-type="float">
            <text:p>424734</text:p>
          </table:table-cell>
          <table:table-cell table:number-columns-repeated="3"/>
          <table:table-cell office:value-type="float" office:value="286829" calcext:value-type="float">
            <text:p>286829</text:p>
          </table:table-cell>
          <table:table-cell table:number-columns-repeated="3"/>
          <table:table-cell office:value-type="float" office:value="427311" calcext:value-type="float">
            <text:p>427311</text:p>
          </table:table-cell>
          <table:table-cell table:number-columns-repeated="2"/>
          <table:table-cell office:value-type="float" office:value="529514" calcext:value-type="float">
            <text:p>529514</text:p>
          </table:table-cell>
          <table:table-cell table:number-columns-repeated="2"/>
          <table:table-cell office:value-type="float" office:value="498529" calcext:value-type="float">
            <text:p>498529</text:p>
          </table:table-cell>
          <table:table-cell/>
          <table:table-cell office:value-type="float" office:value="6307146" calcext:value-type="float">
            <text:p>6307146</text:p>
          </table:table-cell>
          <table:table-cell/>
          <table:table-cell office:value-type="float" office:value="5164890" calcext:value-type="float">
            <text:p>5164890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36620" calcext:value-type="float">
            <text:p>236620</text:p>
          </table:table-cell>
          <table:table-cell table:number-columns-repeated="2"/>
          <table:table-cell office:value-type="float" office:value="194323" calcext:value-type="float">
            <text:p>194323</text:p>
          </table:table-cell>
          <table:table-cell table:number-columns-repeated="2"/>
          <table:table-cell office:value-type="float" office:value="366552" calcext:value-type="float">
            <text:p>366552</text:p>
          </table:table-cell>
          <table:table-cell table:number-columns-repeated="2"/>
          <table:table-cell office:value-type="float" office:value="701694" calcext:value-type="float">
            <text:p>701694</text:p>
          </table:table-cell>
          <table:table-cell table:number-columns-repeated="2"/>
          <table:table-cell office:value-type="float" office:value="588822" calcext:value-type="float">
            <text:p>588822</text:p>
          </table:table-cell>
          <table:table-cell table:number-columns-repeated="2"/>
          <table:table-cell office:value-type="float" office:value="350383" calcext:value-type="float">
            <text:p>350383</text:p>
          </table:table-cell>
          <table:table-cell table:number-columns-repeated="2"/>
          <table:table-cell office:value-type="float" office:value="586715" calcext:value-type="float">
            <text:p>586715</text:p>
          </table:table-cell>
          <table:table-cell table:number-columns-repeated="3"/>
          <table:table-cell office:value-type="float" office:value="544394" calcext:value-type="float">
            <text:p>544394</text:p>
          </table:table-cell>
          <table:table-cell table:number-columns-repeated="3"/>
          <table:table-cell office:value-type="float" office:value="600547" calcext:value-type="float">
            <text:p>600547</text:p>
          </table:table-cell>
          <table:table-cell table:number-columns-repeated="2"/>
          <table:table-cell office:value-type="float" office:value="940384" calcext:value-type="float">
            <text:p>940384</text:p>
          </table:table-cell>
          <table:table-cell table:number-columns-repeated="2"/>
          <table:table-cell office:value-type="float" office:value="992002" calcext:value-type="float">
            <text:p>992002</text:p>
          </table:table-cell>
          <table:table-cell/>
          <table:table-cell office:value-type="float" office:value="6263367" calcext:value-type="float">
            <text:p>6263367</text:p>
          </table:table-cell>
          <table:table-cell/>
          <table:table-cell office:value-type="float" office:value="5200286" calcext:value-type="float">
            <text:p>5200286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854316" calcext:value-type="float">
            <text:p>854316</text:p>
          </table:table-cell>
          <table:table-cell table:number-columns-repeated="2"/>
          <table:table-cell office:value-type="float" office:value="599533" calcext:value-type="float">
            <text:p>599533</text:p>
          </table:table-cell>
          <table:table-cell table:number-columns-repeated="2"/>
          <table:table-cell office:value-type="float" office:value="793826" calcext:value-type="float">
            <text:p>793826</text:p>
          </table:table-cell>
          <table:table-cell table:number-columns-repeated="2"/>
          <table:table-cell office:value-type="float" office:value="784099" calcext:value-type="float">
            <text:p>784099</text:p>
          </table:table-cell>
          <table:table-cell table:number-columns-repeated="2"/>
          <table:table-cell office:value-type="float" office:value="713963" calcext:value-type="float">
            <text:p>713963</text:p>
          </table:table-cell>
          <table:table-cell table:number-columns-repeated="2"/>
          <table:table-cell office:value-type="float" office:value="350890" calcext:value-type="float">
            <text:p>350890</text:p>
          </table:table-cell>
          <table:table-cell table:number-columns-repeated="2"/>
          <table:table-cell office:value-type="float" office:value="670367" calcext:value-type="float">
            <text:p>670367</text:p>
          </table:table-cell>
          <table:table-cell table:number-columns-repeated="3"/>
          <table:table-cell office:value-type="float" office:value="337889" calcext:value-type="float">
            <text:p>337889</text:p>
          </table:table-cell>
          <table:table-cell table:number-columns-repeated="3"/>
          <table:table-cell office:value-type="float" office:value="640793" calcext:value-type="float">
            <text:p>640793</text:p>
          </table:table-cell>
          <table:table-cell table:number-columns-repeated="2"/>
          <table:table-cell office:value-type="float" office:value="524117" calcext:value-type="float">
            <text:p>524117</text:p>
          </table:table-cell>
          <table:table-cell table:number-columns-repeated="2"/>
          <table:table-cell office:value-type="float" office:value="451838" calcext:value-type="float">
            <text:p>451838</text:p>
          </table:table-cell>
          <table:table-cell/>
          <table:table-cell office:value-type="float" office:value="6404931" calcext:value-type="float">
            <text:p>6404931</text:p>
          </table:table-cell>
          <table:table-cell/>
          <table:table-cell office:value-type="float" office:value="4992925" calcext:value-type="float">
            <text:p>4992925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82091" calcext:value-type="float">
            <text:p>282091</text:p>
          </table:table-cell>
          <table:table-cell table:number-columns-repeated="2"/>
          <table:table-cell office:value-type="float" office:value="227355" calcext:value-type="float">
            <text:p>227355</text:p>
          </table:table-cell>
          <table:table-cell table:number-columns-repeated="2"/>
          <table:table-cell office:value-type="float" office:value="481856" calcext:value-type="float">
            <text:p>481856</text:p>
          </table:table-cell>
          <table:table-cell table:number-columns-repeated="2"/>
          <table:table-cell office:value-type="float" office:value="730266" calcext:value-type="float">
            <text:p>730266</text:p>
          </table:table-cell>
          <table:table-cell table:number-columns-repeated="2"/>
          <table:table-cell office:value-type="float" office:value="730761" calcext:value-type="float">
            <text:p>730761</text:p>
          </table:table-cell>
          <table:table-cell table:number-columns-repeated="2"/>
          <table:table-cell office:value-type="float" office:value="359020" calcext:value-type="float">
            <text:p>359020</text:p>
          </table:table-cell>
          <table:table-cell table:number-columns-repeated="2"/>
          <table:table-cell office:value-type="float" office:value="781607" calcext:value-type="float">
            <text:p>781607</text:p>
          </table:table-cell>
          <table:table-cell table:number-columns-repeated="3"/>
          <table:table-cell office:value-type="float" office:value="627639" calcext:value-type="float">
            <text:p>627639</text:p>
          </table:table-cell>
          <table:table-cell table:number-columns-repeated="3"/>
          <table:table-cell office:value-type="float" office:value="757964" calcext:value-type="float">
            <text:p>757964</text:p>
          </table:table-cell>
          <table:table-cell table:number-columns-repeated="2"/>
          <table:table-cell office:value-type="float" office:value="908092" calcext:value-type="float">
            <text:p>908092</text:p>
          </table:table-cell>
          <table:table-cell table:number-columns-repeated="2"/>
          <table:table-cell office:value-type="float" office:value="918616" calcext:value-type="float">
            <text:p>918616</text:p>
          </table:table-cell>
          <table:table-cell/>
          <table:table-cell office:value-type="float" office:value="5974246" calcext:value-type="float">
            <text:p>5974246</text:p>
          </table:table-cell>
          <table:table-cell/>
          <table:table-cell office:value-type="float" office:value="4893713" calcext:value-type="float">
            <text:p>4893713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637702" calcext:value-type="float">
            <text:p>637702</text:p>
          </table:table-cell>
          <table:table-cell table:number-columns-repeated="2"/>
          <table:table-cell office:value-type="float" office:value="358108" calcext:value-type="float">
            <text:p>358108</text:p>
          </table:table-cell>
          <table:table-cell table:number-columns-repeated="2"/>
          <table:table-cell office:value-type="float" office:value="863825" calcext:value-type="float">
            <text:p>863825</text:p>
          </table:table-cell>
          <table:table-cell table:number-columns-repeated="2"/>
          <table:table-cell office:value-type="float" office:value="904155" calcext:value-type="float">
            <text:p>904155</text:p>
          </table:table-cell>
          <table:table-cell table:number-columns-repeated="2"/>
          <table:table-cell office:value-type="float" office:value="870204" calcext:value-type="float">
            <text:p>870204</text:p>
          </table:table-cell>
          <table:table-cell table:number-columns-repeated="2"/>
          <table:table-cell office:value-type="float" office:value="334402" calcext:value-type="float">
            <text:p>334402</text:p>
          </table:table-cell>
          <table:table-cell table:number-columns-repeated="2"/>
          <table:table-cell office:value-type="float" office:value="864998" calcext:value-type="float">
            <text:p>864998</text:p>
          </table:table-cell>
          <table:table-cell table:number-columns-repeated="3"/>
          <table:table-cell office:value-type="float" office:value="334957" calcext:value-type="float">
            <text:p>334957</text:p>
          </table:table-cell>
          <table:table-cell table:number-columns-repeated="3"/>
          <table:table-cell office:value-type="float" office:value="818075" calcext:value-type="float">
            <text:p>818075</text:p>
          </table:table-cell>
          <table:table-cell table:number-columns-repeated="2"/>
          <table:table-cell office:value-type="float" office:value="428457" calcext:value-type="float">
            <text:p>428457</text:p>
          </table:table-cell>
          <table:table-cell table:number-columns-repeated="2"/>
          <table:table-cell office:value-type="float" office:value="383211" calcext:value-type="float">
            <text:p>383211</text:p>
          </table:table-cell>
          <table:table-cell/>
          <table:table-cell office:value-type="float" office:value="5344806" calcext:value-type="float">
            <text:p>5344806</text:p>
          </table:table-cell>
          <table:table-cell/>
          <table:table-cell office:value-type="float" office:value="4566250" calcext:value-type="float">
            <text:p>4566250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28400" calcext:value-type="float">
            <text:p>228400</text:p>
          </table:table-cell>
          <table:table-cell table:number-columns-repeated="2"/>
          <table:table-cell office:value-type="float" office:value="278230" calcext:value-type="float">
            <text:p>278230</text:p>
          </table:table-cell>
          <table:table-cell table:number-columns-repeated="2"/>
          <table:table-cell office:value-type="float" office:value="762772" calcext:value-type="float">
            <text:p>762772</text:p>
          </table:table-cell>
          <table:table-cell table:number-columns-repeated="2"/>
          <table:table-cell office:value-type="float" office:value="900134" calcext:value-type="float">
            <text:p>900134</text:p>
          </table:table-cell>
          <table:table-cell table:number-columns-repeated="2"/>
          <table:table-cell office:value-type="float" office:value="899094" calcext:value-type="float">
            <text:p>899094</text:p>
          </table:table-cell>
          <table:table-cell table:number-columns-repeated="2"/>
          <table:table-cell office:value-type="float" office:value="342360" calcext:value-type="float">
            <text:p>342360</text:p>
          </table:table-cell>
          <table:table-cell table:number-columns-repeated="2"/>
          <table:table-cell office:value-type="float" office:value="904507" calcext:value-type="float">
            <text:p>904507</text:p>
          </table:table-cell>
          <table:table-cell table:number-columns-repeated="3"/>
          <table:table-cell office:value-type="float" office:value="336473" calcext:value-type="float">
            <text:p>336473</text:p>
          </table:table-cell>
          <table:table-cell table:number-columns-repeated="3"/>
          <table:table-cell office:value-type="float" office:value="822571" calcext:value-type="float">
            <text:p>822571</text:p>
          </table:table-cell>
          <table:table-cell table:number-columns-repeated="2"/>
          <table:table-cell office:value-type="float" office:value="562674" calcext:value-type="float">
            <text:p>562674</text:p>
          </table:table-cell>
          <table:table-cell table:number-columns-repeated="2"/>
          <table:table-cell office:value-type="float" office:value="981235" calcext:value-type="float">
            <text:p>981235</text:p>
          </table:table-cell>
          <table:table-cell/>
          <table:table-cell office:value-type="float" office:value="5150675" calcext:value-type="float">
            <text:p>5150675</text:p>
          </table:table-cell>
          <table:table-cell/>
          <table:table-cell office:value-type="float" office:value="4308998" calcext:value-type="float">
            <text:p>4308998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83814" calcext:value-type="float">
            <text:p>183814</text:p>
          </table:table-cell>
          <table:table-cell table:number-columns-repeated="2"/>
          <table:table-cell office:value-type="float" office:value="160188" calcext:value-type="float">
            <text:p>160188</text:p>
          </table:table-cell>
          <table:table-cell table:number-columns-repeated="2"/>
          <table:table-cell office:value-type="float" office:value="245336" calcext:value-type="float">
            <text:p>245336</text:p>
          </table:table-cell>
          <table:table-cell table:number-columns-repeated="2"/>
          <table:table-cell office:value-type="float" office:value="244999" calcext:value-type="float">
            <text:p>244999</text:p>
          </table:table-cell>
          <table:table-cell table:number-columns-repeated="2"/>
          <table:table-cell office:value-type="float" office:value="179199" calcext:value-type="float">
            <text:p>179199</text:p>
          </table:table-cell>
          <table:table-cell table:number-columns-repeated="3"/>
          <table:table-cell office:value-type="float" office:value="92156" calcext:value-type="float">
            <text:p>92156</text:p>
          </table:table-cell>
          <table:table-cell table:number-columns-repeated="2"/>
          <table:table-cell office:value-type="float" office:value="168409" calcext:value-type="float">
            <text:p>168409</text:p>
          </table:table-cell>
          <table:table-cell table:number-columns-repeated="3"/>
          <table:table-cell office:value-type="float" office:value="286683" calcext:value-type="float">
            <text:p>286683</text:p>
          </table:table-cell>
          <table:table-cell table:number-columns-repeated="3"/>
          <table:table-cell office:value-type="float" office:value="177481" calcext:value-type="float">
            <text:p>177481</text:p>
          </table:table-cell>
          <table:table-cell table:number-columns-repeated="2"/>
          <table:table-cell office:value-type="float" office:value="399105" calcext:value-type="float">
            <text:p>399105</text:p>
          </table:table-cell>
          <table:table-cell table:number-columns-repeated="2"/>
          <table:table-cell office:value-type="float" office:value="349484" calcext:value-type="float">
            <text:p>349484</text:p>
          </table:table-cell>
          <table:table-cell/>
          <table:table-cell office:value-type="float" office:value="6549957" calcext:value-type="float">
            <text:p>6549957</text:p>
          </table:table-cell>
          <table:table-cell/>
          <table:table-cell office:value-type="float" office:value="5953855" calcext:value-type="float">
            <text:p>5953855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7137" calcext:value-type="float">
            <text:p>327137</text:p>
          </table:table-cell>
          <table:table-cell table:number-columns-repeated="2"/>
          <table:table-cell office:value-type="float" office:value="325964" calcext:value-type="float">
            <text:p>325964</text:p>
          </table:table-cell>
          <table:table-cell table:number-columns-repeated="2"/>
          <table:table-cell office:value-type="float" office:value="372814" calcext:value-type="float">
            <text:p>372814</text:p>
          </table:table-cell>
          <table:table-cell table:number-columns-repeated="2"/>
          <table:table-cell office:value-type="float" office:value="375441" calcext:value-type="float">
            <text:p>375441</text:p>
          </table:table-cell>
          <table:table-cell table:number-columns-repeated="2"/>
          <table:table-cell office:value-type="float" office:value="283067" calcext:value-type="float">
            <text:p>283067</text:p>
          </table:table-cell>
          <table:table-cell table:number-columns-repeated="2"/>
          <table:table-cell office:value-type="float" office:value="223255" calcext:value-type="float">
            <text:p>223255</text:p>
          </table:table-cell>
          <table:table-cell table:number-columns-repeated="2"/>
          <table:table-cell office:value-type="float" office:value="263324" calcext:value-type="float">
            <text:p>263324</text:p>
          </table:table-cell>
          <table:table-cell table:number-columns-repeated="3"/>
          <table:table-cell office:value-type="float" office:value="191739" calcext:value-type="float">
            <text:p>191739</text:p>
          </table:table-cell>
          <table:table-cell table:number-columns-repeated="3"/>
          <table:table-cell office:value-type="float" office:value="263060" calcext:value-type="float">
            <text:p>263060</text:p>
          </table:table-cell>
          <table:table-cell table:number-columns-repeated="2"/>
          <table:table-cell office:value-type="float" office:value="238038" calcext:value-type="float">
            <text:p>238038</text:p>
          </table:table-cell>
          <table:table-cell table:number-columns-repeated="2"/>
          <table:table-cell office:value-type="float" office:value="185036" calcext:value-type="float">
            <text:p>185036</text:p>
          </table:table-cell>
          <table:table-cell/>
          <table:table-cell office:value-type="float" office:value="5678321" calcext:value-type="float">
            <text:p>5678321</text:p>
          </table:table-cell>
          <table:table-cell/>
          <table:table-cell office:value-type="float" office:value="5209074" calcext:value-type="float">
            <text:p>520907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46754" calcext:value-type="float">
            <text:p>246754</text:p>
          </table:table-cell>
          <table:table-cell table:number-columns-repeated="2"/>
          <table:table-cell office:value-type="float" office:value="191069" calcext:value-type="float">
            <text:p>191069</text:p>
          </table:table-cell>
          <table:table-cell table:number-columns-repeated="2"/>
          <table:table-cell office:value-type="float" office:value="421447" calcext:value-type="float">
            <text:p>421447</text:p>
          </table:table-cell>
          <table:table-cell table:number-columns-repeated="2"/>
          <table:table-cell office:value-type="float" office:value="485892" calcext:value-type="float">
            <text:p>485892</text:p>
          </table:table-cell>
          <table:table-cell table:number-columns-repeated="2"/>
          <table:table-cell office:value-type="float" office:value="336859" calcext:value-type="float">
            <text:p>336859</text:p>
          </table:table-cell>
          <table:table-cell table:number-columns-repeated="2"/>
          <table:table-cell office:value-type="float" office:value="348984" calcext:value-type="float">
            <text:p>348984</text:p>
          </table:table-cell>
          <table:table-cell table:number-columns-repeated="2"/>
          <table:table-cell office:value-type="float" office:value="329866" calcext:value-type="float">
            <text:p>329866</text:p>
          </table:table-cell>
          <table:table-cell table:number-columns-repeated="3"/>
          <table:table-cell office:value-type="float" office:value="331706" calcext:value-type="float">
            <text:p>331706</text:p>
          </table:table-cell>
          <table:table-cell table:number-columns-repeated="3"/>
          <table:table-cell office:value-type="float" office:value="329516" calcext:value-type="float">
            <text:p>329516</text:p>
          </table:table-cell>
          <table:table-cell table:number-columns-repeated="2"/>
          <table:table-cell office:value-type="float" office:value="369944" calcext:value-type="float">
            <text:p>369944</text:p>
          </table:table-cell>
          <table:table-cell table:number-columns-repeated="2"/>
          <table:table-cell office:value-type="float" office:value="374557" calcext:value-type="float">
            <text:p>374557</text:p>
          </table:table-cell>
          <table:table-cell/>
          <table:table-cell office:value-type="float" office:value="6472447" calcext:value-type="float">
            <text:p>6472447</text:p>
          </table:table-cell>
          <table:table-cell/>
          <table:table-cell office:value-type="float" office:value="5243011" calcext:value-type="float">
            <text:p>524301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47170" calcext:value-type="float">
            <text:p>347170</text:p>
          </table:table-cell>
          <table:table-cell table:number-columns-repeated="2"/>
          <table:table-cell office:value-type="float" office:value="314072" calcext:value-type="float">
            <text:p>314072</text:p>
          </table:table-cell>
          <table:table-cell table:number-columns-repeated="2"/>
          <table:table-cell office:value-type="float" office:value="547917" calcext:value-type="float">
            <text:p>547917</text:p>
          </table:table-cell>
          <table:table-cell table:number-columns-repeated="2"/>
          <table:table-cell office:value-type="float" office:value="542205" calcext:value-type="float">
            <text:p>542205</text:p>
          </table:table-cell>
          <table:table-cell table:number-columns-repeated="2"/>
          <table:table-cell office:value-type="float" office:value="428674" calcext:value-type="float">
            <text:p>428674</text:p>
          </table:table-cell>
          <table:table-cell table:number-columns-repeated="2"/>
          <table:table-cell office:value-type="float" office:value="211750" calcext:value-type="float">
            <text:p>211750</text:p>
          </table:table-cell>
          <table:table-cell table:number-columns-repeated="2"/>
          <table:table-cell office:value-type="float" office:value="412117" calcext:value-type="float">
            <text:p>412117</text:p>
          </table:table-cell>
          <table:table-cell table:number-columns-repeated="3"/>
          <table:table-cell office:value-type="float" office:value="184105" calcext:value-type="float">
            <text:p>184105</text:p>
          </table:table-cell>
          <table:table-cell table:number-columns-repeated="3"/>
          <table:table-cell office:value-type="float" office:value="376859" calcext:value-type="float">
            <text:p>376859</text:p>
          </table:table-cell>
          <table:table-cell table:number-columns-repeated="2"/>
          <table:table-cell office:value-type="float" office:value="425308" calcext:value-type="float">
            <text:p>425308</text:p>
          </table:table-cell>
          <table:table-cell table:number-columns-repeated="2"/>
          <table:table-cell office:value-type="float" office:value="312345" calcext:value-type="float">
            <text:p>312345</text:p>
          </table:table-cell>
          <table:table-cell/>
          <table:table-cell office:value-type="float" office:value="6522980" calcext:value-type="float">
            <text:p>6522980</text:p>
          </table:table-cell>
          <table:table-cell/>
          <table:table-cell office:value-type="float" office:value="5312691" calcext:value-type="float">
            <text:p>531269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587069" calcext:value-type="float">
            <text:p>587069</text:p>
          </table:table-cell>
          <table:table-cell table:number-columns-repeated="2"/>
          <table:table-cell office:value-type="float" office:value="278194" calcext:value-type="float">
            <text:p>278194</text:p>
          </table:table-cell>
          <table:table-cell table:number-columns-repeated="2"/>
          <table:table-cell office:value-type="float" office:value="653300" calcext:value-type="float">
            <text:p>653300</text:p>
          </table:table-cell>
          <table:table-cell table:number-columns-repeated="2"/>
          <table:table-cell office:value-type="float" office:value="735580" calcext:value-type="float">
            <text:p>735580</text:p>
          </table:table-cell>
          <table:table-cell table:number-columns-repeated="2"/>
          <table:table-cell office:value-type="float" office:value="561523" calcext:value-type="float">
            <text:p>561523</text:p>
          </table:table-cell>
          <table:table-cell table:number-columns-repeated="2"/>
          <table:table-cell office:value-type="float" office:value="452996" calcext:value-type="float">
            <text:p>452996</text:p>
          </table:table-cell>
          <table:table-cell table:number-columns-repeated="2"/>
          <table:table-cell office:value-type="float" office:value="578709" calcext:value-type="float">
            <text:p>578709</text:p>
          </table:table-cell>
          <table:table-cell table:number-columns-repeated="3"/>
          <table:table-cell office:value-type="float" office:value="809143" calcext:value-type="float">
            <text:p>809143</text:p>
          </table:table-cell>
          <table:table-cell table:number-columns-repeated="3"/>
          <table:table-cell office:value-type="float" office:value="565133" calcext:value-type="float">
            <text:p>565133</text:p>
          </table:table-cell>
          <table:table-cell table:number-columns-repeated="2"/>
          <table:table-cell office:value-type="float" office:value="573787" calcext:value-type="float">
            <text:p>573787</text:p>
          </table:table-cell>
          <table:table-cell table:number-columns-repeated="2"/>
          <table:table-cell office:value-type="float" office:value="311310" calcext:value-type="float">
            <text:p>311310</text:p>
          </table:table-cell>
          <table:table-cell/>
          <table:table-cell office:value-type="float" office:value="6557291" calcext:value-type="float">
            <text:p>6557291</text:p>
          </table:table-cell>
          <table:table-cell/>
          <table:table-cell office:value-type="float" office:value="5307465" calcext:value-type="float">
            <text:p>5307465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673799" calcext:value-type="float">
            <text:p>673799</text:p>
          </table:table-cell>
          <table:table-cell table:number-columns-repeated="2"/>
          <table:table-cell office:value-type="float" office:value="873626" calcext:value-type="float">
            <text:p>873626</text:p>
          </table:table-cell>
          <table:table-cell table:number-columns-repeated="2"/>
          <table:table-cell office:value-type="float" office:value="795187" calcext:value-type="float">
            <text:p>795187</text:p>
          </table:table-cell>
          <table:table-cell table:number-columns-repeated="2"/>
          <table:table-cell office:value-type="float" office:value="799010" calcext:value-type="float">
            <text:p>799010</text:p>
          </table:table-cell>
          <table:table-cell table:number-columns-repeated="2"/>
          <table:table-cell office:value-type="float" office:value="678741" calcext:value-type="float">
            <text:p>678741</text:p>
          </table:table-cell>
          <table:table-cell table:number-columns-repeated="2"/>
          <table:table-cell office:value-type="float" office:value="857885" calcext:value-type="float">
            <text:p>857885</text:p>
          </table:table-cell>
          <table:table-cell table:number-columns-repeated="2"/>
          <table:table-cell office:value-type="float" office:value="694382" calcext:value-type="float">
            <text:p>694382</text:p>
          </table:table-cell>
          <table:table-cell table:number-columns-repeated="3"/>
          <table:table-cell office:value-type="float" office:value="814457" calcext:value-type="float">
            <text:p>814457</text:p>
          </table:table-cell>
          <table:table-cell table:number-columns-repeated="3"/>
          <table:table-cell office:value-type="float" office:value="643629" calcext:value-type="float">
            <text:p>643629</text:p>
          </table:table-cell>
          <table:table-cell table:number-columns-repeated="2"/>
          <table:table-cell office:value-type="float" office:value="824181" calcext:value-type="float">
            <text:p>824181</text:p>
          </table:table-cell>
          <table:table-cell table:number-columns-repeated="2"/>
          <table:table-cell office:value-type="float" office:value="409772" calcext:value-type="float">
            <text:p>409772</text:p>
          </table:table-cell>
          <table:table-cell/>
          <table:table-cell office:value-type="float" office:value="6570232" calcext:value-type="float">
            <text:p>6570232</text:p>
          </table:table-cell>
          <table:table-cell/>
          <table:table-cell office:value-type="float" office:value="5313037" calcext:value-type="float">
            <text:p>5313037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47403" calcext:value-type="float">
            <text:p>347403</text:p>
          </table:table-cell>
          <table:table-cell table:number-columns-repeated="2"/>
          <table:table-cell office:value-type="float" office:value="343010" calcext:value-type="float">
            <text:p>343010</text:p>
          </table:table-cell>
          <table:table-cell table:number-columns-repeated="2"/>
          <table:table-cell office:value-type="float" office:value="884431" calcext:value-type="float">
            <text:p>884431</text:p>
          </table:table-cell>
          <table:table-cell table:number-columns-repeated="2"/>
          <table:table-cell office:value-type="float" office:value="863259" calcext:value-type="float">
            <text:p>863259</text:p>
          </table:table-cell>
          <table:table-cell table:number-columns-repeated="2"/>
          <table:table-cell office:value-type="float" office:value="810000" calcext:value-type="float">
            <text:p>810000</text:p>
          </table:table-cell>
          <table:table-cell table:number-columns-repeated="2"/>
          <table:table-cell office:value-type="float" office:value="406895" calcext:value-type="float">
            <text:p>406895</text:p>
          </table:table-cell>
          <table:table-cell table:number-columns-repeated="2"/>
          <table:table-cell office:value-type="float" office:value="772596" calcext:value-type="float">
            <text:p>772596</text:p>
          </table:table-cell>
          <table:table-cell table:number-columns-repeated="3"/>
          <table:table-cell office:value-type="float" office:value="432013" calcext:value-type="float">
            <text:p>432013</text:p>
          </table:table-cell>
          <table:table-cell table:number-columns-repeated="3"/>
          <table:table-cell office:value-type="float" office:value="824468" calcext:value-type="float">
            <text:p>824468</text:p>
          </table:table-cell>
          <table:table-cell table:number-columns-repeated="2"/>
          <table:table-cell office:value-type="float" office:value="334148" calcext:value-type="float">
            <text:p>334148</text:p>
          </table:table-cell>
          <table:table-cell table:number-columns-repeated="2"/>
          <table:table-cell office:value-type="float" office:value="341273" calcext:value-type="float">
            <text:p>341273</text:p>
          </table:table-cell>
          <table:table-cell/>
          <table:table-cell office:value-type="float" office:value="6104033" calcext:value-type="float">
            <text:p>6104033</text:p>
          </table:table-cell>
          <table:table-cell/>
          <table:table-cell office:value-type="float" office:value="5043534" calcext:value-type="float">
            <text:p>5043534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589569" calcext:value-type="float">
            <text:p>589569</text:p>
          </table:table-cell>
          <table:table-cell table:number-columns-repeated="2"/>
          <table:table-cell office:value-type="float" office:value="904893" calcext:value-type="float">
            <text:p>904893</text:p>
          </table:table-cell>
          <table:table-cell table:number-columns-repeated="2"/>
          <table:table-cell office:value-type="float" office:value="910799" calcext:value-type="float">
            <text:p>910799</text:p>
          </table:table-cell>
          <table:table-cell table:number-columns-repeated="2"/>
          <table:table-cell office:value-type="float" office:value="925882" calcext:value-type="float">
            <text:p>925882</text:p>
          </table:table-cell>
          <table:table-cell table:number-columns-repeated="2"/>
          <table:table-cell office:value-type="float" office:value="904469" calcext:value-type="float">
            <text:p>904469</text:p>
          </table:table-cell>
          <table:table-cell table:number-columns-repeated="2"/>
          <table:table-cell office:value-type="float" office:value="727215" calcext:value-type="float">
            <text:p>727215</text:p>
          </table:table-cell>
          <table:table-cell table:number-columns-repeated="2"/>
          <table:table-cell office:value-type="float" office:value="837126" calcext:value-type="float">
            <text:p>837126</text:p>
          </table:table-cell>
          <table:table-cell table:number-columns-repeated="3"/>
          <table:table-cell office:value-type="float" office:value="350990" calcext:value-type="float">
            <text:p>350990</text:p>
          </table:table-cell>
          <table:table-cell table:number-columns-repeated="3"/>
          <table:table-cell office:value-type="float" office:value="826323" calcext:value-type="float">
            <text:p>826323</text:p>
          </table:table-cell>
          <table:table-cell table:number-columns-repeated="2"/>
          <table:table-cell office:value-type="float" office:value="403932" calcext:value-type="float">
            <text:p>403932</text:p>
          </table:table-cell>
          <table:table-cell table:number-columns-repeated="2"/>
          <table:table-cell office:value-type="float" office:value="398468" calcext:value-type="float">
            <text:p>398468</text:p>
          </table:table-cell>
          <table:table-cell/>
          <table:table-cell office:value-type="float" office:value="5318428" calcext:value-type="float">
            <text:p>5318428</text:p>
          </table:table-cell>
          <table:table-cell/>
          <table:table-cell office:value-type="float" office:value="4624227" calcext:value-type="float">
            <text:p>4624227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44015" calcext:value-type="float">
            <text:p>344015</text:p>
          </table:table-cell>
          <table:table-cell table:number-columns-repeated="2"/>
          <table:table-cell office:value-type="float" office:value="332244" calcext:value-type="float">
            <text:p>332244</text:p>
          </table:table-cell>
          <table:table-cell table:number-columns-repeated="2"/>
          <table:table-cell office:value-type="float" office:value="916460" calcext:value-type="float">
            <text:p>916460</text:p>
          </table:table-cell>
          <table:table-cell table:number-columns-repeated="2"/>
          <table:table-cell office:value-type="float" office:value="920270" calcext:value-type="float">
            <text:p>920270</text:p>
          </table:table-cell>
          <table:table-cell table:number-columns-repeated="2"/>
          <table:table-cell office:value-type="float" office:value="906761" calcext:value-type="float">
            <text:p>906761</text:p>
          </table:table-cell>
          <table:table-cell table:number-columns-repeated="2"/>
          <table:table-cell office:value-type="float" office:value="348147" calcext:value-type="float">
            <text:p>348147</text:p>
          </table:table-cell>
          <table:table-cell table:number-columns-repeated="2"/>
          <table:table-cell office:value-type="float" office:value="910857" calcext:value-type="float">
            <text:p>910857</text:p>
          </table:table-cell>
          <table:table-cell table:number-columns-repeated="3"/>
          <table:table-cell office:value-type="float" office:value="350143" calcext:value-type="float">
            <text:p>350143</text:p>
          </table:table-cell>
          <table:table-cell table:number-columns-repeated="3"/>
          <table:table-cell office:value-type="float" office:value="906862" calcext:value-type="float">
            <text:p>906862</text:p>
          </table:table-cell>
          <table:table-cell table:number-columns-repeated="2"/>
          <table:table-cell office:value-type="float" office:value="260280" calcext:value-type="float">
            <text:p>260280</text:p>
          </table:table-cell>
          <table:table-cell table:number-columns-repeated="2"/>
          <table:table-cell office:value-type="float" office:value="374769" calcext:value-type="float">
            <text:p>374769</text:p>
          </table:table-cell>
          <table:table-cell/>
          <table:table-cell office:value-type="float" office:value="5287188" calcext:value-type="float">
            <text:p>5287188</text:p>
          </table:table-cell>
          <table:table-cell/>
          <table:table-cell office:value-type="float" office:value="4444829" calcext:value-type="float">
            <text:p>4444829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70767" calcext:value-type="float">
            <text:p>270767</text:p>
          </table:table-cell>
          <table:table-cell table:number-columns-repeated="2"/>
          <table:table-cell office:value-type="float" office:value="248948" calcext:value-type="float">
            <text:p>248948</text:p>
          </table:table-cell>
          <table:table-cell table:number-columns-repeated="2"/>
          <table:table-cell office:value-type="float" office:value="228411" calcext:value-type="float">
            <text:p>228411</text:p>
          </table:table-cell>
          <table:table-cell table:number-columns-repeated="2"/>
          <table:table-cell office:value-type="float" office:value="230197" calcext:value-type="float">
            <text:p>230197</text:p>
          </table:table-cell>
          <table:table-cell table:number-columns-repeated="2"/>
          <table:table-cell office:value-type="float" office:value="183846" calcext:value-type="float">
            <text:p>183846</text:p>
          </table:table-cell>
          <table:table-cell table:number-columns-repeated="2"/>
          <table:table-cell office:value-type="float" office:value="282431" calcext:value-type="float">
            <text:p>282431</text:p>
          </table:table-cell>
          <table:table-cell table:number-columns-repeated="2"/>
          <table:table-cell office:value-type="float" office:value="184570" calcext:value-type="float">
            <text:p>184570</text:p>
          </table:table-cell>
          <table:table-cell table:number-columns-repeated="3"/>
          <table:table-cell office:value-type="float" office:value="228913" calcext:value-type="float">
            <text:p>228913</text:p>
          </table:table-cell>
          <table:table-cell table:number-columns-repeated="3"/>
          <table:table-cell office:value-type="float" office:value="185911" calcext:value-type="float">
            <text:p>185911</text:p>
          </table:table-cell>
          <table:table-cell table:number-columns-repeated="2"/>
          <table:table-cell office:value-type="float" office:value="442837" calcext:value-type="float">
            <text:p>442837</text:p>
          </table:table-cell>
          <table:table-cell table:number-columns-repeated="2"/>
          <table:table-cell office:value-type="float" office:value="465676" calcext:value-type="float">
            <text:p>465676</text:p>
          </table:table-cell>
          <table:table-cell table:number-columns-repeated="2"/>
          <table:table-cell office:value-type="float" office:value="608650" calcext:value-type="float">
            <text:p>608650</text:p>
          </table:table-cell>
          <table:table-cell table:number-columns-repeated="2"/>
          <table:table-cell office:value-type="float" office:value="594660" calcext:value-type="float">
            <text:p>594660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02345" calcext:value-type="float">
            <text:p>402345</text:p>
          </table:table-cell>
          <table:table-cell table:number-columns-repeated="2"/>
          <table:table-cell office:value-type="float" office:value="299777" calcext:value-type="float">
            <text:p>299777</text:p>
          </table:table-cell>
          <table:table-cell table:number-columns-repeated="2"/>
          <table:table-cell office:value-type="float" office:value="350236" calcext:value-type="float">
            <text:p>350236</text:p>
          </table:table-cell>
          <table:table-cell table:number-columns-repeated="2"/>
          <table:table-cell office:value-type="float" office:value="355116" calcext:value-type="float">
            <text:p>355116</text:p>
          </table:table-cell>
          <table:table-cell table:number-columns-repeated="2"/>
          <table:table-cell office:value-type="float" office:value="279656" calcext:value-type="float">
            <text:p>279656</text:p>
          </table:table-cell>
          <table:table-cell table:number-columns-repeated="2"/>
          <table:table-cell office:value-type="float" office:value="389226" calcext:value-type="float">
            <text:p>389226</text:p>
          </table:table-cell>
          <table:table-cell table:number-columns-repeated="2"/>
          <table:table-cell office:value-type="float" office:value="305897" calcext:value-type="float">
            <text:p>305897</text:p>
          </table:table-cell>
          <table:table-cell table:number-columns-repeated="3"/>
          <table:table-cell office:value-type="float" office:value="433216" calcext:value-type="float">
            <text:p>433216</text:p>
          </table:table-cell>
          <table:table-cell table:number-columns-repeated="3"/>
          <table:table-cell office:value-type="float" office:value="308981" calcext:value-type="float">
            <text:p>308981</text:p>
          </table:table-cell>
          <table:table-cell table:number-columns-repeated="2"/>
          <table:table-cell office:value-type="float" office:value="367167" calcext:value-type="float">
            <text:p>367167</text:p>
          </table:table-cell>
          <table:table-cell table:number-columns-repeated="2"/>
          <table:table-cell office:value-type="float" office:value="648631" calcext:value-type="float">
            <text:p>648631</text:p>
          </table:table-cell>
          <table:table-cell table:number-columns-repeated="2"/>
          <table:table-cell office:value-type="float" office:value="625833" calcext:value-type="float">
            <text:p>625833</text:p>
          </table:table-cell>
          <table:table-cell table:number-columns-repeated="2"/>
          <table:table-cell office:value-type="float" office:value="616930" calcext:value-type="float">
            <text:p>61693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55653" calcext:value-type="float">
            <text:p>355653</text:p>
          </table:table-cell>
          <table:table-cell table:number-columns-repeated="2"/>
          <table:table-cell office:value-type="float" office:value="348522" calcext:value-type="float">
            <text:p>348522</text:p>
          </table:table-cell>
          <table:table-cell table:number-columns-repeated="2"/>
          <table:table-cell office:value-type="float" office:value="475996" calcext:value-type="float">
            <text:p>475996</text:p>
          </table:table-cell>
          <table:table-cell table:number-columns-repeated="2"/>
          <table:table-cell office:value-type="float" office:value="296546" calcext:value-type="float">
            <text:p>296546</text:p>
          </table:table-cell>
          <table:table-cell table:number-columns-repeated="2"/>
          <table:table-cell office:value-type="float" office:value="341741" calcext:value-type="float">
            <text:p>341741</text:p>
          </table:table-cell>
          <table:table-cell table:number-columns-repeated="2"/>
          <table:table-cell office:value-type="float" office:value="502164" calcext:value-type="float">
            <text:p>502164</text:p>
          </table:table-cell>
          <table:table-cell table:number-columns-repeated="2"/>
          <table:table-cell office:value-type="float" office:value="395127" calcext:value-type="float">
            <text:p>395127</text:p>
          </table:table-cell>
          <table:table-cell table:number-columns-repeated="3"/>
          <table:table-cell office:value-type="float" office:value="328564" calcext:value-type="float">
            <text:p>328564</text:p>
          </table:table-cell>
          <table:table-cell table:number-columns-repeated="3"/>
          <table:table-cell office:value-type="float" office:value="399514" calcext:value-type="float">
            <text:p>399514</text:p>
          </table:table-cell>
          <table:table-cell table:number-columns-repeated="2"/>
          <table:table-cell office:value-type="float" office:value="553923" calcext:value-type="float">
            <text:p>553923</text:p>
          </table:table-cell>
          <table:table-cell table:number-columns-repeated="2"/>
          <table:table-cell office:value-type="float" office:value="435276" calcext:value-type="float">
            <text:p>435276</text:p>
          </table:table-cell>
          <table:table-cell table:number-columns-repeated="2"/>
          <table:table-cell office:value-type="float" office:value="630680" calcext:value-type="float">
            <text:p>630680</text:p>
          </table:table-cell>
          <table:table-cell table:number-columns-repeated="2"/>
          <table:table-cell office:value-type="float" office:value="636760" calcext:value-type="float">
            <text:p>63676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63346" calcext:value-type="float">
            <text:p>563346</text:p>
          </table:table-cell>
          <table:table-cell table:number-columns-repeated="2"/>
          <table:table-cell office:value-type="float" office:value="415179" calcext:value-type="float">
            <text:p>415179</text:p>
          </table:table-cell>
          <table:table-cell table:number-columns-repeated="2"/>
          <table:table-cell office:value-type="float" office:value="544090" calcext:value-type="float">
            <text:p>544090</text:p>
          </table:table-cell>
          <table:table-cell table:number-columns-repeated="2"/>
          <table:table-cell office:value-type="float" office:value="544722" calcext:value-type="float">
            <text:p>544722</text:p>
          </table:table-cell>
          <table:table-cell table:number-columns-repeated="2"/>
          <table:table-cell office:value-type="float" office:value="455262" calcext:value-type="float">
            <text:p>455262</text:p>
          </table:table-cell>
          <table:table-cell table:number-columns-repeated="2"/>
          <table:table-cell office:value-type="float" office:value="330009" calcext:value-type="float">
            <text:p>330009</text:p>
          </table:table-cell>
          <table:table-cell table:number-columns-repeated="2"/>
          <table:table-cell office:value-type="float" office:value="421738" calcext:value-type="float">
            <text:p>421738</text:p>
          </table:table-cell>
          <table:table-cell table:number-columns-repeated="3"/>
          <table:table-cell office:value-type="float" office:value="301906" calcext:value-type="float">
            <text:p>301906</text:p>
          </table:table-cell>
          <table:table-cell table:number-columns-repeated="3"/>
          <table:table-cell office:value-type="float" office:value="418142" calcext:value-type="float">
            <text:p>418142</text:p>
          </table:table-cell>
          <table:table-cell table:number-columns-repeated="2"/>
          <table:table-cell office:value-type="float" office:value="631949" calcext:value-type="float">
            <text:p>631949</text:p>
          </table:table-cell>
          <table:table-cell table:number-columns-repeated="2"/>
          <table:table-cell office:value-type="float" office:value="340441" calcext:value-type="float">
            <text:p>340441</text:p>
          </table:table-cell>
          <table:table-cell table:number-columns-repeated="2"/>
          <table:table-cell office:value-type="float" office:value="613007" calcext:value-type="float">
            <text:p>613007</text:p>
          </table:table-cell>
          <table:table-cell table:number-columns-repeated="2"/>
          <table:table-cell office:value-type="float" office:value="609662" calcext:value-type="float">
            <text:p>609662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799478" calcext:value-type="float">
            <text:p>799478</text:p>
          </table:table-cell>
          <table:table-cell table:number-columns-repeated="2"/>
          <table:table-cell office:value-type="float" office:value="315348" calcext:value-type="float">
            <text:p>315348</text:p>
          </table:table-cell>
          <table:table-cell table:number-columns-repeated="2"/>
          <table:table-cell office:value-type="float" office:value="681467" calcext:value-type="float">
            <text:p>681467</text:p>
          </table:table-cell>
          <table:table-cell table:number-columns-repeated="2"/>
          <table:table-cell office:value-type="float" office:value="745706" calcext:value-type="float">
            <text:p>745706</text:p>
          </table:table-cell>
          <table:table-cell table:number-columns-repeated="2"/>
          <table:table-cell office:value-type="float" office:value="600668" calcext:value-type="float">
            <text:p>600668</text:p>
          </table:table-cell>
          <table:table-cell table:number-columns-repeated="2"/>
          <table:table-cell office:value-type="float" office:value="617121" calcext:value-type="float">
            <text:p>617121</text:p>
          </table:table-cell>
          <table:table-cell table:number-columns-repeated="2"/>
          <table:table-cell office:value-type="float" office:value="631012" calcext:value-type="float">
            <text:p>631012</text:p>
          </table:table-cell>
          <table:table-cell table:number-columns-repeated="3"/>
          <table:table-cell office:value-type="float" office:value="502163" calcext:value-type="float">
            <text:p>502163</text:p>
          </table:table-cell>
          <table:table-cell table:number-columns-repeated="3"/>
          <table:table-cell office:value-type="float" office:value="614366" calcext:value-type="float">
            <text:p>614366</text:p>
          </table:table-cell>
          <table:table-cell table:number-columns-repeated="2"/>
          <table:table-cell office:value-type="float" office:value="335400" calcext:value-type="float">
            <text:p>335400</text:p>
          </table:table-cell>
          <table:table-cell table:number-columns-repeated="2"/>
          <table:table-cell office:value-type="float" office:value="616477" calcext:value-type="float">
            <text:p>616477</text:p>
          </table:table-cell>
          <table:table-cell table:number-columns-repeated="2"/>
          <table:table-cell office:value-type="float" office:value="633487" calcext:value-type="float">
            <text:p>633487</text:p>
          </table:table-cell>
          <table:table-cell table:number-columns-repeated="2"/>
          <table:table-cell office:value-type="float" office:value="637446" calcext:value-type="float">
            <text:p>637446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72565" calcext:value-type="float">
            <text:p>372565</text:p>
          </table:table-cell>
          <table:table-cell table:number-columns-repeated="2"/>
          <table:table-cell office:value-type="float" office:value="478670" calcext:value-type="float">
            <text:p>478670</text:p>
          </table:table-cell>
          <table:table-cell table:number-columns-repeated="2"/>
          <table:table-cell office:value-type="float" office:value="796959" calcext:value-type="float">
            <text:p>796959</text:p>
          </table:table-cell>
          <table:table-cell table:number-columns-repeated="2"/>
          <table:table-cell office:value-type="float" office:value="771667" calcext:value-type="float">
            <text:p>771667</text:p>
          </table:table-cell>
          <table:table-cell table:number-columns-repeated="2"/>
          <table:table-cell office:value-type="float" office:value="692684" calcext:value-type="float">
            <text:p>692684</text:p>
          </table:table-cell>
          <table:table-cell table:number-columns-repeated="2"/>
          <table:table-cell office:value-type="float" office:value="357159" calcext:value-type="float">
            <text:p>357159</text:p>
          </table:table-cell>
          <table:table-cell table:number-columns-repeated="2"/>
          <table:table-cell office:value-type="float" office:value="683350" calcext:value-type="float">
            <text:p>683350</text:p>
          </table:table-cell>
          <table:table-cell table:number-columns-repeated="3"/>
          <table:table-cell office:value-type="float" office:value="803628" calcext:value-type="float">
            <text:p>803628</text:p>
          </table:table-cell>
          <table:table-cell table:number-columns-repeated="3"/>
          <table:table-cell office:value-type="float" office:value="641708" calcext:value-type="float">
            <text:p>641708</text:p>
          </table:table-cell>
          <table:table-cell table:number-columns-repeated="2"/>
          <table:table-cell office:value-type="float" office:value="519383" calcext:value-type="float">
            <text:p>519383</text:p>
          </table:table-cell>
          <table:table-cell table:number-columns-repeated="2"/>
          <table:table-cell office:value-type="float" office:value="706443" calcext:value-type="float">
            <text:p>706443</text:p>
          </table:table-cell>
          <table:table-cell table:number-columns-repeated="2"/>
          <table:table-cell office:value-type="float" office:value="637568" calcext:value-type="float">
            <text:p>637568</text:p>
          </table:table-cell>
          <table:table-cell table:number-columns-repeated="2"/>
          <table:table-cell office:value-type="float" office:value="636054" calcext:value-type="float">
            <text:p>63605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573550" calcext:value-type="float">
            <text:p>573550</text:p>
          </table:table-cell>
          <table:table-cell table:number-columns-repeated="2"/>
          <table:table-cell office:value-type="float" office:value="339427" calcext:value-type="float">
            <text:p>339427</text:p>
          </table:table-cell>
          <table:table-cell table:number-columns-repeated="2"/>
          <table:table-cell office:value-type="float" office:value="877388" calcext:value-type="float">
            <text:p>877388</text:p>
          </table:table-cell>
          <table:table-cell table:number-columns-repeated="2"/>
          <table:table-cell office:value-type="float" office:value="845562" calcext:value-type="float">
            <text:p>845562</text:p>
          </table:table-cell>
          <table:table-cell table:number-columns-repeated="2"/>
          <table:table-cell office:value-type="float" office:value="721458" calcext:value-type="float">
            <text:p>721458</text:p>
          </table:table-cell>
          <table:table-cell table:number-columns-repeated="2"/>
          <table:table-cell office:value-type="float" office:value="351883" calcext:value-type="float">
            <text:p>351883</text:p>
          </table:table-cell>
          <table:table-cell table:number-columns-repeated="2"/>
          <table:table-cell office:value-type="float" office:value="735389" calcext:value-type="float">
            <text:p>735389</text:p>
          </table:table-cell>
          <table:table-cell table:number-columns-repeated="3"/>
          <table:table-cell office:value-type="float" office:value="736709" calcext:value-type="float">
            <text:p>736709</text:p>
          </table:table-cell>
          <table:table-cell table:number-columns-repeated="3"/>
          <table:table-cell office:value-type="float" office:value="755830" calcext:value-type="float">
            <text:p>755830</text:p>
          </table:table-cell>
          <table:table-cell table:number-columns-repeated="2"/>
          <table:table-cell office:value-type="float" office:value="436567" calcext:value-type="float">
            <text:p>436567</text:p>
          </table:table-cell>
          <table:table-cell table:number-columns-repeated="2"/>
          <table:table-cell office:value-type="float" office:value="533424" calcext:value-type="float">
            <text:p>533424</text:p>
          </table:table-cell>
          <table:table-cell table:number-columns-repeated="2"/>
          <table:table-cell office:value-type="float" office:value="631598" calcext:value-type="float">
            <text:p>631598</text:p>
          </table:table-cell>
          <table:table-cell table:number-columns-repeated="2"/>
          <table:table-cell office:value-type="float" office:value="634802" calcext:value-type="float">
            <text:p>63480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486112" calcext:value-type="float">
            <text:p>486112</text:p>
          </table:table-cell>
          <table:table-cell table:number-columns-repeated="2"/>
          <table:table-cell office:value-type="float" office:value="336650" calcext:value-type="float">
            <text:p>336650</text:p>
          </table:table-cell>
          <table:table-cell table:number-columns-repeated="2"/>
          <table:table-cell office:value-type="float" office:value="902342" calcext:value-type="float">
            <text:p>902342</text:p>
          </table:table-cell>
          <table:table-cell table:number-columns-repeated="2"/>
          <table:table-cell office:value-type="float" office:value="882478" calcext:value-type="float">
            <text:p>882478</text:p>
          </table:table-cell>
          <table:table-cell table:number-columns-repeated="2"/>
          <table:table-cell office:value-type="float" office:value="816661" calcext:value-type="float">
            <text:p>816661</text:p>
          </table:table-cell>
          <table:table-cell table:number-columns-repeated="2"/>
          <table:table-cell office:value-type="float" office:value="529212" calcext:value-type="float">
            <text:p>529212</text:p>
          </table:table-cell>
          <table:table-cell table:number-columns-repeated="2"/>
          <table:table-cell office:value-type="float" office:value="756803" calcext:value-type="float">
            <text:p>756803</text:p>
          </table:table-cell>
          <table:table-cell table:number-columns-repeated="3"/>
          <table:table-cell office:value-type="float" office:value="675334" calcext:value-type="float">
            <text:p>675334</text:p>
          </table:table-cell>
          <table:table-cell table:number-columns-repeated="3"/>
          <table:table-cell office:value-type="float" office:value="827473" calcext:value-type="float">
            <text:p>827473</text:p>
          </table:table-cell>
          <table:table-cell table:number-columns-repeated="2"/>
          <table:table-cell office:value-type="float" office:value="353761" calcext:value-type="float">
            <text:p>353761</text:p>
          </table:table-cell>
          <table:table-cell table:number-columns-repeated="2"/>
          <table:table-cell office:value-type="float" office:value="682533" calcext:value-type="float">
            <text:p>682533</text:p>
          </table:table-cell>
          <table:table-cell table:number-columns-repeated="2"/>
          <table:table-cell office:value-type="float" office:value="609233" calcext:value-type="float">
            <text:p>609233</text:p>
          </table:table-cell>
          <table:table-cell table:number-columns-repeated="2"/>
          <table:table-cell office:value-type="float" office:value="600195" calcext:value-type="float">
            <text:p>600195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533332" calcext:value-type="float">
            <text:p>533332</text:p>
          </table:table-cell>
          <table:table-cell table:number-columns-repeated="2"/>
          <table:table-cell office:value-type="float" office:value="329228" calcext:value-type="float">
            <text:p>329228</text:p>
          </table:table-cell>
          <table:table-cell table:number-columns-repeated="2"/>
          <table:table-cell office:value-type="float" office:value="926691" calcext:value-type="float">
            <text:p>926691</text:p>
          </table:table-cell>
          <table:table-cell table:number-columns-repeated="2"/>
          <table:table-cell office:value-type="float" office:value="933118" calcext:value-type="float">
            <text:p>933118</text:p>
          </table:table-cell>
          <table:table-cell table:number-columns-repeated="2"/>
          <table:table-cell office:value-type="float" office:value="880206" calcext:value-type="float">
            <text:p>880206</text:p>
          </table:table-cell>
          <table:table-cell table:number-columns-repeated="2"/>
          <table:table-cell office:value-type="float" office:value="338473" calcext:value-type="float">
            <text:p>338473</text:p>
          </table:table-cell>
          <table:table-cell table:number-columns-repeated="2"/>
          <table:table-cell office:value-type="float" office:value="885496" calcext:value-type="float">
            <text:p>885496</text:p>
          </table:table-cell>
          <table:table-cell table:number-columns-repeated="3"/>
          <table:table-cell office:value-type="float" office:value="428161" calcext:value-type="float">
            <text:p>428161</text:p>
          </table:table-cell>
          <table:table-cell table:number-columns-repeated="3"/>
          <table:table-cell office:value-type="float" office:value="884778" calcext:value-type="float">
            <text:p>884778</text:p>
          </table:table-cell>
          <table:table-cell table:number-columns-repeated="2"/>
          <table:table-cell office:value-type="float" office:value="367457" calcext:value-type="float">
            <text:p>367457</text:p>
          </table:table-cell>
          <table:table-cell table:number-columns-repeated="2"/>
          <table:table-cell office:value-type="float" office:value="329170" calcext:value-type="float">
            <text:p>329170</text:p>
          </table:table-cell>
          <table:table-cell table:number-columns-repeated="2"/>
          <table:table-cell office:value-type="float" office:value="610507" calcext:value-type="float">
            <text:p>610507</text:p>
          </table:table-cell>
          <table:table-cell table:number-columns-repeated="2"/>
          <table:table-cell office:value-type="float" office:value="587545" calcext:value-type="float">
            <text:p>58754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8745" calcext:value-type="float">
            <text:p>148745</text:p>
          </table:table-cell>
          <table:table-cell table:number-columns-repeated="2"/>
          <table:table-cell office:value-type="float" office:value="176878" calcext:value-type="float">
            <text:p>176878</text:p>
          </table:table-cell>
          <table:table-cell table:number-columns-repeated="2"/>
          <table:table-cell office:value-type="float" office:value="225845" calcext:value-type="float">
            <text:p>225845</text:p>
          </table:table-cell>
          <table:table-cell table:number-columns-repeated="2"/>
          <table:table-cell office:value-type="float" office:value="227162" calcext:value-type="float">
            <text:p>227162</text:p>
          </table:table-cell>
          <table:table-cell table:number-columns-repeated="2"/>
          <table:table-cell office:value-type="float" office:value="181291" calcext:value-type="float">
            <text:p>181291</text:p>
          </table:table-cell>
          <table:table-cell table:number-columns-repeated="2"/>
          <table:table-cell office:value-type="float" office:value="276583" calcext:value-type="float">
            <text:p>276583</text:p>
          </table:table-cell>
          <table:table-cell table:number-columns-repeated="2"/>
          <table:table-cell office:value-type="float" office:value="187686" calcext:value-type="float">
            <text:p>187686</text:p>
          </table:table-cell>
          <table:table-cell table:number-columns-repeated="3"/>
          <table:table-cell office:value-type="float" office:value="151384" calcext:value-type="float">
            <text:p>151384</text:p>
          </table:table-cell>
          <table:table-cell table:number-columns-repeated="3"/>
          <table:table-cell office:value-type="float" office:value="175462" calcext:value-type="float">
            <text:p>175462</text:p>
          </table:table-cell>
          <table:table-cell table:number-columns-repeated="2"/>
          <table:table-cell office:value-type="float" office:value="319811" calcext:value-type="float">
            <text:p>319811</text:p>
          </table:table-cell>
          <table:table-cell table:number-columns-repeated="2"/>
          <table:table-cell office:value-type="float" office:value="355809" calcext:value-type="float">
            <text:p>355809</text:p>
          </table:table-cell>
          <table:table-cell table:number-columns-repeated="2"/>
          <table:table-cell office:value-type="float" office:value="622797" calcext:value-type="float">
            <text:p>622797</text:p>
          </table:table-cell>
          <table:table-cell table:number-columns-repeated="2"/>
          <table:table-cell office:value-type="float" office:value="622403" calcext:value-type="float">
            <text:p>622403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75252" calcext:value-type="float">
            <text:p>175252</text:p>
          </table:table-cell>
          <table:table-cell table:number-columns-repeated="2"/>
          <table:table-cell office:value-type="float" office:value="307023" calcext:value-type="float">
            <text:p>307023</text:p>
          </table:table-cell>
          <table:table-cell table:number-columns-repeated="2"/>
          <table:table-cell office:value-type="float" office:value="355710" calcext:value-type="float">
            <text:p>355710</text:p>
          </table:table-cell>
          <table:table-cell table:number-columns-repeated="2"/>
          <table:table-cell office:value-type="float" office:value="353424" calcext:value-type="float">
            <text:p>353424</text:p>
          </table:table-cell>
          <table:table-cell table:number-columns-repeated="2"/>
          <table:table-cell office:value-type="float" office:value="269396" calcext:value-type="float">
            <text:p>269396</text:p>
          </table:table-cell>
          <table:table-cell table:number-columns-repeated="2"/>
          <table:table-cell office:value-type="float" office:value="236015" calcext:value-type="float">
            <text:p>236015</text:p>
          </table:table-cell>
          <table:table-cell table:number-columns-repeated="2"/>
          <table:table-cell office:value-type="float" office:value="265485" calcext:value-type="float">
            <text:p>265485</text:p>
          </table:table-cell>
          <table:table-cell table:number-columns-repeated="3"/>
          <table:table-cell office:value-type="float" office:value="178052" calcext:value-type="float">
            <text:p>178052</text:p>
          </table:table-cell>
          <table:table-cell table:number-columns-repeated="3"/>
          <table:table-cell office:value-type="float" office:value="264966" calcext:value-type="float">
            <text:p>264966</text:p>
          </table:table-cell>
          <table:table-cell table:number-columns-repeated="2"/>
          <table:table-cell office:value-type="float" office:value="318443" calcext:value-type="float">
            <text:p>318443</text:p>
          </table:table-cell>
          <table:table-cell table:number-columns-repeated="2"/>
          <table:table-cell office:value-type="float" office:value="333076" calcext:value-type="float">
            <text:p>333076</text:p>
          </table:table-cell>
          <table:table-cell table:number-columns-repeated="2"/>
          <table:table-cell office:value-type="float" office:value="606169" calcext:value-type="float">
            <text:p>606169</text:p>
          </table:table-cell>
          <table:table-cell table:number-columns-repeated="2"/>
          <table:table-cell office:value-type="float" office:value="621613" calcext:value-type="float">
            <text:p>621613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12069" calcext:value-type="float">
            <text:p>312069</text:p>
          </table:table-cell>
          <table:table-cell table:number-columns-repeated="2"/>
          <table:table-cell office:value-type="float" office:value="436688" calcext:value-type="float">
            <text:p>436688</text:p>
          </table:table-cell>
          <table:table-cell table:number-columns-repeated="2"/>
          <table:table-cell office:value-type="float" office:value="496923" calcext:value-type="float">
            <text:p>496923</text:p>
          </table:table-cell>
          <table:table-cell table:number-columns-repeated="2"/>
          <table:table-cell office:value-type="float" office:value="500712" calcext:value-type="float">
            <text:p>500712</text:p>
          </table:table-cell>
          <table:table-cell table:number-columns-repeated="2"/>
          <table:table-cell office:value-type="float" office:value="405768" calcext:value-type="float">
            <text:p>405768</text:p>
          </table:table-cell>
          <table:table-cell table:number-columns-repeated="2"/>
          <table:table-cell office:value-type="float" office:value="340258" calcext:value-type="float">
            <text:p>340258</text:p>
          </table:table-cell>
          <table:table-cell table:number-columns-repeated="2"/>
          <table:table-cell office:value-type="float" office:value="336657" calcext:value-type="float">
            <text:p>336657</text:p>
          </table:table-cell>
          <table:table-cell table:number-columns-repeated="3"/>
          <table:table-cell office:value-type="float" office:value="338332" calcext:value-type="float">
            <text:p>338332</text:p>
          </table:table-cell>
          <table:table-cell table:number-columns-repeated="3"/>
          <table:table-cell office:value-type="float" office:value="331665" calcext:value-type="float">
            <text:p>331665</text:p>
          </table:table-cell>
          <table:table-cell table:number-columns-repeated="2"/>
          <table:table-cell office:value-type="float" office:value="481394" calcext:value-type="float">
            <text:p>481394</text:p>
          </table:table-cell>
          <table:table-cell table:number-columns-repeated="2"/>
          <table:table-cell office:value-type="float" office:value="530825" calcext:value-type="float">
            <text:p>530825</text:p>
          </table:table-cell>
          <table:table-cell table:number-columns-repeated="2"/>
          <table:table-cell office:value-type="float" office:value="634496" calcext:value-type="float">
            <text:p>634496</text:p>
          </table:table-cell>
          <table:table-cell table:number-columns-repeated="2"/>
          <table:table-cell office:value-type="float" office:value="632116" calcext:value-type="float">
            <text:p>632116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84946" calcext:value-type="float">
            <text:p>384946</text:p>
          </table:table-cell>
          <table:table-cell table:number-columns-repeated="2"/>
          <table:table-cell office:value-type="float" office:value="299710" calcext:value-type="float">
            <text:p>299710</text:p>
          </table:table-cell>
          <table:table-cell table:number-columns-repeated="2"/>
          <table:table-cell office:value-type="float" office:value="535389" calcext:value-type="float">
            <text:p>535389</text:p>
          </table:table-cell>
          <table:table-cell table:number-columns-repeated="2"/>
          <table:table-cell office:value-type="float" office:value="532227" calcext:value-type="float">
            <text:p>532227</text:p>
          </table:table-cell>
          <table:table-cell table:number-columns-repeated="2"/>
          <table:table-cell office:value-type="float" office:value="415710" calcext:value-type="float">
            <text:p>415710</text:p>
          </table:table-cell>
          <table:table-cell table:number-columns-repeated="2"/>
          <table:table-cell office:value-type="float" office:value="426192" calcext:value-type="float">
            <text:p>426192</text:p>
          </table:table-cell>
          <table:table-cell table:number-columns-repeated="2"/>
          <table:table-cell office:value-type="float" office:value="443846" calcext:value-type="float">
            <text:p>443846</text:p>
          </table:table-cell>
          <table:table-cell table:number-columns-repeated="3"/>
          <table:table-cell office:value-type="float" office:value="562060" calcext:value-type="float">
            <text:p>562060</text:p>
          </table:table-cell>
          <table:table-cell table:number-columns-repeated="3"/>
          <table:table-cell office:value-type="float" office:value="447894" calcext:value-type="float">
            <text:p>447894</text:p>
          </table:table-cell>
          <table:table-cell table:number-columns-repeated="2"/>
          <table:table-cell office:value-type="float" office:value="379678" calcext:value-type="float">
            <text:p>379678</text:p>
          </table:table-cell>
          <table:table-cell table:number-columns-repeated="2"/>
          <table:table-cell office:value-type="float" office:value="458263" calcext:value-type="float">
            <text:p>458263</text:p>
          </table:table-cell>
          <table:table-cell table:number-columns-repeated="2"/>
          <table:table-cell office:value-type="float" office:value="637501" calcext:value-type="float">
            <text:p>637501</text:p>
          </table:table-cell>
          <table:table-cell table:number-columns-repeated="2"/>
          <table:table-cell office:value-type="float" office:value="635767" calcext:value-type="float">
            <text:p>635767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729635" calcext:value-type="float">
            <text:p>729635</text:p>
          </table:table-cell>
          <table:table-cell table:number-columns-repeated="2"/>
          <table:table-cell office:value-type="float" office:value="464516" calcext:value-type="float">
            <text:p>464516</text:p>
          </table:table-cell>
          <table:table-cell table:number-columns-repeated="2"/>
          <table:table-cell office:value-type="float" office:value="727851" calcext:value-type="float">
            <text:p>727851</text:p>
          </table:table-cell>
          <table:table-cell table:number-columns-repeated="2"/>
          <table:table-cell office:value-type="float" office:value="687296" calcext:value-type="float">
            <text:p>687296</text:p>
          </table:table-cell>
          <table:table-cell table:number-columns-repeated="2"/>
          <table:table-cell office:value-type="float" office:value="619223" calcext:value-type="float">
            <text:p>619223</text:p>
          </table:table-cell>
          <table:table-cell table:number-columns-repeated="2"/>
          <table:table-cell office:value-type="float" office:value="458775" calcext:value-type="float">
            <text:p>458775</text:p>
          </table:table-cell>
          <table:table-cell table:number-columns-repeated="2"/>
          <table:table-cell office:value-type="float" office:value="611969" calcext:value-type="float">
            <text:p>611969</text:p>
          </table:table-cell>
          <table:table-cell table:number-columns-repeated="3"/>
          <table:table-cell office:value-type="float" office:value="627160" calcext:value-type="float">
            <text:p>627160</text:p>
          </table:table-cell>
          <table:table-cell table:number-columns-repeated="3"/>
          <table:table-cell office:value-type="float" office:value="590138" calcext:value-type="float">
            <text:p>590138</text:p>
          </table:table-cell>
          <table:table-cell table:number-columns-repeated="2"/>
          <table:table-cell office:value-type="float" office:value="460852" calcext:value-type="float">
            <text:p>460852</text:p>
          </table:table-cell>
          <table:table-cell table:number-columns-repeated="2"/>
          <table:table-cell office:value-type="float" office:value="752713" calcext:value-type="float">
            <text:p>752713</text:p>
          </table:table-cell>
          <table:table-cell table:number-columns-repeated="2"/>
          <table:table-cell office:value-type="float" office:value="620503" calcext:value-type="float">
            <text:p>620503</text:p>
          </table:table-cell>
          <table:table-cell table:number-columns-repeated="2"/>
          <table:table-cell office:value-type="float" office:value="610610" calcext:value-type="float">
            <text:p>61061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57772" calcext:value-type="float">
            <text:p>357772</text:p>
          </table:table-cell>
          <table:table-cell table:number-columns-repeated="2"/>
          <table:table-cell office:value-type="float" office:value="343136" calcext:value-type="float">
            <text:p>343136</text:p>
          </table:table-cell>
          <table:table-cell table:number-columns-repeated="2"/>
          <table:table-cell office:value-type="float" office:value="790336" calcext:value-type="float">
            <text:p>790336</text:p>
          </table:table-cell>
          <table:table-cell table:number-columns-repeated="2"/>
          <table:table-cell office:value-type="float" office:value="768414" calcext:value-type="float">
            <text:p>768414</text:p>
          </table:table-cell>
          <table:table-cell table:number-columns-repeated="2"/>
          <table:table-cell office:value-type="float" office:value="657234" calcext:value-type="float">
            <text:p>657234</text:p>
          </table:table-cell>
          <table:table-cell table:number-columns-repeated="2"/>
          <table:table-cell office:value-type="float" office:value="372044" calcext:value-type="float">
            <text:p>372044</text:p>
          </table:table-cell>
          <table:table-cell table:number-columns-repeated="2"/>
          <table:table-cell office:value-type="float" office:value="671488" calcext:value-type="float">
            <text:p>671488</text:p>
          </table:table-cell>
          <table:table-cell table:number-columns-repeated="3"/>
          <table:table-cell office:value-type="float" office:value="574983" calcext:value-type="float">
            <text:p>574983</text:p>
          </table:table-cell>
          <table:table-cell table:number-columns-repeated="3"/>
          <table:table-cell office:value-type="float" office:value="693554" calcext:value-type="float">
            <text:p>693554</text:p>
          </table:table-cell>
          <table:table-cell table:number-columns-repeated="2"/>
          <table:table-cell office:value-type="float" office:value="396863" calcext:value-type="float">
            <text:p>396863</text:p>
          </table:table-cell>
          <table:table-cell table:number-columns-repeated="2"/>
          <table:table-cell office:value-type="float" office:value="357805" calcext:value-type="float">
            <text:p>357805</text:p>
          </table:table-cell>
          <table:table-cell table:number-columns-repeated="2"/>
          <table:table-cell office:value-type="float" office:value="613697" calcext:value-type="float">
            <text:p>613697</text:p>
          </table:table-cell>
          <table:table-cell table:number-columns-repeated="2"/>
          <table:table-cell office:value-type="float" office:value="617273" calcext:value-type="float">
            <text:p>61727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675150" calcext:value-type="float">
            <text:p>675150</text:p>
          </table:table-cell>
          <table:table-cell table:number-columns-repeated="2"/>
          <table:table-cell office:value-type="float" office:value="860482" calcext:value-type="float">
            <text:p>860482</text:p>
          </table:table-cell>
          <table:table-cell table:number-columns-repeated="2"/>
          <table:table-cell office:value-type="float" office:value="869879" calcext:value-type="float">
            <text:p>869879</text:p>
          </table:table-cell>
          <table:table-cell table:number-columns-repeated="2"/>
          <table:table-cell office:value-type="float" office:value="858479" calcext:value-type="float">
            <text:p>858479</text:p>
          </table:table-cell>
          <table:table-cell table:number-columns-repeated="2"/>
          <table:table-cell office:value-type="float" office:value="806875" calcext:value-type="float">
            <text:p>806875</text:p>
          </table:table-cell>
          <table:table-cell table:number-columns-repeated="2"/>
          <table:table-cell office:value-type="float" office:value="330951" calcext:value-type="float">
            <text:p>330951</text:p>
          </table:table-cell>
          <table:table-cell table:number-columns-repeated="2"/>
          <table:table-cell office:value-type="float" office:value="826588" calcext:value-type="float">
            <text:p>826588</text:p>
          </table:table-cell>
          <table:table-cell table:number-columns-repeated="3"/>
          <table:table-cell office:value-type="float" office:value="775272" calcext:value-type="float">
            <text:p>775272</text:p>
          </table:table-cell>
          <table:table-cell table:number-columns-repeated="3"/>
          <table:table-cell office:value-type="float" office:value="817952" calcext:value-type="float">
            <text:p>817952</text:p>
          </table:table-cell>
          <table:table-cell table:number-columns-repeated="2"/>
          <table:table-cell office:value-type="float" office:value="739500" calcext:value-type="float">
            <text:p>739500</text:p>
          </table:table-cell>
          <table:table-cell table:number-columns-repeated="2"/>
          <table:table-cell office:value-type="float" office:value="355596" calcext:value-type="float">
            <text:p>355596</text:p>
          </table:table-cell>
          <table:table-cell table:number-columns-repeated="2"/>
          <table:table-cell office:value-type="float" office:value="613894" calcext:value-type="float">
            <text:p>613894</text:p>
          </table:table-cell>
          <table:table-cell table:number-columns-repeated="2"/>
          <table:table-cell office:value-type="float" office:value="615547" calcext:value-type="float">
            <text:p>61554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804327" calcext:value-type="float">
            <text:p>804327</text:p>
          </table:table-cell>
          <table:table-cell table:number-columns-repeated="2"/>
          <table:table-cell office:value-type="float" office:value="344994" calcext:value-type="float">
            <text:p>344994</text:p>
          </table:table-cell>
          <table:table-cell table:number-columns-repeated="2"/>
          <table:table-cell office:value-type="float" office:value="923685" calcext:value-type="float">
            <text:p>923685</text:p>
          </table:table-cell>
          <table:table-cell table:number-columns-repeated="2"/>
          <table:table-cell office:value-type="float" office:value="881868" calcext:value-type="float">
            <text:p>881868</text:p>
          </table:table-cell>
          <table:table-cell table:number-columns-repeated="2"/>
          <table:table-cell office:value-type="float" office:value="816049" calcext:value-type="float">
            <text:p>816049</text:p>
          </table:table-cell>
          <table:table-cell table:number-columns-repeated="2"/>
          <table:table-cell office:value-type="float" office:value="697592" calcext:value-type="float">
            <text:p>697592</text:p>
          </table:table-cell>
          <table:table-cell table:number-columns-repeated="2"/>
          <table:table-cell office:value-type="float" office:value="808803" calcext:value-type="float">
            <text:p>808803</text:p>
          </table:table-cell>
          <table:table-cell table:number-columns-repeated="3"/>
          <table:table-cell office:value-type="float" office:value="785790" calcext:value-type="float">
            <text:p>785790</text:p>
          </table:table-cell>
          <table:table-cell table:number-columns-repeated="3"/>
          <table:table-cell office:value-type="float" office:value="890031" calcext:value-type="float">
            <text:p>890031</text:p>
          </table:table-cell>
          <table:table-cell table:number-columns-repeated="2"/>
          <table:table-cell office:value-type="float" office:value="483872" calcext:value-type="float">
            <text:p>483872</text:p>
          </table:table-cell>
          <table:table-cell table:number-columns-repeated="2"/>
          <table:table-cell office:value-type="float" office:value="622292" calcext:value-type="float">
            <text:p>622292</text:p>
          </table:table-cell>
          <table:table-cell table:number-columns-repeated="2"/>
          <table:table-cell office:value-type="float" office:value="633325" calcext:value-type="float">
            <text:p>633325</text:p>
          </table:table-cell>
          <table:table-cell table:number-columns-repeated="2"/>
          <table:table-cell office:value-type="float" office:value="629354" calcext:value-type="float">
            <text:p>62935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875854" calcext:value-type="float">
            <text:p>875854</text:p>
          </table:table-cell>
          <table:table-cell table:number-columns-repeated="2"/>
          <table:table-cell office:value-type="float" office:value="883156" calcext:value-type="float">
            <text:p>883156</text:p>
          </table:table-cell>
          <table:table-cell table:number-columns-repeated="2"/>
          <table:table-cell office:value-type="float" office:value="909136" calcext:value-type="float">
            <text:p>909136</text:p>
          </table:table-cell>
          <table:table-cell table:number-columns-repeated="2"/>
          <table:table-cell office:value-type="float" office:value="901746" calcext:value-type="float">
            <text:p>901746</text:p>
          </table:table-cell>
          <table:table-cell table:number-columns-repeated="2"/>
          <table:table-cell office:value-type="float" office:value="923574" calcext:value-type="float">
            <text:p>923574</text:p>
          </table:table-cell>
          <table:table-cell table:number-columns-repeated="2"/>
          <table:table-cell office:value-type="float" office:value="352695" calcext:value-type="float">
            <text:p>352695</text:p>
          </table:table-cell>
          <table:table-cell table:number-columns-repeated="2"/>
          <table:table-cell office:value-type="float" office:value="909407" calcext:value-type="float">
            <text:p>909407</text:p>
          </table:table-cell>
          <table:table-cell table:number-columns-repeated="3"/>
          <table:table-cell office:value-type="float" office:value="810011" calcext:value-type="float">
            <text:p>810011</text:p>
          </table:table-cell>
          <table:table-cell table:number-columns-repeated="3"/>
          <table:table-cell office:value-type="float" office:value="884173" calcext:value-type="float">
            <text:p>884173</text:p>
          </table:table-cell>
          <table:table-cell table:number-columns-repeated="2"/>
          <table:table-cell office:value-type="float" office:value="682891" calcext:value-type="float">
            <text:p>682891</text:p>
          </table:table-cell>
          <table:table-cell table:number-columns-repeated="2"/>
          <table:table-cell office:value-type="float" office:value="609134" calcext:value-type="float">
            <text:p>609134</text:p>
          </table:table-cell>
          <table:table-cell table:number-columns-repeated="2"/>
          <table:table-cell office:value-type="float" office:value="639152" calcext:value-type="float">
            <text:p>639152</text:p>
          </table:table-cell>
          <table:table-cell table:number-columns-repeated="2"/>
          <table:table-cell office:value-type="float" office:value="605175" calcext:value-type="float">
            <text:p>605175</text:p>
          </table:table-cell>
          <table:table-cell table:number-columns-repeated="2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4096</text:p>
          </table:table-cell>
          <table:table-cell table:style-name="ce1" office:value-type="string" calcext:value-type="string">
            <text:p>8192</text:p>
          </table:table-cell>
          <table:table-cell table:style-name="ce1" office:value-type="string" calcext:value-type="string">
            <text:p>1638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64</text:p>
          </table:table-cell>
          <table:table-cell office:value-type="float" office:value="23863" calcext:value-type="float">
            <text:p>23863</text:p>
          </table:table-cell>
          <table:table-cell office:value-type="float" office:value="63060" calcext:value-type="float">
            <text:p>63060</text:p>
          </table:table-cell>
          <table:table-cell office:value-type="float" office:value="114725" calcext:value-type="float">
            <text:p>114725</text:p>
          </table:table-cell>
          <table:table-cell office:value-type="float" office:value="177207" calcext:value-type="float">
            <text:p>177207</text:p>
          </table:table-cell>
          <table:table-cell office:value-type="float" office:value="225234" calcext:value-type="float">
            <text:p>225234</text:p>
          </table:table-cell>
          <table:table-cell table:number-columns-repeated="74"/>
        </table:table-row>
        <table:table-row table:style-name="ro1">
          <table:table-cell table:style-name="ce1" office:value-type="string" calcext:value-type="string">
            <text:p>128</text:p>
          </table:table-cell>
          <table:table-cell office:value-type="float" office:value="33676" calcext:value-type="float">
            <text:p>33676</text:p>
          </table:table-cell>
          <table:table-cell office:value-type="float" office:value="44852" calcext:value-type="float">
            <text:p>44852</text:p>
          </table:table-cell>
          <table:table-cell office:value-type="float" office:value="119177" calcext:value-type="float">
            <text:p>119177</text:p>
          </table:table-cell>
          <table:table-cell office:value-type="float" office:value="147824" calcext:value-type="float">
            <text:p>147824</text:p>
          </table:table-cell>
          <table:table-cell office:value-type="float" office:value="265015" calcext:value-type="float">
            <text:p>265015</text:p>
          </table:table-cell>
          <table:table-cell office:value-type="float" office:value="293563" calcext:value-type="float">
            <text:p>293563</text:p>
          </table:table-cell>
          <table:table-cell table:number-columns-repeated="73"/>
        </table:table-row>
        <table:table-row table:style-name="ro1">
          <table:table-cell table:style-name="ce1" office:value-type="string" calcext:value-type="string">
            <text:p>256</text:p>
          </table:table-cell>
          <table:table-cell office:value-type="float" office:value="33653" calcext:value-type="float">
            <text:p>33653</text:p>
          </table:table-cell>
          <table:table-cell office:value-type="float" office:value="66097" calcext:value-type="float">
            <text:p>66097</text:p>
          </table:table-cell>
          <table:table-cell office:value-type="float" office:value="118464" calcext:value-type="float">
            <text:p>118464</text:p>
          </table:table-cell>
          <table:table-cell office:value-type="float" office:value="204646" calcext:value-type="float">
            <text:p>204646</text:p>
          </table:table-cell>
          <table:table-cell office:value-type="float" office:value="289199" calcext:value-type="float">
            <text:p>289199</text:p>
          </table:table-cell>
          <table:table-cell office:value-type="float" office:value="365740" calcext:value-type="float">
            <text:p>365740</text:p>
          </table:table-cell>
          <table:table-cell office:value-type="float" office:value="329489" calcext:value-type="float">
            <text:p>329489</text:p>
          </table:table-cell>
          <table:table-cell table:number-columns-repeated="72"/>
        </table:table-row>
        <table:table-row table:style-name="ro1">
          <table:table-cell table:style-name="ce1" office:value-type="string" calcext:value-type="string">
            <text:p>512</text:p>
          </table:table-cell>
          <table:table-cell office:value-type="float" office:value="33154" calcext:value-type="float">
            <text:p>33154</text:p>
          </table:table-cell>
          <table:table-cell office:value-type="float" office:value="66003" calcext:value-type="float">
            <text:p>66003</text:p>
          </table:table-cell>
          <table:table-cell office:value-type="float" office:value="121644" calcext:value-type="float">
            <text:p>121644</text:p>
          </table:table-cell>
          <table:table-cell office:value-type="float" office:value="211141" calcext:value-type="float">
            <text:p>211141</text:p>
          </table:table-cell>
          <table:table-cell office:value-type="float" office:value="275431" calcext:value-type="float">
            <text:p>275431</text:p>
          </table:table-cell>
          <table:table-cell office:value-type="float" office:value="358283" calcext:value-type="float">
            <text:p>358283</text:p>
          </table:table-cell>
          <table:table-cell office:value-type="float" office:value="434994" calcext:value-type="float">
            <text:p>434994</text:p>
          </table:table-cell>
          <table:table-cell office:value-type="float" office:value="393253" calcext:value-type="float">
            <text:p>393253</text:p>
          </table:table-cell>
          <table:table-cell table:number-columns-repeated="71"/>
        </table:table-row>
        <table:table-row table:style-name="ro1">
          <table:table-cell table:style-name="ce1" office:value-type="string" calcext:value-type="string">
            <text:p>1024</text:p>
          </table:table-cell>
          <table:table-cell office:value-type="float" office:value="32416" calcext:value-type="float">
            <text:p>32416</text:p>
          </table:table-cell>
          <table:table-cell office:value-type="float" office:value="59082" calcext:value-type="float">
            <text:p>59082</text:p>
          </table:table-cell>
          <table:table-cell office:value-type="float" office:value="119821" calcext:value-type="float">
            <text:p>119821</text:p>
          </table:table-cell>
          <table:table-cell office:value-type="float" office:value="208677" calcext:value-type="float">
            <text:p>208677</text:p>
          </table:table-cell>
          <table:table-cell office:value-type="float" office:value="315555" calcext:value-type="float">
            <text:p>315555</text:p>
          </table:table-cell>
          <table:table-cell office:value-type="float" office:value="302338" calcext:value-type="float">
            <text:p>302338</text:p>
          </table:table-cell>
          <table:table-cell office:value-type="float" office:value="488574" calcext:value-type="float">
            <text:p>488574</text:p>
          </table:table-cell>
          <table:table-cell office:value-type="float" office:value="470794" calcext:value-type="float">
            <text:p>470794</text:p>
          </table:table-cell>
          <table:table-cell office:value-type="float" office:value="463979" calcext:value-type="float">
            <text:p>463979</text:p>
          </table:table-cell>
          <table:table-cell table:number-columns-repeated="7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office:value-type="float" office:value="32409" calcext:value-type="float">
            <text:p>32409</text:p>
          </table:table-cell>
          <table:table-cell office:value-type="float" office:value="62092" calcext:value-type="float">
            <text:p>62092</text:p>
          </table:table-cell>
          <table:table-cell office:value-type="float" office:value="116581" calcext:value-type="float">
            <text:p>116581</text:p>
          </table:table-cell>
          <table:table-cell office:value-type="float" office:value="205251" calcext:value-type="float">
            <text:p>205251</text:p>
          </table:table-cell>
          <table:table-cell office:value-type="float" office:value="184655" calcext:value-type="float">
            <text:p>184655</text:p>
          </table:table-cell>
          <table:table-cell office:value-type="float" office:value="443676" calcext:value-type="float">
            <text:p>443676</text:p>
          </table:table-cell>
          <table:table-cell office:value-type="float" office:value="452702" calcext:value-type="float">
            <text:p>452702</text:p>
          </table:table-cell>
          <table:table-cell office:value-type="float" office:value="535972" calcext:value-type="float">
            <text:p>535972</text:p>
          </table:table-cell>
          <table:table-cell office:value-type="float" office:value="627836" calcext:value-type="float">
            <text:p>627836</text:p>
          </table:table-cell>
          <table:table-cell office:value-type="float" office:value="465558" calcext:value-type="float">
            <text:p>465558</text:p>
          </table:table-cell>
          <table:table-cell table:number-columns-repeated="69"/>
        </table:table-row>
        <table:table-row table:style-name="ro1">
          <table:table-cell table:style-name="ce1" office:value-type="string" calcext:value-type="string">
            <text:p>4096</text:p>
          </table:table-cell>
          <table:table-cell office:value-type="float" office:value="31565" calcext:value-type="float">
            <text:p>31565</text:p>
          </table:table-cell>
          <table:table-cell office:value-type="float" office:value="60457" calcext:value-type="float">
            <text:p>60457</text:p>
          </table:table-cell>
          <table:table-cell office:value-type="float" office:value="116605" calcext:value-type="float">
            <text:p>116605</text:p>
          </table:table-cell>
          <table:table-cell office:value-type="float" office:value="191268" calcext:value-type="float">
            <text:p>191268</text:p>
          </table:table-cell>
          <table:table-cell office:value-type="float" office:value="309950" calcext:value-type="float">
            <text:p>309950</text:p>
          </table:table-cell>
          <table:table-cell office:value-type="float" office:value="415456" calcext:value-type="float">
            <text:p>415456</text:p>
          </table:table-cell>
          <table:table-cell office:value-type="float" office:value="550393" calcext:value-type="float">
            <text:p>550393</text:p>
          </table:table-cell>
          <table:table-cell office:value-type="float" office:value="337119" calcext:value-type="float">
            <text:p>337119</text:p>
          </table:table-cell>
          <table:table-cell office:value-type="float" office:value="728553" calcext:value-type="float">
            <text:p>728553</text:p>
          </table:table-cell>
          <table:table-cell office:value-type="float" office:value="566043" calcext:value-type="float">
            <text:p>566043</text:p>
          </table:table-cell>
          <table:table-cell office:value-type="float" office:value="464775" calcext:value-type="float">
            <text:p>46477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8192</text:p>
          </table:table-cell>
          <table:table-cell office:value-type="float" office:value="29604" calcext:value-type="float">
            <text:p>29604</text:p>
          </table:table-cell>
          <table:table-cell office:value-type="float" office:value="47998" calcext:value-type="float">
            <text:p>47998</text:p>
          </table:table-cell>
          <table:table-cell office:value-type="float" office:value="91173" calcext:value-type="float">
            <text:p>91173</text:p>
          </table:table-cell>
          <table:table-cell office:value-type="float" office:value="168279" calcext:value-type="float">
            <text:p>168279</text:p>
          </table:table-cell>
          <table:table-cell office:value-type="float" office:value="276113" calcext:value-type="float">
            <text:p>276113</text:p>
          </table:table-cell>
          <table:table-cell office:value-type="float" office:value="423797" calcext:value-type="float">
            <text:p>423797</text:p>
          </table:table-cell>
          <table:table-cell office:value-type="float" office:value="518607" calcext:value-type="float">
            <text:p>518607</text:p>
          </table:table-cell>
          <table:table-cell office:value-type="float" office:value="553583" calcext:value-type="float">
            <text:p>553583</text:p>
          </table:table-cell>
          <table:table-cell office:value-type="float" office:value="606903" calcext:value-type="float">
            <text:p>606903</text:p>
          </table:table-cell>
          <table:table-cell office:value-type="float" office:value="716024" calcext:value-type="float">
            <text:p>716024</text:p>
          </table:table-cell>
          <table:table-cell office:value-type="float" office:value="633069" calcext:value-type="float">
            <text:p>633069</text:p>
          </table:table-cell>
          <table:table-cell office:value-type="float" office:value="434659" calcext:value-type="float">
            <text:p>434659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office:value-type="float" office:value="25125" calcext:value-type="float">
            <text:p>25125</text:p>
          </table:table-cell>
          <table:table-cell office:value-type="float" office:value="57337" calcext:value-type="float">
            <text:p>57337</text:p>
          </table:table-cell>
          <table:table-cell office:value-type="float" office:value="94042" calcext:value-type="float">
            <text:p>94042</text:p>
          </table:table-cell>
          <table:table-cell office:value-type="float" office:value="128459" calcext:value-type="float">
            <text:p>128459</text:p>
          </table:table-cell>
          <table:table-cell office:value-type="float" office:value="186974" calcext:value-type="float">
            <text:p>186974</text:p>
          </table:table-cell>
          <table:table-cell office:value-type="float" office:value="211833" calcext:value-type="float">
            <text:p>211833</text:p>
          </table:table-cell>
          <table:table-cell office:value-type="float" office:value="246327" calcext:value-type="float">
            <text:p>246327</text:p>
          </table:table-cell>
          <table:table-cell office:value-type="float" office:value="258973" calcext:value-type="float">
            <text:p>258973</text:p>
          </table:table-cell>
          <table:table-cell office:value-type="float" office:value="263899" calcext:value-type="float">
            <text:p>263899</text:p>
          </table:table-cell>
          <table:table-cell office:value-type="float" office:value="306908" calcext:value-type="float">
            <text:p>306908</text:p>
          </table:table-cell>
          <table:table-cell office:value-type="float" office:value="222322" calcext:value-type="float">
            <text:p>222322</text:p>
          </table:table-cell>
          <table:table-cell office:value-type="float" office:value="253253" calcext:value-type="float">
            <text:p>253253</text:p>
          </table:table-cell>
          <table:table-cell office:value-type="float" office:value="198704" calcext:value-type="float">
            <text:p>19870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822" calcext:value-type="float">
            <text:p>161822</text:p>
          </table:table-cell>
          <table:table-cell office:value-type="float" office:value="163633" calcext:value-type="float">
            <text:p>163633</text:p>
          </table:table-cell>
          <table:table-cell office:value-type="float" office:value="171234" calcext:value-type="float">
            <text:p>171234</text:p>
          </table:table-cell>
          <table:table-cell office:value-type="float" office:value="152937" calcext:value-type="float">
            <text:p>152937</text:p>
          </table:table-cell>
          <table:table-cell office:value-type="float" office:value="139190" calcext:value-type="float">
            <text:p>139190</text:p>
          </table:table-cell>
          <table:table-cell office:value-type="float" office:value="123504" calcext:value-type="float">
            <text:p>123504</text:p>
          </table:table-cell>
          <table:table-cell office:value-type="float" office:value="98755" calcext:value-type="float">
            <text:p>98755</text:p>
          </table:table-cell>
          <table:table-cell office:value-type="float" office:value="216718" calcext:value-type="float">
            <text:p>216718</text:p>
          </table:table-cell>
          <table:table-cell office:value-type="float" office:value="332133" calcext:value-type="float">
            <text:p>33213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231" calcext:value-type="float">
            <text:p>287231</text:p>
          </table:table-cell>
          <table:table-cell office:value-type="float" office:value="275899" calcext:value-type="float">
            <text:p>275899</text:p>
          </table:table-cell>
          <table:table-cell office:value-type="float" office:value="264482" calcext:value-type="float">
            <text:p>264482</text:p>
          </table:table-cell>
          <table:table-cell office:value-type="float" office:value="256793" calcext:value-type="float">
            <text:p>256793</text:p>
          </table:table-cell>
          <table:table-cell office:value-type="float" office:value="340338" calcext:value-type="float">
            <text:p>340338</text:p>
          </table:table-cell>
          <table:table-cell office:value-type="float" office:value="356741" calcext:value-type="float">
            <text:p>356741</text:p>
          </table:table-cell>
          <table:table-cell office:value-type="float" office:value="296898" calcext:value-type="float">
            <text:p>296898</text:p>
          </table:table-cell>
          <table:table-cell office:value-type="float" office:value="367002" calcext:value-type="float">
            <text:p>367002</text:p>
          </table:table-cell>
          <table:table-cell office:value-type="float" office:value="288228" calcext:value-type="float">
            <text:p>28822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1086" calcext:value-type="float">
            <text:p>301086</text:p>
          </table:table-cell>
          <table:table-cell office:value-type="float" office:value="370159" calcext:value-type="float">
            <text:p>370159</text:p>
          </table:table-cell>
          <table:table-cell office:value-type="float" office:value="357038" calcext:value-type="float">
            <text:p>357038</text:p>
          </table:table-cell>
          <table:table-cell office:value-type="float" office:value="261772" calcext:value-type="float">
            <text:p>261772</text:p>
          </table:table-cell>
          <table:table-cell office:value-type="float" office:value="365959" calcext:value-type="float">
            <text:p>365959</text:p>
          </table:table-cell>
          <table:table-cell office:value-type="float" office:value="365467" calcext:value-type="float">
            <text:p>365467</text:p>
          </table:table-cell>
          <table:table-cell office:value-type="float" office:value="362904" calcext:value-type="float">
            <text:p>362904</text:p>
          </table:table-cell>
          <table:table-cell office:value-type="float" office:value="341506" calcext:value-type="float">
            <text:p>341506</text:p>
          </table:table-cell>
          <table:table-cell office:value-type="float" office:value="284935" calcext:value-type="float">
            <text:p>28493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697" calcext:value-type="float">
            <text:p>220697</text:p>
          </table:table-cell>
          <table:table-cell office:value-type="float" office:value="266684" calcext:value-type="float">
            <text:p>266684</text:p>
          </table:table-cell>
          <table:table-cell office:value-type="float" office:value="175099" calcext:value-type="float">
            <text:p>175099</text:p>
          </table:table-cell>
          <table:table-cell office:value-type="float" office:value="348664" calcext:value-type="float">
            <text:p>348664</text:p>
          </table:table-cell>
          <table:table-cell office:value-type="float" office:value="564052" calcext:value-type="float">
            <text:p>564052</text:p>
          </table:table-cell>
          <table:table-cell office:value-type="float" office:value="308119" calcext:value-type="float">
            <text:p>308119</text:p>
          </table:table-cell>
          <table:table-cell office:value-type="float" office:value="346578" calcext:value-type="float">
            <text:p>346578</text:p>
          </table:table-cell>
          <table:table-cell office:value-type="float" office:value="856290" calcext:value-type="float">
            <text:p>856290</text:p>
          </table:table-cell>
          <table:table-cell office:value-type="float" office:value="267816" calcext:value-type="float">
            <text:p>26781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318" calcext:value-type="float">
            <text:p>268318</text:p>
          </table:table-cell>
          <table:table-cell office:value-type="float" office:value="272519" calcext:value-type="float">
            <text:p>272519</text:p>
          </table:table-cell>
          <table:table-cell office:value-type="float" office:value="516317" calcext:value-type="float">
            <text:p>516317</text:p>
          </table:table-cell>
          <table:table-cell office:value-type="float" office:value="581635" calcext:value-type="float">
            <text:p>581635</text:p>
          </table:table-cell>
          <table:table-cell office:value-type="float" office:value="236620" calcext:value-type="float">
            <text:p>236620</text:p>
          </table:table-cell>
          <table:table-cell office:value-type="float" office:value="854316" calcext:value-type="float">
            <text:p>854316</text:p>
          </table:table-cell>
          <table:table-cell office:value-type="float" office:value="282091" calcext:value-type="float">
            <text:p>282091</text:p>
          </table:table-cell>
          <table:table-cell office:value-type="float" office:value="637702" calcext:value-type="float">
            <text:p>637702</text:p>
          </table:table-cell>
          <table:table-cell office:value-type="float" office:value="228400" calcext:value-type="float">
            <text:p>22840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814" calcext:value-type="float">
            <text:p>183814</text:p>
          </table:table-cell>
          <table:table-cell office:value-type="float" office:value="327137" calcext:value-type="float">
            <text:p>327137</text:p>
          </table:table-cell>
          <table:table-cell office:value-type="float" office:value="246754" calcext:value-type="float">
            <text:p>246754</text:p>
          </table:table-cell>
          <table:table-cell office:value-type="float" office:value="347170" calcext:value-type="float">
            <text:p>347170</text:p>
          </table:table-cell>
          <table:table-cell office:value-type="float" office:value="587069" calcext:value-type="float">
            <text:p>587069</text:p>
          </table:table-cell>
          <table:table-cell office:value-type="float" office:value="673799" calcext:value-type="float">
            <text:p>673799</text:p>
          </table:table-cell>
          <table:table-cell office:value-type="float" office:value="347403" calcext:value-type="float">
            <text:p>347403</text:p>
          </table:table-cell>
          <table:table-cell office:value-type="float" office:value="589569" calcext:value-type="float">
            <text:p>589569</text:p>
          </table:table-cell>
          <table:table-cell office:value-type="float" office:value="344015" calcext:value-type="float">
            <text:p>34401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767" calcext:value-type="float">
            <text:p>270767</text:p>
          </table:table-cell>
          <table:table-cell office:value-type="float" office:value="402345" calcext:value-type="float">
            <text:p>402345</text:p>
          </table:table-cell>
          <table:table-cell office:value-type="float" office:value="355653" calcext:value-type="float">
            <text:p>355653</text:p>
          </table:table-cell>
          <table:table-cell office:value-type="float" office:value="563346" calcext:value-type="float">
            <text:p>563346</text:p>
          </table:table-cell>
          <table:table-cell office:value-type="float" office:value="799478" calcext:value-type="float">
            <text:p>799478</text:p>
          </table:table-cell>
          <table:table-cell office:value-type="float" office:value="372565" calcext:value-type="float">
            <text:p>372565</text:p>
          </table:table-cell>
          <table:table-cell office:value-type="float" office:value="573550" calcext:value-type="float">
            <text:p>573550</text:p>
          </table:table-cell>
          <table:table-cell office:value-type="float" office:value="486112" calcext:value-type="float">
            <text:p>486112</text:p>
          </table:table-cell>
          <table:table-cell office:value-type="float" office:value="533332" calcext:value-type="float">
            <text:p>53333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745" calcext:value-type="float">
            <text:p>148745</text:p>
          </table:table-cell>
          <table:table-cell office:value-type="float" office:value="175252" calcext:value-type="float">
            <text:p>175252</text:p>
          </table:table-cell>
          <table:table-cell office:value-type="float" office:value="312069" calcext:value-type="float">
            <text:p>312069</text:p>
          </table:table-cell>
          <table:table-cell office:value-type="float" office:value="384946" calcext:value-type="float">
            <text:p>384946</text:p>
          </table:table-cell>
          <table:table-cell office:value-type="float" office:value="729635" calcext:value-type="float">
            <text:p>729635</text:p>
          </table:table-cell>
          <table:table-cell office:value-type="float" office:value="357772" calcext:value-type="float">
            <text:p>357772</text:p>
          </table:table-cell>
          <table:table-cell office:value-type="float" office:value="675150" calcext:value-type="float">
            <text:p>675150</text:p>
          </table:table-cell>
          <table:table-cell office:value-type="float" office:value="804327" calcext:value-type="float">
            <text:p>804327</text:p>
          </table:table-cell>
          <table:table-cell office:value-type="float" office:value="875854" calcext:value-type="float">
            <text:p>875854</text:p>
          </table:table-cell>
          <table:table-cell table:number-columns-repeated="6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2342" calcext:value-type="float">
            <text:p>32342</text:p>
          </table:table-cell>
          <table:table-cell/>
          <table:table-cell office:value-type="float" office:value="70403" calcext:value-type="float">
            <text:p>70403</text:p>
          </table:table-cell>
          <table:table-cell/>
          <table:table-cell office:value-type="float" office:value="133629" calcext:value-type="float">
            <text:p>133629</text:p>
          </table:table-cell>
          <table:table-cell/>
          <table:table-cell office:value-type="float" office:value="222989" calcext:value-type="float">
            <text:p>222989</text:p>
          </table:table-cell>
          <table:table-cell/>
          <table:table-cell office:value-type="float" office:value="350069" calcext:value-type="float">
            <text:p>350069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37904" calcext:value-type="float">
            <text:p>37904</text:p>
          </table:table-cell>
          <table:table-cell/>
          <table:table-cell office:value-type="float" office:value="71708" calcext:value-type="float">
            <text:p>71708</text:p>
          </table:table-cell>
          <table:table-cell/>
          <table:table-cell office:value-type="float" office:value="134157" calcext:value-type="float">
            <text:p>134157</text:p>
          </table:table-cell>
          <table:table-cell/>
          <table:table-cell office:value-type="float" office:value="227699" calcext:value-type="float">
            <text:p>227699</text:p>
          </table:table-cell>
          <table:table-cell/>
          <table:table-cell office:value-type="float" office:value="316774" calcext:value-type="float">
            <text:p>316774</text:p>
          </table:table-cell>
          <table:table-cell/>
          <table:table-cell office:value-type="float" office:value="460514" calcext:value-type="float">
            <text:p>46051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37437" calcext:value-type="float">
            <text:p>37437</text:p>
          </table:table-cell>
          <table:table-cell/>
          <table:table-cell office:value-type="float" office:value="73039" calcext:value-type="float">
            <text:p>73039</text:p>
          </table:table-cell>
          <table:table-cell/>
          <table:table-cell office:value-type="float" office:value="135303" calcext:value-type="float">
            <text:p>135303</text:p>
          </table:table-cell>
          <table:table-cell/>
          <table:table-cell office:value-type="float" office:value="232723" calcext:value-type="float">
            <text:p>232723</text:p>
          </table:table-cell>
          <table:table-cell/>
          <table:table-cell office:value-type="float" office:value="327379" calcext:value-type="float">
            <text:p>327379</text:p>
          </table:table-cell>
          <table:table-cell/>
          <table:table-cell office:value-type="float" office:value="418318" calcext:value-type="float">
            <text:p>418318</text:p>
          </table:table-cell>
          <table:table-cell/>
          <table:table-cell office:value-type="float" office:value="559005" calcext:value-type="float">
            <text:p>559005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37454" calcext:value-type="float">
            <text:p>37454</text:p>
          </table:table-cell>
          <table:table-cell/>
          <table:table-cell office:value-type="float" office:value="65016" calcext:value-type="float">
            <text:p>65016</text:p>
          </table:table-cell>
          <table:table-cell/>
          <table:table-cell office:value-type="float" office:value="126704" calcext:value-type="float">
            <text:p>126704</text:p>
          </table:table-cell>
          <table:table-cell/>
          <table:table-cell office:value-type="float" office:value="226341" calcext:value-type="float">
            <text:p>226341</text:p>
          </table:table-cell>
          <table:table-cell/>
          <table:table-cell office:value-type="float" office:value="219269" calcext:value-type="float">
            <text:p>219269</text:p>
          </table:table-cell>
          <table:table-cell/>
          <table:table-cell office:value-type="float" office:value="435700" calcext:value-type="float">
            <text:p>435700</text:p>
          </table:table-cell>
          <table:table-cell/>
          <table:table-cell office:value-type="float" office:value="569502" calcext:value-type="float">
            <text:p>569502</text:p>
          </table:table-cell>
          <table:table-cell/>
          <table:table-cell office:value-type="float" office:value="664895" calcext:value-type="float">
            <text:p>66489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35132" calcext:value-type="float">
            <text:p>35132</text:p>
          </table:table-cell>
          <table:table-cell/>
          <table:table-cell office:value-type="float" office:value="71165" calcext:value-type="float">
            <text:p>71165</text:p>
          </table:table-cell>
          <table:table-cell/>
          <table:table-cell office:value-type="float" office:value="127142" calcext:value-type="float">
            <text:p>127142</text:p>
          </table:table-cell>
          <table:table-cell/>
          <table:table-cell office:value-type="float" office:value="189098" calcext:value-type="float">
            <text:p>189098</text:p>
          </table:table-cell>
          <table:table-cell/>
          <table:table-cell office:value-type="float" office:value="332561" calcext:value-type="float">
            <text:p>332561</text:p>
          </table:table-cell>
          <table:table-cell/>
          <table:table-cell office:value-type="float" office:value="480539" calcext:value-type="float">
            <text:p>480539</text:p>
          </table:table-cell>
          <table:table-cell/>
          <table:table-cell office:value-type="float" office:value="579476" calcext:value-type="float">
            <text:p>579476</text:p>
          </table:table-cell>
          <table:table-cell/>
          <table:table-cell office:value-type="float" office:value="661496" calcext:value-type="float">
            <text:p>661496</text:p>
          </table:table-cell>
          <table:table-cell/>
          <table:table-cell office:value-type="float" office:value="891848" calcext:value-type="float">
            <text:p>89184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34189" calcext:value-type="float">
            <text:p>34189</text:p>
          </table:table-cell>
          <table:table-cell/>
          <table:table-cell office:value-type="float" office:value="61288" calcext:value-type="float">
            <text:p>61288</text:p>
          </table:table-cell>
          <table:table-cell/>
          <table:table-cell office:value-type="float" office:value="123291" calcext:value-type="float">
            <text:p>123291</text:p>
          </table:table-cell>
          <table:table-cell/>
          <table:table-cell office:value-type="float" office:value="209154" calcext:value-type="float">
            <text:p>209154</text:p>
          </table:table-cell>
          <table:table-cell/>
          <table:table-cell office:value-type="float" office:value="292325" calcext:value-type="float">
            <text:p>292325</text:p>
          </table:table-cell>
          <table:table-cell/>
          <table:table-cell office:value-type="float" office:value="409438" calcext:value-type="float">
            <text:p>409438</text:p>
          </table:table-cell>
          <table:table-cell/>
          <table:table-cell office:value-type="float" office:value="592744" calcext:value-type="float">
            <text:p>592744</text:p>
          </table:table-cell>
          <table:table-cell/>
          <table:table-cell office:value-type="float" office:value="656030" calcext:value-type="float">
            <text:p>656030</text:p>
          </table:table-cell>
          <table:table-cell/>
          <table:table-cell office:value-type="float" office:value="909391" calcext:value-type="float">
            <text:p>909391</text:p>
          </table:table-cell>
          <table:table-cell/>
          <table:table-cell office:value-type="float" office:value="995149" calcext:value-type="float">
            <text:p>995149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33629" calcext:value-type="float">
            <text:p>33629</text:p>
          </table:table-cell>
          <table:table-cell/>
          <table:table-cell office:value-type="float" office:value="61188" calcext:value-type="float">
            <text:p>61188</text:p>
          </table:table-cell>
          <table:table-cell/>
          <table:table-cell office:value-type="float" office:value="102129" calcext:value-type="float">
            <text:p>102129</text:p>
          </table:table-cell>
          <table:table-cell/>
          <table:table-cell office:value-type="float" office:value="159588" calcext:value-type="float">
            <text:p>159588</text:p>
          </table:table-cell>
          <table:table-cell/>
          <table:table-cell office:value-type="float" office:value="345860" calcext:value-type="float">
            <text:p>345860</text:p>
          </table:table-cell>
          <table:table-cell/>
          <table:table-cell office:value-type="float" office:value="481717" calcext:value-type="float">
            <text:p>481717</text:p>
          </table:table-cell>
          <table:table-cell/>
          <table:table-cell office:value-type="float" office:value="434308" calcext:value-type="float">
            <text:p>434308</text:p>
          </table:table-cell>
          <table:table-cell/>
          <table:table-cell office:value-type="float" office:value="642314" calcext:value-type="float">
            <text:p>642314</text:p>
          </table:table-cell>
          <table:table-cell/>
          <table:table-cell office:value-type="float" office:value="916758" calcext:value-type="float">
            <text:p>916758</text:p>
          </table:table-cell>
          <table:table-cell/>
          <table:table-cell office:value-type="float" office:value="943388" calcext:value-type="float">
            <text:p>943388</text:p>
          </table:table-cell>
          <table:table-cell/>
          <table:table-cell office:value-type="float" office:value="980373" calcext:value-type="float">
            <text:p>980373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31902" calcext:value-type="float">
            <text:p>31902</text:p>
          </table:table-cell>
          <table:table-cell/>
          <table:table-cell office:value-type="float" office:value="50267" calcext:value-type="float">
            <text:p>50267</text:p>
          </table:table-cell>
          <table:table-cell/>
          <table:table-cell office:value-type="float" office:value="97025" calcext:value-type="float">
            <text:p>97025</text:p>
          </table:table-cell>
          <table:table-cell/>
          <table:table-cell office:value-type="float" office:value="181476" calcext:value-type="float">
            <text:p>181476</text:p>
          </table:table-cell>
          <table:table-cell/>
          <table:table-cell office:value-type="float" office:value="282845" calcext:value-type="float">
            <text:p>282845</text:p>
          </table:table-cell>
          <table:table-cell/>
          <table:table-cell office:value-type="float" office:value="429868" calcext:value-type="float">
            <text:p>429868</text:p>
          </table:table-cell>
          <table:table-cell/>
          <table:table-cell office:value-type="float" office:value="564071" calcext:value-type="float">
            <text:p>564071</text:p>
          </table:table-cell>
          <table:table-cell/>
          <table:table-cell office:value-type="float" office:value="620976" calcext:value-type="float">
            <text:p>620976</text:p>
          </table:table-cell>
          <table:table-cell/>
          <table:table-cell office:value-type="float" office:value="876998" calcext:value-type="float">
            <text:p>876998</text:p>
          </table:table-cell>
          <table:table-cell/>
          <table:table-cell office:value-type="float" office:value="1002682" calcext:value-type="float">
            <text:p>1002682</text:p>
          </table:table-cell>
          <table:table-cell/>
          <table:table-cell office:value-type="float" office:value="967394" calcext:value-type="float">
            <text:p>967394</text:p>
          </table:table-cell>
          <table:table-cell/>
          <table:table-cell office:value-type="float" office:value="978748" calcext:value-type="float">
            <text:p>978748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7725" calcext:value-type="float">
            <text:p>27725</text:p>
          </table:table-cell>
          <table:table-cell/>
          <table:table-cell office:value-type="float" office:value="61243" calcext:value-type="float">
            <text:p>61243</text:p>
          </table:table-cell>
          <table:table-cell/>
          <table:table-cell office:value-type="float" office:value="102109" calcext:value-type="float">
            <text:p>102109</text:p>
          </table:table-cell>
          <table:table-cell/>
          <table:table-cell office:value-type="float" office:value="138144" calcext:value-type="float">
            <text:p>138144</text:p>
          </table:table-cell>
          <table:table-cell/>
          <table:table-cell office:value-type="float" office:value="179919" calcext:value-type="float">
            <text:p>179919</text:p>
          </table:table-cell>
          <table:table-cell/>
          <table:table-cell office:value-type="float" office:value="210263" calcext:value-type="float">
            <text:p>210263</text:p>
          </table:table-cell>
          <table:table-cell/>
          <table:table-cell office:value-type="float" office:value="242999" calcext:value-type="float">
            <text:p>242999</text:p>
          </table:table-cell>
          <table:table-cell/>
          <table:table-cell office:value-type="float" office:value="256207" calcext:value-type="float">
            <text:p>256207</text:p>
          </table:table-cell>
          <table:table-cell/>
          <table:table-cell office:value-type="float" office:value="269668" calcext:value-type="float">
            <text:p>269668</text:p>
          </table:table-cell>
          <table:table-cell/>
          <table:table-cell office:value-type="float" office:value="315046" calcext:value-type="float">
            <text:p>315046</text:p>
          </table:table-cell>
          <table:table-cell/>
          <table:table-cell office:value-type="float" office:value="330415" calcext:value-type="float">
            <text:p>330415</text:p>
          </table:table-cell>
          <table:table-cell/>
          <table:table-cell office:value-type="float" office:value="324281" calcext:value-type="float">
            <text:p>324281</text:p>
          </table:table-cell>
          <table:table-cell/>
          <table:table-cell office:value-type="float" office:value="314249" calcext:value-type="float">
            <text:p>31424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399" calcext:value-type="float">
            <text:p>164399</text:p>
          </table:table-cell>
          <table:table-cell/>
          <table:table-cell office:value-type="float" office:value="164681" calcext:value-type="float">
            <text:p>164681</text:p>
          </table:table-cell>
          <table:table-cell/>
          <table:table-cell office:value-type="float" office:value="161849" calcext:value-type="float">
            <text:p>161849</text:p>
          </table:table-cell>
          <table:table-cell/>
          <table:table-cell office:value-type="float" office:value="151871" calcext:value-type="float">
            <text:p>151871</text:p>
          </table:table-cell>
          <table:table-cell/>
          <table:table-cell office:value-type="float" office:value="135663" calcext:value-type="float">
            <text:p>135663</text:p>
          </table:table-cell>
          <table:table-cell/>
          <table:table-cell office:value-type="float" office:value="120121" calcext:value-type="float">
            <text:p>120121</text:p>
          </table:table-cell>
          <table:table-cell/>
          <table:table-cell office:value-type="float" office:value="95827" calcext:value-type="float">
            <text:p>95827</text:p>
          </table:table-cell>
          <table:table-cell/>
          <table:table-cell office:value-type="float" office:value="318389" calcext:value-type="float">
            <text:p>318389</text:p>
          </table:table-cell>
          <table:table-cell/>
          <table:table-cell office:value-type="float" office:value="380002" calcext:value-type="float">
            <text:p>38000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6003" calcext:value-type="float">
            <text:p>296003</text:p>
          </table:table-cell>
          <table:table-cell/>
          <table:table-cell office:value-type="float" office:value="269903" calcext:value-type="float">
            <text:p>269903</text:p>
          </table:table-cell>
          <table:table-cell/>
          <table:table-cell office:value-type="float" office:value="255839" calcext:value-type="float">
            <text:p>255839</text:p>
          </table:table-cell>
          <table:table-cell/>
          <table:table-cell office:value-type="float" office:value="261598" calcext:value-type="float">
            <text:p>261598</text:p>
          </table:table-cell>
          <table:table-cell/>
          <table:table-cell office:value-type="float" office:value="299747" calcext:value-type="float">
            <text:p>299747</text:p>
          </table:table-cell>
          <table:table-cell/>
          <table:table-cell office:value-type="float" office:value="349562" calcext:value-type="float">
            <text:p>349562</text:p>
          </table:table-cell>
          <table:table-cell/>
          <table:table-cell office:value-type="float" office:value="312113" calcext:value-type="float">
            <text:p>312113</text:p>
          </table:table-cell>
          <table:table-cell/>
          <table:table-cell office:value-type="float" office:value="369717" calcext:value-type="float">
            <text:p>369717</text:p>
          </table:table-cell>
          <table:table-cell/>
          <table:table-cell office:value-type="float" office:value="336040" calcext:value-type="float">
            <text:p>33604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2201" calcext:value-type="float">
            <text:p>302201</text:p>
          </table:table-cell>
          <table:table-cell/>
          <table:table-cell office:value-type="float" office:value="353664" calcext:value-type="float">
            <text:p>353664</text:p>
          </table:table-cell>
          <table:table-cell/>
          <table:table-cell office:value-type="float" office:value="337905" calcext:value-type="float">
            <text:p>337905</text:p>
          </table:table-cell>
          <table:table-cell/>
          <table:table-cell office:value-type="float" office:value="267131" calcext:value-type="float">
            <text:p>267131</text:p>
          </table:table-cell>
          <table:table-cell/>
          <table:table-cell office:value-type="float" office:value="365356" calcext:value-type="float">
            <text:p>365356</text:p>
          </table:table-cell>
          <table:table-cell/>
          <table:table-cell office:value-type="float" office:value="354411" calcext:value-type="float">
            <text:p>354411</text:p>
          </table:table-cell>
          <table:table-cell/>
          <table:table-cell office:value-type="float" office:value="351378" calcext:value-type="float">
            <text:p>351378</text:p>
          </table:table-cell>
          <table:table-cell/>
          <table:table-cell office:value-type="float" office:value="362974" calcext:value-type="float">
            <text:p>362974</text:p>
          </table:table-cell>
          <table:table-cell/>
          <table:table-cell office:value-type="float" office:value="287902" calcext:value-type="float">
            <text:p>28790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0081" calcext:value-type="float">
            <text:p>310081</text:p>
          </table:table-cell>
          <table:table-cell/>
          <table:table-cell office:value-type="float" office:value="243202" calcext:value-type="float">
            <text:p>243202</text:p>
          </table:table-cell>
          <table:table-cell/>
          <table:table-cell office:value-type="float" office:value="166045" calcext:value-type="float">
            <text:p>166045</text:p>
          </table:table-cell>
          <table:table-cell/>
          <table:table-cell office:value-type="float" office:value="410384" calcext:value-type="float">
            <text:p>410384</text:p>
          </table:table-cell>
          <table:table-cell/>
          <table:table-cell office:value-type="float" office:value="792608" calcext:value-type="float">
            <text:p>792608</text:p>
          </table:table-cell>
          <table:table-cell/>
          <table:table-cell office:value-type="float" office:value="269522" calcext:value-type="float">
            <text:p>269522</text:p>
          </table:table-cell>
          <table:table-cell/>
          <table:table-cell office:value-type="float" office:value="322574" calcext:value-type="float">
            <text:p>322574</text:p>
          </table:table-cell>
          <table:table-cell/>
          <table:table-cell office:value-type="float" office:value="870585" calcext:value-type="float">
            <text:p>870585</text:p>
          </table:table-cell>
          <table:table-cell/>
          <table:table-cell office:value-type="float" office:value="296093" calcext:value-type="float">
            <text:p>29609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7967" calcext:value-type="float">
            <text:p>207967</text:p>
          </table:table-cell>
          <table:table-cell/>
          <table:table-cell office:value-type="float" office:value="310442" calcext:value-type="float">
            <text:p>310442</text:p>
          </table:table-cell>
          <table:table-cell/>
          <table:table-cell office:value-type="float" office:value="368469" calcext:value-type="float">
            <text:p>368469</text:p>
          </table:table-cell>
          <table:table-cell/>
          <table:table-cell office:value-type="float" office:value="530200" calcext:value-type="float">
            <text:p>530200</text:p>
          </table:table-cell>
          <table:table-cell/>
          <table:table-cell office:value-type="float" office:value="194323" calcext:value-type="float">
            <text:p>194323</text:p>
          </table:table-cell>
          <table:table-cell/>
          <table:table-cell office:value-type="float" office:value="599533" calcext:value-type="float">
            <text:p>599533</text:p>
          </table:table-cell>
          <table:table-cell/>
          <table:table-cell office:value-type="float" office:value="227355" calcext:value-type="float">
            <text:p>227355</text:p>
          </table:table-cell>
          <table:table-cell/>
          <table:table-cell office:value-type="float" office:value="358108" calcext:value-type="float">
            <text:p>358108</text:p>
          </table:table-cell>
          <table:table-cell/>
          <table:table-cell office:value-type="float" office:value="278230" calcext:value-type="float">
            <text:p>27823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0188" calcext:value-type="float">
            <text:p>160188</text:p>
          </table:table-cell>
          <table:table-cell/>
          <table:table-cell office:value-type="float" office:value="325964" calcext:value-type="float">
            <text:p>325964</text:p>
          </table:table-cell>
          <table:table-cell/>
          <table:table-cell office:value-type="float" office:value="191069" calcext:value-type="float">
            <text:p>191069</text:p>
          </table:table-cell>
          <table:table-cell/>
          <table:table-cell office:value-type="float" office:value="314072" calcext:value-type="float">
            <text:p>314072</text:p>
          </table:table-cell>
          <table:table-cell/>
          <table:table-cell office:value-type="float" office:value="278194" calcext:value-type="float">
            <text:p>278194</text:p>
          </table:table-cell>
          <table:table-cell/>
          <table:table-cell office:value-type="float" office:value="873626" calcext:value-type="float">
            <text:p>873626</text:p>
          </table:table-cell>
          <table:table-cell/>
          <table:table-cell office:value-type="float" office:value="343010" calcext:value-type="float">
            <text:p>343010</text:p>
          </table:table-cell>
          <table:table-cell/>
          <table:table-cell office:value-type="float" office:value="904893" calcext:value-type="float">
            <text:p>904893</text:p>
          </table:table-cell>
          <table:table-cell/>
          <table:table-cell office:value-type="float" office:value="332244" calcext:value-type="float">
            <text:p>33224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8948" calcext:value-type="float">
            <text:p>248948</text:p>
          </table:table-cell>
          <table:table-cell/>
          <table:table-cell office:value-type="float" office:value="299777" calcext:value-type="float">
            <text:p>299777</text:p>
          </table:table-cell>
          <table:table-cell/>
          <table:table-cell office:value-type="float" office:value="348522" calcext:value-type="float">
            <text:p>348522</text:p>
          </table:table-cell>
          <table:table-cell/>
          <table:table-cell office:value-type="float" office:value="415179" calcext:value-type="float">
            <text:p>415179</text:p>
          </table:table-cell>
          <table:table-cell/>
          <table:table-cell office:value-type="float" office:value="315348" calcext:value-type="float">
            <text:p>315348</text:p>
          </table:table-cell>
          <table:table-cell/>
          <table:table-cell office:value-type="float" office:value="478670" calcext:value-type="float">
            <text:p>478670</text:p>
          </table:table-cell>
          <table:table-cell/>
          <table:table-cell office:value-type="float" office:value="339427" calcext:value-type="float">
            <text:p>339427</text:p>
          </table:table-cell>
          <table:table-cell/>
          <table:table-cell office:value-type="float" office:value="336650" calcext:value-type="float">
            <text:p>336650</text:p>
          </table:table-cell>
          <table:table-cell/>
          <table:table-cell office:value-type="float" office:value="329228" calcext:value-type="float">
            <text:p>32922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6878" calcext:value-type="float">
            <text:p>176878</text:p>
          </table:table-cell>
          <table:table-cell/>
          <table:table-cell office:value-type="float" office:value="307023" calcext:value-type="float">
            <text:p>307023</text:p>
          </table:table-cell>
          <table:table-cell/>
          <table:table-cell office:value-type="float" office:value="436688" calcext:value-type="float">
            <text:p>436688</text:p>
          </table:table-cell>
          <table:table-cell/>
          <table:table-cell office:value-type="float" office:value="299710" calcext:value-type="float">
            <text:p>299710</text:p>
          </table:table-cell>
          <table:table-cell/>
          <table:table-cell office:value-type="float" office:value="464516" calcext:value-type="float">
            <text:p>464516</text:p>
          </table:table-cell>
          <table:table-cell/>
          <table:table-cell office:value-type="float" office:value="343136" calcext:value-type="float">
            <text:p>343136</text:p>
          </table:table-cell>
          <table:table-cell/>
          <table:table-cell office:value-type="float" office:value="860482" calcext:value-type="float">
            <text:p>860482</text:p>
          </table:table-cell>
          <table:table-cell/>
          <table:table-cell office:value-type="float" office:value="344994" calcext:value-type="float">
            <text:p>344994</text:p>
          </table:table-cell>
          <table:table-cell/>
          <table:table-cell office:value-type="float" office:value="883156" calcext:value-type="float">
            <text:p>88315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4096</text:p>
          </table:table-cell>
          <table:table-cell table:style-name="ce1" office:value-type="string" calcext:value-type="string">
            <text:p>8192</text:p>
          </table:table-cell>
          <table:table-cell table:style-name="ce1" office:value-type="string" calcext:value-type="string">
            <text:p>1638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64</text:p>
          </table:table-cell>
          <table:table-cell office:value-type="float" office:value="27887" calcext:value-type="float">
            <text:p>27887</text:p>
          </table:table-cell>
          <table:table-cell office:value-type="float" office:value="54013" calcext:value-type="float">
            <text:p>54013</text:p>
          </table:table-cell>
          <table:table-cell office:value-type="float" office:value="95095" calcext:value-type="float">
            <text:p>95095</text:p>
          </table:table-cell>
          <table:table-cell office:value-type="float" office:value="150653" calcext:value-type="float">
            <text:p>150653</text:p>
          </table:table-cell>
          <table:table-cell office:value-type="float" office:value="66595" calcext:value-type="float">
            <text:p>66595</text:p>
          </table:table-cell>
          <table:table-cell table:number-columns-repeated="74"/>
        </table:table-row>
        <table:table-row table:style-name="ro1">
          <table:table-cell table:style-name="ce1" office:value-type="string" calcext:value-type="string">
            <text:p>128</text:p>
          </table:table-cell>
          <table:table-cell office:value-type="float" office:value="24892" calcext:value-type="float">
            <text:p>24892</text:p>
          </table:table-cell>
          <table:table-cell office:value-type="float" office:value="49381" calcext:value-type="float">
            <text:p>49381</text:p>
          </table:table-cell>
          <table:table-cell office:value-type="float" office:value="88771" calcext:value-type="float">
            <text:p>88771</text:p>
          </table:table-cell>
          <table:table-cell office:value-type="float" office:value="105958" calcext:value-type="float">
            <text:p>105958</text:p>
          </table:table-cell>
          <table:table-cell office:value-type="float" office:value="166636" calcext:value-type="float">
            <text:p>166636</text:p>
          </table:table-cell>
          <table:table-cell office:value-type="float" office:value="224932" calcext:value-type="float">
            <text:p>224932</text:p>
          </table:table-cell>
          <table:table-cell table:number-columns-repeated="73"/>
        </table:table-row>
        <table:table-row table:style-name="ro1">
          <table:table-cell table:style-name="ce1" office:value-type="string" calcext:value-type="string">
            <text:p>256</text:p>
          </table:table-cell>
          <table:table-cell office:value-type="float" office:value="21169" calcext:value-type="float">
            <text:p>21169</text:p>
          </table:table-cell>
          <table:table-cell office:value-type="float" office:value="39113" calcext:value-type="float">
            <text:p>39113</text:p>
          </table:table-cell>
          <table:table-cell office:value-type="float" office:value="62700" calcext:value-type="float">
            <text:p>62700</text:p>
          </table:table-cell>
          <table:table-cell office:value-type="float" office:value="141676" calcext:value-type="float">
            <text:p>141676</text:p>
          </table:table-cell>
          <table:table-cell office:value-type="float" office:value="119572" calcext:value-type="float">
            <text:p>119572</text:p>
          </table:table-cell>
          <table:table-cell office:value-type="float" office:value="220670" calcext:value-type="float">
            <text:p>220670</text:p>
          </table:table-cell>
          <table:table-cell office:value-type="float" office:value="278908" calcext:value-type="float">
            <text:p>278908</text:p>
          </table:table-cell>
          <table:table-cell table:number-columns-repeated="72"/>
        </table:table-row>
        <table:table-row table:style-name="ro1">
          <table:table-cell table:style-name="ce1" office:value-type="string" calcext:value-type="string">
            <text:p>512</text:p>
          </table:table-cell>
          <table:table-cell office:value-type="float" office:value="22365" calcext:value-type="float">
            <text:p>22365</text:p>
          </table:table-cell>
          <table:table-cell office:value-type="float" office:value="42787" calcext:value-type="float">
            <text:p>42787</text:p>
          </table:table-cell>
          <table:table-cell office:value-type="float" office:value="63219" calcext:value-type="float">
            <text:p>63219</text:p>
          </table:table-cell>
          <table:table-cell office:value-type="float" office:value="108432" calcext:value-type="float">
            <text:p>108432</text:p>
          </table:table-cell>
          <table:table-cell office:value-type="float" office:value="175164" calcext:value-type="float">
            <text:p>175164</text:p>
          </table:table-cell>
          <table:table-cell office:value-type="float" office:value="265816" calcext:value-type="float">
            <text:p>265816</text:p>
          </table:table-cell>
          <table:table-cell office:value-type="float" office:value="255628" calcext:value-type="float">
            <text:p>255628</text:p>
          </table:table-cell>
          <table:table-cell office:value-type="float" office:value="275997" calcext:value-type="float">
            <text:p>275997</text:p>
          </table:table-cell>
          <table:table-cell table:number-columns-repeated="71"/>
        </table:table-row>
        <table:table-row table:style-name="ro1">
          <table:table-cell table:style-name="ce1" office:value-type="string" calcext:value-type="string">
            <text:p>1024</text:p>
          </table:table-cell>
          <table:table-cell office:value-type="float" office:value="22146" calcext:value-type="float">
            <text:p>22146</text:p>
          </table:table-cell>
          <table:table-cell office:value-type="float" office:value="39722" calcext:value-type="float">
            <text:p>39722</text:p>
          </table:table-cell>
          <table:table-cell office:value-type="float" office:value="69749" calcext:value-type="float">
            <text:p>69749</text:p>
          </table:table-cell>
          <table:table-cell office:value-type="float" office:value="108257" calcext:value-type="float">
            <text:p>108257</text:p>
          </table:table-cell>
          <table:table-cell office:value-type="float" office:value="174863" calcext:value-type="float">
            <text:p>174863</text:p>
          </table:table-cell>
          <table:table-cell office:value-type="float" office:value="271836" calcext:value-type="float">
            <text:p>271836</text:p>
          </table:table-cell>
          <table:table-cell office:value-type="float" office:value="249811" calcext:value-type="float">
            <text:p>249811</text:p>
          </table:table-cell>
          <table:table-cell office:value-type="float" office:value="263030" calcext:value-type="float">
            <text:p>263030</text:p>
          </table:table-cell>
          <table:table-cell office:value-type="float" office:value="476065" calcext:value-type="float">
            <text:p>476065</text:p>
          </table:table-cell>
          <table:table-cell table:number-columns-repeated="7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office:value-type="float" office:value="23007" calcext:value-type="float">
            <text:p>23007</text:p>
          </table:table-cell>
          <table:table-cell office:value-type="float" office:value="41529" calcext:value-type="float">
            <text:p>41529</text:p>
          </table:table-cell>
          <table:table-cell office:value-type="float" office:value="68421" calcext:value-type="float">
            <text:p>68421</text:p>
          </table:table-cell>
          <table:table-cell office:value-type="float" office:value="107897" calcext:value-type="float">
            <text:p>107897</text:p>
          </table:table-cell>
          <table:table-cell office:value-type="float" office:value="194009" calcext:value-type="float">
            <text:p>194009</text:p>
          </table:table-cell>
          <table:table-cell office:value-type="float" office:value="219743" calcext:value-type="float">
            <text:p>219743</text:p>
          </table:table-cell>
          <table:table-cell office:value-type="float" office:value="360939" calcext:value-type="float">
            <text:p>360939</text:p>
          </table:table-cell>
          <table:table-cell office:value-type="float" office:value="290988" calcext:value-type="float">
            <text:p>290988</text:p>
          </table:table-cell>
          <table:table-cell office:value-type="float" office:value="535839" calcext:value-type="float">
            <text:p>535839</text:p>
          </table:table-cell>
          <table:table-cell office:value-type="float" office:value="450423" calcext:value-type="float">
            <text:p>450423</text:p>
          </table:table-cell>
          <table:table-cell table:number-columns-repeated="69"/>
        </table:table-row>
        <table:table-row table:style-name="ro1">
          <table:table-cell table:style-name="ce1" office:value-type="string" calcext:value-type="string">
            <text:p>4096</text:p>
          </table:table-cell>
          <table:table-cell office:value-type="float" office:value="27049" calcext:value-type="float">
            <text:p>27049</text:p>
          </table:table-cell>
          <table:table-cell office:value-type="float" office:value="38909" calcext:value-type="float">
            <text:p>38909</text:p>
          </table:table-cell>
          <table:table-cell office:value-type="float" office:value="64339" calcext:value-type="float">
            <text:p>64339</text:p>
          </table:table-cell>
          <table:table-cell office:value-type="float" office:value="96089" calcext:value-type="float">
            <text:p>96089</text:p>
          </table:table-cell>
          <table:table-cell office:value-type="float" office:value="223043" calcext:value-type="float">
            <text:p>223043</text:p>
          </table:table-cell>
          <table:table-cell office:value-type="float" office:value="362928" calcext:value-type="float">
            <text:p>362928</text:p>
          </table:table-cell>
          <table:table-cell office:value-type="float" office:value="230578" calcext:value-type="float">
            <text:p>230578</text:p>
          </table:table-cell>
          <table:table-cell office:value-type="float" office:value="387144" calcext:value-type="float">
            <text:p>387144</text:p>
          </table:table-cell>
          <table:table-cell office:value-type="float" office:value="593211" calcext:value-type="float">
            <text:p>593211</text:p>
          </table:table-cell>
          <table:table-cell office:value-type="float" office:value="503944" calcext:value-type="float">
            <text:p>503944</text:p>
          </table:table-cell>
          <table:table-cell office:value-type="float" office:value="735382" calcext:value-type="float">
            <text:p>73538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8192</text:p>
          </table:table-cell>
          <table:table-cell office:value-type="float" office:value="27972" calcext:value-type="float">
            <text:p>27972</text:p>
          </table:table-cell>
          <table:table-cell office:value-type="float" office:value="40280" calcext:value-type="float">
            <text:p>40280</text:p>
          </table:table-cell>
          <table:table-cell office:value-type="float" office:value="55841" calcext:value-type="float">
            <text:p>55841</text:p>
          </table:table-cell>
          <table:table-cell office:value-type="float" office:value="86608" calcext:value-type="float">
            <text:p>86608</text:p>
          </table:table-cell>
          <table:table-cell office:value-type="float" office:value="220821" calcext:value-type="float">
            <text:p>220821</text:p>
          </table:table-cell>
          <table:table-cell office:value-type="float" office:value="367535" calcext:value-type="float">
            <text:p>367535</text:p>
          </table:table-cell>
          <table:table-cell office:value-type="float" office:value="474406" calcext:value-type="float">
            <text:p>474406</text:p>
          </table:table-cell>
          <table:table-cell office:value-type="float" office:value="446840" calcext:value-type="float">
            <text:p>446840</text:p>
          </table:table-cell>
          <table:table-cell office:value-type="float" office:value="556560" calcext:value-type="float">
            <text:p>556560</text:p>
          </table:table-cell>
          <table:table-cell office:value-type="float" office:value="773348" calcext:value-type="float">
            <text:p>773348</text:p>
          </table:table-cell>
          <table:table-cell office:value-type="float" office:value="735694" calcext:value-type="float">
            <text:p>735694</text:p>
          </table:table-cell>
          <table:table-cell office:value-type="float" office:value="837107" calcext:value-type="float">
            <text:p>837107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office:value-type="float" office:value="22432" calcext:value-type="float">
            <text:p>22432</text:p>
          </table:table-cell>
          <table:table-cell office:value-type="float" office:value="39559" calcext:value-type="float">
            <text:p>39559</text:p>
          </table:table-cell>
          <table:table-cell office:value-type="float" office:value="59814" calcext:value-type="float">
            <text:p>59814</text:p>
          </table:table-cell>
          <table:table-cell office:value-type="float" office:value="83526" calcext:value-type="float">
            <text:p>83526</text:p>
          </table:table-cell>
          <table:table-cell office:value-type="float" office:value="221375" calcext:value-type="float">
            <text:p>221375</text:p>
          </table:table-cell>
          <table:table-cell office:value-type="float" office:value="335966" calcext:value-type="float">
            <text:p>335966</text:p>
          </table:table-cell>
          <table:table-cell office:value-type="float" office:value="457526" calcext:value-type="float">
            <text:p>457526</text:p>
          </table:table-cell>
          <table:table-cell office:value-type="float" office:value="424884" calcext:value-type="float">
            <text:p>424884</text:p>
          </table:table-cell>
          <table:table-cell office:value-type="float" office:value="604798" calcext:value-type="float">
            <text:p>604798</text:p>
          </table:table-cell>
          <table:table-cell office:value-type="float" office:value="719637" calcext:value-type="float">
            <text:p>719637</text:p>
          </table:table-cell>
          <table:table-cell office:value-type="float" office:value="834604" calcext:value-type="float">
            <text:p>834604</text:p>
          </table:table-cell>
          <table:table-cell office:value-type="float" office:value="745097" calcext:value-type="float">
            <text:p>745097</text:p>
          </table:table-cell>
          <table:table-cell office:value-type="float" office:value="640849" calcext:value-type="float">
            <text:p>64084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36" calcext:value-type="float">
            <text:p>227636</text:p>
          </table:table-cell>
          <table:table-cell office:value-type="float" office:value="373897" calcext:value-type="float">
            <text:p>373897</text:p>
          </table:table-cell>
          <table:table-cell office:value-type="float" office:value="499627" calcext:value-type="float">
            <text:p>499627</text:p>
          </table:table-cell>
          <table:table-cell office:value-type="float" office:value="538151" calcext:value-type="float">
            <text:p>538151</text:p>
          </table:table-cell>
          <table:table-cell office:value-type="float" office:value="692712" calcext:value-type="float">
            <text:p>692712</text:p>
          </table:table-cell>
          <table:table-cell office:value-type="float" office:value="664611" calcext:value-type="float">
            <text:p>664611</text:p>
          </table:table-cell>
          <table:table-cell office:value-type="float" office:value="805367" calcext:value-type="float">
            <text:p>805367</text:p>
          </table:table-cell>
          <table:table-cell office:value-type="float" office:value="599137" calcext:value-type="float">
            <text:p>599137</text:p>
          </table:table-cell>
          <table:table-cell office:value-type="float" office:value="837262" calcext:value-type="float">
            <text:p>83726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945" calcext:value-type="float">
            <text:p>230945</text:p>
          </table:table-cell>
          <table:table-cell office:value-type="float" office:value="376780" calcext:value-type="float">
            <text:p>376780</text:p>
          </table:table-cell>
          <table:table-cell office:value-type="float" office:value="455715" calcext:value-type="float">
            <text:p>455715</text:p>
          </table:table-cell>
          <table:table-cell office:value-type="float" office:value="256425" calcext:value-type="float">
            <text:p>256425</text:p>
          </table:table-cell>
          <table:table-cell office:value-type="float" office:value="689439" calcext:value-type="float">
            <text:p>689439</text:p>
          </table:table-cell>
          <table:table-cell office:value-type="float" office:value="757939" calcext:value-type="float">
            <text:p>757939</text:p>
          </table:table-cell>
          <table:table-cell office:value-type="float" office:value="857102" calcext:value-type="float">
            <text:p>857102</text:p>
          </table:table-cell>
          <table:table-cell office:value-type="float" office:value="911308" calcext:value-type="float">
            <text:p>911308</text:p>
          </table:table-cell>
          <table:table-cell office:value-type="float" office:value="877027" calcext:value-type="float">
            <text:p>87702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314" calcext:value-type="float">
            <text:p>248314</text:p>
          </table:table-cell>
          <table:table-cell office:value-type="float" office:value="335006" calcext:value-type="float">
            <text:p>335006</text:p>
          </table:table-cell>
          <table:table-cell office:value-type="float" office:value="442335" calcext:value-type="float">
            <text:p>442335</text:p>
          </table:table-cell>
          <table:table-cell office:value-type="float" office:value="338655" calcext:value-type="float">
            <text:p>338655</text:p>
          </table:table-cell>
          <table:table-cell office:value-type="float" office:value="646468" calcext:value-type="float">
            <text:p>646468</text:p>
          </table:table-cell>
          <table:table-cell office:value-type="float" office:value="718812" calcext:value-type="float">
            <text:p>718812</text:p>
          </table:table-cell>
          <table:table-cell office:value-type="float" office:value="893823" calcext:value-type="float">
            <text:p>893823</text:p>
          </table:table-cell>
          <table:table-cell office:value-type="float" office:value="880179" calcext:value-type="float">
            <text:p>880179</text:p>
          </table:table-cell>
          <table:table-cell office:value-type="float" office:value="878440" calcext:value-type="float">
            <text:p>87844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895" calcext:value-type="float">
            <text:p>246895</text:p>
          </table:table-cell>
          <table:table-cell office:value-type="float" office:value="380864" calcext:value-type="float">
            <text:p>380864</text:p>
          </table:table-cell>
          <table:table-cell office:value-type="float" office:value="236565" calcext:value-type="float">
            <text:p>236565</text:p>
          </table:table-cell>
          <table:table-cell office:value-type="float" office:value="520850" calcext:value-type="float">
            <text:p>520850</text:p>
          </table:table-cell>
          <table:table-cell office:value-type="float" office:value="625863" calcext:value-type="float">
            <text:p>625863</text:p>
          </table:table-cell>
          <table:table-cell office:value-type="float" office:value="472442" calcext:value-type="float">
            <text:p>472442</text:p>
          </table:table-cell>
          <table:table-cell office:value-type="float" office:value="900971" calcext:value-type="float">
            <text:p>900971</text:p>
          </table:table-cell>
          <table:table-cell office:value-type="float" office:value="929005" calcext:value-type="float">
            <text:p>929005</text:p>
          </table:table-cell>
          <table:table-cell office:value-type="float" office:value="944657" calcext:value-type="float">
            <text:p>94465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746" calcext:value-type="float">
            <text:p>229746</text:p>
          </table:table-cell>
          <table:table-cell office:value-type="float" office:value="380955" calcext:value-type="float">
            <text:p>380955</text:p>
          </table:table-cell>
          <table:table-cell office:value-type="float" office:value="481983" calcext:value-type="float">
            <text:p>481983</text:p>
          </table:table-cell>
          <table:table-cell office:value-type="float" office:value="559040" calcext:value-type="float">
            <text:p>559040</text:p>
          </table:table-cell>
          <table:table-cell office:value-type="float" office:value="366552" calcext:value-type="float">
            <text:p>366552</text:p>
          </table:table-cell>
          <table:table-cell office:value-type="float" office:value="793826" calcext:value-type="float">
            <text:p>793826</text:p>
          </table:table-cell>
          <table:table-cell office:value-type="float" office:value="481856" calcext:value-type="float">
            <text:p>481856</text:p>
          </table:table-cell>
          <table:table-cell office:value-type="float" office:value="863825" calcext:value-type="float">
            <text:p>863825</text:p>
          </table:table-cell>
          <table:table-cell office:value-type="float" office:value="762772" calcext:value-type="float">
            <text:p>76277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336" calcext:value-type="float">
            <text:p>245336</text:p>
          </table:table-cell>
          <table:table-cell office:value-type="float" office:value="372814" calcext:value-type="float">
            <text:p>372814</text:p>
          </table:table-cell>
          <table:table-cell office:value-type="float" office:value="421447" calcext:value-type="float">
            <text:p>421447</text:p>
          </table:table-cell>
          <table:table-cell office:value-type="float" office:value="547917" calcext:value-type="float">
            <text:p>547917</text:p>
          </table:table-cell>
          <table:table-cell office:value-type="float" office:value="653300" calcext:value-type="float">
            <text:p>653300</text:p>
          </table:table-cell>
          <table:table-cell office:value-type="float" office:value="795187" calcext:value-type="float">
            <text:p>795187</text:p>
          </table:table-cell>
          <table:table-cell office:value-type="float" office:value="884431" calcext:value-type="float">
            <text:p>884431</text:p>
          </table:table-cell>
          <table:table-cell office:value-type="float" office:value="910799" calcext:value-type="float">
            <text:p>910799</text:p>
          </table:table-cell>
          <table:table-cell office:value-type="float" office:value="916460" calcext:value-type="float">
            <text:p>91646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11" calcext:value-type="float">
            <text:p>228411</text:p>
          </table:table-cell>
          <table:table-cell office:value-type="float" office:value="350236" calcext:value-type="float">
            <text:p>350236</text:p>
          </table:table-cell>
          <table:table-cell office:value-type="float" office:value="475996" calcext:value-type="float">
            <text:p>475996</text:p>
          </table:table-cell>
          <table:table-cell office:value-type="float" office:value="544090" calcext:value-type="float">
            <text:p>544090</text:p>
          </table:table-cell>
          <table:table-cell office:value-type="float" office:value="681467" calcext:value-type="float">
            <text:p>681467</text:p>
          </table:table-cell>
          <table:table-cell office:value-type="float" office:value="796959" calcext:value-type="float">
            <text:p>796959</text:p>
          </table:table-cell>
          <table:table-cell office:value-type="float" office:value="877388" calcext:value-type="float">
            <text:p>877388</text:p>
          </table:table-cell>
          <table:table-cell office:value-type="float" office:value="902342" calcext:value-type="float">
            <text:p>902342</text:p>
          </table:table-cell>
          <table:table-cell office:value-type="float" office:value="926691" calcext:value-type="float">
            <text:p>92669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845" calcext:value-type="float">
            <text:p>225845</text:p>
          </table:table-cell>
          <table:table-cell office:value-type="float" office:value="355710" calcext:value-type="float">
            <text:p>355710</text:p>
          </table:table-cell>
          <table:table-cell office:value-type="float" office:value="496923" calcext:value-type="float">
            <text:p>496923</text:p>
          </table:table-cell>
          <table:table-cell office:value-type="float" office:value="535389" calcext:value-type="float">
            <text:p>535389</text:p>
          </table:table-cell>
          <table:table-cell office:value-type="float" office:value="727851" calcext:value-type="float">
            <text:p>727851</text:p>
          </table:table-cell>
          <table:table-cell office:value-type="float" office:value="790336" calcext:value-type="float">
            <text:p>790336</text:p>
          </table:table-cell>
          <table:table-cell office:value-type="float" office:value="869879" calcext:value-type="float">
            <text:p>869879</text:p>
          </table:table-cell>
          <table:table-cell office:value-type="float" office:value="923685" calcext:value-type="float">
            <text:p>923685</text:p>
          </table:table-cell>
          <table:table-cell office:value-type="float" office:value="909136" calcext:value-type="float">
            <text:p>909136</text:p>
          </table:table-cell>
          <table:table-cell table:number-columns-repeated="6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1764" calcext:value-type="float">
            <text:p>31764</text:p>
          </table:table-cell>
          <table:table-cell/>
          <table:table-cell office:value-type="float" office:value="50554" calcext:value-type="float">
            <text:p>50554</text:p>
          </table:table-cell>
          <table:table-cell/>
          <table:table-cell office:value-type="float" office:value="101418" calcext:value-type="float">
            <text:p>101418</text:p>
          </table:table-cell>
          <table:table-cell/>
          <table:table-cell office:value-type="float" office:value="158014" calcext:value-type="float">
            <text:p>158014</text:p>
          </table:table-cell>
          <table:table-cell/>
          <table:table-cell office:value-type="float" office:value="208444" calcext:value-type="float">
            <text:p>208444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2001" calcext:value-type="float">
            <text:p>22001</text:p>
          </table:table-cell>
          <table:table-cell/>
          <table:table-cell office:value-type="float" office:value="45910" calcext:value-type="float">
            <text:p>45910</text:p>
          </table:table-cell>
          <table:table-cell/>
          <table:table-cell office:value-type="float" office:value="86260" calcext:value-type="float">
            <text:p>86260</text:p>
          </table:table-cell>
          <table:table-cell/>
          <table:table-cell office:value-type="float" office:value="139890" calcext:value-type="float">
            <text:p>139890</text:p>
          </table:table-cell>
          <table:table-cell/>
          <table:table-cell office:value-type="float" office:value="153137" calcext:value-type="float">
            <text:p>153137</text:p>
          </table:table-cell>
          <table:table-cell/>
          <table:table-cell office:value-type="float" office:value="223435" calcext:value-type="float">
            <text:p>223435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0406" calcext:value-type="float">
            <text:p>20406</text:p>
          </table:table-cell>
          <table:table-cell/>
          <table:table-cell office:value-type="float" office:value="31468" calcext:value-type="float">
            <text:p>31468</text:p>
          </table:table-cell>
          <table:table-cell/>
          <table:table-cell office:value-type="float" office:value="76234" calcext:value-type="float">
            <text:p>76234</text:p>
          </table:table-cell>
          <table:table-cell/>
          <table:table-cell office:value-type="float" office:value="129089" calcext:value-type="float">
            <text:p>129089</text:p>
          </table:table-cell>
          <table:table-cell/>
          <table:table-cell office:value-type="float" office:value="178131" calcext:value-type="float">
            <text:p>178131</text:p>
          </table:table-cell>
          <table:table-cell/>
          <table:table-cell office:value-type="float" office:value="205587" calcext:value-type="float">
            <text:p>205587</text:p>
          </table:table-cell>
          <table:table-cell/>
          <table:table-cell office:value-type="float" office:value="258309" calcext:value-type="float">
            <text:p>258309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20311" calcext:value-type="float">
            <text:p>20311</text:p>
          </table:table-cell>
          <table:table-cell/>
          <table:table-cell office:value-type="float" office:value="40521" calcext:value-type="float">
            <text:p>40521</text:p>
          </table:table-cell>
          <table:table-cell/>
          <table:table-cell office:value-type="float" office:value="63959" calcext:value-type="float">
            <text:p>63959</text:p>
          </table:table-cell>
          <table:table-cell/>
          <table:table-cell office:value-type="float" office:value="123519" calcext:value-type="float">
            <text:p>123519</text:p>
          </table:table-cell>
          <table:table-cell/>
          <table:table-cell office:value-type="float" office:value="170831" calcext:value-type="float">
            <text:p>170831</text:p>
          </table:table-cell>
          <table:table-cell/>
          <table:table-cell office:value-type="float" office:value="298021" calcext:value-type="float">
            <text:p>298021</text:p>
          </table:table-cell>
          <table:table-cell/>
          <table:table-cell office:value-type="float" office:value="254115" calcext:value-type="float">
            <text:p>254115</text:p>
          </table:table-cell>
          <table:table-cell/>
          <table:table-cell office:value-type="float" office:value="284253" calcext:value-type="float">
            <text:p>28425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21299" calcext:value-type="float">
            <text:p>21299</text:p>
          </table:table-cell>
          <table:table-cell/>
          <table:table-cell office:value-type="float" office:value="42994" calcext:value-type="float">
            <text:p>42994</text:p>
          </table:table-cell>
          <table:table-cell/>
          <table:table-cell office:value-type="float" office:value="69725" calcext:value-type="float">
            <text:p>69725</text:p>
          </table:table-cell>
          <table:table-cell/>
          <table:table-cell office:value-type="float" office:value="106944" calcext:value-type="float">
            <text:p>106944</text:p>
          </table:table-cell>
          <table:table-cell/>
          <table:table-cell office:value-type="float" office:value="159873" calcext:value-type="float">
            <text:p>159873</text:p>
          </table:table-cell>
          <table:table-cell/>
          <table:table-cell office:value-type="float" office:value="266027" calcext:value-type="float">
            <text:p>266027</text:p>
          </table:table-cell>
          <table:table-cell/>
          <table:table-cell office:value-type="float" office:value="213873" calcext:value-type="float">
            <text:p>213873</text:p>
          </table:table-cell>
          <table:table-cell/>
          <table:table-cell office:value-type="float" office:value="258907" calcext:value-type="float">
            <text:p>258907</text:p>
          </table:table-cell>
          <table:table-cell/>
          <table:table-cell office:value-type="float" office:value="472555" calcext:value-type="float">
            <text:p>47255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22798" calcext:value-type="float">
            <text:p>22798</text:p>
          </table:table-cell>
          <table:table-cell/>
          <table:table-cell office:value-type="float" office:value="41137" calcext:value-type="float">
            <text:p>41137</text:p>
          </table:table-cell>
          <table:table-cell/>
          <table:table-cell office:value-type="float" office:value="59018" calcext:value-type="float">
            <text:p>59018</text:p>
          </table:table-cell>
          <table:table-cell/>
          <table:table-cell office:value-type="float" office:value="99732" calcext:value-type="float">
            <text:p>99732</text:p>
          </table:table-cell>
          <table:table-cell/>
          <table:table-cell office:value-type="float" office:value="211638" calcext:value-type="float">
            <text:p>211638</text:p>
          </table:table-cell>
          <table:table-cell/>
          <table:table-cell office:value-type="float" office:value="220216" calcext:value-type="float">
            <text:p>220216</text:p>
          </table:table-cell>
          <table:table-cell/>
          <table:table-cell office:value-type="float" office:value="377367" calcext:value-type="float">
            <text:p>377367</text:p>
          </table:table-cell>
          <table:table-cell/>
          <table:table-cell office:value-type="float" office:value="297026" calcext:value-type="float">
            <text:p>297026</text:p>
          </table:table-cell>
          <table:table-cell/>
          <table:table-cell office:value-type="float" office:value="542232" calcext:value-type="float">
            <text:p>542232</text:p>
          </table:table-cell>
          <table:table-cell/>
          <table:table-cell office:value-type="float" office:value="461878" calcext:value-type="float">
            <text:p>46187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27298" calcext:value-type="float">
            <text:p>27298</text:p>
          </table:table-cell>
          <table:table-cell/>
          <table:table-cell office:value-type="float" office:value="40710" calcext:value-type="float">
            <text:p>40710</text:p>
          </table:table-cell>
          <table:table-cell/>
          <table:table-cell office:value-type="float" office:value="64513" calcext:value-type="float">
            <text:p>64513</text:p>
          </table:table-cell>
          <table:table-cell/>
          <table:table-cell office:value-type="float" office:value="112135" calcext:value-type="float">
            <text:p>112135</text:p>
          </table:table-cell>
          <table:table-cell/>
          <table:table-cell office:value-type="float" office:value="215852" calcext:value-type="float">
            <text:p>215852</text:p>
          </table:table-cell>
          <table:table-cell/>
          <table:table-cell office:value-type="float" office:value="286752" calcext:value-type="float">
            <text:p>286752</text:p>
          </table:table-cell>
          <table:table-cell/>
          <table:table-cell office:value-type="float" office:value="477154" calcext:value-type="float">
            <text:p>477154</text:p>
          </table:table-cell>
          <table:table-cell/>
          <table:table-cell office:value-type="float" office:value="364089" calcext:value-type="float">
            <text:p>364089</text:p>
          </table:table-cell>
          <table:table-cell/>
          <table:table-cell office:value-type="float" office:value="534302" calcext:value-type="float">
            <text:p>534302</text:p>
          </table:table-cell>
          <table:table-cell/>
          <table:table-cell office:value-type="float" office:value="502882" calcext:value-type="float">
            <text:p>502882</text:p>
          </table:table-cell>
          <table:table-cell/>
          <table:table-cell office:value-type="float" office:value="734973" calcext:value-type="float">
            <text:p>734973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28825" calcext:value-type="float">
            <text:p>28825</text:p>
          </table:table-cell>
          <table:table-cell/>
          <table:table-cell office:value-type="float" office:value="39938" calcext:value-type="float">
            <text:p>39938</text:p>
          </table:table-cell>
          <table:table-cell/>
          <table:table-cell office:value-type="float" office:value="57842" calcext:value-type="float">
            <text:p>57842</text:p>
          </table:table-cell>
          <table:table-cell/>
          <table:table-cell office:value-type="float" office:value="106953" calcext:value-type="float">
            <text:p>106953</text:p>
          </table:table-cell>
          <table:table-cell/>
          <table:table-cell office:value-type="float" office:value="207875" calcext:value-type="float">
            <text:p>207875</text:p>
          </table:table-cell>
          <table:table-cell/>
          <table:table-cell office:value-type="float" office:value="348225" calcext:value-type="float">
            <text:p>348225</text:p>
          </table:table-cell>
          <table:table-cell/>
          <table:table-cell office:value-type="float" office:value="491627" calcext:value-type="float">
            <text:p>491627</text:p>
          </table:table-cell>
          <table:table-cell/>
          <table:table-cell office:value-type="float" office:value="430477" calcext:value-type="float">
            <text:p>430477</text:p>
          </table:table-cell>
          <table:table-cell/>
          <table:table-cell office:value-type="float" office:value="561637" calcext:value-type="float">
            <text:p>561637</text:p>
          </table:table-cell>
          <table:table-cell/>
          <table:table-cell office:value-type="float" office:value="774080" calcext:value-type="float">
            <text:p>774080</text:p>
          </table:table-cell>
          <table:table-cell/>
          <table:table-cell office:value-type="float" office:value="747717" calcext:value-type="float">
            <text:p>747717</text:p>
          </table:table-cell>
          <table:table-cell/>
          <table:table-cell office:value-type="float" office:value="789374" calcext:value-type="float">
            <text:p>789374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3544" calcext:value-type="float">
            <text:p>23544</text:p>
          </table:table-cell>
          <table:table-cell/>
          <table:table-cell office:value-type="float" office:value="38950" calcext:value-type="float">
            <text:p>38950</text:p>
          </table:table-cell>
          <table:table-cell/>
          <table:table-cell office:value-type="float" office:value="57983" calcext:value-type="float">
            <text:p>57983</text:p>
          </table:table-cell>
          <table:table-cell/>
          <table:table-cell office:value-type="float" office:value="83776" calcext:value-type="float">
            <text:p>83776</text:p>
          </table:table-cell>
          <table:table-cell/>
          <table:table-cell office:value-type="float" office:value="207119" calcext:value-type="float">
            <text:p>207119</text:p>
          </table:table-cell>
          <table:table-cell/>
          <table:table-cell office:value-type="float" office:value="346230" calcext:value-type="float">
            <text:p>346230</text:p>
          </table:table-cell>
          <table:table-cell/>
          <table:table-cell office:value-type="float" office:value="471250" calcext:value-type="float">
            <text:p>471250</text:p>
          </table:table-cell>
          <table:table-cell/>
          <table:table-cell office:value-type="float" office:value="435303" calcext:value-type="float">
            <text:p>435303</text:p>
          </table:table-cell>
          <table:table-cell/>
          <table:table-cell office:value-type="float" office:value="597499" calcext:value-type="float">
            <text:p>597499</text:p>
          </table:table-cell>
          <table:table-cell/>
          <table:table-cell office:value-type="float" office:value="685092" calcext:value-type="float">
            <text:p>685092</text:p>
          </table:table-cell>
          <table:table-cell/>
          <table:table-cell office:value-type="float" office:value="797739" calcext:value-type="float">
            <text:p>797739</text:p>
          </table:table-cell>
          <table:table-cell/>
          <table:table-cell office:value-type="float" office:value="735338" calcext:value-type="float">
            <text:p>735338</text:p>
          </table:table-cell>
          <table:table-cell/>
          <table:table-cell office:value-type="float" office:value="653321" calcext:value-type="float">
            <text:p>65332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575" calcext:value-type="float">
            <text:p>232575</text:p>
          </table:table-cell>
          <table:table-cell/>
          <table:table-cell office:value-type="float" office:value="371414" calcext:value-type="float">
            <text:p>371414</text:p>
          </table:table-cell>
          <table:table-cell/>
          <table:table-cell office:value-type="float" office:value="495786" calcext:value-type="float">
            <text:p>495786</text:p>
          </table:table-cell>
          <table:table-cell/>
          <table:table-cell office:value-type="float" office:value="545124" calcext:value-type="float">
            <text:p>545124</text:p>
          </table:table-cell>
          <table:table-cell/>
          <table:table-cell office:value-type="float" office:value="695183" calcext:value-type="float">
            <text:p>695183</text:p>
          </table:table-cell>
          <table:table-cell/>
          <table:table-cell office:value-type="float" office:value="711268" calcext:value-type="float">
            <text:p>711268</text:p>
          </table:table-cell>
          <table:table-cell/>
          <table:table-cell office:value-type="float" office:value="860953" calcext:value-type="float">
            <text:p>860953</text:p>
          </table:table-cell>
          <table:table-cell/>
          <table:table-cell office:value-type="float" office:value="522232" calcext:value-type="float">
            <text:p>522232</text:p>
          </table:table-cell>
          <table:table-cell/>
          <table:table-cell office:value-type="float" office:value="840570" calcext:value-type="float">
            <text:p>84057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4095" calcext:value-type="float">
            <text:p>234095</text:p>
          </table:table-cell>
          <table:table-cell/>
          <table:table-cell office:value-type="float" office:value="375838" calcext:value-type="float">
            <text:p>375838</text:p>
          </table:table-cell>
          <table:table-cell/>
          <table:table-cell office:value-type="float" office:value="451711" calcext:value-type="float">
            <text:p>451711</text:p>
          </table:table-cell>
          <table:table-cell/>
          <table:table-cell office:value-type="float" office:value="290396" calcext:value-type="float">
            <text:p>290396</text:p>
          </table:table-cell>
          <table:table-cell/>
          <table:table-cell office:value-type="float" office:value="734806" calcext:value-type="float">
            <text:p>734806</text:p>
          </table:table-cell>
          <table:table-cell/>
          <table:table-cell office:value-type="float" office:value="741414" calcext:value-type="float">
            <text:p>741414</text:p>
          </table:table-cell>
          <table:table-cell/>
          <table:table-cell office:value-type="float" office:value="864043" calcext:value-type="float">
            <text:p>864043</text:p>
          </table:table-cell>
          <table:table-cell/>
          <table:table-cell office:value-type="float" office:value="900950" calcext:value-type="float">
            <text:p>900950</text:p>
          </table:table-cell>
          <table:table-cell/>
          <table:table-cell office:value-type="float" office:value="877568" calcext:value-type="float">
            <text:p>87756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613" calcext:value-type="float">
            <text:p>236613</text:p>
          </table:table-cell>
          <table:table-cell/>
          <table:table-cell office:value-type="float" office:value="352211" calcext:value-type="float">
            <text:p>352211</text:p>
          </table:table-cell>
          <table:table-cell/>
          <table:table-cell office:value-type="float" office:value="456319" calcext:value-type="float">
            <text:p>456319</text:p>
          </table:table-cell>
          <table:table-cell/>
          <table:table-cell office:value-type="float" office:value="531079" calcext:value-type="float">
            <text:p>531079</text:p>
          </table:table-cell>
          <table:table-cell/>
          <table:table-cell office:value-type="float" office:value="634270" calcext:value-type="float">
            <text:p>634270</text:p>
          </table:table-cell>
          <table:table-cell/>
          <table:table-cell office:value-type="float" office:value="700919" calcext:value-type="float">
            <text:p>700919</text:p>
          </table:table-cell>
          <table:table-cell/>
          <table:table-cell office:value-type="float" office:value="899496" calcext:value-type="float">
            <text:p>899496</text:p>
          </table:table-cell>
          <table:table-cell/>
          <table:table-cell office:value-type="float" office:value="897939" calcext:value-type="float">
            <text:p>897939</text:p>
          </table:table-cell>
          <table:table-cell/>
          <table:table-cell office:value-type="float" office:value="926841" calcext:value-type="float">
            <text:p>92684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626" calcext:value-type="float">
            <text:p>249626</text:p>
          </table:table-cell>
          <table:table-cell/>
          <table:table-cell office:value-type="float" office:value="382562" calcext:value-type="float">
            <text:p>382562</text:p>
          </table:table-cell>
          <table:table-cell/>
          <table:table-cell office:value-type="float" office:value="465387" calcext:value-type="float">
            <text:p>465387</text:p>
          </table:table-cell>
          <table:table-cell/>
          <table:table-cell office:value-type="float" office:value="505564" calcext:value-type="float">
            <text:p>505564</text:p>
          </table:table-cell>
          <table:table-cell/>
          <table:table-cell office:value-type="float" office:value="756286" calcext:value-type="float">
            <text:p>756286</text:p>
          </table:table-cell>
          <table:table-cell/>
          <table:table-cell office:value-type="float" office:value="342176" calcext:value-type="float">
            <text:p>342176</text:p>
          </table:table-cell>
          <table:table-cell/>
          <table:table-cell office:value-type="float" office:value="904974" calcext:value-type="float">
            <text:p>904974</text:p>
          </table:table-cell>
          <table:table-cell/>
          <table:table-cell office:value-type="float" office:value="929058" calcext:value-type="float">
            <text:p>929058</text:p>
          </table:table-cell>
          <table:table-cell/>
          <table:table-cell office:value-type="float" office:value="943340" calcext:value-type="float">
            <text:p>94334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0010" calcext:value-type="float">
            <text:p>230010</text:p>
          </table:table-cell>
          <table:table-cell/>
          <table:table-cell office:value-type="float" office:value="368810" calcext:value-type="float">
            <text:p>368810</text:p>
          </table:table-cell>
          <table:table-cell/>
          <table:table-cell office:value-type="float" office:value="472745" calcext:value-type="float">
            <text:p>472745</text:p>
          </table:table-cell>
          <table:table-cell/>
          <table:table-cell office:value-type="float" office:value="549179" calcext:value-type="float">
            <text:p>549179</text:p>
          </table:table-cell>
          <table:table-cell/>
          <table:table-cell office:value-type="float" office:value="701694" calcext:value-type="float">
            <text:p>701694</text:p>
          </table:table-cell>
          <table:table-cell/>
          <table:table-cell office:value-type="float" office:value="784099" calcext:value-type="float">
            <text:p>784099</text:p>
          </table:table-cell>
          <table:table-cell/>
          <table:table-cell office:value-type="float" office:value="730266" calcext:value-type="float">
            <text:p>730266</text:p>
          </table:table-cell>
          <table:table-cell/>
          <table:table-cell office:value-type="float" office:value="904155" calcext:value-type="float">
            <text:p>904155</text:p>
          </table:table-cell>
          <table:table-cell/>
          <table:table-cell office:value-type="float" office:value="900134" calcext:value-type="float">
            <text:p>90013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999" calcext:value-type="float">
            <text:p>244999</text:p>
          </table:table-cell>
          <table:table-cell/>
          <table:table-cell office:value-type="float" office:value="375441" calcext:value-type="float">
            <text:p>375441</text:p>
          </table:table-cell>
          <table:table-cell/>
          <table:table-cell office:value-type="float" office:value="485892" calcext:value-type="float">
            <text:p>485892</text:p>
          </table:table-cell>
          <table:table-cell/>
          <table:table-cell office:value-type="float" office:value="542205" calcext:value-type="float">
            <text:p>542205</text:p>
          </table:table-cell>
          <table:table-cell/>
          <table:table-cell office:value-type="float" office:value="735580" calcext:value-type="float">
            <text:p>735580</text:p>
          </table:table-cell>
          <table:table-cell/>
          <table:table-cell office:value-type="float" office:value="799010" calcext:value-type="float">
            <text:p>799010</text:p>
          </table:table-cell>
          <table:table-cell/>
          <table:table-cell office:value-type="float" office:value="863259" calcext:value-type="float">
            <text:p>863259</text:p>
          </table:table-cell>
          <table:table-cell/>
          <table:table-cell office:value-type="float" office:value="925882" calcext:value-type="float">
            <text:p>925882</text:p>
          </table:table-cell>
          <table:table-cell/>
          <table:table-cell office:value-type="float" office:value="920270" calcext:value-type="float">
            <text:p>92027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0197" calcext:value-type="float">
            <text:p>230197</text:p>
          </table:table-cell>
          <table:table-cell/>
          <table:table-cell office:value-type="float" office:value="355116" calcext:value-type="float">
            <text:p>355116</text:p>
          </table:table-cell>
          <table:table-cell/>
          <table:table-cell office:value-type="float" office:value="296546" calcext:value-type="float">
            <text:p>296546</text:p>
          </table:table-cell>
          <table:table-cell/>
          <table:table-cell office:value-type="float" office:value="544722" calcext:value-type="float">
            <text:p>544722</text:p>
          </table:table-cell>
          <table:table-cell/>
          <table:table-cell office:value-type="float" office:value="745706" calcext:value-type="float">
            <text:p>745706</text:p>
          </table:table-cell>
          <table:table-cell/>
          <table:table-cell office:value-type="float" office:value="771667" calcext:value-type="float">
            <text:p>771667</text:p>
          </table:table-cell>
          <table:table-cell/>
          <table:table-cell office:value-type="float" office:value="845562" calcext:value-type="float">
            <text:p>845562</text:p>
          </table:table-cell>
          <table:table-cell/>
          <table:table-cell office:value-type="float" office:value="882478" calcext:value-type="float">
            <text:p>882478</text:p>
          </table:table-cell>
          <table:table-cell/>
          <table:table-cell office:value-type="float" office:value="933118" calcext:value-type="float">
            <text:p>93311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7162" calcext:value-type="float">
            <text:p>227162</text:p>
          </table:table-cell>
          <table:table-cell/>
          <table:table-cell office:value-type="float" office:value="353424" calcext:value-type="float">
            <text:p>353424</text:p>
          </table:table-cell>
          <table:table-cell/>
          <table:table-cell office:value-type="float" office:value="500712" calcext:value-type="float">
            <text:p>500712</text:p>
          </table:table-cell>
          <table:table-cell/>
          <table:table-cell office:value-type="float" office:value="532227" calcext:value-type="float">
            <text:p>532227</text:p>
          </table:table-cell>
          <table:table-cell/>
          <table:table-cell office:value-type="float" office:value="687296" calcext:value-type="float">
            <text:p>687296</text:p>
          </table:table-cell>
          <table:table-cell/>
          <table:table-cell office:value-type="float" office:value="768414" calcext:value-type="float">
            <text:p>768414</text:p>
          </table:table-cell>
          <table:table-cell/>
          <table:table-cell office:value-type="float" office:value="858479" calcext:value-type="float">
            <text:p>858479</text:p>
          </table:table-cell>
          <table:table-cell/>
          <table:table-cell office:value-type="float" office:value="881868" calcext:value-type="float">
            <text:p>881868</text:p>
          </table:table-cell>
          <table:table-cell/>
          <table:table-cell office:value-type="float" office:value="901746" calcext:value-type="float">
            <text:p>90174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21163" calcext:value-type="float">
            <text:p>21163</text:p>
          </table:table-cell>
          <table:table-cell/>
          <table:table-cell office:value-type="float" office:value="53252" calcext:value-type="float">
            <text:p>53252</text:p>
          </table:table-cell>
          <table:table-cell/>
          <table:table-cell office:value-type="float" office:value="104092" calcext:value-type="float">
            <text:p>104092</text:p>
          </table:table-cell>
          <table:table-cell/>
          <table:table-cell office:value-type="float" office:value="155362" calcext:value-type="float">
            <text:p>155362</text:p>
          </table:table-cell>
          <table:table-cell/>
          <table:table-cell office:value-type="float" office:value="185408" calcext:value-type="float">
            <text:p>185408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1209" calcext:value-type="float">
            <text:p>21209</text:p>
          </table:table-cell>
          <table:table-cell/>
          <table:table-cell office:value-type="float" office:value="39372" calcext:value-type="float">
            <text:p>39372</text:p>
          </table:table-cell>
          <table:table-cell/>
          <table:table-cell office:value-type="float" office:value="87784" calcext:value-type="float">
            <text:p>87784</text:p>
          </table:table-cell>
          <table:table-cell/>
          <table:table-cell office:value-type="float" office:value="171315" calcext:value-type="float">
            <text:p>171315</text:p>
          </table:table-cell>
          <table:table-cell/>
          <table:table-cell office:value-type="float" office:value="180290" calcext:value-type="float">
            <text:p>180290</text:p>
          </table:table-cell>
          <table:table-cell/>
          <table:table-cell office:value-type="float" office:value="198194" calcext:value-type="float">
            <text:p>19819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2280" calcext:value-type="float">
            <text:p>22280</text:p>
          </table:table-cell>
          <table:table-cell/>
          <table:table-cell office:value-type="float" office:value="40673" calcext:value-type="float">
            <text:p>40673</text:p>
          </table:table-cell>
          <table:table-cell/>
          <table:table-cell office:value-type="float" office:value="75272" calcext:value-type="float">
            <text:p>75272</text:p>
          </table:table-cell>
          <table:table-cell/>
          <table:table-cell office:value-type="float" office:value="133254" calcext:value-type="float">
            <text:p>133254</text:p>
          </table:table-cell>
          <table:table-cell/>
          <table:table-cell office:value-type="float" office:value="170332" calcext:value-type="float">
            <text:p>170332</text:p>
          </table:table-cell>
          <table:table-cell/>
          <table:table-cell office:value-type="float" office:value="205272" calcext:value-type="float">
            <text:p>205272</text:p>
          </table:table-cell>
          <table:table-cell/>
          <table:table-cell office:value-type="float" office:value="269459" calcext:value-type="float">
            <text:p>269459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21185" calcext:value-type="float">
            <text:p>21185</text:p>
          </table:table-cell>
          <table:table-cell/>
          <table:table-cell office:value-type="float" office:value="41966" calcext:value-type="float">
            <text:p>41966</text:p>
          </table:table-cell>
          <table:table-cell/>
          <table:table-cell office:value-type="float" office:value="70003" calcext:value-type="float">
            <text:p>70003</text:p>
          </table:table-cell>
          <table:table-cell/>
          <table:table-cell office:value-type="float" office:value="111471" calcext:value-type="float">
            <text:p>111471</text:p>
          </table:table-cell>
          <table:table-cell/>
          <table:table-cell office:value-type="float" office:value="175939" calcext:value-type="float">
            <text:p>175939</text:p>
          </table:table-cell>
          <table:table-cell/>
          <table:table-cell office:value-type="float" office:value="214046" calcext:value-type="float">
            <text:p>214046</text:p>
          </table:table-cell>
          <table:table-cell/>
          <table:table-cell office:value-type="float" office:value="195424" calcext:value-type="float">
            <text:p>195424</text:p>
          </table:table-cell>
          <table:table-cell/>
          <table:table-cell office:value-type="float" office:value="270028" calcext:value-type="float">
            <text:p>27002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20003" calcext:value-type="float">
            <text:p>20003</text:p>
          </table:table-cell>
          <table:table-cell/>
          <table:table-cell office:value-type="float" office:value="43600" calcext:value-type="float">
            <text:p>43600</text:p>
          </table:table-cell>
          <table:table-cell/>
          <table:table-cell office:value-type="float" office:value="62181" calcext:value-type="float">
            <text:p>62181</text:p>
          </table:table-cell>
          <table:table-cell/>
          <table:table-cell office:value-type="float" office:value="96549" calcext:value-type="float">
            <text:p>96549</text:p>
          </table:table-cell>
          <table:table-cell/>
          <table:table-cell office:value-type="float" office:value="132606" calcext:value-type="float">
            <text:p>132606</text:p>
          </table:table-cell>
          <table:table-cell/>
          <table:table-cell office:value-type="float" office:value="253587" calcext:value-type="float">
            <text:p>253587</text:p>
          </table:table-cell>
          <table:table-cell/>
          <table:table-cell office:value-type="float" office:value="248669" calcext:value-type="float">
            <text:p>248669</text:p>
          </table:table-cell>
          <table:table-cell/>
          <table:table-cell office:value-type="float" office:value="255245" calcext:value-type="float">
            <text:p>255245</text:p>
          </table:table-cell>
          <table:table-cell/>
          <table:table-cell office:value-type="float" office:value="527844" calcext:value-type="float">
            <text:p>52784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20836" calcext:value-type="float">
            <text:p>20836</text:p>
          </table:table-cell>
          <table:table-cell/>
          <table:table-cell office:value-type="float" office:value="42523" calcext:value-type="float">
            <text:p>42523</text:p>
          </table:table-cell>
          <table:table-cell/>
          <table:table-cell office:value-type="float" office:value="51614" calcext:value-type="float">
            <text:p>51614</text:p>
          </table:table-cell>
          <table:table-cell/>
          <table:table-cell office:value-type="float" office:value="98418" calcext:value-type="float">
            <text:p>98418</text:p>
          </table:table-cell>
          <table:table-cell/>
          <table:table-cell office:value-type="float" office:value="197625" calcext:value-type="float">
            <text:p>197625</text:p>
          </table:table-cell>
          <table:table-cell/>
          <table:table-cell office:value-type="float" office:value="198717" calcext:value-type="float">
            <text:p>198717</text:p>
          </table:table-cell>
          <table:table-cell/>
          <table:table-cell office:value-type="float" office:value="351890" calcext:value-type="float">
            <text:p>351890</text:p>
          </table:table-cell>
          <table:table-cell/>
          <table:table-cell office:value-type="float" office:value="301044" calcext:value-type="float">
            <text:p>301044</text:p>
          </table:table-cell>
          <table:table-cell/>
          <table:table-cell office:value-type="float" office:value="552912" calcext:value-type="float">
            <text:p>552912</text:p>
          </table:table-cell>
          <table:table-cell/>
          <table:table-cell office:value-type="float" office:value="470274" calcext:value-type="float">
            <text:p>470274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21912" calcext:value-type="float">
            <text:p>21912</text:p>
          </table:table-cell>
          <table:table-cell/>
          <table:table-cell office:value-type="float" office:value="39490" calcext:value-type="float">
            <text:p>39490</text:p>
          </table:table-cell>
          <table:table-cell/>
          <table:table-cell office:value-type="float" office:value="66976" calcext:value-type="float">
            <text:p>66976</text:p>
          </table:table-cell>
          <table:table-cell/>
          <table:table-cell office:value-type="float" office:value="120583" calcext:value-type="float">
            <text:p>120583</text:p>
          </table:table-cell>
          <table:table-cell/>
          <table:table-cell office:value-type="float" office:value="199067" calcext:value-type="float">
            <text:p>199067</text:p>
          </table:table-cell>
          <table:table-cell/>
          <table:table-cell office:value-type="float" office:value="278637" calcext:value-type="float">
            <text:p>278637</text:p>
          </table:table-cell>
          <table:table-cell/>
          <table:table-cell office:value-type="float" office:value="452246" calcext:value-type="float">
            <text:p>452246</text:p>
          </table:table-cell>
          <table:table-cell/>
          <table:table-cell office:value-type="float" office:value="367713" calcext:value-type="float">
            <text:p>367713</text:p>
          </table:table-cell>
          <table:table-cell/>
          <table:table-cell office:value-type="float" office:value="574062" calcext:value-type="float">
            <text:p>574062</text:p>
          </table:table-cell>
          <table:table-cell/>
          <table:table-cell office:value-type="float" office:value="468004" calcext:value-type="float">
            <text:p>468004</text:p>
          </table:table-cell>
          <table:table-cell/>
          <table:table-cell office:value-type="float" office:value="728831" calcext:value-type="float">
            <text:p>72883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22090" calcext:value-type="float">
            <text:p>22090</text:p>
          </table:table-cell>
          <table:table-cell/>
          <table:table-cell office:value-type="float" office:value="35503" calcext:value-type="float">
            <text:p>35503</text:p>
          </table:table-cell>
          <table:table-cell/>
          <table:table-cell office:value-type="float" office:value="62563" calcext:value-type="float">
            <text:p>62563</text:p>
          </table:table-cell>
          <table:table-cell/>
          <table:table-cell office:value-type="float" office:value="114274" calcext:value-type="float">
            <text:p>114274</text:p>
          </table:table-cell>
          <table:table-cell/>
          <table:table-cell office:value-type="float" office:value="187585" calcext:value-type="float">
            <text:p>187585</text:p>
          </table:table-cell>
          <table:table-cell/>
          <table:table-cell office:value-type="float" office:value="300786" calcext:value-type="float">
            <text:p>300786</text:p>
          </table:table-cell>
          <table:table-cell/>
          <table:table-cell office:value-type="float" office:value="404804" calcext:value-type="float">
            <text:p>404804</text:p>
          </table:table-cell>
          <table:table-cell/>
          <table:table-cell office:value-type="float" office:value="415877" calcext:value-type="float">
            <text:p>415877</text:p>
          </table:table-cell>
          <table:table-cell/>
          <table:table-cell office:value-type="float" office:value="581119" calcext:value-type="float">
            <text:p>581119</text:p>
          </table:table-cell>
          <table:table-cell/>
          <table:table-cell office:value-type="float" office:value="775303" calcext:value-type="float">
            <text:p>775303</text:p>
          </table:table-cell>
          <table:table-cell/>
          <table:table-cell office:value-type="float" office:value="804003" calcext:value-type="float">
            <text:p>804003</text:p>
          </table:table-cell>
          <table:table-cell/>
          <table:table-cell office:value-type="float" office:value="789519" calcext:value-type="float">
            <text:p>789519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18149" calcext:value-type="float">
            <text:p>18149</text:p>
          </table:table-cell>
          <table:table-cell/>
          <table:table-cell office:value-type="float" office:value="40147" calcext:value-type="float">
            <text:p>40147</text:p>
          </table:table-cell>
          <table:table-cell/>
          <table:table-cell office:value-type="float" office:value="72375" calcext:value-type="float">
            <text:p>72375</text:p>
          </table:table-cell>
          <table:table-cell/>
          <table:table-cell office:value-type="float" office:value="97094" calcext:value-type="float">
            <text:p>97094</text:p>
          </table:table-cell>
          <table:table-cell/>
          <table:table-cell office:value-type="float" office:value="173283" calcext:value-type="float">
            <text:p>173283</text:p>
          </table:table-cell>
          <table:table-cell/>
          <table:table-cell office:value-type="float" office:value="263705" calcext:value-type="float">
            <text:p>263705</text:p>
          </table:table-cell>
          <table:table-cell/>
          <table:table-cell office:value-type="float" office:value="286779" calcext:value-type="float">
            <text:p>286779</text:p>
          </table:table-cell>
          <table:table-cell/>
          <table:table-cell office:value-type="float" office:value="359756" calcext:value-type="float">
            <text:p>359756</text:p>
          </table:table-cell>
          <table:table-cell/>
          <table:table-cell office:value-type="float" office:value="540796" calcext:value-type="float">
            <text:p>540796</text:p>
          </table:table-cell>
          <table:table-cell/>
          <table:table-cell office:value-type="float" office:value="644909" calcext:value-type="float">
            <text:p>644909</text:p>
          </table:table-cell>
          <table:table-cell/>
          <table:table-cell office:value-type="float" office:value="799372" calcext:value-type="float">
            <text:p>799372</text:p>
          </table:table-cell>
          <table:table-cell/>
          <table:table-cell office:value-type="float" office:value="756974" calcext:value-type="float">
            <text:p>756974</text:p>
          </table:table-cell>
          <table:table-cell/>
          <table:table-cell office:value-type="float" office:value="679242" calcext:value-type="float">
            <text:p>67924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2242" calcext:value-type="float">
            <text:p>182242</text:p>
          </table:table-cell>
          <table:table-cell/>
          <table:table-cell office:value-type="float" office:value="275639" calcext:value-type="float">
            <text:p>275639</text:p>
          </table:table-cell>
          <table:table-cell/>
          <table:table-cell office:value-type="float" office:value="338302" calcext:value-type="float">
            <text:p>338302</text:p>
          </table:table-cell>
          <table:table-cell/>
          <table:table-cell office:value-type="float" office:value="435704" calcext:value-type="float">
            <text:p>435704</text:p>
          </table:table-cell>
          <table:table-cell/>
          <table:table-cell office:value-type="float" office:value="573439" calcext:value-type="float">
            <text:p>573439</text:p>
          </table:table-cell>
          <table:table-cell/>
          <table:table-cell office:value-type="float" office:value="633540" calcext:value-type="float">
            <text:p>633540</text:p>
          </table:table-cell>
          <table:table-cell/>
          <table:table-cell office:value-type="float" office:value="789761" calcext:value-type="float">
            <text:p>789761</text:p>
          </table:table-cell>
          <table:table-cell/>
          <table:table-cell office:value-type="float" office:value="492477" calcext:value-type="float">
            <text:p>492477</text:p>
          </table:table-cell>
          <table:table-cell/>
          <table:table-cell office:value-type="float" office:value="854200" calcext:value-type="float">
            <text:p>85420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974" calcext:value-type="float">
            <text:p>183974</text:p>
          </table:table-cell>
          <table:table-cell/>
          <table:table-cell office:value-type="float" office:value="261367" calcext:value-type="float">
            <text:p>261367</text:p>
          </table:table-cell>
          <table:table-cell/>
          <table:table-cell office:value-type="float" office:value="323498" calcext:value-type="float">
            <text:p>323498</text:p>
          </table:table-cell>
          <table:table-cell/>
          <table:table-cell office:value-type="float" office:value="407620" calcext:value-type="float">
            <text:p>407620</text:p>
          </table:table-cell>
          <table:table-cell/>
          <table:table-cell office:value-type="float" office:value="574493" calcext:value-type="float">
            <text:p>574493</text:p>
          </table:table-cell>
          <table:table-cell/>
          <table:table-cell office:value-type="float" office:value="695451" calcext:value-type="float">
            <text:p>695451</text:p>
          </table:table-cell>
          <table:table-cell/>
          <table:table-cell office:value-type="float" office:value="824113" calcext:value-type="float">
            <text:p>824113</text:p>
          </table:table-cell>
          <table:table-cell/>
          <table:table-cell office:value-type="float" office:value="880872" calcext:value-type="float">
            <text:p>880872</text:p>
          </table:table-cell>
          <table:table-cell/>
          <table:table-cell office:value-type="float" office:value="861738" calcext:value-type="float">
            <text:p>86173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6966" calcext:value-type="float">
            <text:p>186966</text:p>
          </table:table-cell>
          <table:table-cell/>
          <table:table-cell office:value-type="float" office:value="270443" calcext:value-type="float">
            <text:p>270443</text:p>
          </table:table-cell>
          <table:table-cell/>
          <table:table-cell office:value-type="float" office:value="322711" calcext:value-type="float">
            <text:p>322711</text:p>
          </table:table-cell>
          <table:table-cell/>
          <table:table-cell office:value-type="float" office:value="417982" calcext:value-type="float">
            <text:p>417982</text:p>
          </table:table-cell>
          <table:table-cell/>
          <table:table-cell office:value-type="float" office:value="522943" calcext:value-type="float">
            <text:p>522943</text:p>
          </table:table-cell>
          <table:table-cell/>
          <table:table-cell office:value-type="float" office:value="611880" calcext:value-type="float">
            <text:p>611880</text:p>
          </table:table-cell>
          <table:table-cell/>
          <table:table-cell office:value-type="float" office:value="753611" calcext:value-type="float">
            <text:p>753611</text:p>
          </table:table-cell>
          <table:table-cell/>
          <table:table-cell office:value-type="float" office:value="860464" calcext:value-type="float">
            <text:p>860464</text:p>
          </table:table-cell>
          <table:table-cell/>
          <table:table-cell office:value-type="float" office:value="921776" calcext:value-type="float">
            <text:p>92177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0355" calcext:value-type="float">
            <text:p>190355</text:p>
          </table:table-cell>
          <table:table-cell/>
          <table:table-cell office:value-type="float" office:value="287108" calcext:value-type="float">
            <text:p>287108</text:p>
          </table:table-cell>
          <table:table-cell/>
          <table:table-cell office:value-type="float" office:value="334448" calcext:value-type="float">
            <text:p>334448</text:p>
          </table:table-cell>
          <table:table-cell/>
          <table:table-cell office:value-type="float" office:value="444156" calcext:value-type="float">
            <text:p>444156</text:p>
          </table:table-cell>
          <table:table-cell/>
          <table:table-cell office:value-type="float" office:value="625631" calcext:value-type="float">
            <text:p>625631</text:p>
          </table:table-cell>
          <table:table-cell/>
          <table:table-cell office:value-type="float" office:value="686172" calcext:value-type="float">
            <text:p>686172</text:p>
          </table:table-cell>
          <table:table-cell/>
          <table:table-cell office:value-type="float" office:value="821361" calcext:value-type="float">
            <text:p>821361</text:p>
          </table:table-cell>
          <table:table-cell/>
          <table:table-cell office:value-type="float" office:value="895511" calcext:value-type="float">
            <text:p>895511</text:p>
          </table:table-cell>
          <table:table-cell/>
          <table:table-cell office:value-type="float" office:value="898954" calcext:value-type="float">
            <text:p>89895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0047" calcext:value-type="float">
            <text:p>190047</text:p>
          </table:table-cell>
          <table:table-cell/>
          <table:table-cell office:value-type="float" office:value="284020" calcext:value-type="float">
            <text:p>284020</text:p>
          </table:table-cell>
          <table:table-cell/>
          <table:table-cell office:value-type="float" office:value="410976" calcext:value-type="float">
            <text:p>410976</text:p>
          </table:table-cell>
          <table:table-cell/>
          <table:table-cell office:value-type="float" office:value="469664" calcext:value-type="float">
            <text:p>469664</text:p>
          </table:table-cell>
          <table:table-cell/>
          <table:table-cell office:value-type="float" office:value="588822" calcext:value-type="float">
            <text:p>588822</text:p>
          </table:table-cell>
          <table:table-cell/>
          <table:table-cell office:value-type="float" office:value="713963" calcext:value-type="float">
            <text:p>713963</text:p>
          </table:table-cell>
          <table:table-cell/>
          <table:table-cell office:value-type="float" office:value="730761" calcext:value-type="float">
            <text:p>730761</text:p>
          </table:table-cell>
          <table:table-cell/>
          <table:table-cell office:value-type="float" office:value="870204" calcext:value-type="float">
            <text:p>870204</text:p>
          </table:table-cell>
          <table:table-cell/>
          <table:table-cell office:value-type="float" office:value="899094" calcext:value-type="float">
            <text:p>89909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9199" calcext:value-type="float">
            <text:p>179199</text:p>
          </table:table-cell>
          <table:table-cell/>
          <table:table-cell office:value-type="float" office:value="283067" calcext:value-type="float">
            <text:p>283067</text:p>
          </table:table-cell>
          <table:table-cell/>
          <table:table-cell office:value-type="float" office:value="336859" calcext:value-type="float">
            <text:p>336859</text:p>
          </table:table-cell>
          <table:table-cell/>
          <table:table-cell office:value-type="float" office:value="428674" calcext:value-type="float">
            <text:p>428674</text:p>
          </table:table-cell>
          <table:table-cell/>
          <table:table-cell office:value-type="float" office:value="561523" calcext:value-type="float">
            <text:p>561523</text:p>
          </table:table-cell>
          <table:table-cell/>
          <table:table-cell office:value-type="float" office:value="678741" calcext:value-type="float">
            <text:p>678741</text:p>
          </table:table-cell>
          <table:table-cell/>
          <table:table-cell office:value-type="float" office:value="810000" calcext:value-type="float">
            <text:p>810000</text:p>
          </table:table-cell>
          <table:table-cell/>
          <table:table-cell office:value-type="float" office:value="904469" calcext:value-type="float">
            <text:p>904469</text:p>
          </table:table-cell>
          <table:table-cell/>
          <table:table-cell office:value-type="float" office:value="906761" calcext:value-type="float">
            <text:p>90676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846" calcext:value-type="float">
            <text:p>183846</text:p>
          </table:table-cell>
          <table:table-cell/>
          <table:table-cell office:value-type="float" office:value="279656" calcext:value-type="float">
            <text:p>279656</text:p>
          </table:table-cell>
          <table:table-cell/>
          <table:table-cell office:value-type="float" office:value="341741" calcext:value-type="float">
            <text:p>341741</text:p>
          </table:table-cell>
          <table:table-cell/>
          <table:table-cell office:value-type="float" office:value="455262" calcext:value-type="float">
            <text:p>455262</text:p>
          </table:table-cell>
          <table:table-cell/>
          <table:table-cell office:value-type="float" office:value="600668" calcext:value-type="float">
            <text:p>600668</text:p>
          </table:table-cell>
          <table:table-cell/>
          <table:table-cell office:value-type="float" office:value="692684" calcext:value-type="float">
            <text:p>692684</text:p>
          </table:table-cell>
          <table:table-cell/>
          <table:table-cell office:value-type="float" office:value="721458" calcext:value-type="float">
            <text:p>721458</text:p>
          </table:table-cell>
          <table:table-cell/>
          <table:table-cell office:value-type="float" office:value="816661" calcext:value-type="float">
            <text:p>816661</text:p>
          </table:table-cell>
          <table:table-cell/>
          <table:table-cell office:value-type="float" office:value="880206" calcext:value-type="float">
            <text:p>88020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1291" calcext:value-type="float">
            <text:p>181291</text:p>
          </table:table-cell>
          <table:table-cell/>
          <table:table-cell office:value-type="float" office:value="269396" calcext:value-type="float">
            <text:p>269396</text:p>
          </table:table-cell>
          <table:table-cell/>
          <table:table-cell office:value-type="float" office:value="405768" calcext:value-type="float">
            <text:p>405768</text:p>
          </table:table-cell>
          <table:table-cell/>
          <table:table-cell office:value-type="float" office:value="415710" calcext:value-type="float">
            <text:p>415710</text:p>
          </table:table-cell>
          <table:table-cell/>
          <table:table-cell office:value-type="float" office:value="619223" calcext:value-type="float">
            <text:p>619223</text:p>
          </table:table-cell>
          <table:table-cell/>
          <table:table-cell office:value-type="float" office:value="657234" calcext:value-type="float">
            <text:p>657234</text:p>
          </table:table-cell>
          <table:table-cell/>
          <table:table-cell office:value-type="float" office:value="806875" calcext:value-type="float">
            <text:p>806875</text:p>
          </table:table-cell>
          <table:table-cell/>
          <table:table-cell office:value-type="float" office:value="816049" calcext:value-type="float">
            <text:p>816049</text:p>
          </table:table-cell>
          <table:table-cell/>
          <table:table-cell office:value-type="float" office:value="923574" calcext:value-type="float">
            <text:p>92357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5461" calcext:value-type="float">
            <text:p>35461</text:p>
          </table:table-cell>
          <table:table-cell/>
          <table:table-cell office:value-type="float" office:value="70256" calcext:value-type="float">
            <text:p>70256</text:p>
          </table:table-cell>
          <table:table-cell/>
          <table:table-cell office:value-type="float" office:value="126751" calcext:value-type="float">
            <text:p>126751</text:p>
          </table:table-cell>
          <table:table-cell/>
          <table:table-cell office:value-type="float" office:value="216863" calcext:value-type="float">
            <text:p>216863</text:p>
          </table:table-cell>
          <table:table-cell/>
          <table:table-cell office:value-type="float" office:value="340306" calcext:value-type="float">
            <text:p>340306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37657" calcext:value-type="float">
            <text:p>37657</text:p>
          </table:table-cell>
          <table:table-cell/>
          <table:table-cell office:value-type="float" office:value="68778" calcext:value-type="float">
            <text:p>68778</text:p>
          </table:table-cell>
          <table:table-cell/>
          <table:table-cell office:value-type="float" office:value="132338" calcext:value-type="float">
            <text:p>132338</text:p>
          </table:table-cell>
          <table:table-cell/>
          <table:table-cell office:value-type="float" office:value="95821" calcext:value-type="float">
            <text:p>95821</text:p>
          </table:table-cell>
          <table:table-cell/>
          <table:table-cell office:value-type="float" office:value="343970" calcext:value-type="float">
            <text:p>343970</text:p>
          </table:table-cell>
          <table:table-cell/>
          <table:table-cell office:value-type="float" office:value="453896" calcext:value-type="float">
            <text:p>453896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33040" calcext:value-type="float">
            <text:p>33040</text:p>
          </table:table-cell>
          <table:table-cell/>
          <table:table-cell office:value-type="float" office:value="72151" calcext:value-type="float">
            <text:p>72151</text:p>
          </table:table-cell>
          <table:table-cell/>
          <table:table-cell office:value-type="float" office:value="107108" calcext:value-type="float">
            <text:p>107108</text:p>
          </table:table-cell>
          <table:table-cell/>
          <table:table-cell office:value-type="float" office:value="232925" calcext:value-type="float">
            <text:p>232925</text:p>
          </table:table-cell>
          <table:table-cell/>
          <table:table-cell office:value-type="float" office:value="341324" calcext:value-type="float">
            <text:p>341324</text:p>
          </table:table-cell>
          <table:table-cell/>
          <table:table-cell office:value-type="float" office:value="473263" calcext:value-type="float">
            <text:p>473263</text:p>
          </table:table-cell>
          <table:table-cell/>
          <table:table-cell office:value-type="float" office:value="550409" calcext:value-type="float">
            <text:p>550409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35533" calcext:value-type="float">
            <text:p>35533</text:p>
          </table:table-cell>
          <table:table-cell/>
          <table:table-cell office:value-type="float" office:value="71607" calcext:value-type="float">
            <text:p>71607</text:p>
          </table:table-cell>
          <table:table-cell/>
          <table:table-cell office:value-type="float" office:value="132300" calcext:value-type="float">
            <text:p>132300</text:p>
          </table:table-cell>
          <table:table-cell/>
          <table:table-cell office:value-type="float" office:value="188660" calcext:value-type="float">
            <text:p>188660</text:p>
          </table:table-cell>
          <table:table-cell/>
          <table:table-cell office:value-type="float" office:value="206790" calcext:value-type="float">
            <text:p>206790</text:p>
          </table:table-cell>
          <table:table-cell/>
          <table:table-cell office:value-type="float" office:value="480764" calcext:value-type="float">
            <text:p>480764</text:p>
          </table:table-cell>
          <table:table-cell/>
          <table:table-cell office:value-type="float" office:value="517116" calcext:value-type="float">
            <text:p>517116</text:p>
          </table:table-cell>
          <table:table-cell/>
          <table:table-cell office:value-type="float" office:value="667582" calcext:value-type="float">
            <text:p>66758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31984" calcext:value-type="float">
            <text:p>31984</text:p>
          </table:table-cell>
          <table:table-cell/>
          <table:table-cell office:value-type="float" office:value="69391" calcext:value-type="float">
            <text:p>69391</text:p>
          </table:table-cell>
          <table:table-cell/>
          <table:table-cell office:value-type="float" office:value="127474" calcext:value-type="float">
            <text:p>127474</text:p>
          </table:table-cell>
          <table:table-cell/>
          <table:table-cell office:value-type="float" office:value="181945" calcext:value-type="float">
            <text:p>181945</text:p>
          </table:table-cell>
          <table:table-cell/>
          <table:table-cell office:value-type="float" office:value="238864" calcext:value-type="float">
            <text:p>238864</text:p>
          </table:table-cell>
          <table:table-cell/>
          <table:table-cell office:value-type="float" office:value="468228" calcext:value-type="float">
            <text:p>468228</text:p>
          </table:table-cell>
          <table:table-cell/>
          <table:table-cell office:value-type="float" office:value="577606" calcext:value-type="float">
            <text:p>577606</text:p>
          </table:table-cell>
          <table:table-cell/>
          <table:table-cell office:value-type="float" office:value="573059" calcext:value-type="float">
            <text:p>573059</text:p>
          </table:table-cell>
          <table:table-cell/>
          <table:table-cell office:value-type="float" office:value="883409" calcext:value-type="float">
            <text:p>88340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31092" calcext:value-type="float">
            <text:p>31092</text:p>
          </table:table-cell>
          <table:table-cell/>
          <table:table-cell office:value-type="float" office:value="68458" calcext:value-type="float">
            <text:p>68458</text:p>
          </table:table-cell>
          <table:table-cell/>
          <table:table-cell office:value-type="float" office:value="113018" calcext:value-type="float">
            <text:p>113018</text:p>
          </table:table-cell>
          <table:table-cell/>
          <table:table-cell office:value-type="float" office:value="223435" calcext:value-type="float">
            <text:p>223435</text:p>
          </table:table-cell>
          <table:table-cell/>
          <table:table-cell office:value-type="float" office:value="342422" calcext:value-type="float">
            <text:p>342422</text:p>
          </table:table-cell>
          <table:table-cell/>
          <table:table-cell office:value-type="float" office:value="486466" calcext:value-type="float">
            <text:p>486466</text:p>
          </table:table-cell>
          <table:table-cell/>
          <table:table-cell office:value-type="float" office:value="586992" calcext:value-type="float">
            <text:p>586992</text:p>
          </table:table-cell>
          <table:table-cell/>
          <table:table-cell office:value-type="float" office:value="658494" calcext:value-type="float">
            <text:p>658494</text:p>
          </table:table-cell>
          <table:table-cell/>
          <table:table-cell office:value-type="float" office:value="893592" calcext:value-type="float">
            <text:p>893592</text:p>
          </table:table-cell>
          <table:table-cell/>
          <table:table-cell office:value-type="float" office:value="1013824" calcext:value-type="float">
            <text:p>1013824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32626" calcext:value-type="float">
            <text:p>32626</text:p>
          </table:table-cell>
          <table:table-cell/>
          <table:table-cell office:value-type="float" office:value="63650" calcext:value-type="float">
            <text:p>63650</text:p>
          </table:table-cell>
          <table:table-cell/>
          <table:table-cell office:value-type="float" office:value="121021" calcext:value-type="float">
            <text:p>121021</text:p>
          </table:table-cell>
          <table:table-cell/>
          <table:table-cell office:value-type="float" office:value="222367" calcext:value-type="float">
            <text:p>222367</text:p>
          </table:table-cell>
          <table:table-cell/>
          <table:table-cell office:value-type="float" office:value="343591" calcext:value-type="float">
            <text:p>343591</text:p>
          </table:table-cell>
          <table:table-cell/>
          <table:table-cell office:value-type="float" office:value="434957" calcext:value-type="float">
            <text:p>434957</text:p>
          </table:table-cell>
          <table:table-cell/>
          <table:table-cell office:value-type="float" office:value="556454" calcext:value-type="float">
            <text:p>556454</text:p>
          </table:table-cell>
          <table:table-cell/>
          <table:table-cell office:value-type="float" office:value="646764" calcext:value-type="float">
            <text:p>646764</text:p>
          </table:table-cell>
          <table:table-cell/>
          <table:table-cell office:value-type="float" office:value="862148" calcext:value-type="float">
            <text:p>862148</text:p>
          </table:table-cell>
          <table:table-cell/>
          <table:table-cell office:value-type="float" office:value="987416" calcext:value-type="float">
            <text:p>987416</text:p>
          </table:table-cell>
          <table:table-cell/>
          <table:table-cell office:value-type="float" office:value="1029671" calcext:value-type="float">
            <text:p>1029671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34408" calcext:value-type="float">
            <text:p>34408</text:p>
          </table:table-cell>
          <table:table-cell/>
          <table:table-cell office:value-type="float" office:value="50130" calcext:value-type="float">
            <text:p>50130</text:p>
          </table:table-cell>
          <table:table-cell/>
          <table:table-cell office:value-type="float" office:value="99104" calcext:value-type="float">
            <text:p>99104</text:p>
          </table:table-cell>
          <table:table-cell/>
          <table:table-cell office:value-type="float" office:value="170613" calcext:value-type="float">
            <text:p>170613</text:p>
          </table:table-cell>
          <table:table-cell/>
          <table:table-cell office:value-type="float" office:value="285624" calcext:value-type="float">
            <text:p>285624</text:p>
          </table:table-cell>
          <table:table-cell/>
          <table:table-cell office:value-type="float" office:value="431612" calcext:value-type="float">
            <text:p>431612</text:p>
          </table:table-cell>
          <table:table-cell/>
          <table:table-cell office:value-type="float" office:value="520430" calcext:value-type="float">
            <text:p>520430</text:p>
          </table:table-cell>
          <table:table-cell/>
          <table:table-cell office:value-type="float" office:value="587619" calcext:value-type="float">
            <text:p>587619</text:p>
          </table:table-cell>
          <table:table-cell/>
          <table:table-cell office:value-type="float" office:value="870664" calcext:value-type="float">
            <text:p>870664</text:p>
          </table:table-cell>
          <table:table-cell/>
          <table:table-cell office:value-type="float" office:value="903803" calcext:value-type="float">
            <text:p>903803</text:p>
          </table:table-cell>
          <table:table-cell/>
          <table:table-cell office:value-type="float" office:value="958141" calcext:value-type="float">
            <text:p>958141</text:p>
          </table:table-cell>
          <table:table-cell/>
          <table:table-cell office:value-type="float" office:value="925345" calcext:value-type="float">
            <text:p>925345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7368" calcext:value-type="float">
            <text:p>27368</text:p>
          </table:table-cell>
          <table:table-cell/>
          <table:table-cell office:value-type="float" office:value="54605" calcext:value-type="float">
            <text:p>54605</text:p>
          </table:table-cell>
          <table:table-cell/>
          <table:table-cell office:value-type="float" office:value="101322" calcext:value-type="float">
            <text:p>101322</text:p>
          </table:table-cell>
          <table:table-cell/>
          <table:table-cell office:value-type="float" office:value="138438" calcext:value-type="float">
            <text:p>138438</text:p>
          </table:table-cell>
          <table:table-cell/>
          <table:table-cell office:value-type="float" office:value="183040" calcext:value-type="float">
            <text:p>183040</text:p>
          </table:table-cell>
          <table:table-cell/>
          <table:table-cell office:value-type="float" office:value="205038" calcext:value-type="float">
            <text:p>205038</text:p>
          </table:table-cell>
          <table:table-cell/>
          <table:table-cell office:value-type="float" office:value="241855" calcext:value-type="float">
            <text:p>241855</text:p>
          </table:table-cell>
          <table:table-cell/>
          <table:table-cell office:value-type="float" office:value="255266" calcext:value-type="float">
            <text:p>255266</text:p>
          </table:table-cell>
          <table:table-cell/>
          <table:table-cell office:value-type="float" office:value="277229" calcext:value-type="float">
            <text:p>277229</text:p>
          </table:table-cell>
          <table:table-cell/>
          <table:table-cell office:value-type="float" office:value="313420" calcext:value-type="float">
            <text:p>313420</text:p>
          </table:table-cell>
          <table:table-cell/>
          <table:table-cell office:value-type="float" office:value="320738" calcext:value-type="float">
            <text:p>320738</text:p>
          </table:table-cell>
          <table:table-cell/>
          <table:table-cell office:value-type="float" office:value="320194" calcext:value-type="float">
            <text:p>320194</text:p>
          </table:table-cell>
          <table:table-cell/>
          <table:table-cell office:value-type="float" office:value="307957" calcext:value-type="float">
            <text:p>30795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3207" calcext:value-type="float">
            <text:p>163207</text:p>
          </table:table-cell>
          <table:table-cell/>
          <table:table-cell office:value-type="float" office:value="162404" calcext:value-type="float">
            <text:p>162404</text:p>
          </table:table-cell>
          <table:table-cell/>
          <table:table-cell office:value-type="float" office:value="160937" calcext:value-type="float">
            <text:p>160937</text:p>
          </table:table-cell>
          <table:table-cell/>
          <table:table-cell office:value-type="float" office:value="148754" calcext:value-type="float">
            <text:p>148754</text:p>
          </table:table-cell>
          <table:table-cell/>
          <table:table-cell office:value-type="float" office:value="131547" calcext:value-type="float">
            <text:p>131547</text:p>
          </table:table-cell>
          <table:table-cell/>
          <table:table-cell office:value-type="float" office:value="116812" calcext:value-type="float">
            <text:p>116812</text:p>
          </table:table-cell>
          <table:table-cell/>
          <table:table-cell office:value-type="float" office:value="91720" calcext:value-type="float">
            <text:p>91720</text:p>
          </table:table-cell>
          <table:table-cell/>
          <table:table-cell office:value-type="float" office:value="286802" calcext:value-type="float">
            <text:p>286802</text:p>
          </table:table-cell>
          <table:table-cell/>
          <table:table-cell office:value-type="float" office:value="387429" calcext:value-type="float">
            <text:p>38742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0739" calcext:value-type="float">
            <text:p>270739</text:p>
          </table:table-cell>
          <table:table-cell/>
          <table:table-cell office:value-type="float" office:value="258386" calcext:value-type="float">
            <text:p>258386</text:p>
          </table:table-cell>
          <table:table-cell/>
          <table:table-cell office:value-type="float" office:value="247256" calcext:value-type="float">
            <text:p>247256</text:p>
          </table:table-cell>
          <table:table-cell/>
          <table:table-cell office:value-type="float" office:value="365861" calcext:value-type="float">
            <text:p>365861</text:p>
          </table:table-cell>
          <table:table-cell/>
          <table:table-cell office:value-type="float" office:value="309925" calcext:value-type="float">
            <text:p>309925</text:p>
          </table:table-cell>
          <table:table-cell/>
          <table:table-cell office:value-type="float" office:value="352050" calcext:value-type="float">
            <text:p>352050</text:p>
          </table:table-cell>
          <table:table-cell/>
          <table:table-cell office:value-type="float" office:value="351459" calcext:value-type="float">
            <text:p>351459</text:p>
          </table:table-cell>
          <table:table-cell/>
          <table:table-cell office:value-type="float" office:value="371019" calcext:value-type="float">
            <text:p>371019</text:p>
          </table:table-cell>
          <table:table-cell/>
          <table:table-cell office:value-type="float" office:value="354872" calcext:value-type="float">
            <text:p>35487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5152" calcext:value-type="float">
            <text:p>285152</text:p>
          </table:table-cell>
          <table:table-cell/>
          <table:table-cell office:value-type="float" office:value="326552" calcext:value-type="float">
            <text:p>326552</text:p>
          </table:table-cell>
          <table:table-cell/>
          <table:table-cell office:value-type="float" office:value="323138" calcext:value-type="float">
            <text:p>323138</text:p>
          </table:table-cell>
          <table:table-cell/>
          <table:table-cell office:value-type="float" office:value="364107" calcext:value-type="float">
            <text:p>364107</text:p>
          </table:table-cell>
          <table:table-cell/>
          <table:table-cell office:value-type="float" office:value="354199" calcext:value-type="float">
            <text:p>354199</text:p>
          </table:table-cell>
          <table:table-cell/>
          <table:table-cell office:value-type="float" office:value="348212" calcext:value-type="float">
            <text:p>348212</text:p>
          </table:table-cell>
          <table:table-cell/>
          <table:table-cell office:value-type="float" office:value="344253" calcext:value-type="float">
            <text:p>344253</text:p>
          </table:table-cell>
          <table:table-cell/>
          <table:table-cell office:value-type="float" office:value="369943" calcext:value-type="float">
            <text:p>369943</text:p>
          </table:table-cell>
          <table:table-cell/>
          <table:table-cell office:value-type="float" office:value="265847" calcext:value-type="float">
            <text:p>26584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8544" calcext:value-type="float">
            <text:p>298544</text:p>
          </table:table-cell>
          <table:table-cell/>
          <table:table-cell office:value-type="float" office:value="220763" calcext:value-type="float">
            <text:p>220763</text:p>
          </table:table-cell>
          <table:table-cell/>
          <table:table-cell office:value-type="float" office:value="357966" calcext:value-type="float">
            <text:p>357966</text:p>
          </table:table-cell>
          <table:table-cell/>
          <table:table-cell office:value-type="float" office:value="423567" calcext:value-type="float">
            <text:p>423567</text:p>
          </table:table-cell>
          <table:table-cell/>
          <table:table-cell office:value-type="float" office:value="820587" calcext:value-type="float">
            <text:p>820587</text:p>
          </table:table-cell>
          <table:table-cell/>
          <table:table-cell office:value-type="float" office:value="346983" calcext:value-type="float">
            <text:p>346983</text:p>
          </table:table-cell>
          <table:table-cell/>
          <table:table-cell office:value-type="float" office:value="356712" calcext:value-type="float">
            <text:p>356712</text:p>
          </table:table-cell>
          <table:table-cell/>
          <table:table-cell office:value-type="float" office:value="876566" calcext:value-type="float">
            <text:p>876566</text:p>
          </table:table-cell>
          <table:table-cell/>
          <table:table-cell office:value-type="float" office:value="882327" calcext:value-type="float">
            <text:p>88232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036" calcext:value-type="float">
            <text:p>173036</text:p>
          </table:table-cell>
          <table:table-cell/>
          <table:table-cell office:value-type="float" office:value="349763" calcext:value-type="float">
            <text:p>349763</text:p>
          </table:table-cell>
          <table:table-cell/>
          <table:table-cell office:value-type="float" office:value="251904" calcext:value-type="float">
            <text:p>251904</text:p>
          </table:table-cell>
          <table:table-cell/>
          <table:table-cell office:value-type="float" office:value="303790" calcext:value-type="float">
            <text:p>303790</text:p>
          </table:table-cell>
          <table:table-cell/>
          <table:table-cell office:value-type="float" office:value="350383" calcext:value-type="float">
            <text:p>350383</text:p>
          </table:table-cell>
          <table:table-cell/>
          <table:table-cell office:value-type="float" office:value="350890" calcext:value-type="float">
            <text:p>350890</text:p>
          </table:table-cell>
          <table:table-cell/>
          <table:table-cell office:value-type="float" office:value="359020" calcext:value-type="float">
            <text:p>359020</text:p>
          </table:table-cell>
          <table:table-cell/>
          <table:table-cell office:value-type="float" office:value="334402" calcext:value-type="float">
            <text:p>334402</text:p>
          </table:table-cell>
          <table:table-cell/>
          <table:table-cell office:value-type="float" office:value="342360" calcext:value-type="float">
            <text:p>34236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156" calcext:value-type="float">
            <text:p>92156</text:p>
          </table:table-cell>
          <table:table-cell/>
          <table:table-cell office:value-type="float" office:value="223255" calcext:value-type="float">
            <text:p>223255</text:p>
          </table:table-cell>
          <table:table-cell/>
          <table:table-cell office:value-type="float" office:value="348984" calcext:value-type="float">
            <text:p>348984</text:p>
          </table:table-cell>
          <table:table-cell/>
          <table:table-cell office:value-type="float" office:value="211750" calcext:value-type="float">
            <text:p>211750</text:p>
          </table:table-cell>
          <table:table-cell/>
          <table:table-cell office:value-type="float" office:value="452996" calcext:value-type="float">
            <text:p>452996</text:p>
          </table:table-cell>
          <table:table-cell/>
          <table:table-cell office:value-type="float" office:value="857885" calcext:value-type="float">
            <text:p>857885</text:p>
          </table:table-cell>
          <table:table-cell/>
          <table:table-cell office:value-type="float" office:value="406895" calcext:value-type="float">
            <text:p>406895</text:p>
          </table:table-cell>
          <table:table-cell/>
          <table:table-cell office:value-type="float" office:value="727215" calcext:value-type="float">
            <text:p>727215</text:p>
          </table:table-cell>
          <table:table-cell/>
          <table:table-cell office:value-type="float" office:value="348147" calcext:value-type="float">
            <text:p>34814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2431" calcext:value-type="float">
            <text:p>282431</text:p>
          </table:table-cell>
          <table:table-cell/>
          <table:table-cell office:value-type="float" office:value="389226" calcext:value-type="float">
            <text:p>389226</text:p>
          </table:table-cell>
          <table:table-cell/>
          <table:table-cell office:value-type="float" office:value="502164" calcext:value-type="float">
            <text:p>502164</text:p>
          </table:table-cell>
          <table:table-cell/>
          <table:table-cell office:value-type="float" office:value="330009" calcext:value-type="float">
            <text:p>330009</text:p>
          </table:table-cell>
          <table:table-cell/>
          <table:table-cell office:value-type="float" office:value="617121" calcext:value-type="float">
            <text:p>617121</text:p>
          </table:table-cell>
          <table:table-cell/>
          <table:table-cell office:value-type="float" office:value="357159" calcext:value-type="float">
            <text:p>357159</text:p>
          </table:table-cell>
          <table:table-cell/>
          <table:table-cell office:value-type="float" office:value="351883" calcext:value-type="float">
            <text:p>351883</text:p>
          </table:table-cell>
          <table:table-cell/>
          <table:table-cell office:value-type="float" office:value="529212" calcext:value-type="float">
            <text:p>529212</text:p>
          </table:table-cell>
          <table:table-cell/>
          <table:table-cell office:value-type="float" office:value="338473" calcext:value-type="float">
            <text:p>33847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6583" calcext:value-type="float">
            <text:p>276583</text:p>
          </table:table-cell>
          <table:table-cell/>
          <table:table-cell office:value-type="float" office:value="236015" calcext:value-type="float">
            <text:p>236015</text:p>
          </table:table-cell>
          <table:table-cell/>
          <table:table-cell office:value-type="float" office:value="340258" calcext:value-type="float">
            <text:p>340258</text:p>
          </table:table-cell>
          <table:table-cell/>
          <table:table-cell office:value-type="float" office:value="426192" calcext:value-type="float">
            <text:p>426192</text:p>
          </table:table-cell>
          <table:table-cell/>
          <table:table-cell office:value-type="float" office:value="458775" calcext:value-type="float">
            <text:p>458775</text:p>
          </table:table-cell>
          <table:table-cell/>
          <table:table-cell office:value-type="float" office:value="372044" calcext:value-type="float">
            <text:p>372044</text:p>
          </table:table-cell>
          <table:table-cell/>
          <table:table-cell office:value-type="float" office:value="330951" calcext:value-type="float">
            <text:p>330951</text:p>
          </table:table-cell>
          <table:table-cell/>
          <table:table-cell office:value-type="float" office:value="697592" calcext:value-type="float">
            <text:p>697592</text:p>
          </table:table-cell>
          <table:table-cell/>
          <table:table-cell office:value-type="float" office:value="352695" calcext:value-type="float">
            <text:p>35269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28082" calcext:value-type="float">
            <text:p>28082</text:p>
          </table:table-cell>
          <table:table-cell/>
          <table:table-cell office:value-type="float" office:value="41807" calcext:value-type="float">
            <text:p>41807</text:p>
          </table:table-cell>
          <table:table-cell/>
          <table:table-cell office:value-type="float" office:value="103252" calcext:value-type="float">
            <text:p>103252</text:p>
          </table:table-cell>
          <table:table-cell/>
          <table:table-cell office:value-type="float" office:value="98479" calcext:value-type="float">
            <text:p>98479</text:p>
          </table:table-cell>
          <table:table-cell/>
          <table:table-cell office:value-type="float" office:value="203236" calcext:value-type="float">
            <text:p>203236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8822" calcext:value-type="float">
            <text:p>28822</text:p>
          </table:table-cell>
          <table:table-cell/>
          <table:table-cell office:value-type="float" office:value="39372" calcext:value-type="float">
            <text:p>39372</text:p>
          </table:table-cell>
          <table:table-cell/>
          <table:table-cell office:value-type="float" office:value="70997" calcext:value-type="float">
            <text:p>70997</text:p>
          </table:table-cell>
          <table:table-cell/>
          <table:table-cell office:value-type="float" office:value="150055" calcext:value-type="float">
            <text:p>150055</text:p>
          </table:table-cell>
          <table:table-cell/>
          <table:table-cell office:value-type="float" office:value="207461" calcext:value-type="float">
            <text:p>207461</text:p>
          </table:table-cell>
          <table:table-cell/>
          <table:table-cell office:value-type="float" office:value="202226" calcext:value-type="float">
            <text:p>202226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5303" calcext:value-type="float">
            <text:p>25303</text:p>
          </table:table-cell>
          <table:table-cell/>
          <table:table-cell office:value-type="float" office:value="36744" calcext:value-type="float">
            <text:p>36744</text:p>
          </table:table-cell>
          <table:table-cell/>
          <table:table-cell office:value-type="float" office:value="74789" calcext:value-type="float">
            <text:p>74789</text:p>
          </table:table-cell>
          <table:table-cell/>
          <table:table-cell office:value-type="float" office:value="106576" calcext:value-type="float">
            <text:p>106576</text:p>
          </table:table-cell>
          <table:table-cell/>
          <table:table-cell office:value-type="float" office:value="180254" calcext:value-type="float">
            <text:p>180254</text:p>
          </table:table-cell>
          <table:table-cell/>
          <table:table-cell office:value-type="float" office:value="205784" calcext:value-type="float">
            <text:p>205784</text:p>
          </table:table-cell>
          <table:table-cell/>
          <table:table-cell office:value-type="float" office:value="258869" calcext:value-type="float">
            <text:p>258869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23247" calcext:value-type="float">
            <text:p>23247</text:p>
          </table:table-cell>
          <table:table-cell/>
          <table:table-cell office:value-type="float" office:value="38346" calcext:value-type="float">
            <text:p>38346</text:p>
          </table:table-cell>
          <table:table-cell/>
          <table:table-cell office:value-type="float" office:value="66005" calcext:value-type="float">
            <text:p>66005</text:p>
          </table:table-cell>
          <table:table-cell/>
          <table:table-cell office:value-type="float" office:value="115656" calcext:value-type="float">
            <text:p>115656</text:p>
          </table:table-cell>
          <table:table-cell/>
          <table:table-cell office:value-type="float" office:value="154452" calcext:value-type="float">
            <text:p>154452</text:p>
          </table:table-cell>
          <table:table-cell/>
          <table:table-cell office:value-type="float" office:value="213599" calcext:value-type="float">
            <text:p>213599</text:p>
          </table:table-cell>
          <table:table-cell/>
          <table:table-cell office:value-type="float" office:value="332283" calcext:value-type="float">
            <text:p>332283</text:p>
          </table:table-cell>
          <table:table-cell/>
          <table:table-cell office:value-type="float" office:value="294789" calcext:value-type="float">
            <text:p>294789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23188" calcext:value-type="float">
            <text:p>23188</text:p>
          </table:table-cell>
          <table:table-cell/>
          <table:table-cell office:value-type="float" office:value="38369" calcext:value-type="float">
            <text:p>38369</text:p>
          </table:table-cell>
          <table:table-cell/>
          <table:table-cell office:value-type="float" office:value="65464" calcext:value-type="float">
            <text:p>65464</text:p>
          </table:table-cell>
          <table:table-cell/>
          <table:table-cell office:value-type="float" office:value="117632" calcext:value-type="float">
            <text:p>117632</text:p>
          </table:table-cell>
          <table:table-cell/>
          <table:table-cell office:value-type="float" office:value="142700" calcext:value-type="float">
            <text:p>142700</text:p>
          </table:table-cell>
          <table:table-cell/>
          <table:table-cell office:value-type="float" office:value="202365" calcext:value-type="float">
            <text:p>202365</text:p>
          </table:table-cell>
          <table:table-cell/>
          <table:table-cell office:value-type="float" office:value="324766" calcext:value-type="float">
            <text:p>324766</text:p>
          </table:table-cell>
          <table:table-cell/>
          <table:table-cell office:value-type="float" office:value="277277" calcext:value-type="float">
            <text:p>277277</text:p>
          </table:table-cell>
          <table:table-cell/>
          <table:table-cell office:value-type="float" office:value="339635" calcext:value-type="float">
            <text:p>33963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21906" calcext:value-type="float">
            <text:p>21906</text:p>
          </table:table-cell>
          <table:table-cell/>
          <table:table-cell office:value-type="float" office:value="43019" calcext:value-type="float">
            <text:p>43019</text:p>
          </table:table-cell>
          <table:table-cell/>
          <table:table-cell office:value-type="float" office:value="70569" calcext:value-type="float">
            <text:p>70569</text:p>
          </table:table-cell>
          <table:table-cell/>
          <table:table-cell office:value-type="float" office:value="131552" calcext:value-type="float">
            <text:p>131552</text:p>
          </table:table-cell>
          <table:table-cell/>
          <table:table-cell office:value-type="float" office:value="159715" calcext:value-type="float">
            <text:p>159715</text:p>
          </table:table-cell>
          <table:table-cell/>
          <table:table-cell office:value-type="float" office:value="214224" calcext:value-type="float">
            <text:p>214224</text:p>
          </table:table-cell>
          <table:table-cell/>
          <table:table-cell office:value-type="float" office:value="314686" calcext:value-type="float">
            <text:p>314686</text:p>
          </table:table-cell>
          <table:table-cell/>
          <table:table-cell office:value-type="float" office:value="288409" calcext:value-type="float">
            <text:p>288409</text:p>
          </table:table-cell>
          <table:table-cell/>
          <table:table-cell office:value-type="float" office:value="504405" calcext:value-type="float">
            <text:p>504405</text:p>
          </table:table-cell>
          <table:table-cell/>
          <table:table-cell office:value-type="float" office:value="454498" calcext:value-type="float">
            <text:p>45449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22669" calcext:value-type="float">
            <text:p>22669</text:p>
          </table:table-cell>
          <table:table-cell/>
          <table:table-cell office:value-type="float" office:value="37569" calcext:value-type="float">
            <text:p>37569</text:p>
          </table:table-cell>
          <table:table-cell/>
          <table:table-cell office:value-type="float" office:value="74632" calcext:value-type="float">
            <text:p>74632</text:p>
          </table:table-cell>
          <table:table-cell/>
          <table:table-cell office:value-type="float" office:value="112965" calcext:value-type="float">
            <text:p>112965</text:p>
          </table:table-cell>
          <table:table-cell/>
          <table:table-cell office:value-type="float" office:value="205508" calcext:value-type="float">
            <text:p>205508</text:p>
          </table:table-cell>
          <table:table-cell/>
          <table:table-cell office:value-type="float" office:value="318017" calcext:value-type="float">
            <text:p>318017</text:p>
          </table:table-cell>
          <table:table-cell/>
          <table:table-cell office:value-type="float" office:value="394641" calcext:value-type="float">
            <text:p>394641</text:p>
          </table:table-cell>
          <table:table-cell/>
          <table:table-cell office:value-type="float" office:value="346537" calcext:value-type="float">
            <text:p>346537</text:p>
          </table:table-cell>
          <table:table-cell/>
          <table:table-cell office:value-type="float" office:value="575023" calcext:value-type="float">
            <text:p>575023</text:p>
          </table:table-cell>
          <table:table-cell/>
          <table:table-cell office:value-type="float" office:value="504862" calcext:value-type="float">
            <text:p>504862</text:p>
          </table:table-cell>
          <table:table-cell/>
          <table:table-cell office:value-type="float" office:value="666227" calcext:value-type="float">
            <text:p>666227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23070" calcext:value-type="float">
            <text:p>23070</text:p>
          </table:table-cell>
          <table:table-cell/>
          <table:table-cell office:value-type="float" office:value="35314" calcext:value-type="float">
            <text:p>35314</text:p>
          </table:table-cell>
          <table:table-cell/>
          <table:table-cell office:value-type="float" office:value="64404" calcext:value-type="float">
            <text:p>64404</text:p>
          </table:table-cell>
          <table:table-cell/>
          <table:table-cell office:value-type="float" office:value="113475" calcext:value-type="float">
            <text:p>113475</text:p>
          </table:table-cell>
          <table:table-cell/>
          <table:table-cell office:value-type="float" office:value="193668" calcext:value-type="float">
            <text:p>193668</text:p>
          </table:table-cell>
          <table:table-cell/>
          <table:table-cell office:value-type="float" office:value="314399" calcext:value-type="float">
            <text:p>314399</text:p>
          </table:table-cell>
          <table:table-cell/>
          <table:table-cell office:value-type="float" office:value="407357" calcext:value-type="float">
            <text:p>407357</text:p>
          </table:table-cell>
          <table:table-cell/>
          <table:table-cell office:value-type="float" office:value="470476" calcext:value-type="float">
            <text:p>470476</text:p>
          </table:table-cell>
          <table:table-cell/>
          <table:table-cell office:value-type="float" office:value="611026" calcext:value-type="float">
            <text:p>611026</text:p>
          </table:table-cell>
          <table:table-cell/>
          <table:table-cell office:value-type="float" office:value="649954" calcext:value-type="float">
            <text:p>649954</text:p>
          </table:table-cell>
          <table:table-cell/>
          <table:table-cell office:value-type="float" office:value="702454" calcext:value-type="float">
            <text:p>702454</text:p>
          </table:table-cell>
          <table:table-cell/>
          <table:table-cell office:value-type="float" office:value="705657" calcext:value-type="float">
            <text:p>705657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19680" calcext:value-type="float">
            <text:p>19680</text:p>
          </table:table-cell>
          <table:table-cell/>
          <table:table-cell office:value-type="float" office:value="40669" calcext:value-type="float">
            <text:p>40669</text:p>
          </table:table-cell>
          <table:table-cell/>
          <table:table-cell office:value-type="float" office:value="72239" calcext:value-type="float">
            <text:p>72239</text:p>
          </table:table-cell>
          <table:table-cell/>
          <table:table-cell office:value-type="float" office:value="99946" calcext:value-type="float">
            <text:p>99946</text:p>
          </table:table-cell>
          <table:table-cell/>
          <table:table-cell office:value-type="float" office:value="172539" calcext:value-type="float">
            <text:p>172539</text:p>
          </table:table-cell>
          <table:table-cell/>
          <table:table-cell office:value-type="float" office:value="245228" calcext:value-type="float">
            <text:p>245228</text:p>
          </table:table-cell>
          <table:table-cell/>
          <table:table-cell office:value-type="float" office:value="320212" calcext:value-type="float">
            <text:p>320212</text:p>
          </table:table-cell>
          <table:table-cell/>
          <table:table-cell office:value-type="float" office:value="402575" calcext:value-type="float">
            <text:p>402575</text:p>
          </table:table-cell>
          <table:table-cell/>
          <table:table-cell office:value-type="float" office:value="544861" calcext:value-type="float">
            <text:p>544861</text:p>
          </table:table-cell>
          <table:table-cell/>
          <table:table-cell office:value-type="float" office:value="677561" calcext:value-type="float">
            <text:p>677561</text:p>
          </table:table-cell>
          <table:table-cell/>
          <table:table-cell office:value-type="float" office:value="614670" calcext:value-type="float">
            <text:p>614670</text:p>
          </table:table-cell>
          <table:table-cell/>
          <table:table-cell office:value-type="float" office:value="794409" calcext:value-type="float">
            <text:p>794409</text:p>
          </table:table-cell>
          <table:table-cell/>
          <table:table-cell office:value-type="float" office:value="674435" calcext:value-type="float">
            <text:p>67443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628" calcext:value-type="float">
            <text:p>183628</text:p>
          </table:table-cell>
          <table:table-cell/>
          <table:table-cell office:value-type="float" office:value="260081" calcext:value-type="float">
            <text:p>260081</text:p>
          </table:table-cell>
          <table:table-cell/>
          <table:table-cell office:value-type="float" office:value="324927" calcext:value-type="float">
            <text:p>324927</text:p>
          </table:table-cell>
          <table:table-cell/>
          <table:table-cell office:value-type="float" office:value="427518" calcext:value-type="float">
            <text:p>427518</text:p>
          </table:table-cell>
          <table:table-cell/>
          <table:table-cell office:value-type="float" office:value="549615" calcext:value-type="float">
            <text:p>549615</text:p>
          </table:table-cell>
          <table:table-cell/>
          <table:table-cell office:value-type="float" office:value="609523" calcext:value-type="float">
            <text:p>609523</text:p>
          </table:table-cell>
          <table:table-cell/>
          <table:table-cell office:value-type="float" office:value="470920" calcext:value-type="float">
            <text:p>470920</text:p>
          </table:table-cell>
          <table:table-cell/>
          <table:table-cell office:value-type="float" office:value="321734" calcext:value-type="float">
            <text:p>321734</text:p>
          </table:table-cell>
          <table:table-cell/>
          <table:table-cell office:value-type="float" office:value="781028" calcext:value-type="float">
            <text:p>78102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4986" calcext:value-type="float">
            <text:p>184986</text:p>
          </table:table-cell>
          <table:table-cell/>
          <table:table-cell office:value-type="float" office:value="262028" calcext:value-type="float">
            <text:p>262028</text:p>
          </table:table-cell>
          <table:table-cell/>
          <table:table-cell office:value-type="float" office:value="322568" calcext:value-type="float">
            <text:p>322568</text:p>
          </table:table-cell>
          <table:table-cell/>
          <table:table-cell office:value-type="float" office:value="400239" calcext:value-type="float">
            <text:p>400239</text:p>
          </table:table-cell>
          <table:table-cell/>
          <table:table-cell office:value-type="float" office:value="563615" calcext:value-type="float">
            <text:p>563615</text:p>
          </table:table-cell>
          <table:table-cell/>
          <table:table-cell office:value-type="float" office:value="647352" calcext:value-type="float">
            <text:p>647352</text:p>
          </table:table-cell>
          <table:table-cell/>
          <table:table-cell office:value-type="float" office:value="674100" calcext:value-type="float">
            <text:p>674100</text:p>
          </table:table-cell>
          <table:table-cell/>
          <table:table-cell office:value-type="float" office:value="820411" calcext:value-type="float">
            <text:p>820411</text:p>
          </table:table-cell>
          <table:table-cell/>
          <table:table-cell office:value-type="float" office:value="798256" calcext:value-type="float">
            <text:p>79825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8549" calcext:value-type="float">
            <text:p>178549</text:p>
          </table:table-cell>
          <table:table-cell/>
          <table:table-cell office:value-type="float" office:value="264794" calcext:value-type="float">
            <text:p>264794</text:p>
          </table:table-cell>
          <table:table-cell/>
          <table:table-cell office:value-type="float" office:value="341526" calcext:value-type="float">
            <text:p>341526</text:p>
          </table:table-cell>
          <table:table-cell/>
          <table:table-cell office:value-type="float" office:value="420709" calcext:value-type="float">
            <text:p>420709</text:p>
          </table:table-cell>
          <table:table-cell/>
          <table:table-cell office:value-type="float" office:value="460087" calcext:value-type="float">
            <text:p>460087</text:p>
          </table:table-cell>
          <table:table-cell/>
          <table:table-cell office:value-type="float" office:value="580172" calcext:value-type="float">
            <text:p>580172</text:p>
          </table:table-cell>
          <table:table-cell/>
          <table:table-cell office:value-type="float" office:value="808921" calcext:value-type="float">
            <text:p>808921</text:p>
          </table:table-cell>
          <table:table-cell/>
          <table:table-cell office:value-type="float" office:value="862174" calcext:value-type="float">
            <text:p>862174</text:p>
          </table:table-cell>
          <table:table-cell/>
          <table:table-cell office:value-type="float" office:value="873138" calcext:value-type="float">
            <text:p>87313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5875" calcext:value-type="float">
            <text:p>185875</text:p>
          </table:table-cell>
          <table:table-cell/>
          <table:table-cell office:value-type="float" office:value="279964" calcext:value-type="float">
            <text:p>279964</text:p>
          </table:table-cell>
          <table:table-cell/>
          <table:table-cell office:value-type="float" office:value="330105" calcext:value-type="float">
            <text:p>330105</text:p>
          </table:table-cell>
          <table:table-cell/>
          <table:table-cell office:value-type="float" office:value="462325" calcext:value-type="float">
            <text:p>462325</text:p>
          </table:table-cell>
          <table:table-cell/>
          <table:table-cell office:value-type="float" office:value="622921" calcext:value-type="float">
            <text:p>622921</text:p>
          </table:table-cell>
          <table:table-cell/>
          <table:table-cell office:value-type="float" office:value="659219" calcext:value-type="float">
            <text:p>659219</text:p>
          </table:table-cell>
          <table:table-cell/>
          <table:table-cell office:value-type="float" office:value="788291" calcext:value-type="float">
            <text:p>788291</text:p>
          </table:table-cell>
          <table:table-cell/>
          <table:table-cell office:value-type="float" office:value="854779" calcext:value-type="float">
            <text:p>854779</text:p>
          </table:table-cell>
          <table:table-cell/>
          <table:table-cell office:value-type="float" office:value="924859" calcext:value-type="float">
            <text:p>92485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9046" calcext:value-type="float">
            <text:p>179046</text:p>
          </table:table-cell>
          <table:table-cell/>
          <table:table-cell office:value-type="float" office:value="287241" calcext:value-type="float">
            <text:p>287241</text:p>
          </table:table-cell>
          <table:table-cell/>
          <table:table-cell office:value-type="float" office:value="294086" calcext:value-type="float">
            <text:p>294086</text:p>
          </table:table-cell>
          <table:table-cell/>
          <table:table-cell office:value-type="float" office:value="424734" calcext:value-type="float">
            <text:p>424734</text:p>
          </table:table-cell>
          <table:table-cell/>
          <table:table-cell office:value-type="float" office:value="586715" calcext:value-type="float">
            <text:p>586715</text:p>
          </table:table-cell>
          <table:table-cell/>
          <table:table-cell office:value-type="float" office:value="670367" calcext:value-type="float">
            <text:p>670367</text:p>
          </table:table-cell>
          <table:table-cell/>
          <table:table-cell office:value-type="float" office:value="781607" calcext:value-type="float">
            <text:p>781607</text:p>
          </table:table-cell>
          <table:table-cell/>
          <table:table-cell office:value-type="float" office:value="864998" calcext:value-type="float">
            <text:p>864998</text:p>
          </table:table-cell>
          <table:table-cell/>
          <table:table-cell office:value-type="float" office:value="904507" calcext:value-type="float">
            <text:p>90450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409" calcext:value-type="float">
            <text:p>168409</text:p>
          </table:table-cell>
          <table:table-cell/>
          <table:table-cell office:value-type="float" office:value="263324" calcext:value-type="float">
            <text:p>263324</text:p>
          </table:table-cell>
          <table:table-cell/>
          <table:table-cell office:value-type="float" office:value="329866" calcext:value-type="float">
            <text:p>329866</text:p>
          </table:table-cell>
          <table:table-cell/>
          <table:table-cell office:value-type="float" office:value="412117" calcext:value-type="float">
            <text:p>412117</text:p>
          </table:table-cell>
          <table:table-cell/>
          <table:table-cell office:value-type="float" office:value="578709" calcext:value-type="float">
            <text:p>578709</text:p>
          </table:table-cell>
          <table:table-cell/>
          <table:table-cell office:value-type="float" office:value="694382" calcext:value-type="float">
            <text:p>694382</text:p>
          </table:table-cell>
          <table:table-cell/>
          <table:table-cell office:value-type="float" office:value="772596" calcext:value-type="float">
            <text:p>772596</text:p>
          </table:table-cell>
          <table:table-cell/>
          <table:table-cell office:value-type="float" office:value="837126" calcext:value-type="float">
            <text:p>837126</text:p>
          </table:table-cell>
          <table:table-cell/>
          <table:table-cell office:value-type="float" office:value="910857" calcext:value-type="float">
            <text:p>91085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4570" calcext:value-type="float">
            <text:p>184570</text:p>
          </table:table-cell>
          <table:table-cell/>
          <table:table-cell office:value-type="float" office:value="305897" calcext:value-type="float">
            <text:p>305897</text:p>
          </table:table-cell>
          <table:table-cell/>
          <table:table-cell office:value-type="float" office:value="395127" calcext:value-type="float">
            <text:p>395127</text:p>
          </table:table-cell>
          <table:table-cell/>
          <table:table-cell office:value-type="float" office:value="421738" calcext:value-type="float">
            <text:p>421738</text:p>
          </table:table-cell>
          <table:table-cell/>
          <table:table-cell office:value-type="float" office:value="631012" calcext:value-type="float">
            <text:p>631012</text:p>
          </table:table-cell>
          <table:table-cell/>
          <table:table-cell office:value-type="float" office:value="683350" calcext:value-type="float">
            <text:p>683350</text:p>
          </table:table-cell>
          <table:table-cell/>
          <table:table-cell office:value-type="float" office:value="735389" calcext:value-type="float">
            <text:p>735389</text:p>
          </table:table-cell>
          <table:table-cell/>
          <table:table-cell office:value-type="float" office:value="756803" calcext:value-type="float">
            <text:p>756803</text:p>
          </table:table-cell>
          <table:table-cell/>
          <table:table-cell office:value-type="float" office:value="885496" calcext:value-type="float">
            <text:p>88549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7686" calcext:value-type="float">
            <text:p>187686</text:p>
          </table:table-cell>
          <table:table-cell/>
          <table:table-cell office:value-type="float" office:value="265485" calcext:value-type="float">
            <text:p>265485</text:p>
          </table:table-cell>
          <table:table-cell/>
          <table:table-cell office:value-type="float" office:value="336657" calcext:value-type="float">
            <text:p>336657</text:p>
          </table:table-cell>
          <table:table-cell/>
          <table:table-cell office:value-type="float" office:value="443846" calcext:value-type="float">
            <text:p>443846</text:p>
          </table:table-cell>
          <table:table-cell/>
          <table:table-cell office:value-type="float" office:value="611969" calcext:value-type="float">
            <text:p>611969</text:p>
          </table:table-cell>
          <table:table-cell/>
          <table:table-cell office:value-type="float" office:value="671488" calcext:value-type="float">
            <text:p>671488</text:p>
          </table:table-cell>
          <table:table-cell/>
          <table:table-cell office:value-type="float" office:value="826588" calcext:value-type="float">
            <text:p>826588</text:p>
          </table:table-cell>
          <table:table-cell/>
          <table:table-cell office:value-type="float" office:value="808803" calcext:value-type="float">
            <text:p>808803</text:p>
          </table:table-cell>
          <table:table-cell/>
          <table:table-cell office:value-type="float" office:value="909407" calcext:value-type="float">
            <text:p>90940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6364" calcext:value-type="float">
            <text:p>36364</text:p>
          </table:table-cell>
          <table:table-cell/>
          <table:table-cell office:value-type="float" office:value="37424" calcext:value-type="float">
            <text:p>37424</text:p>
          </table:table-cell>
          <table:table-cell/>
          <table:table-cell office:value-type="float" office:value="129816" calcext:value-type="float">
            <text:p>129816</text:p>
          </table:table-cell>
          <table:table-cell/>
          <table:table-cell office:value-type="float" office:value="230257" calcext:value-type="float">
            <text:p>230257</text:p>
          </table:table-cell>
          <table:table-cell/>
          <table:table-cell office:value-type="float" office:value="349613" calcext:value-type="float">
            <text:p>349613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36929" calcext:value-type="float">
            <text:p>36929</text:p>
          </table:table-cell>
          <table:table-cell/>
          <table:table-cell office:value-type="float" office:value="73025" calcext:value-type="float">
            <text:p>73025</text:p>
          </table:table-cell>
          <table:table-cell/>
          <table:table-cell office:value-type="float" office:value="133456" calcext:value-type="float">
            <text:p>133456</text:p>
          </table:table-cell>
          <table:table-cell/>
          <table:table-cell office:value-type="float" office:value="228183" calcext:value-type="float">
            <text:p>228183</text:p>
          </table:table-cell>
          <table:table-cell/>
          <table:table-cell office:value-type="float" office:value="312897" calcext:value-type="float">
            <text:p>312897</text:p>
          </table:table-cell>
          <table:table-cell/>
          <table:table-cell office:value-type="float" office:value="499970" calcext:value-type="float">
            <text:p>499970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33803" calcext:value-type="float">
            <text:p>33803</text:p>
          </table:table-cell>
          <table:table-cell/>
          <table:table-cell office:value-type="float" office:value="71109" calcext:value-type="float">
            <text:p>71109</text:p>
          </table:table-cell>
          <table:table-cell/>
          <table:table-cell office:value-type="float" office:value="132711" calcext:value-type="float">
            <text:p>132711</text:p>
          </table:table-cell>
          <table:table-cell/>
          <table:table-cell office:value-type="float" office:value="226537" calcext:value-type="float">
            <text:p>226537</text:p>
          </table:table-cell>
          <table:table-cell/>
          <table:table-cell office:value-type="float" office:value="330300" calcext:value-type="float">
            <text:p>330300</text:p>
          </table:table-cell>
          <table:table-cell/>
          <table:table-cell office:value-type="float" office:value="439912" calcext:value-type="float">
            <text:p>439912</text:p>
          </table:table-cell>
          <table:table-cell/>
          <table:table-cell office:value-type="float" office:value="541253" calcext:value-type="float">
            <text:p>541253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37688" calcext:value-type="float">
            <text:p>37688</text:p>
          </table:table-cell>
          <table:table-cell/>
          <table:table-cell office:value-type="float" office:value="70708" calcext:value-type="float">
            <text:p>70708</text:p>
          </table:table-cell>
          <table:table-cell/>
          <table:table-cell office:value-type="float" office:value="119538" calcext:value-type="float">
            <text:p>119538</text:p>
          </table:table-cell>
          <table:table-cell/>
          <table:table-cell office:value-type="float" office:value="216114" calcext:value-type="float">
            <text:p>216114</text:p>
          </table:table-cell>
          <table:table-cell/>
          <table:table-cell office:value-type="float" office:value="323230" calcext:value-type="float">
            <text:p>323230</text:p>
          </table:table-cell>
          <table:table-cell/>
          <table:table-cell office:value-type="float" office:value="482168" calcext:value-type="float">
            <text:p>482168</text:p>
          </table:table-cell>
          <table:table-cell/>
          <table:table-cell office:value-type="float" office:value="582478" calcext:value-type="float">
            <text:p>582478</text:p>
          </table:table-cell>
          <table:table-cell/>
          <table:table-cell office:value-type="float" office:value="676201" calcext:value-type="float">
            <text:p>67620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28700" calcext:value-type="float">
            <text:p>28700</text:p>
          </table:table-cell>
          <table:table-cell/>
          <table:table-cell office:value-type="float" office:value="66205" calcext:value-type="float">
            <text:p>66205</text:p>
          </table:table-cell>
          <table:table-cell/>
          <table:table-cell office:value-type="float" office:value="118698" calcext:value-type="float">
            <text:p>118698</text:p>
          </table:table-cell>
          <table:table-cell/>
          <table:table-cell office:value-type="float" office:value="161538" calcext:value-type="float">
            <text:p>161538</text:p>
          </table:table-cell>
          <table:table-cell/>
          <table:table-cell office:value-type="float" office:value="353588" calcext:value-type="float">
            <text:p>353588</text:p>
          </table:table-cell>
          <table:table-cell/>
          <table:table-cell office:value-type="float" office:value="482753" calcext:value-type="float">
            <text:p>482753</text:p>
          </table:table-cell>
          <table:table-cell/>
          <table:table-cell office:value-type="float" office:value="580887" calcext:value-type="float">
            <text:p>580887</text:p>
          </table:table-cell>
          <table:table-cell/>
          <table:table-cell office:value-type="float" office:value="615430" calcext:value-type="float">
            <text:p>615430</text:p>
          </table:table-cell>
          <table:table-cell/>
          <table:table-cell office:value-type="float" office:value="927477" calcext:value-type="float">
            <text:p>92747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28716" calcext:value-type="float">
            <text:p>28716</text:p>
          </table:table-cell>
          <table:table-cell/>
          <table:table-cell office:value-type="float" office:value="69557" calcext:value-type="float">
            <text:p>69557</text:p>
          </table:table-cell>
          <table:table-cell/>
          <table:table-cell office:value-type="float" office:value="106312" calcext:value-type="float">
            <text:p>106312</text:p>
          </table:table-cell>
          <table:table-cell/>
          <table:table-cell office:value-type="float" office:value="207202" calcext:value-type="float">
            <text:p>207202</text:p>
          </table:table-cell>
          <table:table-cell/>
          <table:table-cell office:value-type="float" office:value="298284" calcext:value-type="float">
            <text:p>298284</text:p>
          </table:table-cell>
          <table:table-cell/>
          <table:table-cell office:value-type="float" office:value="396748" calcext:value-type="float">
            <text:p>396748</text:p>
          </table:table-cell>
          <table:table-cell/>
          <table:table-cell office:value-type="float" office:value="589854" calcext:value-type="float">
            <text:p>589854</text:p>
          </table:table-cell>
          <table:table-cell/>
          <table:table-cell office:value-type="float" office:value="565916" calcext:value-type="float">
            <text:p>565916</text:p>
          </table:table-cell>
          <table:table-cell/>
          <table:table-cell office:value-type="float" office:value="914230" calcext:value-type="float">
            <text:p>914230</text:p>
          </table:table-cell>
          <table:table-cell/>
          <table:table-cell office:value-type="float" office:value="1057378" calcext:value-type="float">
            <text:p>105737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33359" calcext:value-type="float">
            <text:p>33359</text:p>
          </table:table-cell>
          <table:table-cell/>
          <table:table-cell office:value-type="float" office:value="62275" calcext:value-type="float">
            <text:p>62275</text:p>
          </table:table-cell>
          <table:table-cell/>
          <table:table-cell office:value-type="float" office:value="122290" calcext:value-type="float">
            <text:p>122290</text:p>
          </table:table-cell>
          <table:table-cell/>
          <table:table-cell office:value-type="float" office:value="204337" calcext:value-type="float">
            <text:p>204337</text:p>
          </table:table-cell>
          <table:table-cell/>
          <table:table-cell office:value-type="float" office:value="345186" calcext:value-type="float">
            <text:p>345186</text:p>
          </table:table-cell>
          <table:table-cell/>
          <table:table-cell office:value-type="float" office:value="472704" calcext:value-type="float">
            <text:p>472704</text:p>
          </table:table-cell>
          <table:table-cell/>
          <table:table-cell office:value-type="float" office:value="587912" calcext:value-type="float">
            <text:p>587912</text:p>
          </table:table-cell>
          <table:table-cell/>
          <table:table-cell office:value-type="float" office:value="608528" calcext:value-type="float">
            <text:p>608528</text:p>
          </table:table-cell>
          <table:table-cell/>
          <table:table-cell office:value-type="float" office:value="945777" calcext:value-type="float">
            <text:p>945777</text:p>
          </table:table-cell>
          <table:table-cell/>
          <table:table-cell office:value-type="float" office:value="816929" calcext:value-type="float">
            <text:p>816929</text:p>
          </table:table-cell>
          <table:table-cell/>
          <table:table-cell office:value-type="float" office:value="1033014" calcext:value-type="float">
            <text:p>1033014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33200" calcext:value-type="float">
            <text:p>33200</text:p>
          </table:table-cell>
          <table:table-cell/>
          <table:table-cell office:value-type="float" office:value="49939" calcext:value-type="float">
            <text:p>49939</text:p>
          </table:table-cell>
          <table:table-cell/>
          <table:table-cell office:value-type="float" office:value="91326" calcext:value-type="float">
            <text:p>91326</text:p>
          </table:table-cell>
          <table:table-cell/>
          <table:table-cell office:value-type="float" office:value="171604" calcext:value-type="float">
            <text:p>171604</text:p>
          </table:table-cell>
          <table:table-cell/>
          <table:table-cell office:value-type="float" office:value="289623" calcext:value-type="float">
            <text:p>289623</text:p>
          </table:table-cell>
          <table:table-cell/>
          <table:table-cell office:value-type="float" office:value="416917" calcext:value-type="float">
            <text:p>416917</text:p>
          </table:table-cell>
          <table:table-cell/>
          <table:table-cell office:value-type="float" office:value="536160" calcext:value-type="float">
            <text:p>536160</text:p>
          </table:table-cell>
          <table:table-cell/>
          <table:table-cell office:value-type="float" office:value="590801" calcext:value-type="float">
            <text:p>590801</text:p>
          </table:table-cell>
          <table:table-cell/>
          <table:table-cell office:value-type="float" office:value="875121" calcext:value-type="float">
            <text:p>875121</text:p>
          </table:table-cell>
          <table:table-cell/>
          <table:table-cell office:value-type="float" office:value="870664" calcext:value-type="float">
            <text:p>870664</text:p>
          </table:table-cell>
          <table:table-cell/>
          <table:table-cell office:value-type="float" office:value="969250" calcext:value-type="float">
            <text:p>969250</text:p>
          </table:table-cell>
          <table:table-cell/>
          <table:table-cell office:value-type="float" office:value="936748" calcext:value-type="float">
            <text:p>936748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31074" calcext:value-type="float">
            <text:p>31074</text:p>
          </table:table-cell>
          <table:table-cell/>
          <table:table-cell office:value-type="float" office:value="59833" calcext:value-type="float">
            <text:p>59833</text:p>
          </table:table-cell>
          <table:table-cell/>
          <table:table-cell office:value-type="float" office:value="100869" calcext:value-type="float">
            <text:p>100869</text:p>
          </table:table-cell>
          <table:table-cell/>
          <table:table-cell office:value-type="float" office:value="135681" calcext:value-type="float">
            <text:p>135681</text:p>
          </table:table-cell>
          <table:table-cell/>
          <table:table-cell office:value-type="float" office:value="182584" calcext:value-type="float">
            <text:p>182584</text:p>
          </table:table-cell>
          <table:table-cell/>
          <table:table-cell office:value-type="float" office:value="207805" calcext:value-type="float">
            <text:p>207805</text:p>
          </table:table-cell>
          <table:table-cell/>
          <table:table-cell office:value-type="float" office:value="236111" calcext:value-type="float">
            <text:p>236111</text:p>
          </table:table-cell>
          <table:table-cell/>
          <table:table-cell office:value-type="float" office:value="254857" calcext:value-type="float">
            <text:p>254857</text:p>
          </table:table-cell>
          <table:table-cell/>
          <table:table-cell office:value-type="float" office:value="279194" calcext:value-type="float">
            <text:p>279194</text:p>
          </table:table-cell>
          <table:table-cell/>
          <table:table-cell office:value-type="float" office:value="302493" calcext:value-type="float">
            <text:p>302493</text:p>
          </table:table-cell>
          <table:table-cell/>
          <table:table-cell office:value-type="float" office:value="248739" calcext:value-type="float">
            <text:p>248739</text:p>
          </table:table-cell>
          <table:table-cell/>
          <table:table-cell office:value-type="float" office:value="315976" calcext:value-type="float">
            <text:p>315976</text:p>
          </table:table-cell>
          <table:table-cell/>
          <table:table-cell office:value-type="float" office:value="307548" calcext:value-type="float">
            <text:p>30754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2521" calcext:value-type="float">
            <text:p>162521</text:p>
          </table:table-cell>
          <table:table-cell/>
          <table:table-cell office:value-type="float" office:value="161174" calcext:value-type="float">
            <text:p>161174</text:p>
          </table:table-cell>
          <table:table-cell/>
          <table:table-cell office:value-type="float" office:value="153522" calcext:value-type="float">
            <text:p>153522</text:p>
          </table:table-cell>
          <table:table-cell/>
          <table:table-cell office:value-type="float" office:value="146330" calcext:value-type="float">
            <text:p>146330</text:p>
          </table:table-cell>
          <table:table-cell/>
          <table:table-cell office:value-type="float" office:value="127684" calcext:value-type="float">
            <text:p>127684</text:p>
          </table:table-cell>
          <table:table-cell/>
          <table:table-cell office:value-type="float" office:value="110706" calcext:value-type="float">
            <text:p>110706</text:p>
          </table:table-cell>
          <table:table-cell/>
          <table:table-cell office:value-type="float" office:value="187091" calcext:value-type="float">
            <text:p>187091</text:p>
          </table:table-cell>
          <table:table-cell/>
          <table:table-cell office:value-type="float" office:value="308395" calcext:value-type="float">
            <text:p>308395</text:p>
          </table:table-cell>
          <table:table-cell/>
          <table:table-cell office:value-type="float" office:value="378973" calcext:value-type="float">
            <text:p>37897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0348" calcext:value-type="float">
            <text:p>300348</text:p>
          </table:table-cell>
          <table:table-cell/>
          <table:table-cell office:value-type="float" office:value="258904" calcext:value-type="float">
            <text:p>258904</text:p>
          </table:table-cell>
          <table:table-cell/>
          <table:table-cell office:value-type="float" office:value="231849" calcext:value-type="float">
            <text:p>231849</text:p>
          </table:table-cell>
          <table:table-cell/>
          <table:table-cell office:value-type="float" office:value="360277" calcext:value-type="float">
            <text:p>360277</text:p>
          </table:table-cell>
          <table:table-cell/>
          <table:table-cell office:value-type="float" office:value="336154" calcext:value-type="float">
            <text:p>336154</text:p>
          </table:table-cell>
          <table:table-cell/>
          <table:table-cell office:value-type="float" office:value="346318" calcext:value-type="float">
            <text:p>346318</text:p>
          </table:table-cell>
          <table:table-cell/>
          <table:table-cell office:value-type="float" office:value="348606" calcext:value-type="float">
            <text:p>348606</text:p>
          </table:table-cell>
          <table:table-cell/>
          <table:table-cell office:value-type="float" office:value="364329" calcext:value-type="float">
            <text:p>364329</text:p>
          </table:table-cell>
          <table:table-cell/>
          <table:table-cell office:value-type="float" office:value="358373" calcext:value-type="float">
            <text:p>35837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752" calcext:value-type="float">
            <text:p>254752</text:p>
          </table:table-cell>
          <table:table-cell/>
          <table:table-cell office:value-type="float" office:value="330040" calcext:value-type="float">
            <text:p>330040</text:p>
          </table:table-cell>
          <table:table-cell/>
          <table:table-cell office:value-type="float" office:value="281947" calcext:value-type="float">
            <text:p>281947</text:p>
          </table:table-cell>
          <table:table-cell/>
          <table:table-cell office:value-type="float" office:value="348967" calcext:value-type="float">
            <text:p>348967</text:p>
          </table:table-cell>
          <table:table-cell/>
          <table:table-cell office:value-type="float" office:value="330435" calcext:value-type="float">
            <text:p>330435</text:p>
          </table:table-cell>
          <table:table-cell/>
          <table:table-cell office:value-type="float" office:value="306770" calcext:value-type="float">
            <text:p>306770</text:p>
          </table:table-cell>
          <table:table-cell/>
          <table:table-cell office:value-type="float" office:value="379425" calcext:value-type="float">
            <text:p>379425</text:p>
          </table:table-cell>
          <table:table-cell/>
          <table:table-cell office:value-type="float" office:value="356193" calcext:value-type="float">
            <text:p>356193</text:p>
          </table:table-cell>
          <table:table-cell/>
          <table:table-cell office:value-type="float" office:value="243507" calcext:value-type="float">
            <text:p>24350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7508" calcext:value-type="float">
            <text:p>307508</text:p>
          </table:table-cell>
          <table:table-cell/>
          <table:table-cell office:value-type="float" office:value="207920" calcext:value-type="float">
            <text:p>207920</text:p>
          </table:table-cell>
          <table:table-cell/>
          <table:table-cell office:value-type="float" office:value="360872" calcext:value-type="float">
            <text:p>360872</text:p>
          </table:table-cell>
          <table:table-cell/>
          <table:table-cell office:value-type="float" office:value="256647" calcext:value-type="float">
            <text:p>256647</text:p>
          </table:table-cell>
          <table:table-cell/>
          <table:table-cell office:value-type="float" office:value="804100" calcext:value-type="float">
            <text:p>804100</text:p>
          </table:table-cell>
          <table:table-cell/>
          <table:table-cell office:value-type="float" office:value="358934" calcext:value-type="float">
            <text:p>358934</text:p>
          </table:table-cell>
          <table:table-cell/>
          <table:table-cell office:value-type="float" office:value="346492" calcext:value-type="float">
            <text:p>346492</text:p>
          </table:table-cell>
          <table:table-cell/>
          <table:table-cell office:value-type="float" office:value="892636" calcext:value-type="float">
            <text:p>892636</text:p>
          </table:table-cell>
          <table:table-cell/>
          <table:table-cell office:value-type="float" office:value="870184" calcext:value-type="float">
            <text:p>87018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7231" calcext:value-type="float">
            <text:p>207231</text:p>
          </table:table-cell>
          <table:table-cell/>
          <table:table-cell office:value-type="float" office:value="431845" calcext:value-type="float">
            <text:p>431845</text:p>
          </table:table-cell>
          <table:table-cell/>
          <table:table-cell office:value-type="float" office:value="334537" calcext:value-type="float">
            <text:p>334537</text:p>
          </table:table-cell>
          <table:table-cell/>
          <table:table-cell office:value-type="float" office:value="286829" calcext:value-type="float">
            <text:p>286829</text:p>
          </table:table-cell>
          <table:table-cell/>
          <table:table-cell office:value-type="float" office:value="544394" calcext:value-type="float">
            <text:p>544394</text:p>
          </table:table-cell>
          <table:table-cell/>
          <table:table-cell office:value-type="float" office:value="337889" calcext:value-type="float">
            <text:p>337889</text:p>
          </table:table-cell>
          <table:table-cell/>
          <table:table-cell office:value-type="float" office:value="627639" calcext:value-type="float">
            <text:p>627639</text:p>
          </table:table-cell>
          <table:table-cell/>
          <table:table-cell office:value-type="float" office:value="334957" calcext:value-type="float">
            <text:p>334957</text:p>
          </table:table-cell>
          <table:table-cell/>
          <table:table-cell office:value-type="float" office:value="336473" calcext:value-type="float">
            <text:p>33647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6683" calcext:value-type="float">
            <text:p>286683</text:p>
          </table:table-cell>
          <table:table-cell/>
          <table:table-cell office:value-type="float" office:value="191739" calcext:value-type="float">
            <text:p>191739</text:p>
          </table:table-cell>
          <table:table-cell/>
          <table:table-cell office:value-type="float" office:value="331706" calcext:value-type="float">
            <text:p>331706</text:p>
          </table:table-cell>
          <table:table-cell/>
          <table:table-cell office:value-type="float" office:value="184105" calcext:value-type="float">
            <text:p>184105</text:p>
          </table:table-cell>
          <table:table-cell/>
          <table:table-cell office:value-type="float" office:value="809143" calcext:value-type="float">
            <text:p>809143</text:p>
          </table:table-cell>
          <table:table-cell/>
          <table:table-cell office:value-type="float" office:value="814457" calcext:value-type="float">
            <text:p>814457</text:p>
          </table:table-cell>
          <table:table-cell/>
          <table:table-cell office:value-type="float" office:value="432013" calcext:value-type="float">
            <text:p>432013</text:p>
          </table:table-cell>
          <table:table-cell/>
          <table:table-cell office:value-type="float" office:value="350990" calcext:value-type="float">
            <text:p>350990</text:p>
          </table:table-cell>
          <table:table-cell/>
          <table:table-cell office:value-type="float" office:value="350143" calcext:value-type="float">
            <text:p>35014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8913" calcext:value-type="float">
            <text:p>228913</text:p>
          </table:table-cell>
          <table:table-cell/>
          <table:table-cell office:value-type="float" office:value="433216" calcext:value-type="float">
            <text:p>433216</text:p>
          </table:table-cell>
          <table:table-cell/>
          <table:table-cell office:value-type="float" office:value="328564" calcext:value-type="float">
            <text:p>328564</text:p>
          </table:table-cell>
          <table:table-cell/>
          <table:table-cell office:value-type="float" office:value="301906" calcext:value-type="float">
            <text:p>301906</text:p>
          </table:table-cell>
          <table:table-cell/>
          <table:table-cell office:value-type="float" office:value="502163" calcext:value-type="float">
            <text:p>502163</text:p>
          </table:table-cell>
          <table:table-cell/>
          <table:table-cell office:value-type="float" office:value="803628" calcext:value-type="float">
            <text:p>803628</text:p>
          </table:table-cell>
          <table:table-cell/>
          <table:table-cell office:value-type="float" office:value="736709" calcext:value-type="float">
            <text:p>736709</text:p>
          </table:table-cell>
          <table:table-cell/>
          <table:table-cell office:value-type="float" office:value="675334" calcext:value-type="float">
            <text:p>675334</text:p>
          </table:table-cell>
          <table:table-cell/>
          <table:table-cell office:value-type="float" office:value="428161" calcext:value-type="float">
            <text:p>42816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1384" calcext:value-type="float">
            <text:p>151384</text:p>
          </table:table-cell>
          <table:table-cell/>
          <table:table-cell office:value-type="float" office:value="178052" calcext:value-type="float">
            <text:p>178052</text:p>
          </table:table-cell>
          <table:table-cell/>
          <table:table-cell office:value-type="float" office:value="338332" calcext:value-type="float">
            <text:p>338332</text:p>
          </table:table-cell>
          <table:table-cell/>
          <table:table-cell office:value-type="float" office:value="562060" calcext:value-type="float">
            <text:p>562060</text:p>
          </table:table-cell>
          <table:table-cell/>
          <table:table-cell office:value-type="float" office:value="627160" calcext:value-type="float">
            <text:p>627160</text:p>
          </table:table-cell>
          <table:table-cell/>
          <table:table-cell office:value-type="float" office:value="574983" calcext:value-type="float">
            <text:p>574983</text:p>
          </table:table-cell>
          <table:table-cell/>
          <table:table-cell office:value-type="float" office:value="775272" calcext:value-type="float">
            <text:p>775272</text:p>
          </table:table-cell>
          <table:table-cell/>
          <table:table-cell office:value-type="float" office:value="785790" calcext:value-type="float">
            <text:p>785790</text:p>
          </table:table-cell>
          <table:table-cell/>
          <table:table-cell office:value-type="float" office:value="810011" calcext:value-type="float">
            <text:p>81001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1919" calcext:value-type="float">
            <text:p>31919</text:p>
          </table:table-cell>
          <table:table-cell/>
          <table:table-cell office:value-type="float" office:value="58664" calcext:value-type="float">
            <text:p>58664</text:p>
          </table:table-cell>
          <table:table-cell/>
          <table:table-cell office:value-type="float" office:value="86263" calcext:value-type="float">
            <text:p>86263</text:p>
          </table:table-cell>
          <table:table-cell/>
          <table:table-cell office:value-type="float" office:value="151589" calcext:value-type="float">
            <text:p>151589</text:p>
          </table:table-cell>
          <table:table-cell/>
          <table:table-cell office:value-type="float" office:value="208444" calcext:value-type="float">
            <text:p>208444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23845" calcext:value-type="float">
            <text:p>23845</text:p>
          </table:table-cell>
          <table:table-cell/>
          <table:table-cell office:value-type="float" office:value="61301" calcext:value-type="float">
            <text:p>61301</text:p>
          </table:table-cell>
          <table:table-cell/>
          <table:table-cell office:value-type="float" office:value="102245" calcext:value-type="float">
            <text:p>102245</text:p>
          </table:table-cell>
          <table:table-cell/>
          <table:table-cell office:value-type="float" office:value="155533" calcext:value-type="float">
            <text:p>155533</text:p>
          </table:table-cell>
          <table:table-cell/>
          <table:table-cell office:value-type="float" office:value="199372" calcext:value-type="float">
            <text:p>199372</text:p>
          </table:table-cell>
          <table:table-cell/>
          <table:table-cell office:value-type="float" office:value="101109" calcext:value-type="float">
            <text:p>101109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5620" calcext:value-type="float">
            <text:p>25620</text:p>
          </table:table-cell>
          <table:table-cell/>
          <table:table-cell office:value-type="float" office:value="40959" calcext:value-type="float">
            <text:p>40959</text:p>
          </table:table-cell>
          <table:table-cell/>
          <table:table-cell office:value-type="float" office:value="89197" calcext:value-type="float">
            <text:p>89197</text:p>
          </table:table-cell>
          <table:table-cell/>
          <table:table-cell office:value-type="float" office:value="151576" calcext:value-type="float">
            <text:p>151576</text:p>
          </table:table-cell>
          <table:table-cell/>
          <table:table-cell office:value-type="float" office:value="200481" calcext:value-type="float">
            <text:p>200481</text:p>
          </table:table-cell>
          <table:table-cell/>
          <table:table-cell office:value-type="float" office:value="133819" calcext:value-type="float">
            <text:p>133819</text:p>
          </table:table-cell>
          <table:table-cell/>
          <table:table-cell office:value-type="float" office:value="249776" calcext:value-type="float">
            <text:p>249776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23694" calcext:value-type="float">
            <text:p>23694</text:p>
          </table:table-cell>
          <table:table-cell/>
          <table:table-cell office:value-type="float" office:value="39363" calcext:value-type="float">
            <text:p>39363</text:p>
          </table:table-cell>
          <table:table-cell/>
          <table:table-cell office:value-type="float" office:value="74516" calcext:value-type="float">
            <text:p>74516</text:p>
          </table:table-cell>
          <table:table-cell/>
          <table:table-cell office:value-type="float" office:value="115314" calcext:value-type="float">
            <text:p>115314</text:p>
          </table:table-cell>
          <table:table-cell/>
          <table:table-cell office:value-type="float" office:value="205131" calcext:value-type="float">
            <text:p>205131</text:p>
          </table:table-cell>
          <table:table-cell/>
          <table:table-cell office:value-type="float" office:value="209494" calcext:value-type="float">
            <text:p>209494</text:p>
          </table:table-cell>
          <table:table-cell/>
          <table:table-cell office:value-type="float" office:value="267639" calcext:value-type="float">
            <text:p>267639</text:p>
          </table:table-cell>
          <table:table-cell/>
          <table:table-cell office:value-type="float" office:value="271599" calcext:value-type="float">
            <text:p>271599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19318" calcext:value-type="float">
            <text:p>19318</text:p>
          </table:table-cell>
          <table:table-cell/>
          <table:table-cell office:value-type="float" office:value="41958" calcext:value-type="float">
            <text:p>41958</text:p>
          </table:table-cell>
          <table:table-cell/>
          <table:table-cell office:value-type="float" office:value="71684" calcext:value-type="float">
            <text:p>71684</text:p>
          </table:table-cell>
          <table:table-cell/>
          <table:table-cell office:value-type="float" office:value="117893" calcext:value-type="float">
            <text:p>117893</text:p>
          </table:table-cell>
          <table:table-cell/>
          <table:table-cell office:value-type="float" office:value="202451" calcext:value-type="float">
            <text:p>202451</text:p>
          </table:table-cell>
          <table:table-cell/>
          <table:table-cell office:value-type="float" office:value="200037" calcext:value-type="float">
            <text:p>200037</text:p>
          </table:table-cell>
          <table:table-cell/>
          <table:table-cell office:value-type="float" office:value="255169" calcext:value-type="float">
            <text:p>255169</text:p>
          </table:table-cell>
          <table:table-cell/>
          <table:table-cell office:value-type="float" office:value="266242" calcext:value-type="float">
            <text:p>266242</text:p>
          </table:table-cell>
          <table:table-cell/>
          <table:table-cell office:value-type="float" office:value="331509" calcext:value-type="float">
            <text:p>33150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16251" calcext:value-type="float">
            <text:p>16251</text:p>
          </table:table-cell>
          <table:table-cell/>
          <table:table-cell office:value-type="float" office:value="33147" calcext:value-type="float">
            <text:p>33147</text:p>
          </table:table-cell>
          <table:table-cell/>
          <table:table-cell office:value-type="float" office:value="53607" calcext:value-type="float">
            <text:p>53607</text:p>
          </table:table-cell>
          <table:table-cell/>
          <table:table-cell office:value-type="float" office:value="134153" calcext:value-type="float">
            <text:p>134153</text:p>
          </table:table-cell>
          <table:table-cell/>
          <table:table-cell office:value-type="float" office:value="233817" calcext:value-type="float">
            <text:p>233817</text:p>
          </table:table-cell>
          <table:table-cell/>
          <table:table-cell office:value-type="float" office:value="204781" calcext:value-type="float">
            <text:p>204781</text:p>
          </table:table-cell>
          <table:table-cell/>
          <table:table-cell office:value-type="float" office:value="245884" calcext:value-type="float">
            <text:p>245884</text:p>
          </table:table-cell>
          <table:table-cell/>
          <table:table-cell office:value-type="float" office:value="274897" calcext:value-type="float">
            <text:p>274897</text:p>
          </table:table-cell>
          <table:table-cell/>
          <table:table-cell office:value-type="float" office:value="395524" calcext:value-type="float">
            <text:p>395524</text:p>
          </table:table-cell>
          <table:table-cell/>
          <table:table-cell office:value-type="float" office:value="397593" calcext:value-type="float">
            <text:p>397593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14693" calcext:value-type="float">
            <text:p>14693</text:p>
          </table:table-cell>
          <table:table-cell/>
          <table:table-cell office:value-type="float" office:value="26841" calcext:value-type="float">
            <text:p>26841</text:p>
          </table:table-cell>
          <table:table-cell/>
          <table:table-cell office:value-type="float" office:value="76615" calcext:value-type="float">
            <text:p>76615</text:p>
          </table:table-cell>
          <table:table-cell/>
          <table:table-cell office:value-type="float" office:value="133021" calcext:value-type="float">
            <text:p>133021</text:p>
          </table:table-cell>
          <table:table-cell/>
          <table:table-cell office:value-type="float" office:value="229224" calcext:value-type="float">
            <text:p>229224</text:p>
          </table:table-cell>
          <table:table-cell/>
          <table:table-cell office:value-type="float" office:value="336182" calcext:value-type="float">
            <text:p>336182</text:p>
          </table:table-cell>
          <table:table-cell/>
          <table:table-cell office:value-type="float" office:value="234727" calcext:value-type="float">
            <text:p>234727</text:p>
          </table:table-cell>
          <table:table-cell/>
          <table:table-cell office:value-type="float" office:value="276102" calcext:value-type="float">
            <text:p>276102</text:p>
          </table:table-cell>
          <table:table-cell/>
          <table:table-cell office:value-type="float" office:value="364058" calcext:value-type="float">
            <text:p>364058</text:p>
          </table:table-cell>
          <table:table-cell/>
          <table:table-cell office:value-type="float" office:value="448926" calcext:value-type="float">
            <text:p>448926</text:p>
          </table:table-cell>
          <table:table-cell/>
          <table:table-cell office:value-type="float" office:value="591658" calcext:value-type="float">
            <text:p>59165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13028" calcext:value-type="float">
            <text:p>13028</text:p>
          </table:table-cell>
          <table:table-cell/>
          <table:table-cell office:value-type="float" office:value="24808" calcext:value-type="float">
            <text:p>24808</text:p>
          </table:table-cell>
          <table:table-cell/>
          <table:table-cell office:value-type="float" office:value="66116" calcext:value-type="float">
            <text:p>66116</text:p>
          </table:table-cell>
          <table:table-cell/>
          <table:table-cell office:value-type="float" office:value="117108" calcext:value-type="float">
            <text:p>117108</text:p>
          </table:table-cell>
          <table:table-cell/>
          <table:table-cell office:value-type="float" office:value="195107" calcext:value-type="float">
            <text:p>195107</text:p>
          </table:table-cell>
          <table:table-cell/>
          <table:table-cell office:value-type="float" office:value="306518" calcext:value-type="float">
            <text:p>306518</text:p>
          </table:table-cell>
          <table:table-cell/>
          <table:table-cell office:value-type="float" office:value="412319" calcext:value-type="float">
            <text:p>412319</text:p>
          </table:table-cell>
          <table:table-cell/>
          <table:table-cell office:value-type="float" office:value="261567" calcext:value-type="float">
            <text:p>261567</text:p>
          </table:table-cell>
          <table:table-cell/>
          <table:table-cell office:value-type="float" office:value="336109" calcext:value-type="float">
            <text:p>336109</text:p>
          </table:table-cell>
          <table:table-cell/>
          <table:table-cell office:value-type="float" office:value="442975" calcext:value-type="float">
            <text:p>442975</text:p>
          </table:table-cell>
          <table:table-cell/>
          <table:table-cell office:value-type="float" office:value="616773" calcext:value-type="float">
            <text:p>616773</text:p>
          </table:table-cell>
          <table:table-cell/>
          <table:table-cell office:value-type="float" office:value="711296" calcext:value-type="float">
            <text:p>711296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13164" calcext:value-type="float">
            <text:p>13164</text:p>
          </table:table-cell>
          <table:table-cell/>
          <table:table-cell office:value-type="float" office:value="26815" calcext:value-type="float">
            <text:p>26815</text:p>
          </table:table-cell>
          <table:table-cell/>
          <table:table-cell office:value-type="float" office:value="65356" calcext:value-type="float">
            <text:p>65356</text:p>
          </table:table-cell>
          <table:table-cell/>
          <table:table-cell office:value-type="float" office:value="100555" calcext:value-type="float">
            <text:p>100555</text:p>
          </table:table-cell>
          <table:table-cell/>
          <table:table-cell office:value-type="float" office:value="176238" calcext:value-type="float">
            <text:p>176238</text:p>
          </table:table-cell>
          <table:table-cell/>
          <table:table-cell office:value-type="float" office:value="267245" calcext:value-type="float">
            <text:p>267245</text:p>
          </table:table-cell>
          <table:table-cell/>
          <table:table-cell office:value-type="float" office:value="324912" calcext:value-type="float">
            <text:p>324912</text:p>
          </table:table-cell>
          <table:table-cell/>
          <table:table-cell office:value-type="float" office:value="404163" calcext:value-type="float">
            <text:p>404163</text:p>
          </table:table-cell>
          <table:table-cell/>
          <table:table-cell office:value-type="float" office:value="262851" calcext:value-type="float">
            <text:p>262851</text:p>
          </table:table-cell>
          <table:table-cell/>
          <table:table-cell office:value-type="float" office:value="316408" calcext:value-type="float">
            <text:p>316408</text:p>
          </table:table-cell>
          <table:table-cell/>
          <table:table-cell office:value-type="float" office:value="463688" calcext:value-type="float">
            <text:p>463688</text:p>
          </table:table-cell>
          <table:table-cell/>
          <table:table-cell office:value-type="float" office:value="530431" calcext:value-type="float">
            <text:p>530431</text:p>
          </table:table-cell>
          <table:table-cell/>
          <table:table-cell office:value-type="float" office:value="739819" calcext:value-type="float">
            <text:p>73981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453" calcext:value-type="float">
            <text:p>183453</text:p>
          </table:table-cell>
          <table:table-cell/>
          <table:table-cell office:value-type="float" office:value="269591" calcext:value-type="float">
            <text:p>269591</text:p>
          </table:table-cell>
          <table:table-cell/>
          <table:table-cell office:value-type="float" office:value="346670" calcext:value-type="float">
            <text:p>346670</text:p>
          </table:table-cell>
          <table:table-cell/>
          <table:table-cell office:value-type="float" office:value="432432" calcext:value-type="float">
            <text:p>432432</text:p>
          </table:table-cell>
          <table:table-cell/>
          <table:table-cell office:value-type="float" office:value="493947" calcext:value-type="float">
            <text:p>493947</text:p>
          </table:table-cell>
          <table:table-cell/>
          <table:table-cell office:value-type="float" office:value="527427" calcext:value-type="float">
            <text:p>527427</text:p>
          </table:table-cell>
          <table:table-cell/>
          <table:table-cell office:value-type="float" office:value="274346" calcext:value-type="float">
            <text:p>274346</text:p>
          </table:table-cell>
          <table:table-cell/>
          <table:table-cell office:value-type="float" office:value="703463" calcext:value-type="float">
            <text:p>703463</text:p>
          </table:table-cell>
          <table:table-cell/>
          <table:table-cell office:value-type="float" office:value="718850" calcext:value-type="float">
            <text:p>71885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6072" calcext:value-type="float">
            <text:p>186072</text:p>
          </table:table-cell>
          <table:table-cell/>
          <table:table-cell office:value-type="float" office:value="275813" calcext:value-type="float">
            <text:p>275813</text:p>
          </table:table-cell>
          <table:table-cell/>
          <table:table-cell office:value-type="float" office:value="183980" calcext:value-type="float">
            <text:p>183980</text:p>
          </table:table-cell>
          <table:table-cell/>
          <table:table-cell office:value-type="float" office:value="409134" calcext:value-type="float">
            <text:p>409134</text:p>
          </table:table-cell>
          <table:table-cell/>
          <table:table-cell office:value-type="float" office:value="543168" calcext:value-type="float">
            <text:p>543168</text:p>
          </table:table-cell>
          <table:table-cell/>
          <table:table-cell office:value-type="float" office:value="643701" calcext:value-type="float">
            <text:p>643701</text:p>
          </table:table-cell>
          <table:table-cell/>
          <table:table-cell office:value-type="float" office:value="433534" calcext:value-type="float">
            <text:p>433534</text:p>
          </table:table-cell>
          <table:table-cell/>
          <table:table-cell office:value-type="float" office:value="563900" calcext:value-type="float">
            <text:p>563900</text:p>
          </table:table-cell>
          <table:table-cell/>
          <table:table-cell office:value-type="float" office:value="609376" calcext:value-type="float">
            <text:p>60937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275" calcext:value-type="float">
            <text:p>173275</text:p>
          </table:table-cell>
          <table:table-cell/>
          <table:table-cell office:value-type="float" office:value="264049" calcext:value-type="float">
            <text:p>264049</text:p>
          </table:table-cell>
          <table:table-cell/>
          <table:table-cell office:value-type="float" office:value="330393" calcext:value-type="float">
            <text:p>330393</text:p>
          </table:table-cell>
          <table:table-cell/>
          <table:table-cell office:value-type="float" office:value="397252" calcext:value-type="float">
            <text:p>397252</text:p>
          </table:table-cell>
          <table:table-cell/>
          <table:table-cell office:value-type="float" office:value="537832" calcext:value-type="float">
            <text:p>537832</text:p>
          </table:table-cell>
          <table:table-cell/>
          <table:table-cell office:value-type="float" office:value="627649" calcext:value-type="float">
            <text:p>627649</text:p>
          </table:table-cell>
          <table:table-cell/>
          <table:table-cell office:value-type="float" office:value="839899" calcext:value-type="float">
            <text:p>839899</text:p>
          </table:table-cell>
          <table:table-cell/>
          <table:table-cell office:value-type="float" office:value="693234" calcext:value-type="float">
            <text:p>693234</text:p>
          </table:table-cell>
          <table:table-cell/>
          <table:table-cell office:value-type="float" office:value="676856" calcext:value-type="float">
            <text:p>67685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8859" calcext:value-type="float">
            <text:p>178859</text:p>
          </table:table-cell>
          <table:table-cell/>
          <table:table-cell office:value-type="float" office:value="274995" calcext:value-type="float">
            <text:p>274995</text:p>
          </table:table-cell>
          <table:table-cell/>
          <table:table-cell office:value-type="float" office:value="328046" calcext:value-type="float">
            <text:p>328046</text:p>
          </table:table-cell>
          <table:table-cell/>
          <table:table-cell office:value-type="float" office:value="262890" calcext:value-type="float">
            <text:p>262890</text:p>
          </table:table-cell>
          <table:table-cell/>
          <table:table-cell office:value-type="float" office:value="647366" calcext:value-type="float">
            <text:p>647366</text:p>
          </table:table-cell>
          <table:table-cell/>
          <table:table-cell office:value-type="float" office:value="690837" calcext:value-type="float">
            <text:p>690837</text:p>
          </table:table-cell>
          <table:table-cell/>
          <table:table-cell office:value-type="float" office:value="738756" calcext:value-type="float">
            <text:p>738756</text:p>
          </table:table-cell>
          <table:table-cell/>
          <table:table-cell office:value-type="float" office:value="857410" calcext:value-type="float">
            <text:p>857410</text:p>
          </table:table-cell>
          <table:table-cell/>
          <table:table-cell office:value-type="float" office:value="910118" calcext:value-type="float">
            <text:p>91011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7745" calcext:value-type="float">
            <text:p>187745</text:p>
          </table:table-cell>
          <table:table-cell/>
          <table:table-cell office:value-type="float" office:value="290422" calcext:value-type="float">
            <text:p>290422</text:p>
          </table:table-cell>
          <table:table-cell/>
          <table:table-cell office:value-type="float" office:value="329776" calcext:value-type="float">
            <text:p>329776</text:p>
          </table:table-cell>
          <table:table-cell/>
          <table:table-cell office:value-type="float" office:value="427311" calcext:value-type="float">
            <text:p>427311</text:p>
          </table:table-cell>
          <table:table-cell/>
          <table:table-cell office:value-type="float" office:value="600547" calcext:value-type="float">
            <text:p>600547</text:p>
          </table:table-cell>
          <table:table-cell/>
          <table:table-cell office:value-type="float" office:value="640793" calcext:value-type="float">
            <text:p>640793</text:p>
          </table:table-cell>
          <table:table-cell/>
          <table:table-cell office:value-type="float" office:value="757964" calcext:value-type="float">
            <text:p>757964</text:p>
          </table:table-cell>
          <table:table-cell/>
          <table:table-cell office:value-type="float" office:value="818075" calcext:value-type="float">
            <text:p>818075</text:p>
          </table:table-cell>
          <table:table-cell/>
          <table:table-cell office:value-type="float" office:value="822571" calcext:value-type="float">
            <text:p>82257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481" calcext:value-type="float">
            <text:p>177481</text:p>
          </table:table-cell>
          <table:table-cell/>
          <table:table-cell office:value-type="float" office:value="263060" calcext:value-type="float">
            <text:p>263060</text:p>
          </table:table-cell>
          <table:table-cell/>
          <table:table-cell office:value-type="float" office:value="329516" calcext:value-type="float">
            <text:p>329516</text:p>
          </table:table-cell>
          <table:table-cell/>
          <table:table-cell office:value-type="float" office:value="376859" calcext:value-type="float">
            <text:p>376859</text:p>
          </table:table-cell>
          <table:table-cell/>
          <table:table-cell office:value-type="float" office:value="565133" calcext:value-type="float">
            <text:p>565133</text:p>
          </table:table-cell>
          <table:table-cell/>
          <table:table-cell office:value-type="float" office:value="643629" calcext:value-type="float">
            <text:p>643629</text:p>
          </table:table-cell>
          <table:table-cell/>
          <table:table-cell office:value-type="float" office:value="824468" calcext:value-type="float">
            <text:p>824468</text:p>
          </table:table-cell>
          <table:table-cell/>
          <table:table-cell office:value-type="float" office:value="826323" calcext:value-type="float">
            <text:p>826323</text:p>
          </table:table-cell>
          <table:table-cell/>
          <table:table-cell office:value-type="float" office:value="906862" calcext:value-type="float">
            <text:p>90686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5911" calcext:value-type="float">
            <text:p>185911</text:p>
          </table:table-cell>
          <table:table-cell/>
          <table:table-cell office:value-type="float" office:value="308981" calcext:value-type="float">
            <text:p>308981</text:p>
          </table:table-cell>
          <table:table-cell/>
          <table:table-cell office:value-type="float" office:value="399514" calcext:value-type="float">
            <text:p>399514</text:p>
          </table:table-cell>
          <table:table-cell/>
          <table:table-cell office:value-type="float" office:value="418142" calcext:value-type="float">
            <text:p>418142</text:p>
          </table:table-cell>
          <table:table-cell/>
          <table:table-cell office:value-type="float" office:value="614366" calcext:value-type="float">
            <text:p>614366</text:p>
          </table:table-cell>
          <table:table-cell/>
          <table:table-cell office:value-type="float" office:value="641708" calcext:value-type="float">
            <text:p>641708</text:p>
          </table:table-cell>
          <table:table-cell/>
          <table:table-cell office:value-type="float" office:value="755830" calcext:value-type="float">
            <text:p>755830</text:p>
          </table:table-cell>
          <table:table-cell/>
          <table:table-cell office:value-type="float" office:value="827473" calcext:value-type="float">
            <text:p>827473</text:p>
          </table:table-cell>
          <table:table-cell/>
          <table:table-cell office:value-type="float" office:value="884778" calcext:value-type="float">
            <text:p>88477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5462" calcext:value-type="float">
            <text:p>175462</text:p>
          </table:table-cell>
          <table:table-cell/>
          <table:table-cell office:value-type="float" office:value="264966" calcext:value-type="float">
            <text:p>264966</text:p>
          </table:table-cell>
          <table:table-cell/>
          <table:table-cell office:value-type="float" office:value="331665" calcext:value-type="float">
            <text:p>331665</text:p>
          </table:table-cell>
          <table:table-cell/>
          <table:table-cell office:value-type="float" office:value="447894" calcext:value-type="float">
            <text:p>447894</text:p>
          </table:table-cell>
          <table:table-cell/>
          <table:table-cell office:value-type="float" office:value="590138" calcext:value-type="float">
            <text:p>590138</text:p>
          </table:table-cell>
          <table:table-cell/>
          <table:table-cell office:value-type="float" office:value="693554" calcext:value-type="float">
            <text:p>693554</text:p>
          </table:table-cell>
          <table:table-cell/>
          <table:table-cell office:value-type="float" office:value="817952" calcext:value-type="float">
            <text:p>817952</text:p>
          </table:table-cell>
          <table:table-cell/>
          <table:table-cell office:value-type="float" office:value="890031" calcext:value-type="float">
            <text:p>890031</text:p>
          </table:table-cell>
          <table:table-cell/>
          <table:table-cell office:value-type="float" office:value="884173" calcext:value-type="float">
            <text:p>88417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1163036" calcext:value-type="float">
            <text:p>1163036</text:p>
          </table:table-cell>
          <table:table-cell/>
          <table:table-cell office:value-type="float" office:value="1638743" calcext:value-type="float">
            <text:p>1638743</text:p>
          </table:table-cell>
          <table:table-cell/>
          <table:table-cell office:value-type="float" office:value="969761" calcext:value-type="float">
            <text:p>969761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1933893" calcext:value-type="float">
            <text:p>1933893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1349580" calcext:value-type="float">
            <text:p>1349580</text:p>
          </table:table-cell>
          <table:table-cell/>
          <table:table-cell office:value-type="float" office:value="1618028" calcext:value-type="float">
            <text:p>1618028</text:p>
          </table:table-cell>
          <table:table-cell/>
          <table:table-cell office:value-type="float" office:value="1332828" calcext:value-type="float">
            <text:p>1332828</text:p>
          </table:table-cell>
          <table:table-cell/>
          <table:table-cell office:value-type="float" office:value="1622919" calcext:value-type="float">
            <text:p>1622919</text:p>
          </table:table-cell>
          <table:table-cell/>
          <table:table-cell office:value-type="float" office:value="2211113" calcext:value-type="float">
            <text:p>2211113</text:p>
          </table:table-cell>
          <table:table-cell/>
          <table:table-cell office:value-type="float" office:value="2058509" calcext:value-type="float">
            <text:p>2058509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1400278" calcext:value-type="float">
            <text:p>1400278</text:p>
          </table:table-cell>
          <table:table-cell/>
          <table:table-cell office:value-type="float" office:value="1652404" calcext:value-type="float">
            <text:p>1652404</text:p>
          </table:table-cell>
          <table:table-cell/>
          <table:table-cell office:value-type="float" office:value="1814348" calcext:value-type="float">
            <text:p>1814348</text:p>
          </table:table-cell>
          <table:table-cell/>
          <table:table-cell office:value-type="float" office:value="2030503" calcext:value-type="float">
            <text:p>2030503</text:p>
          </table:table-cell>
          <table:table-cell/>
          <table:table-cell office:value-type="float" office:value="2435861" calcext:value-type="float">
            <text:p>2435861</text:p>
          </table:table-cell>
          <table:table-cell/>
          <table:table-cell office:value-type="float" office:value="2325094" calcext:value-type="float">
            <text:p>2325094</text:p>
          </table:table-cell>
          <table:table-cell/>
          <table:table-cell office:value-type="float" office:value="2223962" calcext:value-type="float">
            <text:p>2223962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1410215" calcext:value-type="float">
            <text:p>1410215</text:p>
          </table:table-cell>
          <table:table-cell/>
          <table:table-cell office:value-type="float" office:value="1662389" calcext:value-type="float">
            <text:p>1662389</text:p>
          </table:table-cell>
          <table:table-cell/>
          <table:table-cell office:value-type="float" office:value="1827947" calcext:value-type="float">
            <text:p>1827947</text:p>
          </table:table-cell>
          <table:table-cell/>
          <table:table-cell office:value-type="float" office:value="1931527" calcext:value-type="float">
            <text:p>1931527</text:p>
          </table:table-cell>
          <table:table-cell/>
          <table:table-cell office:value-type="float" office:value="2116152" calcext:value-type="float">
            <text:p>2116152</text:p>
          </table:table-cell>
          <table:table-cell/>
          <table:table-cell office:value-type="float" office:value="2560168" calcext:value-type="float">
            <text:p>2560168</text:p>
          </table:table-cell>
          <table:table-cell/>
          <table:table-cell office:value-type="float" office:value="2350044" calcext:value-type="float">
            <text:p>2350044</text:p>
          </table:table-cell>
          <table:table-cell/>
          <table:table-cell office:value-type="float" office:value="2275345" calcext:value-type="float">
            <text:p>227534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1374474" calcext:value-type="float">
            <text:p>1374474</text:p>
          </table:table-cell>
          <table:table-cell/>
          <table:table-cell office:value-type="float" office:value="741047" calcext:value-type="float">
            <text:p>741047</text:p>
          </table:table-cell>
          <table:table-cell/>
          <table:table-cell office:value-type="float" office:value="1774922" calcext:value-type="float">
            <text:p>1774922</text:p>
          </table:table-cell>
          <table:table-cell/>
          <table:table-cell office:value-type="float" office:value="1892218" calcext:value-type="float">
            <text:p>1892218</text:p>
          </table:table-cell>
          <table:table-cell/>
          <table:table-cell office:value-type="float" office:value="1874871" calcext:value-type="float">
            <text:p>1874871</text:p>
          </table:table-cell>
          <table:table-cell/>
          <table:table-cell office:value-type="float" office:value="2169388" calcext:value-type="float">
            <text:p>2169388</text:p>
          </table:table-cell>
          <table:table-cell/>
          <table:table-cell office:value-type="float" office:value="2573677" calcext:value-type="float">
            <text:p>2573677</text:p>
          </table:table-cell>
          <table:table-cell/>
          <table:table-cell office:value-type="float" office:value="2426801" calcext:value-type="float">
            <text:p>2426801</text:p>
          </table:table-cell>
          <table:table-cell/>
          <table:table-cell office:value-type="float" office:value="2216407" calcext:value-type="float">
            <text:p>2216407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1419165" calcext:value-type="float">
            <text:p>1419165</text:p>
          </table:table-cell>
          <table:table-cell/>
          <table:table-cell office:value-type="float" office:value="1642495" calcext:value-type="float">
            <text:p>1642495</text:p>
          </table:table-cell>
          <table:table-cell/>
          <table:table-cell office:value-type="float" office:value="1723915" calcext:value-type="float">
            <text:p>1723915</text:p>
          </table:table-cell>
          <table:table-cell/>
          <table:table-cell office:value-type="float" office:value="1785550" calcext:value-type="float">
            <text:p>1785550</text:p>
          </table:table-cell>
          <table:table-cell/>
          <table:table-cell office:value-type="float" office:value="1830057" calcext:value-type="float">
            <text:p>1830057</text:p>
          </table:table-cell>
          <table:table-cell/>
          <table:table-cell office:value-type="float" office:value="1926942" calcext:value-type="float">
            <text:p>1926942</text:p>
          </table:table-cell>
          <table:table-cell/>
          <table:table-cell office:value-type="float" office:value="2185842" calcext:value-type="float">
            <text:p>2185842</text:p>
          </table:table-cell>
          <table:table-cell/>
          <table:table-cell office:value-type="float" office:value="2605532" calcext:value-type="float">
            <text:p>2605532</text:p>
          </table:table-cell>
          <table:table-cell/>
          <table:table-cell office:value-type="float" office:value="2243502" calcext:value-type="float">
            <text:p>2243502</text:p>
          </table:table-cell>
          <table:table-cell/>
          <table:table-cell office:value-type="float" office:value="2255282" calcext:value-type="float">
            <text:p>2255282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1438752" calcext:value-type="float">
            <text:p>1438752</text:p>
          </table:table-cell>
          <table:table-cell/>
          <table:table-cell office:value-type="float" office:value="1634495" calcext:value-type="float">
            <text:p>1634495</text:p>
          </table:table-cell>
          <table:table-cell/>
          <table:table-cell office:value-type="float" office:value="1721808" calcext:value-type="float">
            <text:p>1721808</text:p>
          </table:table-cell>
          <table:table-cell/>
          <table:table-cell office:value-type="float" office:value="1331586" calcext:value-type="float">
            <text:p>1331586</text:p>
          </table:table-cell>
          <table:table-cell/>
          <table:table-cell office:value-type="float" office:value="1760087" calcext:value-type="float">
            <text:p>1760087</text:p>
          </table:table-cell>
          <table:table-cell/>
          <table:table-cell office:value-type="float" office:value="1939517" calcext:value-type="float">
            <text:p>1939517</text:p>
          </table:table-cell>
          <table:table-cell/>
          <table:table-cell office:value-type="float" office:value="2071909" calcext:value-type="float">
            <text:p>2071909</text:p>
          </table:table-cell>
          <table:table-cell/>
          <table:table-cell office:value-type="float" office:value="2146730" calcext:value-type="float">
            <text:p>2146730</text:p>
          </table:table-cell>
          <table:table-cell/>
          <table:table-cell office:value-type="float" office:value="2558505" calcext:value-type="float">
            <text:p>2558505</text:p>
          </table:table-cell>
          <table:table-cell/>
          <table:table-cell office:value-type="float" office:value="2426601" calcext:value-type="float">
            <text:p>2426601</text:p>
          </table:table-cell>
          <table:table-cell/>
          <table:table-cell office:value-type="float" office:value="2136585" calcext:value-type="float">
            <text:p>2136585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1252185" calcext:value-type="float">
            <text:p>1252185</text:p>
          </table:table-cell>
          <table:table-cell/>
          <table:table-cell office:value-type="float" office:value="1616791" calcext:value-type="float">
            <text:p>1616791</text:p>
          </table:table-cell>
          <table:table-cell/>
          <table:table-cell office:value-type="float" office:value="1726116" calcext:value-type="float">
            <text:p>1726116</text:p>
          </table:table-cell>
          <table:table-cell/>
          <table:table-cell office:value-type="float" office:value="1534615" calcext:value-type="float">
            <text:p>1534615</text:p>
          </table:table-cell>
          <table:table-cell/>
          <table:table-cell office:value-type="float" office:value="1806049" calcext:value-type="float">
            <text:p>1806049</text:p>
          </table:table-cell>
          <table:table-cell/>
          <table:table-cell office:value-type="float" office:value="1874630" calcext:value-type="float">
            <text:p>1874630</text:p>
          </table:table-cell>
          <table:table-cell/>
          <table:table-cell office:value-type="float" office:value="1920310" calcext:value-type="float">
            <text:p>1920310</text:p>
          </table:table-cell>
          <table:table-cell/>
          <table:table-cell office:value-type="float" office:value="2019758" calcext:value-type="float">
            <text:p>2019758</text:p>
          </table:table-cell>
          <table:table-cell/>
          <table:table-cell office:value-type="float" office:value="2148449" calcext:value-type="float">
            <text:p>2148449</text:p>
          </table:table-cell>
          <table:table-cell/>
          <table:table-cell office:value-type="float" office:value="2017742" calcext:value-type="float">
            <text:p>2017742</text:p>
          </table:table-cell>
          <table:table-cell/>
          <table:table-cell office:value-type="float" office:value="2290831" calcext:value-type="float">
            <text:p>2290831</text:p>
          </table:table-cell>
          <table:table-cell/>
          <table:table-cell office:value-type="float" office:value="1996057" calcext:value-type="float">
            <text:p>1996057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1398903" calcext:value-type="float">
            <text:p>1398903</text:p>
          </table:table-cell>
          <table:table-cell/>
          <table:table-cell office:value-type="float" office:value="1599064" calcext:value-type="float">
            <text:p>1599064</text:p>
          </table:table-cell>
          <table:table-cell/>
          <table:table-cell office:value-type="float" office:value="1723726" calcext:value-type="float">
            <text:p>1723726</text:p>
          </table:table-cell>
          <table:table-cell/>
          <table:table-cell office:value-type="float" office:value="1769533" calcext:value-type="float">
            <text:p>1769533</text:p>
          </table:table-cell>
          <table:table-cell/>
          <table:table-cell office:value-type="float" office:value="1688364" calcext:value-type="float">
            <text:p>1688364</text:p>
          </table:table-cell>
          <table:table-cell/>
          <table:table-cell office:value-type="float" office:value="1702755" calcext:value-type="float">
            <text:p>1702755</text:p>
          </table:table-cell>
          <table:table-cell/>
          <table:table-cell office:value-type="float" office:value="1714309" calcext:value-type="float">
            <text:p>1714309</text:p>
          </table:table-cell>
          <table:table-cell/>
          <table:table-cell office:value-type="float" office:value="1929303" calcext:value-type="float">
            <text:p>1929303</text:p>
          </table:table-cell>
          <table:table-cell/>
          <table:table-cell office:value-type="float" office:value="1818851" calcext:value-type="float">
            <text:p>1818851</text:p>
          </table:table-cell>
          <table:table-cell/>
          <table:table-cell office:value-type="float" office:value="2070000" calcext:value-type="float">
            <text:p>2070000</text:p>
          </table:table-cell>
          <table:table-cell/>
          <table:table-cell office:value-type="float" office:value="2281234" calcext:value-type="float">
            <text:p>2281234</text:p>
          </table:table-cell>
          <table:table-cell/>
          <table:table-cell office:value-type="float" office:value="2166863" calcext:value-type="float">
            <text:p>2166863</text:p>
          </table:table-cell>
          <table:table-cell/>
          <table:table-cell office:value-type="float" office:value="1980913" calcext:value-type="float">
            <text:p>198091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04897" calcext:value-type="float">
            <text:p>1804897</text:p>
          </table:table-cell>
          <table:table-cell/>
          <table:table-cell office:value-type="float" office:value="1755111" calcext:value-type="float">
            <text:p>1755111</text:p>
          </table:table-cell>
          <table:table-cell/>
          <table:table-cell office:value-type="float" office:value="1781455" calcext:value-type="float">
            <text:p>1781455</text:p>
          </table:table-cell>
          <table:table-cell/>
          <table:table-cell office:value-type="float" office:value="1884175" calcext:value-type="float">
            <text:p>1884175</text:p>
          </table:table-cell>
          <table:table-cell/>
          <table:table-cell office:value-type="float" office:value="1887565" calcext:value-type="float">
            <text:p>1887565</text:p>
          </table:table-cell>
          <table:table-cell/>
          <table:table-cell office:value-type="float" office:value="1876407" calcext:value-type="float">
            <text:p>1876407</text:p>
          </table:table-cell>
          <table:table-cell/>
          <table:table-cell office:value-type="float" office:value="1940548" calcext:value-type="float">
            <text:p>1940548</text:p>
          </table:table-cell>
          <table:table-cell/>
          <table:table-cell office:value-type="float" office:value="2250706" calcext:value-type="float">
            <text:p>2250706</text:p>
          </table:table-cell>
          <table:table-cell/>
          <table:table-cell office:value-type="float" office:value="2086080" calcext:value-type="float">
            <text:p>208608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8580" calcext:value-type="float">
            <text:p>1738580</text:p>
          </table:table-cell>
          <table:table-cell/>
          <table:table-cell office:value-type="float" office:value="1813587" calcext:value-type="float">
            <text:p>1813587</text:p>
          </table:table-cell>
          <table:table-cell/>
          <table:table-cell office:value-type="float" office:value="1836365" calcext:value-type="float">
            <text:p>1836365</text:p>
          </table:table-cell>
          <table:table-cell/>
          <table:table-cell office:value-type="float" office:value="1809683" calcext:value-type="float">
            <text:p>1809683</text:p>
          </table:table-cell>
          <table:table-cell/>
          <table:table-cell office:value-type="float" office:value="1819747" calcext:value-type="float">
            <text:p>1819747</text:p>
          </table:table-cell>
          <table:table-cell/>
          <table:table-cell office:value-type="float" office:value="1897387" calcext:value-type="float">
            <text:p>1897387</text:p>
          </table:table-cell>
          <table:table-cell/>
          <table:table-cell office:value-type="float" office:value="1838773" calcext:value-type="float">
            <text:p>1838773</text:p>
          </table:table-cell>
          <table:table-cell/>
          <table:table-cell office:value-type="float" office:value="1919165" calcext:value-type="float">
            <text:p>1919165</text:p>
          </table:table-cell>
          <table:table-cell/>
          <table:table-cell office:value-type="float" office:value="1970722" calcext:value-type="float">
            <text:p>197072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1698" calcext:value-type="float">
            <text:p>1771698</text:p>
          </table:table-cell>
          <table:table-cell/>
          <table:table-cell office:value-type="float" office:value="1752372" calcext:value-type="float">
            <text:p>1752372</text:p>
          </table:table-cell>
          <table:table-cell/>
          <table:table-cell office:value-type="float" office:value="1819029" calcext:value-type="float">
            <text:p>1819029</text:p>
          </table:table-cell>
          <table:table-cell/>
          <table:table-cell office:value-type="float" office:value="1759895" calcext:value-type="float">
            <text:p>1759895</text:p>
          </table:table-cell>
          <table:table-cell/>
          <table:table-cell office:value-type="float" office:value="1802242" calcext:value-type="float">
            <text:p>1802242</text:p>
          </table:table-cell>
          <table:table-cell/>
          <table:table-cell office:value-type="float" office:value="1794647" calcext:value-type="float">
            <text:p>1794647</text:p>
          </table:table-cell>
          <table:table-cell/>
          <table:table-cell office:value-type="float" office:value="1205182" calcext:value-type="float">
            <text:p>1205182</text:p>
          </table:table-cell>
          <table:table-cell/>
          <table:table-cell office:value-type="float" office:value="1822212" calcext:value-type="float">
            <text:p>1822212</text:p>
          </table:table-cell>
          <table:table-cell/>
          <table:table-cell office:value-type="float" office:value="1951517" calcext:value-type="float">
            <text:p>195151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8750" calcext:value-type="float">
            <text:p>998750</text:p>
          </table:table-cell>
          <table:table-cell/>
          <table:table-cell office:value-type="float" office:value="899796" calcext:value-type="float">
            <text:p>899796</text:p>
          </table:table-cell>
          <table:table-cell/>
          <table:table-cell office:value-type="float" office:value="957467" calcext:value-type="float">
            <text:p>957467</text:p>
          </table:table-cell>
          <table:table-cell/>
          <table:table-cell office:value-type="float" office:value="1001952" calcext:value-type="float">
            <text:p>1001952</text:p>
          </table:table-cell>
          <table:table-cell/>
          <table:table-cell office:value-type="float" office:value="1007084" calcext:value-type="float">
            <text:p>1007084</text:p>
          </table:table-cell>
          <table:table-cell/>
          <table:table-cell office:value-type="float" office:value="1010380" calcext:value-type="float">
            <text:p>1010380</text:p>
          </table:table-cell>
          <table:table-cell/>
          <table:table-cell office:value-type="float" office:value="983020" calcext:value-type="float">
            <text:p>983020</text:p>
          </table:table-cell>
          <table:table-cell/>
          <table:table-cell office:value-type="float" office:value="1254464" calcext:value-type="float">
            <text:p>1254464</text:p>
          </table:table-cell>
          <table:table-cell/>
          <table:table-cell office:value-type="float" office:value="1340644" calcext:value-type="float">
            <text:p>134064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7050" calcext:value-type="float">
            <text:p>497050</text:p>
          </table:table-cell>
          <table:table-cell/>
          <table:table-cell office:value-type="float" office:value="912746" calcext:value-type="float">
            <text:p>912746</text:p>
          </table:table-cell>
          <table:table-cell/>
          <table:table-cell office:value-type="float" office:value="548764" calcext:value-type="float">
            <text:p>548764</text:p>
          </table:table-cell>
          <table:table-cell/>
          <table:table-cell office:value-type="float" office:value="529514" calcext:value-type="float">
            <text:p>529514</text:p>
          </table:table-cell>
          <table:table-cell/>
          <table:table-cell office:value-type="float" office:value="940384" calcext:value-type="float">
            <text:p>940384</text:p>
          </table:table-cell>
          <table:table-cell/>
          <table:table-cell office:value-type="float" office:value="524117" calcext:value-type="float">
            <text:p>524117</text:p>
          </table:table-cell>
          <table:table-cell/>
          <table:table-cell office:value-type="float" office:value="908092" calcext:value-type="float">
            <text:p>908092</text:p>
          </table:table-cell>
          <table:table-cell/>
          <table:table-cell office:value-type="float" office:value="428457" calcext:value-type="float">
            <text:p>428457</text:p>
          </table:table-cell>
          <table:table-cell/>
          <table:table-cell office:value-type="float" office:value="562674" calcext:value-type="float">
            <text:p>56267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9105" calcext:value-type="float">
            <text:p>399105</text:p>
          </table:table-cell>
          <table:table-cell/>
          <table:table-cell office:value-type="float" office:value="238038" calcext:value-type="float">
            <text:p>238038</text:p>
          </table:table-cell>
          <table:table-cell/>
          <table:table-cell office:value-type="float" office:value="369944" calcext:value-type="float">
            <text:p>369944</text:p>
          </table:table-cell>
          <table:table-cell/>
          <table:table-cell office:value-type="float" office:value="425308" calcext:value-type="float">
            <text:p>425308</text:p>
          </table:table-cell>
          <table:table-cell/>
          <table:table-cell office:value-type="float" office:value="573787" calcext:value-type="float">
            <text:p>573787</text:p>
          </table:table-cell>
          <table:table-cell/>
          <table:table-cell office:value-type="float" office:value="824181" calcext:value-type="float">
            <text:p>824181</text:p>
          </table:table-cell>
          <table:table-cell/>
          <table:table-cell office:value-type="float" office:value="334148" calcext:value-type="float">
            <text:p>334148</text:p>
          </table:table-cell>
          <table:table-cell/>
          <table:table-cell office:value-type="float" office:value="403932" calcext:value-type="float">
            <text:p>403932</text:p>
          </table:table-cell>
          <table:table-cell/>
          <table:table-cell office:value-type="float" office:value="260280" calcext:value-type="float">
            <text:p>26028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2837" calcext:value-type="float">
            <text:p>442837</text:p>
          </table:table-cell>
          <table:table-cell/>
          <table:table-cell office:value-type="float" office:value="367167" calcext:value-type="float">
            <text:p>367167</text:p>
          </table:table-cell>
          <table:table-cell/>
          <table:table-cell office:value-type="float" office:value="553923" calcext:value-type="float">
            <text:p>553923</text:p>
          </table:table-cell>
          <table:table-cell/>
          <table:table-cell office:value-type="float" office:value="631949" calcext:value-type="float">
            <text:p>631949</text:p>
          </table:table-cell>
          <table:table-cell/>
          <table:table-cell office:value-type="float" office:value="335400" calcext:value-type="float">
            <text:p>335400</text:p>
          </table:table-cell>
          <table:table-cell/>
          <table:table-cell office:value-type="float" office:value="519383" calcext:value-type="float">
            <text:p>519383</text:p>
          </table:table-cell>
          <table:table-cell/>
          <table:table-cell office:value-type="float" office:value="436567" calcext:value-type="float">
            <text:p>436567</text:p>
          </table:table-cell>
          <table:table-cell/>
          <table:table-cell office:value-type="float" office:value="353761" calcext:value-type="float">
            <text:p>353761</text:p>
          </table:table-cell>
          <table:table-cell/>
          <table:table-cell office:value-type="float" office:value="367457" calcext:value-type="float">
            <text:p>36745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9811" calcext:value-type="float">
            <text:p>319811</text:p>
          </table:table-cell>
          <table:table-cell/>
          <table:table-cell office:value-type="float" office:value="318443" calcext:value-type="float">
            <text:p>318443</text:p>
          </table:table-cell>
          <table:table-cell/>
          <table:table-cell office:value-type="float" office:value="481394" calcext:value-type="float">
            <text:p>481394</text:p>
          </table:table-cell>
          <table:table-cell/>
          <table:table-cell office:value-type="float" office:value="379678" calcext:value-type="float">
            <text:p>379678</text:p>
          </table:table-cell>
          <table:table-cell/>
          <table:table-cell office:value-type="float" office:value="460852" calcext:value-type="float">
            <text:p>460852</text:p>
          </table:table-cell>
          <table:table-cell/>
          <table:table-cell office:value-type="float" office:value="396863" calcext:value-type="float">
            <text:p>396863</text:p>
          </table:table-cell>
          <table:table-cell/>
          <table:table-cell office:value-type="float" office:value="739500" calcext:value-type="float">
            <text:p>739500</text:p>
          </table:table-cell>
          <table:table-cell/>
          <table:table-cell office:value-type="float" office:value="483872" calcext:value-type="float">
            <text:p>483872</text:p>
          </table:table-cell>
          <table:table-cell/>
          <table:table-cell office:value-type="float" office:value="682891" calcext:value-type="float">
            <text:p>68289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1828508" calcext:value-type="float">
            <text:p>1828508</text:p>
          </table:table-cell>
          <table:table-cell/>
          <table:table-cell office:value-type="float" office:value="2203800" calcext:value-type="float">
            <text:p>2203800</text:p>
          </table:table-cell>
          <table:table-cell/>
          <table:table-cell office:value-type="float" office:value="2892445" calcext:value-type="float">
            <text:p>2892445</text:p>
          </table:table-cell>
          <table:table-cell/>
          <table:table-cell office:value-type="float" office:value="4564786" calcext:value-type="float">
            <text:p>4564786</text:p>
          </table:table-cell>
          <table:table-cell/>
          <table:table-cell office:value-type="float" office:value="3203069" calcext:value-type="float">
            <text:p>3203069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1885042" calcext:value-type="float">
            <text:p>1885042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2784517" calcext:value-type="float">
            <text:p>2784517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3380677" calcext:value-type="float">
            <text:p>3380677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1897721" calcext:value-type="float">
            <text:p>1897721</text:p>
          </table:table-cell>
          <table:table-cell/>
          <table:table-cell office:value-type="float" office:value="2305128" calcext:value-type="float">
            <text:p>2305128</text:p>
          </table:table-cell>
          <table:table-cell/>
          <table:table-cell office:value-type="float" office:value="2413957" calcext:value-type="float">
            <text:p>2413957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3511189" calcext:value-type="float">
            <text:p>3511189</text:p>
          </table:table-cell>
          <table:table-cell/>
          <table:table-cell office:value-type="float" office:value="4929815" calcext:value-type="float">
            <text:p>4929815</text:p>
          </table:table-cell>
          <table:table-cell/>
          <table:table-cell office:value-type="float" office:value="3410808" calcext:value-type="float">
            <text:p>3410808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1869318" calcext:value-type="float">
            <text:p>1869318</text:p>
          </table:table-cell>
          <table:table-cell/>
          <table:table-cell office:value-type="float" office:value="2265742" calcext:value-type="float">
            <text:p>2265742</text:p>
          </table:table-cell>
          <table:table-cell/>
          <table:table-cell office:value-type="float" office:value="2449212" calcext:value-type="float">
            <text:p>2449212</text:p>
          </table:table-cell>
          <table:table-cell/>
          <table:table-cell office:value-type="float" office:value="2782414" calcext:value-type="float">
            <text:p>2782414</text:p>
          </table:table-cell>
          <table:table-cell/>
          <table:table-cell office:value-type="float" office:value="3046915" calcext:value-type="float">
            <text:p>3046915</text:p>
          </table:table-cell>
          <table:table-cell/>
          <table:table-cell office:value-type="float" office:value="3604335" calcext:value-type="float">
            <text:p>3604335</text:p>
          </table:table-cell>
          <table:table-cell/>
          <table:table-cell office:value-type="float" office:value="5019764" calcext:value-type="float">
            <text:p>5019764</text:p>
          </table:table-cell>
          <table:table-cell/>
          <table:table-cell office:value-type="float" office:value="3264616" calcext:value-type="float">
            <text:p>3264616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1812371" calcext:value-type="float">
            <text:p>1812371</text:p>
          </table:table-cell>
          <table:table-cell/>
          <table:table-cell office:value-type="float" office:value="2245375" calcext:value-type="float">
            <text:p>2245375</text:p>
          </table:table-cell>
          <table:table-cell/>
          <table:table-cell office:value-type="float" office:value="2455943" calcext:value-type="float">
            <text:p>2455943</text:p>
          </table:table-cell>
          <table:table-cell/>
          <table:table-cell office:value-type="float" office:value="2604895" calcext:value-type="float">
            <text:p>2604895</text:p>
          </table:table-cell>
          <table:table-cell/>
          <table:table-cell office:value-type="float" office:value="2744728" calcext:value-type="float">
            <text:p>2744728</text:p>
          </table:table-cell>
          <table:table-cell/>
          <table:table-cell office:value-type="float" office:value="2916180" calcext:value-type="float">
            <text:p>2916180</text:p>
          </table:table-cell>
          <table:table-cell/>
          <table:table-cell office:value-type="float" office:value="3618930" calcext:value-type="float">
            <text:p>3618930</text:p>
          </table:table-cell>
          <table:table-cell/>
          <table:table-cell office:value-type="float" office:value="5390231" calcext:value-type="float">
            <text:p>5390231</text:p>
          </table:table-cell>
          <table:table-cell/>
          <table:table-cell office:value-type="float" office:value="3401130" calcext:value-type="float">
            <text:p>340113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1867050" calcext:value-type="float">
            <text:p>1867050</text:p>
          </table:table-cell>
          <table:table-cell/>
          <table:table-cell office:value-type="float" office:value="2169281" calcext:value-type="float">
            <text:p>2169281</text:p>
          </table:table-cell>
          <table:table-cell/>
          <table:table-cell office:value-type="float" office:value="2432165" calcext:value-type="float">
            <text:p>2432165</text:p>
          </table:table-cell>
          <table:table-cell/>
          <table:table-cell office:value-type="float" office:value="2479912" calcext:value-type="float">
            <text:p>2479912</text:p>
          </table:table-cell>
          <table:table-cell/>
          <table:table-cell office:value-type="float" office:value="2537792" calcext:value-type="float">
            <text:p>2537792</text:p>
          </table:table-cell>
          <table:table-cell/>
          <table:table-cell office:value-type="float" office:value="2797290" calcext:value-type="float">
            <text:p>2797290</text:p>
          </table:table-cell>
          <table:table-cell/>
          <table:table-cell office:value-type="float" office:value="2925920" calcext:value-type="float">
            <text:p>2925920</text:p>
          </table:table-cell>
          <table:table-cell/>
          <table:table-cell office:value-type="float" office:value="3465352" calcext:value-type="float">
            <text:p>3465352</text:p>
          </table:table-cell>
          <table:table-cell/>
          <table:table-cell office:value-type="float" office:value="4945823" calcext:value-type="float">
            <text:p>4945823</text:p>
          </table:table-cell>
          <table:table-cell/>
          <table:table-cell office:value-type="float" office:value="3297725" calcext:value-type="float">
            <text:p>3297725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1830994" calcext:value-type="float">
            <text:p>1830994</text:p>
          </table:table-cell>
          <table:table-cell/>
          <table:table-cell office:value-type="float" office:value="2141112" calcext:value-type="float">
            <text:p>2141112</text:p>
          </table:table-cell>
          <table:table-cell/>
          <table:table-cell office:value-type="float" office:value="2391139" calcext:value-type="float">
            <text:p>2391139</text:p>
          </table:table-cell>
          <table:table-cell/>
          <table:table-cell office:value-type="float" office:value="2498960" calcext:value-type="float">
            <text:p>2498960</text:p>
          </table:table-cell>
          <table:table-cell/>
          <table:table-cell office:value-type="float" office:value="2602298" calcext:value-type="float">
            <text:p>2602298</text:p>
          </table:table-cell>
          <table:table-cell/>
          <table:table-cell office:value-type="float" office:value="2677324" calcext:value-type="float">
            <text:p>2677324</text:p>
          </table:table-cell>
          <table:table-cell/>
          <table:table-cell office:value-type="float" office:value="2827121" calcext:value-type="float">
            <text:p>2827121</text:p>
          </table:table-cell>
          <table:table-cell/>
          <table:table-cell office:value-type="float" office:value="2996241" calcext:value-type="float">
            <text:p>2996241</text:p>
          </table:table-cell>
          <table:table-cell/>
          <table:table-cell office:value-type="float" office:value="3450600" calcext:value-type="float">
            <text:p>3450600</text:p>
          </table:table-cell>
          <table:table-cell/>
          <table:table-cell office:value-type="float" office:value="5133213" calcext:value-type="float">
            <text:p>5133213</text:p>
          </table:table-cell>
          <table:table-cell/>
          <table:table-cell office:value-type="float" office:value="1955189" calcext:value-type="float">
            <text:p>1955189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1812814" calcext:value-type="float">
            <text:p>1812814</text:p>
          </table:table-cell>
          <table:table-cell/>
          <table:table-cell office:value-type="float" office:value="2052086" calcext:value-type="float">
            <text:p>2052086</text:p>
          </table:table-cell>
          <table:table-cell/>
          <table:table-cell office:value-type="float" office:value="2302498" calcext:value-type="float">
            <text:p>2302498</text:p>
          </table:table-cell>
          <table:table-cell/>
          <table:table-cell office:value-type="float" office:value="2439662" calcext:value-type="float">
            <text:p>2439662</text:p>
          </table:table-cell>
          <table:table-cell/>
          <table:table-cell office:value-type="float" office:value="2036759" calcext:value-type="float">
            <text:p>2036759</text:p>
          </table:table-cell>
          <table:table-cell/>
          <table:table-cell office:value-type="float" office:value="2097817" calcext:value-type="float">
            <text:p>2097817</text:p>
          </table:table-cell>
          <table:table-cell/>
          <table:table-cell office:value-type="float" office:value="2616328" calcext:value-type="float">
            <text:p>2616328</text:p>
          </table:table-cell>
          <table:table-cell/>
          <table:table-cell office:value-type="float" office:value="2702765" calcext:value-type="float">
            <text:p>2702765</text:p>
          </table:table-cell>
          <table:table-cell/>
          <table:table-cell office:value-type="float" office:value="2857167" calcext:value-type="float">
            <text:p>2857167</text:p>
          </table:table-cell>
          <table:table-cell/>
          <table:table-cell office:value-type="float" office:value="3185348" calcext:value-type="float">
            <text:p>3185348</text:p>
          </table:table-cell>
          <table:table-cell/>
          <table:table-cell office:value-type="float" office:value="4426201" calcext:value-type="float">
            <text:p>4426201</text:p>
          </table:table-cell>
          <table:table-cell/>
          <table:table-cell office:value-type="float" office:value="2724410" calcext:value-type="float">
            <text:p>2724410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1790418" calcext:value-type="float">
            <text:p>1790418</text:p>
          </table:table-cell>
          <table:table-cell/>
          <table:table-cell office:value-type="float" office:value="2039104" calcext:value-type="float">
            <text:p>2039104</text:p>
          </table:table-cell>
          <table:table-cell/>
          <table:table-cell office:value-type="float" office:value="2270831" calcext:value-type="float">
            <text:p>2270831</text:p>
          </table:table-cell>
          <table:table-cell/>
          <table:table-cell office:value-type="float" office:value="2116216" calcext:value-type="float">
            <text:p>2116216</text:p>
          </table:table-cell>
          <table:table-cell/>
          <table:table-cell office:value-type="float" office:value="2214057" calcext:value-type="float">
            <text:p>2214057</text:p>
          </table:table-cell>
          <table:table-cell/>
          <table:table-cell office:value-type="float" office:value="2230948" calcext:value-type="float">
            <text:p>2230948</text:p>
          </table:table-cell>
          <table:table-cell/>
          <table:table-cell office:value-type="float" office:value="2527212" calcext:value-type="float">
            <text:p>2527212</text:p>
          </table:table-cell>
          <table:table-cell/>
          <table:table-cell office:value-type="float" office:value="2296635" calcext:value-type="float">
            <text:p>2296635</text:p>
          </table:table-cell>
          <table:table-cell/>
          <table:table-cell office:value-type="float" office:value="2622299" calcext:value-type="float">
            <text:p>2622299</text:p>
          </table:table-cell>
          <table:table-cell/>
          <table:table-cell office:value-type="float" office:value="2433684" calcext:value-type="float">
            <text:p>2433684</text:p>
          </table:table-cell>
          <table:table-cell/>
          <table:table-cell office:value-type="float" office:value="2431187" calcext:value-type="float">
            <text:p>2431187</text:p>
          </table:table-cell>
          <table:table-cell/>
          <table:table-cell office:value-type="float" office:value="3399967" calcext:value-type="float">
            <text:p>3399967</text:p>
          </table:table-cell>
          <table:table-cell/>
          <table:table-cell office:value-type="float" office:value="2675387" calcext:value-type="float">
            <text:p>267538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07121" calcext:value-type="float">
            <text:p>2407121</text:p>
          </table:table-cell>
          <table:table-cell/>
          <table:table-cell office:value-type="float" office:value="2422437" calcext:value-type="float">
            <text:p>2422437</text:p>
          </table:table-cell>
          <table:table-cell/>
          <table:table-cell office:value-type="float" office:value="2505778" calcext:value-type="float">
            <text:p>2505778</text:p>
          </table:table-cell>
          <table:table-cell/>
          <table:table-cell office:value-type="float" office:value="2373983" calcext:value-type="float">
            <text:p>2373983</text:p>
          </table:table-cell>
          <table:table-cell/>
          <table:table-cell office:value-type="float" office:value="2539578" calcext:value-type="float">
            <text:p>2539578</text:p>
          </table:table-cell>
          <table:table-cell/>
          <table:table-cell office:value-type="float" office:value="2466741" calcext:value-type="float">
            <text:p>2466741</text:p>
          </table:table-cell>
          <table:table-cell/>
          <table:table-cell office:value-type="float" office:value="2597510" calcext:value-type="float">
            <text:p>2597510</text:p>
          </table:table-cell>
          <table:table-cell/>
          <table:table-cell office:value-type="float" office:value="2747361" calcext:value-type="float">
            <text:p>2747361</text:p>
          </table:table-cell>
          <table:table-cell/>
          <table:table-cell office:value-type="float" office:value="4086819" calcext:value-type="float">
            <text:p>408681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72506" calcext:value-type="float">
            <text:p>2472506</text:p>
          </table:table-cell>
          <table:table-cell/>
          <table:table-cell office:value-type="float" office:value="2426539" calcext:value-type="float">
            <text:p>2426539</text:p>
          </table:table-cell>
          <table:table-cell/>
          <table:table-cell office:value-type="float" office:value="2536808" calcext:value-type="float">
            <text:p>2536808</text:p>
          </table:table-cell>
          <table:table-cell/>
          <table:table-cell office:value-type="float" office:value="2519347" calcext:value-type="float">
            <text:p>2519347</text:p>
          </table:table-cell>
          <table:table-cell/>
          <table:table-cell office:value-type="float" office:value="2483833" calcext:value-type="float">
            <text:p>2483833</text:p>
          </table:table-cell>
          <table:table-cell/>
          <table:table-cell office:value-type="float" office:value="2430938" calcext:value-type="float">
            <text:p>2430938</text:p>
          </table:table-cell>
          <table:table-cell/>
          <table:table-cell office:value-type="float" office:value="2441540" calcext:value-type="float">
            <text:p>2441540</text:p>
          </table:table-cell>
          <table:table-cell/>
          <table:table-cell office:value-type="float" office:value="2531714" calcext:value-type="float">
            <text:p>2531714</text:p>
          </table:table-cell>
          <table:table-cell/>
          <table:table-cell office:value-type="float" office:value="2828986" calcext:value-type="float">
            <text:p>282898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7473" calcext:value-type="float">
            <text:p>2327473</text:p>
          </table:table-cell>
          <table:table-cell/>
          <table:table-cell office:value-type="float" office:value="2361181" calcext:value-type="float">
            <text:p>2361181</text:p>
          </table:table-cell>
          <table:table-cell/>
          <table:table-cell office:value-type="float" office:value="2410915" calcext:value-type="float">
            <text:p>2410915</text:p>
          </table:table-cell>
          <table:table-cell/>
          <table:table-cell office:value-type="float" office:value="2414876" calcext:value-type="float">
            <text:p>2414876</text:p>
          </table:table-cell>
          <table:table-cell/>
          <table:table-cell office:value-type="float" office:value="2455869" calcext:value-type="float">
            <text:p>2455869</text:p>
          </table:table-cell>
          <table:table-cell/>
          <table:table-cell office:value-type="float" office:value="2338811" calcext:value-type="float">
            <text:p>2338811</text:p>
          </table:table-cell>
          <table:table-cell/>
          <table:table-cell office:value-type="float" office:value="2365998" calcext:value-type="float">
            <text:p>2365998</text:p>
          </table:table-cell>
          <table:table-cell/>
          <table:table-cell office:value-type="float" office:value="2390681" calcext:value-type="float">
            <text:p>2390681</text:p>
          </table:table-cell>
          <table:table-cell/>
          <table:table-cell office:value-type="float" office:value="2513792" calcext:value-type="float">
            <text:p>251379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3931" calcext:value-type="float">
            <text:p>1033931</text:p>
          </table:table-cell>
          <table:table-cell/>
          <table:table-cell office:value-type="float" office:value="864252" calcext:value-type="float">
            <text:p>864252</text:p>
          </table:table-cell>
          <table:table-cell/>
          <table:table-cell office:value-type="float" office:value="1098883" calcext:value-type="float">
            <text:p>1098883</text:p>
          </table:table-cell>
          <table:table-cell/>
          <table:table-cell office:value-type="float" office:value="1090784" calcext:value-type="float">
            <text:p>1090784</text:p>
          </table:table-cell>
          <table:table-cell/>
          <table:table-cell office:value-type="float" office:value="1080814" calcext:value-type="float">
            <text:p>1080814</text:p>
          </table:table-cell>
          <table:table-cell/>
          <table:table-cell office:value-type="float" office:value="1077465" calcext:value-type="float">
            <text:p>1077465</text:p>
          </table:table-cell>
          <table:table-cell/>
          <table:table-cell office:value-type="float" office:value="1432323" calcext:value-type="float">
            <text:p>1432323</text:p>
          </table:table-cell>
          <table:table-cell/>
          <table:table-cell office:value-type="float" office:value="1016890" calcext:value-type="float">
            <text:p>1016890</text:p>
          </table:table-cell>
          <table:table-cell/>
          <table:table-cell office:value-type="float" office:value="1557331" calcext:value-type="float">
            <text:p>155733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6629" calcext:value-type="float">
            <text:p>456629</text:p>
          </table:table-cell>
          <table:table-cell/>
          <table:table-cell office:value-type="float" office:value="959282" calcext:value-type="float">
            <text:p>959282</text:p>
          </table:table-cell>
          <table:table-cell/>
          <table:table-cell office:value-type="float" office:value="954636" calcext:value-type="float">
            <text:p>954636</text:p>
          </table:table-cell>
          <table:table-cell/>
          <table:table-cell office:value-type="float" office:value="498529" calcext:value-type="float">
            <text:p>498529</text:p>
          </table:table-cell>
          <table:table-cell/>
          <table:table-cell office:value-type="float" office:value="992002" calcext:value-type="float">
            <text:p>992002</text:p>
          </table:table-cell>
          <table:table-cell/>
          <table:table-cell office:value-type="float" office:value="451838" calcext:value-type="float">
            <text:p>451838</text:p>
          </table:table-cell>
          <table:table-cell/>
          <table:table-cell office:value-type="float" office:value="918616" calcext:value-type="float">
            <text:p>918616</text:p>
          </table:table-cell>
          <table:table-cell/>
          <table:table-cell office:value-type="float" office:value="383211" calcext:value-type="float">
            <text:p>383211</text:p>
          </table:table-cell>
          <table:table-cell/>
          <table:table-cell office:value-type="float" office:value="981235" calcext:value-type="float">
            <text:p>98123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9484" calcext:value-type="float">
            <text:p>349484</text:p>
          </table:table-cell>
          <table:table-cell/>
          <table:table-cell office:value-type="float" office:value="185036" calcext:value-type="float">
            <text:p>185036</text:p>
          </table:table-cell>
          <table:table-cell/>
          <table:table-cell office:value-type="float" office:value="374557" calcext:value-type="float">
            <text:p>374557</text:p>
          </table:table-cell>
          <table:table-cell/>
          <table:table-cell office:value-type="float" office:value="312345" calcext:value-type="float">
            <text:p>312345</text:p>
          </table:table-cell>
          <table:table-cell/>
          <table:table-cell office:value-type="float" office:value="311310" calcext:value-type="float">
            <text:p>311310</text:p>
          </table:table-cell>
          <table:table-cell/>
          <table:table-cell office:value-type="float" office:value="409772" calcext:value-type="float">
            <text:p>409772</text:p>
          </table:table-cell>
          <table:table-cell/>
          <table:table-cell office:value-type="float" office:value="341273" calcext:value-type="float">
            <text:p>341273</text:p>
          </table:table-cell>
          <table:table-cell/>
          <table:table-cell office:value-type="float" office:value="398468" calcext:value-type="float">
            <text:p>398468</text:p>
          </table:table-cell>
          <table:table-cell/>
          <table:table-cell office:value-type="float" office:value="374769" calcext:value-type="float">
            <text:p>37476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5676" calcext:value-type="float">
            <text:p>465676</text:p>
          </table:table-cell>
          <table:table-cell/>
          <table:table-cell office:value-type="float" office:value="648631" calcext:value-type="float">
            <text:p>648631</text:p>
          </table:table-cell>
          <table:table-cell/>
          <table:table-cell office:value-type="float" office:value="435276" calcext:value-type="float">
            <text:p>435276</text:p>
          </table:table-cell>
          <table:table-cell/>
          <table:table-cell office:value-type="float" office:value="340441" calcext:value-type="float">
            <text:p>340441</text:p>
          </table:table-cell>
          <table:table-cell/>
          <table:table-cell office:value-type="float" office:value="616477" calcext:value-type="float">
            <text:p>616477</text:p>
          </table:table-cell>
          <table:table-cell/>
          <table:table-cell office:value-type="float" office:value="706443" calcext:value-type="float">
            <text:p>706443</text:p>
          </table:table-cell>
          <table:table-cell/>
          <table:table-cell office:value-type="float" office:value="533424" calcext:value-type="float">
            <text:p>533424</text:p>
          </table:table-cell>
          <table:table-cell/>
          <table:table-cell office:value-type="float" office:value="682533" calcext:value-type="float">
            <text:p>682533</text:p>
          </table:table-cell>
          <table:table-cell/>
          <table:table-cell office:value-type="float" office:value="329170" calcext:value-type="float">
            <text:p>32917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5809" calcext:value-type="float">
            <text:p>355809</text:p>
          </table:table-cell>
          <table:table-cell/>
          <table:table-cell office:value-type="float" office:value="333076" calcext:value-type="float">
            <text:p>333076</text:p>
          </table:table-cell>
          <table:table-cell/>
          <table:table-cell office:value-type="float" office:value="530825" calcext:value-type="float">
            <text:p>530825</text:p>
          </table:table-cell>
          <table:table-cell/>
          <table:table-cell office:value-type="float" office:value="458263" calcext:value-type="float">
            <text:p>458263</text:p>
          </table:table-cell>
          <table:table-cell/>
          <table:table-cell office:value-type="float" office:value="752713" calcext:value-type="float">
            <text:p>752713</text:p>
          </table:table-cell>
          <table:table-cell/>
          <table:table-cell office:value-type="float" office:value="357805" calcext:value-type="float">
            <text:p>357805</text:p>
          </table:table-cell>
          <table:table-cell/>
          <table:table-cell office:value-type="float" office:value="355596" calcext:value-type="float">
            <text:p>355596</text:p>
          </table:table-cell>
          <table:table-cell/>
          <table:table-cell office:value-type="float" office:value="622292" calcext:value-type="float">
            <text:p>622292</text:p>
          </table:table-cell>
          <table:table-cell/>
          <table:table-cell office:value-type="float" office:value="609134" calcext:value-type="float">
            <text:p>60913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363612" calcext:value-type="float">
            <text:p>3363612</text:p>
          </table:table-cell>
          <table:table-cell/>
          <table:table-cell office:value-type="float" office:value="4564786" calcext:value-type="float">
            <text:p>4564786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3657016" calcext:value-type="float">
            <text:p>3657016</text:p>
          </table:table-cell>
          <table:table-cell/>
          <table:table-cell office:value-type="float" office:value="6114306" calcext:value-type="float">
            <text:p>6114306</text:p>
          </table:table-cell>
          <table:table-cell/>
          <table:table-cell office:value-type="float" office:value="5847904" calcext:value-type="float">
            <text:p>5847904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8036304" calcext:value-type="float">
            <text:p>8036304</text:p>
          </table:table-cell>
          <table:table-cell/>
          <table:table-cell office:value-type="float" office:value="5545860" calcext:value-type="float">
            <text:p>5545860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4070199" calcext:value-type="float">
            <text:p>4070199</text:p>
          </table:table-cell>
          <table:table-cell/>
          <table:table-cell office:value-type="float" office:value="5687020" calcext:value-type="float">
            <text:p>5687020</text:p>
          </table:table-cell>
          <table:table-cell/>
          <table:table-cell office:value-type="float" office:value="5938650" calcext:value-type="float">
            <text:p>5938650</text:p>
          </table:table-cell>
          <table:table-cell/>
          <table:table-cell office:value-type="float" office:value="7965107" calcext:value-type="float">
            <text:p>7965107</text:p>
          </table:table-cell>
          <table:table-cell/>
          <table:table-cell office:value-type="float" office:value="8271916" calcext:value-type="float">
            <text:p>8271916</text:p>
          </table:table-cell>
          <table:table-cell/>
          <table:table-cell office:value-type="float" office:value="7120034" calcext:value-type="float">
            <text:p>7120034</text:p>
          </table:table-cell>
          <table:table-cell/>
          <table:table-cell office:value-type="float" office:value="7314033" calcext:value-type="float">
            <text:p>7314033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4195896" calcext:value-type="float">
            <text:p>4195896</text:p>
          </table:table-cell>
          <table:table-cell/>
          <table:table-cell office:value-type="float" office:value="5566231" calcext:value-type="float">
            <text:p>5566231</text:p>
          </table:table-cell>
          <table:table-cell/>
          <table:table-cell office:value-type="float" office:value="6999490" calcext:value-type="float">
            <text:p>6999490</text:p>
          </table:table-cell>
          <table:table-cell/>
          <table:table-cell office:value-type="float" office:value="7115451" calcext:value-type="float">
            <text:p>7115451</text:p>
          </table:table-cell>
          <table:table-cell/>
          <table:table-cell office:value-type="float" office:value="7758090" calcext:value-type="float">
            <text:p>7758090</text:p>
          </table:table-cell>
          <table:table-cell/>
          <table:table-cell office:value-type="float" office:value="7211022" calcext:value-type="float">
            <text:p>7211022</text:p>
          </table:table-cell>
          <table:table-cell/>
          <table:table-cell office:value-type="float" office:value="7211022" calcext:value-type="float">
            <text:p>7211022</text:p>
          </table:table-cell>
          <table:table-cell/>
          <table:table-cell office:value-type="float" office:value="6843354" calcext:value-type="float">
            <text:p>684335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3220084" calcext:value-type="float">
            <text:p>3220084</text:p>
          </table:table-cell>
          <table:table-cell/>
          <table:table-cell office:value-type="float" office:value="6093831" calcext:value-type="float">
            <text:p>6093831</text:p>
          </table:table-cell>
          <table:table-cell/>
          <table:table-cell office:value-type="float" office:value="6599461" calcext:value-type="float">
            <text:p>6599461</text:p>
          </table:table-cell>
          <table:table-cell/>
          <table:table-cell office:value-type="float" office:value="7577494" calcext:value-type="float">
            <text:p>7577494</text:p>
          </table:table-cell>
          <table:table-cell/>
          <table:table-cell office:value-type="float" office:value="8000971" calcext:value-type="float">
            <text:p>8000971</text:p>
          </table:table-cell>
          <table:table-cell/>
          <table:table-cell office:value-type="float" office:value="8542002" calcext:value-type="float">
            <text:p>8542002</text:p>
          </table:table-cell>
          <table:table-cell/>
          <table:table-cell office:value-type="float" office:value="8000971" calcext:value-type="float">
            <text:p>8000971</text:p>
          </table:table-cell>
          <table:table-cell/>
          <table:table-cell office:value-type="float" office:value="8262639" calcext:value-type="float">
            <text:p>8262639</text:p>
          </table:table-cell>
          <table:table-cell/>
          <table:table-cell office:value-type="float" office:value="7020149" calcext:value-type="float">
            <text:p>702014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4048407" calcext:value-type="float">
            <text:p>4048407</text:p>
          </table:table-cell>
          <table:table-cell/>
          <table:table-cell office:value-type="float" office:value="5018054" calcext:value-type="float">
            <text:p>5018054</text:p>
          </table:table-cell>
          <table:table-cell/>
          <table:table-cell office:value-type="float" office:value="6696208" calcext:value-type="float">
            <text:p>6696208</text:p>
          </table:table-cell>
          <table:table-cell/>
          <table:table-cell office:value-type="float" office:value="7664071" calcext:value-type="float">
            <text:p>7664071</text:p>
          </table:table-cell>
          <table:table-cell/>
          <table:table-cell office:value-type="float" office:value="8531869" calcext:value-type="float">
            <text:p>8531869</text:p>
          </table:table-cell>
          <table:table-cell/>
          <table:table-cell office:value-type="float" office:value="8159088" calcext:value-type="float">
            <text:p>8159088</text:p>
          </table:table-cell>
          <table:table-cell/>
          <table:table-cell office:value-type="float" office:value="8198022" calcext:value-type="float">
            <text:p>8198022</text:p>
          </table:table-cell>
          <table:table-cell/>
          <table:table-cell office:value-type="float" office:value="8029434" calcext:value-type="float">
            <text:p>8029434</text:p>
          </table:table-cell>
          <table:table-cell/>
          <table:table-cell office:value-type="float" office:value="6649556" calcext:value-type="float">
            <text:p>6649556</text:p>
          </table:table-cell>
          <table:table-cell/>
          <table:table-cell office:value-type="float" office:value="6603549" calcext:value-type="float">
            <text:p>6603549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3305851" calcext:value-type="float">
            <text:p>3305851</text:p>
          </table:table-cell>
          <table:table-cell/>
          <table:table-cell office:value-type="float" office:value="5332372" calcext:value-type="float">
            <text:p>5332372</text:p>
          </table:table-cell>
          <table:table-cell/>
          <table:table-cell office:value-type="float" office:value="6263611" calcext:value-type="float">
            <text:p>6263611</text:p>
          </table:table-cell>
          <table:table-cell/>
          <table:table-cell office:value-type="float" office:value="6861502" calcext:value-type="float">
            <text:p>6861502</text:p>
          </table:table-cell>
          <table:table-cell/>
          <table:table-cell office:value-type="float" office:value="7542289" calcext:value-type="float">
            <text:p>7542289</text:p>
          </table:table-cell>
          <table:table-cell/>
          <table:table-cell office:value-type="float" office:value="7392988" calcext:value-type="float">
            <text:p>7392988</text:p>
          </table:table-cell>
          <table:table-cell/>
          <table:table-cell office:value-type="float" office:value="7612471" calcext:value-type="float">
            <text:p>7612471</text:p>
          </table:table-cell>
          <table:table-cell/>
          <table:table-cell office:value-type="float" office:value="7314299" calcext:value-type="float">
            <text:p>7314299</text:p>
          </table:table-cell>
          <table:table-cell/>
          <table:table-cell office:value-type="float" office:value="6703539" calcext:value-type="float">
            <text:p>6703539</text:p>
          </table:table-cell>
          <table:table-cell/>
          <table:table-cell office:value-type="float" office:value="6351609" calcext:value-type="float">
            <text:p>6351609</text:p>
          </table:table-cell>
          <table:table-cell/>
          <table:table-cell office:value-type="float" office:value="5127086" calcext:value-type="float">
            <text:p>5127086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3583691" calcext:value-type="float">
            <text:p>3583691</text:p>
          </table:table-cell>
          <table:table-cell/>
          <table:table-cell office:value-type="float" office:value="4354953" calcext:value-type="float">
            <text:p>4354953</text:p>
          </table:table-cell>
          <table:table-cell/>
          <table:table-cell office:value-type="float" office:value="5576245" calcext:value-type="float">
            <text:p>5576245</text:p>
          </table:table-cell>
          <table:table-cell/>
          <table:table-cell office:value-type="float" office:value="6485654" calcext:value-type="float">
            <text:p>6485654</text:p>
          </table:table-cell>
          <table:table-cell/>
          <table:table-cell office:value-type="float" office:value="6660405" calcext:value-type="float">
            <text:p>6660405</text:p>
          </table:table-cell>
          <table:table-cell/>
          <table:table-cell office:value-type="float" office:value="6804170" calcext:value-type="float">
            <text:p>6804170</text:p>
          </table:table-cell>
          <table:table-cell/>
          <table:table-cell office:value-type="float" office:value="6765318" calcext:value-type="float">
            <text:p>6765318</text:p>
          </table:table-cell>
          <table:table-cell/>
          <table:table-cell office:value-type="float" office:value="6553692" calcext:value-type="float">
            <text:p>6553692</text:p>
          </table:table-cell>
          <table:table-cell/>
          <table:table-cell office:value-type="float" office:value="6511465" calcext:value-type="float">
            <text:p>6511465</text:p>
          </table:table-cell>
          <table:table-cell/>
          <table:table-cell office:value-type="float" office:value="3799676" calcext:value-type="float">
            <text:p>3799676</text:p>
          </table:table-cell>
          <table:table-cell/>
          <table:table-cell office:value-type="float" office:value="5431677" calcext:value-type="float">
            <text:p>5431677</text:p>
          </table:table-cell>
          <table:table-cell/>
          <table:table-cell office:value-type="float" office:value="5291970" calcext:value-type="float">
            <text:p>5291970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2959010" calcext:value-type="float">
            <text:p>2959010</text:p>
          </table:table-cell>
          <table:table-cell/>
          <table:table-cell office:value-type="float" office:value="4242255" calcext:value-type="float">
            <text:p>4242255</text:p>
          </table:table-cell>
          <table:table-cell/>
          <table:table-cell office:value-type="float" office:value="5342079" calcext:value-type="float">
            <text:p>5342079</text:p>
          </table:table-cell>
          <table:table-cell/>
          <table:table-cell office:value-type="float" office:value="5901805" calcext:value-type="float">
            <text:p>5901805</text:p>
          </table:table-cell>
          <table:table-cell/>
          <table:table-cell office:value-type="float" office:value="6222445" calcext:value-type="float">
            <text:p>6222445</text:p>
          </table:table-cell>
          <table:table-cell/>
          <table:table-cell office:value-type="float" office:value="4560077" calcext:value-type="float">
            <text:p>4560077</text:p>
          </table:table-cell>
          <table:table-cell/>
          <table:table-cell office:value-type="float" office:value="5771445" calcext:value-type="float">
            <text:p>5771445</text:p>
          </table:table-cell>
          <table:table-cell/>
          <table:table-cell office:value-type="float" office:value="6079322" calcext:value-type="float">
            <text:p>6079322</text:p>
          </table:table-cell>
          <table:table-cell/>
          <table:table-cell office:value-type="float" office:value="4661221" calcext:value-type="float">
            <text:p>4661221</text:p>
          </table:table-cell>
          <table:table-cell/>
          <table:table-cell office:value-type="float" office:value="5551830" calcext:value-type="float">
            <text:p>5551830</text:p>
          </table:table-cell>
          <table:table-cell/>
          <table:table-cell office:value-type="float" office:value="5227880" calcext:value-type="float">
            <text:p>5227880</text:p>
          </table:table-cell>
          <table:table-cell/>
          <table:table-cell office:value-type="float" office:value="4900900" calcext:value-type="float">
            <text:p>4900900</text:p>
          </table:table-cell>
          <table:table-cell/>
          <table:table-cell office:value-type="float" office:value="4893920" calcext:value-type="float">
            <text:p>489392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32770" calcext:value-type="float">
            <text:p>5032770</text:p>
          </table:table-cell>
          <table:table-cell/>
          <table:table-cell office:value-type="float" office:value="5886085" calcext:value-type="float">
            <text:p>5886085</text:p>
          </table:table-cell>
          <table:table-cell/>
          <table:table-cell office:value-type="float" office:value="5720710" calcext:value-type="float">
            <text:p>5720710</text:p>
          </table:table-cell>
          <table:table-cell/>
          <table:table-cell office:value-type="float" office:value="5753760" calcext:value-type="float">
            <text:p>5753760</text:p>
          </table:table-cell>
          <table:table-cell/>
          <table:table-cell office:value-type="float" office:value="5745822" calcext:value-type="float">
            <text:p>5745822</text:p>
          </table:table-cell>
          <table:table-cell/>
          <table:table-cell office:value-type="float" office:value="5642964" calcext:value-type="float">
            <text:p>5642964</text:p>
          </table:table-cell>
          <table:table-cell/>
          <table:table-cell office:value-type="float" office:value="5263076" calcext:value-type="float">
            <text:p>5263076</text:p>
          </table:table-cell>
          <table:table-cell/>
          <table:table-cell office:value-type="float" office:value="4946016" calcext:value-type="float">
            <text:p>4946016</text:p>
          </table:table-cell>
          <table:table-cell/>
          <table:table-cell office:value-type="float" office:value="5003455" calcext:value-type="float">
            <text:p>500345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89158" calcext:value-type="float">
            <text:p>6189158</text:p>
          </table:table-cell>
          <table:table-cell/>
          <table:table-cell office:value-type="float" office:value="6194319" calcext:value-type="float">
            <text:p>6194319</text:p>
          </table:table-cell>
          <table:table-cell/>
          <table:table-cell office:value-type="float" office:value="5596982" calcext:value-type="float">
            <text:p>5596982</text:p>
          </table:table-cell>
          <table:table-cell/>
          <table:table-cell office:value-type="float" office:value="5779140" calcext:value-type="float">
            <text:p>5779140</text:p>
          </table:table-cell>
          <table:table-cell/>
          <table:table-cell office:value-type="float" office:value="6217718" calcext:value-type="float">
            <text:p>6217718</text:p>
          </table:table-cell>
          <table:table-cell/>
          <table:table-cell office:value-type="float" office:value="5975761" calcext:value-type="float">
            <text:p>5975761</text:p>
          </table:table-cell>
          <table:table-cell/>
          <table:table-cell office:value-type="float" office:value="5724737" calcext:value-type="float">
            <text:p>5724737</text:p>
          </table:table-cell>
          <table:table-cell/>
          <table:table-cell office:value-type="float" office:value="5141767" calcext:value-type="float">
            <text:p>5141767</text:p>
          </table:table-cell>
          <table:table-cell/>
          <table:table-cell office:value-type="float" office:value="5074843" calcext:value-type="float">
            <text:p>507484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07244" calcext:value-type="float">
            <text:p>6207244</text:p>
          </table:table-cell>
          <table:table-cell/>
          <table:table-cell office:value-type="float" office:value="6149269" calcext:value-type="float">
            <text:p>6149269</text:p>
          </table:table-cell>
          <table:table-cell/>
          <table:table-cell office:value-type="float" office:value="5927874" calcext:value-type="float">
            <text:p>5927874</text:p>
          </table:table-cell>
          <table:table-cell/>
          <table:table-cell office:value-type="float" office:value="6064209" calcext:value-type="float">
            <text:p>6064209</text:p>
          </table:table-cell>
          <table:table-cell/>
          <table:table-cell office:value-type="float" office:value="6067288" calcext:value-type="float">
            <text:p>6067288</text:p>
          </table:table-cell>
          <table:table-cell/>
          <table:table-cell office:value-type="float" office:value="5920468" calcext:value-type="float">
            <text:p>5920468</text:p>
          </table:table-cell>
          <table:table-cell/>
          <table:table-cell office:value-type="float" office:value="5678016" calcext:value-type="float">
            <text:p>5678016</text:p>
          </table:table-cell>
          <table:table-cell/>
          <table:table-cell office:value-type="float" office:value="5152408" calcext:value-type="float">
            <text:p>5152408</text:p>
          </table:table-cell>
          <table:table-cell/>
          <table:table-cell office:value-type="float" office:value="4925253" calcext:value-type="float">
            <text:p>492525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13295" calcext:value-type="float">
            <text:p>6113295</text:p>
          </table:table-cell>
          <table:table-cell/>
          <table:table-cell office:value-type="float" office:value="6170105" calcext:value-type="float">
            <text:p>6170105</text:p>
          </table:table-cell>
          <table:table-cell/>
          <table:table-cell office:value-type="float" office:value="6257186" calcext:value-type="float">
            <text:p>6257186</text:p>
          </table:table-cell>
          <table:table-cell/>
          <table:table-cell office:value-type="float" office:value="6249398" calcext:value-type="float">
            <text:p>6249398</text:p>
          </table:table-cell>
          <table:table-cell/>
          <table:table-cell office:value-type="float" office:value="6264780" calcext:value-type="float">
            <text:p>6264780</text:p>
          </table:table-cell>
          <table:table-cell/>
          <table:table-cell office:value-type="float" office:value="6086863" calcext:value-type="float">
            <text:p>6086863</text:p>
          </table:table-cell>
          <table:table-cell/>
          <table:table-cell office:value-type="float" office:value="5937855" calcext:value-type="float">
            <text:p>5937855</text:p>
          </table:table-cell>
          <table:table-cell/>
          <table:table-cell office:value-type="float" office:value="5283451" calcext:value-type="float">
            <text:p>5283451</text:p>
          </table:table-cell>
          <table:table-cell/>
          <table:table-cell office:value-type="float" office:value="5086897" calcext:value-type="float">
            <text:p>508689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10645" calcext:value-type="float">
            <text:p>6410645</text:p>
          </table:table-cell>
          <table:table-cell/>
          <table:table-cell office:value-type="float" office:value="6210687" calcext:value-type="float">
            <text:p>6210687</text:p>
          </table:table-cell>
          <table:table-cell/>
          <table:table-cell office:value-type="float" office:value="6239376" calcext:value-type="float">
            <text:p>6239376</text:p>
          </table:table-cell>
          <table:table-cell/>
          <table:table-cell office:value-type="float" office:value="6307146" calcext:value-type="float">
            <text:p>6307146</text:p>
          </table:table-cell>
          <table:table-cell/>
          <table:table-cell office:value-type="float" office:value="6263367" calcext:value-type="float">
            <text:p>6263367</text:p>
          </table:table-cell>
          <table:table-cell/>
          <table:table-cell office:value-type="float" office:value="6404931" calcext:value-type="float">
            <text:p>6404931</text:p>
          </table:table-cell>
          <table:table-cell/>
          <table:table-cell office:value-type="float" office:value="5974246" calcext:value-type="float">
            <text:p>5974246</text:p>
          </table:table-cell>
          <table:table-cell/>
          <table:table-cell office:value-type="float" office:value="5344806" calcext:value-type="float">
            <text:p>5344806</text:p>
          </table:table-cell>
          <table:table-cell/>
          <table:table-cell office:value-type="float" office:value="5150675" calcext:value-type="float">
            <text:p>515067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49957" calcext:value-type="float">
            <text:p>6549957</text:p>
          </table:table-cell>
          <table:table-cell/>
          <table:table-cell office:value-type="float" office:value="5678321" calcext:value-type="float">
            <text:p>5678321</text:p>
          </table:table-cell>
          <table:table-cell/>
          <table:table-cell office:value-type="float" office:value="6472447" calcext:value-type="float">
            <text:p>6472447</text:p>
          </table:table-cell>
          <table:table-cell/>
          <table:table-cell office:value-type="float" office:value="6522980" calcext:value-type="float">
            <text:p>6522980</text:p>
          </table:table-cell>
          <table:table-cell/>
          <table:table-cell office:value-type="float" office:value="6557291" calcext:value-type="float">
            <text:p>6557291</text:p>
          </table:table-cell>
          <table:table-cell/>
          <table:table-cell office:value-type="float" office:value="6570232" calcext:value-type="float">
            <text:p>6570232</text:p>
          </table:table-cell>
          <table:table-cell/>
          <table:table-cell office:value-type="float" office:value="6104033" calcext:value-type="float">
            <text:p>6104033</text:p>
          </table:table-cell>
          <table:table-cell/>
          <table:table-cell office:value-type="float" office:value="5318428" calcext:value-type="float">
            <text:p>5318428</text:p>
          </table:table-cell>
          <table:table-cell/>
          <table:table-cell office:value-type="float" office:value="5287188" calcext:value-type="float">
            <text:p>528718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8650" calcext:value-type="float">
            <text:p>608650</text:p>
          </table:table-cell>
          <table:table-cell/>
          <table:table-cell office:value-type="float" office:value="625833" calcext:value-type="float">
            <text:p>625833</text:p>
          </table:table-cell>
          <table:table-cell/>
          <table:table-cell office:value-type="float" office:value="630680" calcext:value-type="float">
            <text:p>630680</text:p>
          </table:table-cell>
          <table:table-cell/>
          <table:table-cell office:value-type="float" office:value="613007" calcext:value-type="float">
            <text:p>613007</text:p>
          </table:table-cell>
          <table:table-cell/>
          <table:table-cell office:value-type="float" office:value="633487" calcext:value-type="float">
            <text:p>633487</text:p>
          </table:table-cell>
          <table:table-cell/>
          <table:table-cell office:value-type="float" office:value="637568" calcext:value-type="float">
            <text:p>637568</text:p>
          </table:table-cell>
          <table:table-cell/>
          <table:table-cell office:value-type="float" office:value="631598" calcext:value-type="float">
            <text:p>631598</text:p>
          </table:table-cell>
          <table:table-cell/>
          <table:table-cell office:value-type="float" office:value="609233" calcext:value-type="float">
            <text:p>609233</text:p>
          </table:table-cell>
          <table:table-cell/>
          <table:table-cell office:value-type="float" office:value="610507" calcext:value-type="float">
            <text:p>61050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2797" calcext:value-type="float">
            <text:p>622797</text:p>
          </table:table-cell>
          <table:table-cell/>
          <table:table-cell office:value-type="float" office:value="606169" calcext:value-type="float">
            <text:p>606169</text:p>
          </table:table-cell>
          <table:table-cell/>
          <table:table-cell office:value-type="float" office:value="634496" calcext:value-type="float">
            <text:p>634496</text:p>
          </table:table-cell>
          <table:table-cell/>
          <table:table-cell office:value-type="float" office:value="637501" calcext:value-type="float">
            <text:p>637501</text:p>
          </table:table-cell>
          <table:table-cell/>
          <table:table-cell office:value-type="float" office:value="620503" calcext:value-type="float">
            <text:p>620503</text:p>
          </table:table-cell>
          <table:table-cell/>
          <table:table-cell office:value-type="float" office:value="613697" calcext:value-type="float">
            <text:p>613697</text:p>
          </table:table-cell>
          <table:table-cell/>
          <table:table-cell office:value-type="float" office:value="613894" calcext:value-type="float">
            <text:p>613894</text:p>
          </table:table-cell>
          <table:table-cell/>
          <table:table-cell office:value-type="float" office:value="633325" calcext:value-type="float">
            <text:p>633325</text:p>
          </table:table-cell>
          <table:table-cell/>
          <table:table-cell office:value-type="float" office:value="639152" calcext:value-type="float">
            <text:p>63915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791156" calcext:value-type="float">
            <text:p>3791156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6271021" calcext:value-type="float">
            <text:p>6271021</text:p>
          </table:table-cell>
          <table:table-cell/>
          <table:table-cell office:value-type="float" office:value="7100397" calcext:value-type="float">
            <text:p>7100397</text:p>
          </table:table-cell>
          <table:table-cell/>
          <table:table-cell office:value-type="float" office:value="7100397" calcext:value-type="float">
            <text:p>7100397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3199360" calcext:value-type="float">
            <text:p>3199360</text:p>
          </table:table-cell>
          <table:table-cell/>
          <table:table-cell office:value-type="float" office:value="5325799" calcext:value-type="float">
            <text:p>5325799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5847904" calcext:value-type="float">
            <text:p>5847904</text:p>
          </table:table-cell>
          <table:table-cell/>
          <table:table-cell office:value-type="float" office:value="7476717" calcext:value-type="float">
            <text:p>7476717</text:p>
          </table:table-cell>
          <table:table-cell/>
          <table:table-cell office:value-type="float" office:value="7582312" calcext:value-type="float">
            <text:p>758231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2699161" calcext:value-type="float">
            <text:p>2699161</text:p>
          </table:table-cell>
          <table:table-cell/>
          <table:table-cell office:value-type="float" office:value="5347168" calcext:value-type="float">
            <text:p>5347168</text:p>
          </table:table-cell>
          <table:table-cell/>
          <table:table-cell office:value-type="float" office:value="6249745" calcext:value-type="float">
            <text:p>6249745</text:p>
          </table:table-cell>
          <table:table-cell/>
          <table:table-cell office:value-type="float" office:value="7120034" calcext:value-type="float">
            <text:p>7120034</text:p>
          </table:table-cell>
          <table:table-cell/>
          <table:table-cell office:value-type="float" office:value="7571923" calcext:value-type="float">
            <text:p>7571923</text:p>
          </table:table-cell>
          <table:table-cell/>
          <table:table-cell office:value-type="float" office:value="7571923" calcext:value-type="float">
            <text:p>7571923</text:p>
          </table:table-cell>
          <table:table-cell/>
          <table:table-cell office:value-type="float" office:value="7314033" calcext:value-type="float">
            <text:p>7314033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3822466" calcext:value-type="float">
            <text:p>3822466</text:p>
          </table:table-cell>
          <table:table-cell/>
          <table:table-cell office:value-type="float" office:value="5227492" calcext:value-type="float">
            <text:p>5227492</text:p>
          </table:table-cell>
          <table:table-cell/>
          <table:table-cell office:value-type="float" office:value="6174377" calcext:value-type="float">
            <text:p>6174377</text:p>
          </table:table-cell>
          <table:table-cell/>
          <table:table-cell office:value-type="float" office:value="5384786" calcext:value-type="float">
            <text:p>5384786</text:p>
          </table:table-cell>
          <table:table-cell/>
          <table:table-cell office:value-type="float" office:value="7410080" calcext:value-type="float">
            <text:p>7410080</text:p>
          </table:table-cell>
          <table:table-cell/>
          <table:table-cell office:value-type="float" office:value="7513788" calcext:value-type="float">
            <text:p>7513788</text:p>
          </table:table-cell>
          <table:table-cell/>
          <table:table-cell office:value-type="float" office:value="6246213" calcext:value-type="float">
            <text:p>6246213</text:p>
          </table:table-cell>
          <table:table-cell/>
          <table:table-cell office:value-type="float" office:value="7410080" calcext:value-type="float">
            <text:p>741008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3709575" calcext:value-type="float">
            <text:p>3709575</text:p>
          </table:table-cell>
          <table:table-cell/>
          <table:table-cell office:value-type="float" office:value="4943530" calcext:value-type="float">
            <text:p>4943530</text:p>
          </table:table-cell>
          <table:table-cell/>
          <table:table-cell office:value-type="float" office:value="6093831" calcext:value-type="float">
            <text:p>6093831</text:p>
          </table:table-cell>
          <table:table-cell/>
          <table:table-cell office:value-type="float" office:value="7008693" calcext:value-type="float">
            <text:p>7008693</text:p>
          </table:table-cell>
          <table:table-cell/>
          <table:table-cell office:value-type="float" office:value="7319232" calcext:value-type="float">
            <text:p>7319232</text:p>
          </table:table-cell>
          <table:table-cell/>
          <table:table-cell office:value-type="float" office:value="7356843" calcext:value-type="float">
            <text:p>7356843</text:p>
          </table:table-cell>
          <table:table-cell/>
          <table:table-cell office:value-type="float" office:value="6819511" calcext:value-type="float">
            <text:p>6819511</text:p>
          </table:table-cell>
          <table:table-cell/>
          <table:table-cell office:value-type="float" office:value="7420395" calcext:value-type="float">
            <text:p>7420395</text:p>
          </table:table-cell>
          <table:table-cell/>
          <table:table-cell office:value-type="float" office:value="7208671" calcext:value-type="float">
            <text:p>720867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3675930" calcext:value-type="float">
            <text:p>3675930</text:p>
          </table:table-cell>
          <table:table-cell/>
          <table:table-cell office:value-type="float" office:value="4831762" calcext:value-type="float">
            <text:p>4831762</text:p>
          </table:table-cell>
          <table:table-cell/>
          <table:table-cell office:value-type="float" office:value="5970183" calcext:value-type="float">
            <text:p>5970183</text:p>
          </table:table-cell>
          <table:table-cell/>
          <table:table-cell office:value-type="float" office:value="5644567" calcext:value-type="float">
            <text:p>5644567</text:p>
          </table:table-cell>
          <table:table-cell/>
          <table:table-cell office:value-type="float" office:value="7088541" calcext:value-type="float">
            <text:p>7088541</text:p>
          </table:table-cell>
          <table:table-cell/>
          <table:table-cell office:value-type="float" office:value="7189398" calcext:value-type="float">
            <text:p>7189398</text:p>
          </table:table-cell>
          <table:table-cell/>
          <table:table-cell office:value-type="float" office:value="7183386" calcext:value-type="float">
            <text:p>7183386</text:p>
          </table:table-cell>
          <table:table-cell/>
          <table:table-cell office:value-type="float" office:value="7159438" calcext:value-type="float">
            <text:p>7159438</text:p>
          </table:table-cell>
          <table:table-cell/>
          <table:table-cell office:value-type="float" office:value="6401772" calcext:value-type="float">
            <text:p>6401772</text:p>
          </table:table-cell>
          <table:table-cell/>
          <table:table-cell office:value-type="float" office:value="6225466" calcext:value-type="float">
            <text:p>6225466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2985308" calcext:value-type="float">
            <text:p>2985308</text:p>
          </table:table-cell>
          <table:table-cell/>
          <table:table-cell office:value-type="float" office:value="4476482" calcext:value-type="float">
            <text:p>4476482</text:p>
          </table:table-cell>
          <table:table-cell/>
          <table:table-cell office:value-type="float" office:value="4934183" calcext:value-type="float">
            <text:p>4934183</text:p>
          </table:table-cell>
          <table:table-cell/>
          <table:table-cell office:value-type="float" office:value="5794602" calcext:value-type="float">
            <text:p>5794602</text:p>
          </table:table-cell>
          <table:table-cell/>
          <table:table-cell office:value-type="float" office:value="6410863" calcext:value-type="float">
            <text:p>6410863</text:p>
          </table:table-cell>
          <table:table-cell/>
          <table:table-cell office:value-type="float" office:value="6379914" calcext:value-type="float">
            <text:p>6379914</text:p>
          </table:table-cell>
          <table:table-cell/>
          <table:table-cell office:value-type="float" office:value="6542703" calcext:value-type="float">
            <text:p>6542703</text:p>
          </table:table-cell>
          <table:table-cell/>
          <table:table-cell office:value-type="float" office:value="6234064" calcext:value-type="float">
            <text:p>6234064</text:p>
          </table:table-cell>
          <table:table-cell/>
          <table:table-cell office:value-type="float" office:value="6066754" calcext:value-type="float">
            <text:p>6066754</text:p>
          </table:table-cell>
          <table:table-cell/>
          <table:table-cell office:value-type="float" office:value="5875858" calcext:value-type="float">
            <text:p>5875858</text:p>
          </table:table-cell>
          <table:table-cell/>
          <table:table-cell office:value-type="float" office:value="4817948" calcext:value-type="float">
            <text:p>481794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3161607" calcext:value-type="float">
            <text:p>3161607</text:p>
          </table:table-cell>
          <table:table-cell/>
          <table:table-cell office:value-type="float" office:value="3888253" calcext:value-type="float">
            <text:p>3888253</text:p>
          </table:table-cell>
          <table:table-cell/>
          <table:table-cell office:value-type="float" office:value="4956108" calcext:value-type="float">
            <text:p>4956108</text:p>
          </table:table-cell>
          <table:table-cell/>
          <table:table-cell office:value-type="float" office:value="3556980" calcext:value-type="float">
            <text:p>3556980</text:p>
          </table:table-cell>
          <table:table-cell/>
          <table:table-cell office:value-type="float" office:value="5509188" calcext:value-type="float">
            <text:p>5509188</text:p>
          </table:table-cell>
          <table:table-cell/>
          <table:table-cell office:value-type="float" office:value="5502130" calcext:value-type="float">
            <text:p>5502130</text:p>
          </table:table-cell>
          <table:table-cell/>
          <table:table-cell office:value-type="float" office:value="5768148" calcext:value-type="float">
            <text:p>5768148</text:p>
          </table:table-cell>
          <table:table-cell/>
          <table:table-cell office:value-type="float" office:value="5638469" calcext:value-type="float">
            <text:p>5638469</text:p>
          </table:table-cell>
          <table:table-cell/>
          <table:table-cell office:value-type="float" office:value="5633847" calcext:value-type="float">
            <text:p>5633847</text:p>
          </table:table-cell>
          <table:table-cell/>
          <table:table-cell office:value-type="float" office:value="5265210" calcext:value-type="float">
            <text:p>5265210</text:p>
          </table:table-cell>
          <table:table-cell/>
          <table:table-cell office:value-type="float" office:value="4931921" calcext:value-type="float">
            <text:p>4931921</text:p>
          </table:table-cell>
          <table:table-cell/>
          <table:table-cell office:value-type="float" office:value="4287033" calcext:value-type="float">
            <text:p>4287033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3084245" calcext:value-type="float">
            <text:p>3084245</text:p>
          </table:table-cell>
          <table:table-cell/>
          <table:table-cell office:value-type="float" office:value="3860470" calcext:value-type="float">
            <text:p>3860470</text:p>
          </table:table-cell>
          <table:table-cell/>
          <table:table-cell office:value-type="float" office:value="4650496" calcext:value-type="float">
            <text:p>4650496</text:p>
          </table:table-cell>
          <table:table-cell/>
          <table:table-cell office:value-type="float" office:value="5104015" calcext:value-type="float">
            <text:p>5104015</text:p>
          </table:table-cell>
          <table:table-cell/>
          <table:table-cell office:value-type="float" office:value="5452279" calcext:value-type="float">
            <text:p>5452279</text:p>
          </table:table-cell>
          <table:table-cell/>
          <table:table-cell office:value-type="float" office:value="5166953" calcext:value-type="float">
            <text:p>5166953</text:p>
          </table:table-cell>
          <table:table-cell/>
          <table:table-cell office:value-type="float" office:value="5113510" calcext:value-type="float">
            <text:p>5113510</text:p>
          </table:table-cell>
          <table:table-cell/>
          <table:table-cell office:value-type="float" office:value="5202944" calcext:value-type="float">
            <text:p>5202944</text:p>
          </table:table-cell>
          <table:table-cell/>
          <table:table-cell office:value-type="float" office:value="5396617" calcext:value-type="float">
            <text:p>5396617</text:p>
          </table:table-cell>
          <table:table-cell/>
          <table:table-cell office:value-type="float" office:value="5004402" calcext:value-type="float">
            <text:p>5004402</text:p>
          </table:table-cell>
          <table:table-cell/>
          <table:table-cell office:value-type="float" office:value="4630753" calcext:value-type="float">
            <text:p>4630753</text:p>
          </table:table-cell>
          <table:table-cell/>
          <table:table-cell office:value-type="float" office:value="4334572" calcext:value-type="float">
            <text:p>4334572</text:p>
          </table:table-cell>
          <table:table-cell/>
          <table:table-cell office:value-type="float" office:value="4267811" calcext:value-type="float">
            <text:p>426781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44222" calcext:value-type="float">
            <text:p>5044222</text:p>
          </table:table-cell>
          <table:table-cell/>
          <table:table-cell office:value-type="float" office:value="5036459" calcext:value-type="float">
            <text:p>5036459</text:p>
          </table:table-cell>
          <table:table-cell/>
          <table:table-cell office:value-type="float" office:value="5129504" calcext:value-type="float">
            <text:p>5129504</text:p>
          </table:table-cell>
          <table:table-cell/>
          <table:table-cell office:value-type="float" office:value="4990556" calcext:value-type="float">
            <text:p>4990556</text:p>
          </table:table-cell>
          <table:table-cell/>
          <table:table-cell office:value-type="float" office:value="5056098" calcext:value-type="float">
            <text:p>5056098</text:p>
          </table:table-cell>
          <table:table-cell/>
          <table:table-cell office:value-type="float" office:value="4388944" calcext:value-type="float">
            <text:p>4388944</text:p>
          </table:table-cell>
          <table:table-cell/>
          <table:table-cell office:value-type="float" office:value="4604812" calcext:value-type="float">
            <text:p>4604812</text:p>
          </table:table-cell>
          <table:table-cell/>
          <table:table-cell office:value-type="float" office:value="4364415" calcext:value-type="float">
            <text:p>4364415</text:p>
          </table:table-cell>
          <table:table-cell/>
          <table:table-cell office:value-type="float" office:value="4290702" calcext:value-type="float">
            <text:p>429070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09098" calcext:value-type="float">
            <text:p>5209098</text:p>
          </table:table-cell>
          <table:table-cell/>
          <table:table-cell office:value-type="float" office:value="5211172" calcext:value-type="float">
            <text:p>5211172</text:p>
          </table:table-cell>
          <table:table-cell/>
          <table:table-cell office:value-type="float" office:value="5050135" calcext:value-type="float">
            <text:p>5050135</text:p>
          </table:table-cell>
          <table:table-cell/>
          <table:table-cell office:value-type="float" office:value="5166799" calcext:value-type="float">
            <text:p>5166799</text:p>
          </table:table-cell>
          <table:table-cell/>
          <table:table-cell office:value-type="float" office:value="5244479" calcext:value-type="float">
            <text:p>5244479</text:p>
          </table:table-cell>
          <table:table-cell/>
          <table:table-cell office:value-type="float" office:value="5091009" calcext:value-type="float">
            <text:p>5091009</text:p>
          </table:table-cell>
          <table:table-cell/>
          <table:table-cell office:value-type="float" office:value="4519768" calcext:value-type="float">
            <text:p>4519768</text:p>
          </table:table-cell>
          <table:table-cell/>
          <table:table-cell office:value-type="float" office:value="4202910" calcext:value-type="float">
            <text:p>4202910</text:p>
          </table:table-cell>
          <table:table-cell/>
          <table:table-cell office:value-type="float" office:value="4144420" calcext:value-type="float">
            <text:p>414442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92614" calcext:value-type="float">
            <text:p>4992614</text:p>
          </table:table-cell>
          <table:table-cell/>
          <table:table-cell office:value-type="float" office:value="5000471" calcext:value-type="float">
            <text:p>5000471</text:p>
          </table:table-cell>
          <table:table-cell/>
          <table:table-cell office:value-type="float" office:value="4975039" calcext:value-type="float">
            <text:p>4975039</text:p>
          </table:table-cell>
          <table:table-cell/>
          <table:table-cell office:value-type="float" office:value="5056397" calcext:value-type="float">
            <text:p>5056397</text:p>
          </table:table-cell>
          <table:table-cell/>
          <table:table-cell office:value-type="float" office:value="4970136" calcext:value-type="float">
            <text:p>4970136</text:p>
          </table:table-cell>
          <table:table-cell/>
          <table:table-cell office:value-type="float" office:value="4986591" calcext:value-type="float">
            <text:p>4986591</text:p>
          </table:table-cell>
          <table:table-cell/>
          <table:table-cell office:value-type="float" office:value="4687677" calcext:value-type="float">
            <text:p>4687677</text:p>
          </table:table-cell>
          <table:table-cell/>
          <table:table-cell office:value-type="float" office:value="4393659" calcext:value-type="float">
            <text:p>4393659</text:p>
          </table:table-cell>
          <table:table-cell/>
          <table:table-cell office:value-type="float" office:value="4215084" calcext:value-type="float">
            <text:p>421508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69588" calcext:value-type="float">
            <text:p>5069588</text:p>
          </table:table-cell>
          <table:table-cell/>
          <table:table-cell office:value-type="float" office:value="5030597" calcext:value-type="float">
            <text:p>5030597</text:p>
          </table:table-cell>
          <table:table-cell/>
          <table:table-cell office:value-type="float" office:value="5086309" calcext:value-type="float">
            <text:p>5086309</text:p>
          </table:table-cell>
          <table:table-cell/>
          <table:table-cell office:value-type="float" office:value="5084427" calcext:value-type="float">
            <text:p>5084427</text:p>
          </table:table-cell>
          <table:table-cell/>
          <table:table-cell office:value-type="float" office:value="5085838" calcext:value-type="float">
            <text:p>5085838</text:p>
          </table:table-cell>
          <table:table-cell/>
          <table:table-cell office:value-type="float" office:value="4974269" calcext:value-type="float">
            <text:p>4974269</text:p>
          </table:table-cell>
          <table:table-cell/>
          <table:table-cell office:value-type="float" office:value="4881710" calcext:value-type="float">
            <text:p>4881710</text:p>
          </table:table-cell>
          <table:table-cell/>
          <table:table-cell office:value-type="float" office:value="4489546" calcext:value-type="float">
            <text:p>4489546</text:p>
          </table:table-cell>
          <table:table-cell/>
          <table:table-cell office:value-type="float" office:value="4366592" calcext:value-type="float">
            <text:p>436659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32678" calcext:value-type="float">
            <text:p>5132678</text:p>
          </table:table-cell>
          <table:table-cell/>
          <table:table-cell office:value-type="float" office:value="5082580" calcext:value-type="float">
            <text:p>5082580</text:p>
          </table:table-cell>
          <table:table-cell/>
          <table:table-cell office:value-type="float" office:value="5112012" calcext:value-type="float">
            <text:p>5112012</text:p>
          </table:table-cell>
          <table:table-cell/>
          <table:table-cell office:value-type="float" office:value="5164890" calcext:value-type="float">
            <text:p>5164890</text:p>
          </table:table-cell>
          <table:table-cell/>
          <table:table-cell office:value-type="float" office:value="5200286" calcext:value-type="float">
            <text:p>5200286</text:p>
          </table:table-cell>
          <table:table-cell/>
          <table:table-cell office:value-type="float" office:value="4992925" calcext:value-type="float">
            <text:p>4992925</text:p>
          </table:table-cell>
          <table:table-cell/>
          <table:table-cell office:value-type="float" office:value="4893713" calcext:value-type="float">
            <text:p>4893713</text:p>
          </table:table-cell>
          <table:table-cell/>
          <table:table-cell office:value-type="float" office:value="4566250" calcext:value-type="float">
            <text:p>4566250</text:p>
          </table:table-cell>
          <table:table-cell/>
          <table:table-cell office:value-type="float" office:value="4308998" calcext:value-type="float">
            <text:p>430899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53855" calcext:value-type="float">
            <text:p>5953855</text:p>
          </table:table-cell>
          <table:table-cell/>
          <table:table-cell office:value-type="float" office:value="5209074" calcext:value-type="float">
            <text:p>5209074</text:p>
          </table:table-cell>
          <table:table-cell/>
          <table:table-cell office:value-type="float" office:value="5243011" calcext:value-type="float">
            <text:p>5243011</text:p>
          </table:table-cell>
          <table:table-cell/>
          <table:table-cell office:value-type="float" office:value="5312691" calcext:value-type="float">
            <text:p>5312691</text:p>
          </table:table-cell>
          <table:table-cell/>
          <table:table-cell office:value-type="float" office:value="5307465" calcext:value-type="float">
            <text:p>5307465</text:p>
          </table:table-cell>
          <table:table-cell/>
          <table:table-cell office:value-type="float" office:value="5313037" calcext:value-type="float">
            <text:p>5313037</text:p>
          </table:table-cell>
          <table:table-cell/>
          <table:table-cell office:value-type="float" office:value="5043534" calcext:value-type="float">
            <text:p>5043534</text:p>
          </table:table-cell>
          <table:table-cell/>
          <table:table-cell office:value-type="float" office:value="4624227" calcext:value-type="float">
            <text:p>4624227</text:p>
          </table:table-cell>
          <table:table-cell/>
          <table:table-cell office:value-type="float" office:value="4444829" calcext:value-type="float">
            <text:p>444482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4660" calcext:value-type="float">
            <text:p>594660</text:p>
          </table:table-cell>
          <table:table-cell/>
          <table:table-cell office:value-type="float" office:value="616930" calcext:value-type="float">
            <text:p>616930</text:p>
          </table:table-cell>
          <table:table-cell/>
          <table:table-cell office:value-type="float" office:value="636760" calcext:value-type="float">
            <text:p>636760</text:p>
          </table:table-cell>
          <table:table-cell/>
          <table:table-cell office:value-type="float" office:value="609662" calcext:value-type="float">
            <text:p>609662</text:p>
          </table:table-cell>
          <table:table-cell/>
          <table:table-cell office:value-type="float" office:value="637446" calcext:value-type="float">
            <text:p>637446</text:p>
          </table:table-cell>
          <table:table-cell/>
          <table:table-cell office:value-type="float" office:value="636054" calcext:value-type="float">
            <text:p>636054</text:p>
          </table:table-cell>
          <table:table-cell/>
          <table:table-cell office:value-type="float" office:value="634802" calcext:value-type="float">
            <text:p>634802</text:p>
          </table:table-cell>
          <table:table-cell/>
          <table:table-cell office:value-type="float" office:value="600195" calcext:value-type="float">
            <text:p>600195</text:p>
          </table:table-cell>
          <table:table-cell/>
          <table:table-cell office:value-type="float" office:value="587545" calcext:value-type="float">
            <text:p>58754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2403" calcext:value-type="float">
            <text:p>622403</text:p>
          </table:table-cell>
          <table:table-cell/>
          <table:table-cell office:value-type="float" office:value="621613" calcext:value-type="float">
            <text:p>621613</text:p>
          </table:table-cell>
          <table:table-cell/>
          <table:table-cell office:value-type="float" office:value="632116" calcext:value-type="float">
            <text:p>632116</text:p>
          </table:table-cell>
          <table:table-cell/>
          <table:table-cell office:value-type="float" office:value="635767" calcext:value-type="float">
            <text:p>635767</text:p>
          </table:table-cell>
          <table:table-cell/>
          <table:table-cell office:value-type="float" office:value="610610" calcext:value-type="float">
            <text:p>610610</text:p>
          </table:table-cell>
          <table:table-cell/>
          <table:table-cell office:value-type="float" office:value="617273" calcext:value-type="float">
            <text:p>617273</text:p>
          </table:table-cell>
          <table:table-cell/>
          <table:table-cell office:value-type="float" office:value="615547" calcext:value-type="float">
            <text:p>615547</text:p>
          </table:table-cell>
          <table:table-cell/>
          <table:table-cell office:value-type="float" office:value="629354" calcext:value-type="float">
            <text:p>629354</text:p>
          </table:table-cell>
          <table:table-cell/>
          <table:table-cell office:value-type="float" office:value="605175" calcext:value-type="float">
            <text:p>605175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5:24:48.747437408</dc:date>
    <meta:editing-duration>PT7M42S</meta:editing-duration>
    <meta:editing-cycles>2</meta:editing-cycles>
    <meta:generator>LibreOffice/5.2.7.2$Linux_X86_64 LibreOffice_project/20m0$Build-2</meta:generator>
    <meta:document-statistic meta:table-count="1" meta:cell-count="5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title svg:x="3.238cm" svg:y="0.316cm" chart:style-name="ch2">
          <text:p>UBUNTU64 Write Report (with O_DIRECT flag)</text:p>
        </chart:title>
        <chart:subtitle svg:x="4.19cm" svg:y="1.275cm" chart:style-name="ch3">
          <text:p>using upstream blktap3 with encrypted disk</text:p>
        </chart:subtitle>
        <chart:legend chart:legend-position="end" svg:x="14.302cm" svg:y="1.216cm" style:legend-expansion="high" chart:style-name="ch4"/>
        <chart:plot-area chart:style-name="ch5" table:cell-range-address="UBUNTU64_DIRECT_oxt_upblktap_enc.A188:UBUNTU64_DIRECT_oxt_upblktap_enc.N205" chart:data-source-has-labels="both" svg:x="1.33cm" svg:y="2.138cm" svg:width="9.625cm" svg:height="5.707cm" dr3d:transform="matrix (0.937250944888388 0.0665847169776786 0.342238428249701 -0.138025637837485 0.972260164175794 0.188836162999603 -0.320171187968841 -0.224224549552139 0.92044215558217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184cm" svg:width="7.145cm" svg:height="4.16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06cm" svg:y="8.025cm" chart:style-name="ch7">
              <text:p>File Size (KB)</text:p>
            </chart:title>
            <chart:categories table:cell-range-address="UBUNTU64_DIRECT_oxt_upblktap_enc.A189:UBUNTU64_DIRECT_oxt_upblktap_enc.A20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74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UBUNTU64_DIRECT_oxt_upblktap_enc.B189:UBUNTU64_DIRECT_oxt_upblktap_enc.B205" chart:label-cell-address="UBUNTU64_DIRECT_oxt_upblktap_enc.B188:UBUNTU64_DIRECT_oxt_upblktap_enc.B188" chart:class="chart:bar">
            <chart:data-point chart:repeated="17"/>
          </chart:series>
          <chart:series chart:style-name="ch13" chart:values-cell-range-address="UBUNTU64_DIRECT_oxt_upblktap_enc.C189:UBUNTU64_DIRECT_oxt_upblktap_enc.C205" chart:label-cell-address="UBUNTU64_DIRECT_oxt_upblktap_enc.C188:UBUNTU64_DIRECT_oxt_upblktap_enc.C188" chart:class="chart:bar">
            <chart:data-point chart:repeated="17"/>
          </chart:series>
          <chart:series chart:style-name="ch14" chart:values-cell-range-address="UBUNTU64_DIRECT_oxt_upblktap_enc.D189:UBUNTU64_DIRECT_oxt_upblktap_enc.D205" chart:label-cell-address="UBUNTU64_DIRECT_oxt_upblktap_enc.D188:UBUNTU64_DIRECT_oxt_upblktap_enc.D188" chart:class="chart:bar">
            <chart:data-point chart:repeated="17"/>
          </chart:series>
          <chart:series chart:style-name="ch15" chart:values-cell-range-address="UBUNTU64_DIRECT_oxt_upblktap_enc.E189:UBUNTU64_DIRECT_oxt_upblktap_enc.E205" chart:label-cell-address="UBUNTU64_DIRECT_oxt_upblktap_enc.E188:UBUNTU64_DIRECT_oxt_upblktap_enc.E188" chart:class="chart:bar">
            <chart:data-point chart:repeated="17"/>
          </chart:series>
          <chart:series chart:style-name="ch16" chart:values-cell-range-address="UBUNTU64_DIRECT_oxt_upblktap_enc.F189:UBUNTU64_DIRECT_oxt_upblktap_enc.F205" chart:label-cell-address="UBUNTU64_DIRECT_oxt_upblktap_enc.F188:UBUNTU64_DIRECT_oxt_upblktap_enc.F188" chart:class="chart:bar">
            <chart:data-point chart:repeated="17"/>
          </chart:series>
          <chart:series chart:style-name="ch17" chart:values-cell-range-address="UBUNTU64_DIRECT_oxt_upblktap_enc.G189:UBUNTU64_DIRECT_oxt_upblktap_enc.G205" chart:label-cell-address="UBUNTU64_DIRECT_oxt_upblktap_enc.G188:UBUNTU64_DIRECT_oxt_upblktap_enc.G188" chart:class="chart:bar">
            <chart:data-point chart:repeated="17"/>
          </chart:series>
          <chart:series chart:style-name="ch18" chart:values-cell-range-address="UBUNTU64_DIRECT_oxt_upblktap_enc.H189:UBUNTU64_DIRECT_oxt_upblktap_enc.H205" chart:label-cell-address="UBUNTU64_DIRECT_oxt_upblktap_enc.H188:UBUNTU64_DIRECT_oxt_upblktap_enc.H188" chart:class="chart:bar">
            <chart:data-point chart:repeated="17"/>
          </chart:series>
          <chart:series chart:style-name="ch19" chart:values-cell-range-address="UBUNTU64_DIRECT_oxt_upblktap_enc.I189:UBUNTU64_DIRECT_oxt_upblktap_enc.I205" chart:label-cell-address="UBUNTU64_DIRECT_oxt_upblktap_enc.I188:UBUNTU64_DIRECT_oxt_upblktap_enc.I188" chart:class="chart:bar">
            <chart:data-point chart:repeated="17"/>
          </chart:series>
          <chart:series chart:style-name="ch20" chart:values-cell-range-address="UBUNTU64_DIRECT_oxt_upblktap_enc.J189:UBUNTU64_DIRECT_oxt_upblktap_enc.J205" chart:label-cell-address="UBUNTU64_DIRECT_oxt_upblktap_enc.J188:UBUNTU64_DIRECT_oxt_upblktap_enc.J188" chart:class="chart:bar">
            <chart:data-point chart:repeated="17"/>
          </chart:series>
          <chart:series chart:style-name="ch21" chart:values-cell-range-address="UBUNTU64_DIRECT_oxt_upblktap_enc.K189:UBUNTU64_DIRECT_oxt_upblktap_enc.K205" chart:label-cell-address="UBUNTU64_DIRECT_oxt_upblktap_enc.K188:UBUNTU64_DIRECT_oxt_upblktap_enc.K188" chart:class="chart:bar">
            <chart:data-point chart:repeated="17"/>
          </chart:series>
          <chart:series chart:style-name="ch22" chart:values-cell-range-address="UBUNTU64_DIRECT_oxt_upblktap_enc.L189:UBUNTU64_DIRECT_oxt_upblktap_enc.L205" chart:label-cell-address="UBUNTU64_DIRECT_oxt_upblktap_enc.L188:UBUNTU64_DIRECT_oxt_upblktap_enc.L188" chart:class="chart:bar">
            <chart:data-point chart:repeated="17"/>
          </chart:series>
          <chart:series chart:style-name="ch23" chart:values-cell-range-address="UBUNTU64_DIRECT_oxt_upblktap_enc.M189:UBUNTU64_DIRECT_oxt_upblktap_enc.M205" chart:label-cell-address="UBUNTU64_DIRECT_oxt_upblktap_enc.M188:UBUNTU64_DIRECT_oxt_upblktap_enc.M188" chart:class="chart:bar">
            <chart:data-point chart:repeated="17"/>
          </chart:series>
          <chart:series chart:style-name="ch12" chart:values-cell-range-address="UBUNTU64_DIRECT_oxt_upblktap_enc.N189:UBUNTU64_DIRECT_oxt_upblktap_enc.N205" chart:label-cell-address="UBUNTU64_DIRECT_oxt_upblktap_enc.N188:UBUNTU64_DIRECT_oxt_upblktap_enc.N18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DIRECT_oxt_upblktap_enc.B188:UBUNTU64_DIRECT_oxt_upblktap_enc.B188</svg:desc>
                </draw:g>
              </table:table-cell>
              <table:table-cell office:value-type="string">
                <text:p>8</text:p>
                <draw:g>
                  <svg:desc>UBUNTU64_DIRECT_oxt_upblktap_enc.C188:UBUNTU64_DIRECT_oxt_upblktap_enc.C188</svg:desc>
                </draw:g>
              </table:table-cell>
              <table:table-cell office:value-type="string">
                <text:p>16</text:p>
                <draw:g>
                  <svg:desc>UBUNTU64_DIRECT_oxt_upblktap_enc.D188:UBUNTU64_DIRECT_oxt_upblktap_enc.D188</svg:desc>
                </draw:g>
              </table:table-cell>
              <table:table-cell office:value-type="string">
                <text:p>32</text:p>
                <draw:g>
                  <svg:desc>UBUNTU64_DIRECT_oxt_upblktap_enc.E188:UBUNTU64_DIRECT_oxt_upblktap_enc.E188</svg:desc>
                </draw:g>
              </table:table-cell>
              <table:table-cell office:value-type="string">
                <text:p>64</text:p>
                <draw:g>
                  <svg:desc>UBUNTU64_DIRECT_oxt_upblktap_enc.F188:UBUNTU64_DIRECT_oxt_upblktap_enc.F188</svg:desc>
                </draw:g>
              </table:table-cell>
              <table:table-cell office:value-type="string">
                <text:p>128</text:p>
                <draw:g>
                  <svg:desc>UBUNTU64_DIRECT_oxt_upblktap_enc.G188:UBUNTU64_DIRECT_oxt_upblktap_enc.G188</svg:desc>
                </draw:g>
              </table:table-cell>
              <table:table-cell office:value-type="string">
                <text:p>256</text:p>
                <draw:g>
                  <svg:desc>UBUNTU64_DIRECT_oxt_upblktap_enc.H188:UBUNTU64_DIRECT_oxt_upblktap_enc.H188</svg:desc>
                </draw:g>
              </table:table-cell>
              <table:table-cell office:value-type="string">
                <text:p>512</text:p>
                <draw:g>
                  <svg:desc>UBUNTU64_DIRECT_oxt_upblktap_enc.I188:UBUNTU64_DIRECT_oxt_upblktap_enc.I188</svg:desc>
                </draw:g>
              </table:table-cell>
              <table:table-cell office:value-type="string">
                <text:p>1024</text:p>
                <draw:g>
                  <svg:desc>UBUNTU64_DIRECT_oxt_upblktap_enc.J188:UBUNTU64_DIRECT_oxt_upblktap_enc.J188</svg:desc>
                </draw:g>
              </table:table-cell>
              <table:table-cell office:value-type="string">
                <text:p>2048</text:p>
                <draw:g>
                  <svg:desc>UBUNTU64_DIRECT_oxt_upblktap_enc.K188:UBUNTU64_DIRECT_oxt_upblktap_enc.K188</svg:desc>
                </draw:g>
              </table:table-cell>
              <table:table-cell office:value-type="string">
                <text:p>4096</text:p>
                <draw:g>
                  <svg:desc>UBUNTU64_DIRECT_oxt_upblktap_enc.L188:UBUNTU64_DIRECT_oxt_upblktap_enc.L188</svg:desc>
                </draw:g>
              </table:table-cell>
              <table:table-cell office:value-type="string">
                <text:p>8192</text:p>
                <draw:g>
                  <svg:desc>UBUNTU64_DIRECT_oxt_upblktap_enc.M188:UBUNTU64_DIRECT_oxt_upblktap_enc.M188</svg:desc>
                </draw:g>
              </table:table-cell>
              <table:table-cell office:value-type="string">
                <text:p>16384</text:p>
                <draw:g>
                  <svg:desc>UBUNTU64_DIRECT_oxt_upblktap_enc.N188:UBUNTU64_DIRECT_oxt_upblktap_enc.N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DIRECT_oxt_upblktap_enc.A189:UBUNTU64_DIRECT_oxt_upblktap_enc.A205</svg:desc>
                </draw:g>
              </table:table-cell>
              <table:table-cell office:value-type="float" office:value="23863">
                <text:p>23863</text:p>
                <draw:g>
                  <svg:desc>UBUNTU64_DIRECT_oxt_upblktap_enc.B189:UBUNTU64_DIRECT_oxt_upblktap_enc.B205</svg:desc>
                </draw:g>
              </table:table-cell>
              <table:table-cell office:value-type="float" office:value="63060">
                <text:p>63060</text:p>
                <draw:g>
                  <svg:desc>UBUNTU64_DIRECT_oxt_upblktap_enc.C189:UBUNTU64_DIRECT_oxt_upblktap_enc.C205</svg:desc>
                </draw:g>
              </table:table-cell>
              <table:table-cell office:value-type="float" office:value="114725">
                <text:p>114725</text:p>
                <draw:g>
                  <svg:desc>UBUNTU64_DIRECT_oxt_upblktap_enc.D189:UBUNTU64_DIRECT_oxt_upblktap_enc.D205</svg:desc>
                </draw:g>
              </table:table-cell>
              <table:table-cell office:value-type="float" office:value="177207">
                <text:p>177207</text:p>
                <draw:g>
                  <svg:desc>UBUNTU64_DIRECT_oxt_upblktap_enc.E189:UBUNTU64_DIRECT_oxt_upblktap_enc.E205</svg:desc>
                </draw:g>
              </table:table-cell>
              <table:table-cell office:value-type="float" office:value="225234">
                <text:p>225234</text:p>
                <draw:g>
                  <svg:desc>UBUNTU64_DIRECT_oxt_upblktap_enc.F189:UBUNTU64_DIRECT_oxt_upblktap_enc.F205</svg:desc>
                </draw:g>
              </table:table-cell>
              <table:table-cell office:value-type="float" office:value="NaN">
                <text:p>NaN</text:p>
                <draw:g>
                  <svg:desc>UBUNTU64_DIRECT_oxt_upblktap_enc.G189:UBUNTU64_DIRECT_oxt_upblktap_enc.G205</svg:desc>
                </draw:g>
              </table:table-cell>
              <table:table-cell office:value-type="float" office:value="NaN">
                <text:p>NaN</text:p>
                <draw:g>
                  <svg:desc>UBUNTU64_DIRECT_oxt_upblktap_enc.H189:UBUNTU64_DIRECT_oxt_upblktap_enc.H205</svg:desc>
                </draw:g>
              </table:table-cell>
              <table:table-cell office:value-type="float" office:value="NaN">
                <text:p>NaN</text:p>
                <draw:g>
                  <svg:desc>UBUNTU64_DIRECT_oxt_upblktap_enc.I189:UBUNTU64_DIRECT_oxt_upblktap_enc.I205</svg:desc>
                </draw:g>
              </table:table-cell>
              <table:table-cell office:value-type="float" office:value="NaN">
                <text:p>NaN</text:p>
                <draw:g>
                  <svg:desc>UBUNTU64_DIRECT_oxt_upblktap_enc.J189:UBUNTU64_DIRECT_oxt_upblktap_enc.J205</svg:desc>
                </draw:g>
              </table:table-cell>
              <table:table-cell office:value-type="float" office:value="NaN">
                <text:p>NaN</text:p>
                <draw:g>
                  <svg:desc>UBUNTU64_DIRECT_oxt_upblktap_enc.K189:UBUNTU64_DIRECT_oxt_upblktap_enc.K205</svg:desc>
                </draw:g>
              </table:table-cell>
              <table:table-cell office:value-type="float" office:value="NaN">
                <text:p>NaN</text:p>
                <draw:g>
                  <svg:desc>UBUNTU64_DIRECT_oxt_upblktap_enc.L189:UBUNTU64_DIRECT_oxt_upblktap_enc.L205</svg:desc>
                </draw:g>
              </table:table-cell>
              <table:table-cell office:value-type="float" office:value="NaN">
                <text:p>NaN</text:p>
                <draw:g>
                  <svg:desc>UBUNTU64_DIRECT_oxt_upblktap_enc.M189:UBUNTU64_DIRECT_oxt_upblktap_enc.M205</svg:desc>
                </draw:g>
              </table:table-cell>
              <table:table-cell office:value-type="float" office:value="NaN">
                <text:p>NaN</text:p>
                <draw:g>
                  <svg:desc>UBUNTU64_DIRECT_oxt_upblktap_enc.N189:UBUNTU64_DIRECT_oxt_upblktap_enc.N20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676">
                <text:p>33676</text:p>
              </table:table-cell>
              <table:table-cell office:value-type="float" office:value="44852">
                <text:p>44852</text:p>
              </table:table-cell>
              <table:table-cell office:value-type="float" office:value="119177">
                <text:p>119177</text:p>
              </table:table-cell>
              <table:table-cell office:value-type="float" office:value="147824">
                <text:p>147824</text:p>
              </table:table-cell>
              <table:table-cell office:value-type="float" office:value="265015">
                <text:p>265015</text:p>
              </table:table-cell>
              <table:table-cell office:value-type="float" office:value="293563">
                <text:p>29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653">
                <text:p>33653</text:p>
              </table:table-cell>
              <table:table-cell office:value-type="float" office:value="66097">
                <text:p>66097</text:p>
              </table:table-cell>
              <table:table-cell office:value-type="float" office:value="118464">
                <text:p>118464</text:p>
              </table:table-cell>
              <table:table-cell office:value-type="float" office:value="204646">
                <text:p>204646</text:p>
              </table:table-cell>
              <table:table-cell office:value-type="float" office:value="289199">
                <text:p>289199</text:p>
              </table:table-cell>
              <table:table-cell office:value-type="float" office:value="365740">
                <text:p>365740</text:p>
              </table:table-cell>
              <table:table-cell office:value-type="float" office:value="329489">
                <text:p>32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154">
                <text:p>33154</text:p>
              </table:table-cell>
              <table:table-cell office:value-type="float" office:value="66003">
                <text:p>66003</text:p>
              </table:table-cell>
              <table:table-cell office:value-type="float" office:value="121644">
                <text:p>121644</text:p>
              </table:table-cell>
              <table:table-cell office:value-type="float" office:value="211141">
                <text:p>211141</text:p>
              </table:table-cell>
              <table:table-cell office:value-type="float" office:value="275431">
                <text:p>275431</text:p>
              </table:table-cell>
              <table:table-cell office:value-type="float" office:value="358283">
                <text:p>358283</text:p>
              </table:table-cell>
              <table:table-cell office:value-type="float" office:value="434994">
                <text:p>434994</text:p>
              </table:table-cell>
              <table:table-cell office:value-type="float" office:value="393253">
                <text:p>393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2416">
                <text:p>32416</text:p>
              </table:table-cell>
              <table:table-cell office:value-type="float" office:value="59082">
                <text:p>59082</text:p>
              </table:table-cell>
              <table:table-cell office:value-type="float" office:value="119821">
                <text:p>119821</text:p>
              </table:table-cell>
              <table:table-cell office:value-type="float" office:value="208677">
                <text:p>208677</text:p>
              </table:table-cell>
              <table:table-cell office:value-type="float" office:value="315555">
                <text:p>315555</text:p>
              </table:table-cell>
              <table:table-cell office:value-type="float" office:value="302338">
                <text:p>302338</text:p>
              </table:table-cell>
              <table:table-cell office:value-type="float" office:value="488574">
                <text:p>488574</text:p>
              </table:table-cell>
              <table:table-cell office:value-type="float" office:value="470794">
                <text:p>470794</text:p>
              </table:table-cell>
              <table:table-cell office:value-type="float" office:value="463979">
                <text:p>46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2409">
                <text:p>32409</text:p>
              </table:table-cell>
              <table:table-cell office:value-type="float" office:value="62092">
                <text:p>62092</text:p>
              </table:table-cell>
              <table:table-cell office:value-type="float" office:value="116581">
                <text:p>116581</text:p>
              </table:table-cell>
              <table:table-cell office:value-type="float" office:value="205251">
                <text:p>205251</text:p>
              </table:table-cell>
              <table:table-cell office:value-type="float" office:value="184655">
                <text:p>184655</text:p>
              </table:table-cell>
              <table:table-cell office:value-type="float" office:value="443676">
                <text:p>443676</text:p>
              </table:table-cell>
              <table:table-cell office:value-type="float" office:value="452702">
                <text:p>452702</text:p>
              </table:table-cell>
              <table:table-cell office:value-type="float" office:value="535972">
                <text:p>535972</text:p>
              </table:table-cell>
              <table:table-cell office:value-type="float" office:value="627836">
                <text:p>627836</text:p>
              </table:table-cell>
              <table:table-cell office:value-type="float" office:value="465558">
                <text:p>46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1565">
                <text:p>31565</text:p>
              </table:table-cell>
              <table:table-cell office:value-type="float" office:value="60457">
                <text:p>60457</text:p>
              </table:table-cell>
              <table:table-cell office:value-type="float" office:value="116605">
                <text:p>116605</text:p>
              </table:table-cell>
              <table:table-cell office:value-type="float" office:value="191268">
                <text:p>191268</text:p>
              </table:table-cell>
              <table:table-cell office:value-type="float" office:value="309950">
                <text:p>309950</text:p>
              </table:table-cell>
              <table:table-cell office:value-type="float" office:value="415456">
                <text:p>415456</text:p>
              </table:table-cell>
              <table:table-cell office:value-type="float" office:value="550393">
                <text:p>550393</text:p>
              </table:table-cell>
              <table:table-cell office:value-type="float" office:value="337119">
                <text:p>337119</text:p>
              </table:table-cell>
              <table:table-cell office:value-type="float" office:value="728553">
                <text:p>728553</text:p>
              </table:table-cell>
              <table:table-cell office:value-type="float" office:value="566043">
                <text:p>566043</text:p>
              </table:table-cell>
              <table:table-cell office:value-type="float" office:value="464775">
                <text:p>464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9604">
                <text:p>29604</text:p>
              </table:table-cell>
              <table:table-cell office:value-type="float" office:value="47998">
                <text:p>47998</text:p>
              </table:table-cell>
              <table:table-cell office:value-type="float" office:value="91173">
                <text:p>91173</text:p>
              </table:table-cell>
              <table:table-cell office:value-type="float" office:value="168279">
                <text:p>168279</text:p>
              </table:table-cell>
              <table:table-cell office:value-type="float" office:value="276113">
                <text:p>276113</text:p>
              </table:table-cell>
              <table:table-cell office:value-type="float" office:value="423797">
                <text:p>423797</text:p>
              </table:table-cell>
              <table:table-cell office:value-type="float" office:value="518607">
                <text:p>518607</text:p>
              </table:table-cell>
              <table:table-cell office:value-type="float" office:value="553583">
                <text:p>553583</text:p>
              </table:table-cell>
              <table:table-cell office:value-type="float" office:value="606903">
                <text:p>606903</text:p>
              </table:table-cell>
              <table:table-cell office:value-type="float" office:value="716024">
                <text:p>716024</text:p>
              </table:table-cell>
              <table:table-cell office:value-type="float" office:value="633069">
                <text:p>633069</text:p>
              </table:table-cell>
              <table:table-cell office:value-type="float" office:value="434659">
                <text:p>434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5125">
                <text:p>25125</text:p>
              </table:table-cell>
              <table:table-cell office:value-type="float" office:value="57337">
                <text:p>57337</text:p>
              </table:table-cell>
              <table:table-cell office:value-type="float" office:value="94042">
                <text:p>94042</text:p>
              </table:table-cell>
              <table:table-cell office:value-type="float" office:value="128459">
                <text:p>128459</text:p>
              </table:table-cell>
              <table:table-cell office:value-type="float" office:value="186974">
                <text:p>186974</text:p>
              </table:table-cell>
              <table:table-cell office:value-type="float" office:value="211833">
                <text:p>211833</text:p>
              </table:table-cell>
              <table:table-cell office:value-type="float" office:value="246327">
                <text:p>246327</text:p>
              </table:table-cell>
              <table:table-cell office:value-type="float" office:value="258973">
                <text:p>258973</text:p>
              </table:table-cell>
              <table:table-cell office:value-type="float" office:value="263899">
                <text:p>263899</text:p>
              </table:table-cell>
              <table:table-cell office:value-type="float" office:value="306908">
                <text:p>306908</text:p>
              </table:table-cell>
              <table:table-cell office:value-type="float" office:value="222322">
                <text:p>222322</text:p>
              </table:table-cell>
              <table:table-cell office:value-type="float" office:value="253253">
                <text:p>253253</text:p>
              </table:table-cell>
              <table:table-cell office:value-type="float" office:value="198704">
                <text:p>198704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1822">
                <text:p>161822</text:p>
              </table:table-cell>
              <table:table-cell office:value-type="float" office:value="163633">
                <text:p>163633</text:p>
              </table:table-cell>
              <table:table-cell office:value-type="float" office:value="171234">
                <text:p>171234</text:p>
              </table:table-cell>
              <table:table-cell office:value-type="float" office:value="152937">
                <text:p>152937</text:p>
              </table:table-cell>
              <table:table-cell office:value-type="float" office:value="139190">
                <text:p>139190</text:p>
              </table:table-cell>
              <table:table-cell office:value-type="float" office:value="123504">
                <text:p>123504</text:p>
              </table:table-cell>
              <table:table-cell office:value-type="float" office:value="98755">
                <text:p>98755</text:p>
              </table:table-cell>
              <table:table-cell office:value-type="float" office:value="216718">
                <text:p>216718</text:p>
              </table:table-cell>
              <table:table-cell office:value-type="float" office:value="332133">
                <text:p>332133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7231">
                <text:p>287231</text:p>
              </table:table-cell>
              <table:table-cell office:value-type="float" office:value="275899">
                <text:p>275899</text:p>
              </table:table-cell>
              <table:table-cell office:value-type="float" office:value="264482">
                <text:p>264482</text:p>
              </table:table-cell>
              <table:table-cell office:value-type="float" office:value="256793">
                <text:p>256793</text:p>
              </table:table-cell>
              <table:table-cell office:value-type="float" office:value="340338">
                <text:p>340338</text:p>
              </table:table-cell>
              <table:table-cell office:value-type="float" office:value="356741">
                <text:p>356741</text:p>
              </table:table-cell>
              <table:table-cell office:value-type="float" office:value="296898">
                <text:p>296898</text:p>
              </table:table-cell>
              <table:table-cell office:value-type="float" office:value="367002">
                <text:p>367002</text:p>
              </table:table-cell>
              <table:table-cell office:value-type="float" office:value="288228">
                <text:p>288228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1086">
                <text:p>301086</text:p>
              </table:table-cell>
              <table:table-cell office:value-type="float" office:value="370159">
                <text:p>370159</text:p>
              </table:table-cell>
              <table:table-cell office:value-type="float" office:value="357038">
                <text:p>357038</text:p>
              </table:table-cell>
              <table:table-cell office:value-type="float" office:value="261772">
                <text:p>261772</text:p>
              </table:table-cell>
              <table:table-cell office:value-type="float" office:value="365959">
                <text:p>365959</text:p>
              </table:table-cell>
              <table:table-cell office:value-type="float" office:value="365467">
                <text:p>365467</text:p>
              </table:table-cell>
              <table:table-cell office:value-type="float" office:value="362904">
                <text:p>362904</text:p>
              </table:table-cell>
              <table:table-cell office:value-type="float" office:value="341506">
                <text:p>341506</text:p>
              </table:table-cell>
              <table:table-cell office:value-type="float" office:value="284935">
                <text:p>28493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697">
                <text:p>220697</text:p>
              </table:table-cell>
              <table:table-cell office:value-type="float" office:value="266684">
                <text:p>266684</text:p>
              </table:table-cell>
              <table:table-cell office:value-type="float" office:value="175099">
                <text:p>175099</text:p>
              </table:table-cell>
              <table:table-cell office:value-type="float" office:value="348664">
                <text:p>348664</text:p>
              </table:table-cell>
              <table:table-cell office:value-type="float" office:value="564052">
                <text:p>564052</text:p>
              </table:table-cell>
              <table:table-cell office:value-type="float" office:value="308119">
                <text:p>308119</text:p>
              </table:table-cell>
              <table:table-cell office:value-type="float" office:value="346578">
                <text:p>346578</text:p>
              </table:table-cell>
              <table:table-cell office:value-type="float" office:value="856290">
                <text:p>856290</text:p>
              </table:table-cell>
              <table:table-cell office:value-type="float" office:value="267816">
                <text:p>267816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8318">
                <text:p>268318</text:p>
              </table:table-cell>
              <table:table-cell office:value-type="float" office:value="272519">
                <text:p>272519</text:p>
              </table:table-cell>
              <table:table-cell office:value-type="float" office:value="516317">
                <text:p>516317</text:p>
              </table:table-cell>
              <table:table-cell office:value-type="float" office:value="581635">
                <text:p>581635</text:p>
              </table:table-cell>
              <table:table-cell office:value-type="float" office:value="236620">
                <text:p>236620</text:p>
              </table:table-cell>
              <table:table-cell office:value-type="float" office:value="854316">
                <text:p>854316</text:p>
              </table:table-cell>
              <table:table-cell office:value-type="float" office:value="282091">
                <text:p>282091</text:p>
              </table:table-cell>
              <table:table-cell office:value-type="float" office:value="637702">
                <text:p>637702</text:p>
              </table:table-cell>
              <table:table-cell office:value-type="float" office:value="228400">
                <text:p>228400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814">
                <text:p>183814</text:p>
              </table:table-cell>
              <table:table-cell office:value-type="float" office:value="327137">
                <text:p>327137</text:p>
              </table:table-cell>
              <table:table-cell office:value-type="float" office:value="246754">
                <text:p>246754</text:p>
              </table:table-cell>
              <table:table-cell office:value-type="float" office:value="347170">
                <text:p>347170</text:p>
              </table:table-cell>
              <table:table-cell office:value-type="float" office:value="587069">
                <text:p>587069</text:p>
              </table:table-cell>
              <table:table-cell office:value-type="float" office:value="673799">
                <text:p>673799</text:p>
              </table:table-cell>
              <table:table-cell office:value-type="float" office:value="347403">
                <text:p>347403</text:p>
              </table:table-cell>
              <table:table-cell office:value-type="float" office:value="589569">
                <text:p>589569</text:p>
              </table:table-cell>
              <table:table-cell office:value-type="float" office:value="344015">
                <text:p>344015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0767">
                <text:p>270767</text:p>
              </table:table-cell>
              <table:table-cell office:value-type="float" office:value="402345">
                <text:p>402345</text:p>
              </table:table-cell>
              <table:table-cell office:value-type="float" office:value="355653">
                <text:p>355653</text:p>
              </table:table-cell>
              <table:table-cell office:value-type="float" office:value="563346">
                <text:p>563346</text:p>
              </table:table-cell>
              <table:table-cell office:value-type="float" office:value="799478">
                <text:p>799478</text:p>
              </table:table-cell>
              <table:table-cell office:value-type="float" office:value="372565">
                <text:p>372565</text:p>
              </table:table-cell>
              <table:table-cell office:value-type="float" office:value="573550">
                <text:p>573550</text:p>
              </table:table-cell>
              <table:table-cell office:value-type="float" office:value="486112">
                <text:p>486112</text:p>
              </table:table-cell>
              <table:table-cell office:value-type="float" office:value="533332">
                <text:p>533332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745">
                <text:p>148745</text:p>
              </table:table-cell>
              <table:table-cell office:value-type="float" office:value="175252">
                <text:p>175252</text:p>
              </table:table-cell>
              <table:table-cell office:value-type="float" office:value="312069">
                <text:p>312069</text:p>
              </table:table-cell>
              <table:table-cell office:value-type="float" office:value="384946">
                <text:p>384946</text:p>
              </table:table-cell>
              <table:table-cell office:value-type="float" office:value="729635">
                <text:p>729635</text:p>
              </table:table-cell>
              <table:table-cell office:value-type="float" office:value="357772">
                <text:p>357772</text:p>
              </table:table-cell>
              <table:table-cell office:value-type="float" office:value="675150">
                <text:p>675150</text:p>
              </table:table-cell>
              <table:table-cell office:value-type="float" office:value="804327">
                <text:p>804327</text:p>
              </table:table-cell>
              <table:table-cell office:value-type="float" office:value="875854">
                <text:p>875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bar" chart:style-name="ch1">
        <chart:title svg:x="3.238cm" svg:y="0.316cm" chart:style-name="ch2">
          <text:p>UBUNTU64 Read Report (with O_DIRECT flag)</text:p>
        </chart:title>
        <chart:subtitle svg:x="4.19cm" svg:y="1.275cm" chart:style-name="ch3">
          <text:p>using upstream blktap3 with encrypted disk</text:p>
        </chart:subtitle>
        <chart:legend chart:legend-position="end" svg:x="14.302cm" svg:y="1.215cm" style:legend-expansion="high" chart:style-name="ch4"/>
        <chart:plot-area chart:style-name="ch5" table:cell-range-address="UBUNTU64_DIRECT_oxt_upblktap_enc.A228:UBUNTU64_DIRECT_oxt_upblktap_enc.N245" chart:data-source-has-labels="both" svg:x="1.33cm" svg:y="2.138cm" svg:width="9.678cm" svg:height="5.706cm" dr3d:transform="matrix (0.937250944888388 0.0665847169776786 0.342238428249701 -0.163121362806775 0.951279847311894 0.261644937069915 -0.308142965686196 -0.301053363314981 0.902449325521857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148cm" svg:width="7.181cm" svg:height="4.2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33cm" svg:y="8.024cm" chart:style-name="ch7">
              <text:p>File Size (KB)</text:p>
            </chart:title>
            <chart:categories table:cell-range-address="UBUNTU64_DIRECT_oxt_upblktap_enc.A229:UBUNTU64_DIRECT_oxt_upblktap_enc.A24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328cm" svg:y="7.284cm" chart:style-name="ch7">
              <text:p>Transfer size (KB)</text:p>
            </chart:title>
            <chart:grid chart:style-name="ch8" chart:class="major"/>
          </chart:axis>
          <chart:series chart:style-name="ch12" chart:values-cell-range-address="UBUNTU64_DIRECT_oxt_upblktap_enc.B229:UBUNTU64_DIRECT_oxt_upblktap_enc.B245" chart:label-cell-address="UBUNTU64_DIRECT_oxt_upblktap_enc.B228:UBUNTU64_DIRECT_oxt_upblktap_enc.B228" chart:class="chart:bar">
            <chart:data-point chart:repeated="17"/>
          </chart:series>
          <chart:series chart:style-name="ch13" chart:values-cell-range-address="UBUNTU64_DIRECT_oxt_upblktap_enc.C229:UBUNTU64_DIRECT_oxt_upblktap_enc.C245" chart:label-cell-address="UBUNTU64_DIRECT_oxt_upblktap_enc.C228:UBUNTU64_DIRECT_oxt_upblktap_enc.C228" chart:class="chart:bar">
            <chart:data-point chart:repeated="17"/>
          </chart:series>
          <chart:series chart:style-name="ch14" chart:values-cell-range-address="UBUNTU64_DIRECT_oxt_upblktap_enc.D229:UBUNTU64_DIRECT_oxt_upblktap_enc.D245" chart:label-cell-address="UBUNTU64_DIRECT_oxt_upblktap_enc.D228:UBUNTU64_DIRECT_oxt_upblktap_enc.D228" chart:class="chart:bar">
            <chart:data-point chart:repeated="17"/>
          </chart:series>
          <chart:series chart:style-name="ch15" chart:values-cell-range-address="UBUNTU64_DIRECT_oxt_upblktap_enc.E229:UBUNTU64_DIRECT_oxt_upblktap_enc.E245" chart:label-cell-address="UBUNTU64_DIRECT_oxt_upblktap_enc.E228:UBUNTU64_DIRECT_oxt_upblktap_enc.E228" chart:class="chart:bar">
            <chart:data-point chart:repeated="17"/>
          </chart:series>
          <chart:series chart:style-name="ch16" chart:values-cell-range-address="UBUNTU64_DIRECT_oxt_upblktap_enc.F229:UBUNTU64_DIRECT_oxt_upblktap_enc.F245" chart:label-cell-address="UBUNTU64_DIRECT_oxt_upblktap_enc.F228:UBUNTU64_DIRECT_oxt_upblktap_enc.F228" chart:class="chart:bar">
            <chart:data-point chart:repeated="17"/>
          </chart:series>
          <chart:series chart:style-name="ch17" chart:values-cell-range-address="UBUNTU64_DIRECT_oxt_upblktap_enc.G229:UBUNTU64_DIRECT_oxt_upblktap_enc.G245" chart:label-cell-address="UBUNTU64_DIRECT_oxt_upblktap_enc.G228:UBUNTU64_DIRECT_oxt_upblktap_enc.G228" chart:class="chart:bar">
            <chart:data-point chart:repeated="17"/>
          </chart:series>
          <chart:series chart:style-name="ch18" chart:values-cell-range-address="UBUNTU64_DIRECT_oxt_upblktap_enc.H229:UBUNTU64_DIRECT_oxt_upblktap_enc.H245" chart:label-cell-address="UBUNTU64_DIRECT_oxt_upblktap_enc.H228:UBUNTU64_DIRECT_oxt_upblktap_enc.H228" chart:class="chart:bar">
            <chart:data-point chart:repeated="17"/>
          </chart:series>
          <chart:series chart:style-name="ch19" chart:values-cell-range-address="UBUNTU64_DIRECT_oxt_upblktap_enc.I229:UBUNTU64_DIRECT_oxt_upblktap_enc.I245" chart:label-cell-address="UBUNTU64_DIRECT_oxt_upblktap_enc.I228:UBUNTU64_DIRECT_oxt_upblktap_enc.I228" chart:class="chart:bar">
            <chart:data-point chart:repeated="17"/>
          </chart:series>
          <chart:series chart:style-name="ch20" chart:values-cell-range-address="UBUNTU64_DIRECT_oxt_upblktap_enc.J229:UBUNTU64_DIRECT_oxt_upblktap_enc.J245" chart:label-cell-address="UBUNTU64_DIRECT_oxt_upblktap_enc.J228:UBUNTU64_DIRECT_oxt_upblktap_enc.J228" chart:class="chart:bar">
            <chart:data-point chart:repeated="17"/>
          </chart:series>
          <chart:series chart:style-name="ch21" chart:values-cell-range-address="UBUNTU64_DIRECT_oxt_upblktap_enc.K229:UBUNTU64_DIRECT_oxt_upblktap_enc.K245" chart:label-cell-address="UBUNTU64_DIRECT_oxt_upblktap_enc.K228:UBUNTU64_DIRECT_oxt_upblktap_enc.K228" chart:class="chart:bar">
            <chart:data-point chart:repeated="17"/>
          </chart:series>
          <chart:series chart:style-name="ch22" chart:values-cell-range-address="UBUNTU64_DIRECT_oxt_upblktap_enc.L229:UBUNTU64_DIRECT_oxt_upblktap_enc.L245" chart:label-cell-address="UBUNTU64_DIRECT_oxt_upblktap_enc.L228:UBUNTU64_DIRECT_oxt_upblktap_enc.L228" chart:class="chart:bar">
            <chart:data-point chart:repeated="17"/>
          </chart:series>
          <chart:series chart:style-name="ch23" chart:values-cell-range-address="UBUNTU64_DIRECT_oxt_upblktap_enc.M229:UBUNTU64_DIRECT_oxt_upblktap_enc.M245" chart:label-cell-address="UBUNTU64_DIRECT_oxt_upblktap_enc.M228:UBUNTU64_DIRECT_oxt_upblktap_enc.M228" chart:class="chart:bar">
            <chart:data-point chart:repeated="17"/>
          </chart:series>
          <chart:series chart:style-name="ch12" chart:values-cell-range-address="UBUNTU64_DIRECT_oxt_upblktap_enc.N229:UBUNTU64_DIRECT_oxt_upblktap_enc.N245" chart:label-cell-address="UBUNTU64_DIRECT_oxt_upblktap_enc.N228:UBUNTU64_DIRECT_oxt_upblktap_enc.N22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UBUNTU64_DIRECT_oxt_upblktap_enc.B228:UBUNTU64_DIRECT_oxt_upblktap_enc.B228</svg:desc>
                </draw:g>
              </table:table-cell>
              <table:table-cell office:value-type="string">
                <text:p>8</text:p>
                <draw:g>
                  <svg:desc>UBUNTU64_DIRECT_oxt_upblktap_enc.C228:UBUNTU64_DIRECT_oxt_upblktap_enc.C228</svg:desc>
                </draw:g>
              </table:table-cell>
              <table:table-cell office:value-type="string">
                <text:p>16</text:p>
                <draw:g>
                  <svg:desc>UBUNTU64_DIRECT_oxt_upblktap_enc.D228:UBUNTU64_DIRECT_oxt_upblktap_enc.D228</svg:desc>
                </draw:g>
              </table:table-cell>
              <table:table-cell office:value-type="string">
                <text:p>32</text:p>
                <draw:g>
                  <svg:desc>UBUNTU64_DIRECT_oxt_upblktap_enc.E228:UBUNTU64_DIRECT_oxt_upblktap_enc.E228</svg:desc>
                </draw:g>
              </table:table-cell>
              <table:table-cell office:value-type="string">
                <text:p>64</text:p>
                <draw:g>
                  <svg:desc>UBUNTU64_DIRECT_oxt_upblktap_enc.F228:UBUNTU64_DIRECT_oxt_upblktap_enc.F228</svg:desc>
                </draw:g>
              </table:table-cell>
              <table:table-cell office:value-type="string">
                <text:p>128</text:p>
                <draw:g>
                  <svg:desc>UBUNTU64_DIRECT_oxt_upblktap_enc.G228:UBUNTU64_DIRECT_oxt_upblktap_enc.G228</svg:desc>
                </draw:g>
              </table:table-cell>
              <table:table-cell office:value-type="string">
                <text:p>256</text:p>
                <draw:g>
                  <svg:desc>UBUNTU64_DIRECT_oxt_upblktap_enc.H228:UBUNTU64_DIRECT_oxt_upblktap_enc.H228</svg:desc>
                </draw:g>
              </table:table-cell>
              <table:table-cell office:value-type="string">
                <text:p>512</text:p>
                <draw:g>
                  <svg:desc>UBUNTU64_DIRECT_oxt_upblktap_enc.I228:UBUNTU64_DIRECT_oxt_upblktap_enc.I228</svg:desc>
                </draw:g>
              </table:table-cell>
              <table:table-cell office:value-type="string">
                <text:p>1024</text:p>
                <draw:g>
                  <svg:desc>UBUNTU64_DIRECT_oxt_upblktap_enc.J228:UBUNTU64_DIRECT_oxt_upblktap_enc.J228</svg:desc>
                </draw:g>
              </table:table-cell>
              <table:table-cell office:value-type="string">
                <text:p>2048</text:p>
                <draw:g>
                  <svg:desc>UBUNTU64_DIRECT_oxt_upblktap_enc.K228:UBUNTU64_DIRECT_oxt_upblktap_enc.K228</svg:desc>
                </draw:g>
              </table:table-cell>
              <table:table-cell office:value-type="string">
                <text:p>4096</text:p>
                <draw:g>
                  <svg:desc>UBUNTU64_DIRECT_oxt_upblktap_enc.L228:UBUNTU64_DIRECT_oxt_upblktap_enc.L228</svg:desc>
                </draw:g>
              </table:table-cell>
              <table:table-cell office:value-type="string">
                <text:p>8192</text:p>
                <draw:g>
                  <svg:desc>UBUNTU64_DIRECT_oxt_upblktap_enc.M228:UBUNTU64_DIRECT_oxt_upblktap_enc.M228</svg:desc>
                </draw:g>
              </table:table-cell>
              <table:table-cell office:value-type="string">
                <text:p>16384</text:p>
                <draw:g>
                  <svg:desc>UBUNTU64_DIRECT_oxt_upblktap_enc.N228:UBUNTU64_DIRECT_oxt_upblktap_enc.N2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UBUNTU64_DIRECT_oxt_upblktap_enc.A229:UBUNTU64_DIRECT_oxt_upblktap_enc.A245</svg:desc>
                </draw:g>
              </table:table-cell>
              <table:table-cell office:value-type="float" office:value="27887">
                <text:p>27887</text:p>
                <draw:g>
                  <svg:desc>UBUNTU64_DIRECT_oxt_upblktap_enc.B229:UBUNTU64_DIRECT_oxt_upblktap_enc.B245</svg:desc>
                </draw:g>
              </table:table-cell>
              <table:table-cell office:value-type="float" office:value="54013">
                <text:p>54013</text:p>
                <draw:g>
                  <svg:desc>UBUNTU64_DIRECT_oxt_upblktap_enc.C229:UBUNTU64_DIRECT_oxt_upblktap_enc.C245</svg:desc>
                </draw:g>
              </table:table-cell>
              <table:table-cell office:value-type="float" office:value="95095">
                <text:p>95095</text:p>
                <draw:g>
                  <svg:desc>UBUNTU64_DIRECT_oxt_upblktap_enc.D229:UBUNTU64_DIRECT_oxt_upblktap_enc.D245</svg:desc>
                </draw:g>
              </table:table-cell>
              <table:table-cell office:value-type="float" office:value="150653">
                <text:p>150653</text:p>
                <draw:g>
                  <svg:desc>UBUNTU64_DIRECT_oxt_upblktap_enc.E229:UBUNTU64_DIRECT_oxt_upblktap_enc.E245</svg:desc>
                </draw:g>
              </table:table-cell>
              <table:table-cell office:value-type="float" office:value="66595">
                <text:p>66595</text:p>
                <draw:g>
                  <svg:desc>UBUNTU64_DIRECT_oxt_upblktap_enc.F229:UBUNTU64_DIRECT_oxt_upblktap_enc.F245</svg:desc>
                </draw:g>
              </table:table-cell>
              <table:table-cell office:value-type="float" office:value="NaN">
                <text:p>NaN</text:p>
                <draw:g>
                  <svg:desc>UBUNTU64_DIRECT_oxt_upblktap_enc.G229:UBUNTU64_DIRECT_oxt_upblktap_enc.G245</svg:desc>
                </draw:g>
              </table:table-cell>
              <table:table-cell office:value-type="float" office:value="NaN">
                <text:p>NaN</text:p>
                <draw:g>
                  <svg:desc>UBUNTU64_DIRECT_oxt_upblktap_enc.H229:UBUNTU64_DIRECT_oxt_upblktap_enc.H245</svg:desc>
                </draw:g>
              </table:table-cell>
              <table:table-cell office:value-type="float" office:value="NaN">
                <text:p>NaN</text:p>
                <draw:g>
                  <svg:desc>UBUNTU64_DIRECT_oxt_upblktap_enc.I229:UBUNTU64_DIRECT_oxt_upblktap_enc.I245</svg:desc>
                </draw:g>
              </table:table-cell>
              <table:table-cell office:value-type="float" office:value="NaN">
                <text:p>NaN</text:p>
                <draw:g>
                  <svg:desc>UBUNTU64_DIRECT_oxt_upblktap_enc.J229:UBUNTU64_DIRECT_oxt_upblktap_enc.J245</svg:desc>
                </draw:g>
              </table:table-cell>
              <table:table-cell office:value-type="float" office:value="NaN">
                <text:p>NaN</text:p>
                <draw:g>
                  <svg:desc>UBUNTU64_DIRECT_oxt_upblktap_enc.K229:UBUNTU64_DIRECT_oxt_upblktap_enc.K245</svg:desc>
                </draw:g>
              </table:table-cell>
              <table:table-cell office:value-type="float" office:value="NaN">
                <text:p>NaN</text:p>
                <draw:g>
                  <svg:desc>UBUNTU64_DIRECT_oxt_upblktap_enc.L229:UBUNTU64_DIRECT_oxt_upblktap_enc.L245</svg:desc>
                </draw:g>
              </table:table-cell>
              <table:table-cell office:value-type="float" office:value="NaN">
                <text:p>NaN</text:p>
                <draw:g>
                  <svg:desc>UBUNTU64_DIRECT_oxt_upblktap_enc.M229:UBUNTU64_DIRECT_oxt_upblktap_enc.M245</svg:desc>
                </draw:g>
              </table:table-cell>
              <table:table-cell office:value-type="float" office:value="NaN">
                <text:p>NaN</text:p>
                <draw:g>
                  <svg:desc>UBUNTU64_DIRECT_oxt_upblktap_enc.N229:UBUNTU64_DIRECT_oxt_upblktap_enc.N24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892">
                <text:p>24892</text:p>
              </table:table-cell>
              <table:table-cell office:value-type="float" office:value="49381">
                <text:p>49381</text:p>
              </table:table-cell>
              <table:table-cell office:value-type="float" office:value="88771">
                <text:p>88771</text:p>
              </table:table-cell>
              <table:table-cell office:value-type="float" office:value="105958">
                <text:p>105958</text:p>
              </table:table-cell>
              <table:table-cell office:value-type="float" office:value="166636">
                <text:p>166636</text:p>
              </table:table-cell>
              <table:table-cell office:value-type="float" office:value="224932">
                <text:p>22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169">
                <text:p>21169</text:p>
              </table:table-cell>
              <table:table-cell office:value-type="float" office:value="39113">
                <text:p>39113</text:p>
              </table:table-cell>
              <table:table-cell office:value-type="float" office:value="62700">
                <text:p>62700</text:p>
              </table:table-cell>
              <table:table-cell office:value-type="float" office:value="141676">
                <text:p>141676</text:p>
              </table:table-cell>
              <table:table-cell office:value-type="float" office:value="119572">
                <text:p>119572</text:p>
              </table:table-cell>
              <table:table-cell office:value-type="float" office:value="220670">
                <text:p>220670</text:p>
              </table:table-cell>
              <table:table-cell office:value-type="float" office:value="278908">
                <text:p>278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2365">
                <text:p>22365</text:p>
              </table:table-cell>
              <table:table-cell office:value-type="float" office:value="42787">
                <text:p>42787</text:p>
              </table:table-cell>
              <table:table-cell office:value-type="float" office:value="63219">
                <text:p>63219</text:p>
              </table:table-cell>
              <table:table-cell office:value-type="float" office:value="108432">
                <text:p>108432</text:p>
              </table:table-cell>
              <table:table-cell office:value-type="float" office:value="175164">
                <text:p>175164</text:p>
              </table:table-cell>
              <table:table-cell office:value-type="float" office:value="265816">
                <text:p>265816</text:p>
              </table:table-cell>
              <table:table-cell office:value-type="float" office:value="255628">
                <text:p>255628</text:p>
              </table:table-cell>
              <table:table-cell office:value-type="float" office:value="275997">
                <text:p>275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146">
                <text:p>22146</text:p>
              </table:table-cell>
              <table:table-cell office:value-type="float" office:value="39722">
                <text:p>39722</text:p>
              </table:table-cell>
              <table:table-cell office:value-type="float" office:value="69749">
                <text:p>69749</text:p>
              </table:table-cell>
              <table:table-cell office:value-type="float" office:value="108257">
                <text:p>108257</text:p>
              </table:table-cell>
              <table:table-cell office:value-type="float" office:value="174863">
                <text:p>174863</text:p>
              </table:table-cell>
              <table:table-cell office:value-type="float" office:value="271836">
                <text:p>271836</text:p>
              </table:table-cell>
              <table:table-cell office:value-type="float" office:value="249811">
                <text:p>249811</text:p>
              </table:table-cell>
              <table:table-cell office:value-type="float" office:value="263030">
                <text:p>263030</text:p>
              </table:table-cell>
              <table:table-cell office:value-type="float" office:value="476065">
                <text:p>47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3007">
                <text:p>23007</text:p>
              </table:table-cell>
              <table:table-cell office:value-type="float" office:value="41529">
                <text:p>41529</text:p>
              </table:table-cell>
              <table:table-cell office:value-type="float" office:value="68421">
                <text:p>68421</text:p>
              </table:table-cell>
              <table:table-cell office:value-type="float" office:value="107897">
                <text:p>107897</text:p>
              </table:table-cell>
              <table:table-cell office:value-type="float" office:value="194009">
                <text:p>194009</text:p>
              </table:table-cell>
              <table:table-cell office:value-type="float" office:value="219743">
                <text:p>219743</text:p>
              </table:table-cell>
              <table:table-cell office:value-type="float" office:value="360939">
                <text:p>360939</text:p>
              </table:table-cell>
              <table:table-cell office:value-type="float" office:value="290988">
                <text:p>290988</text:p>
              </table:table-cell>
              <table:table-cell office:value-type="float" office:value="535839">
                <text:p>535839</text:p>
              </table:table-cell>
              <table:table-cell office:value-type="float" office:value="450423">
                <text:p>45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7049">
                <text:p>27049</text:p>
              </table:table-cell>
              <table:table-cell office:value-type="float" office:value="38909">
                <text:p>38909</text:p>
              </table:table-cell>
              <table:table-cell office:value-type="float" office:value="64339">
                <text:p>64339</text:p>
              </table:table-cell>
              <table:table-cell office:value-type="float" office:value="96089">
                <text:p>96089</text:p>
              </table:table-cell>
              <table:table-cell office:value-type="float" office:value="223043">
                <text:p>223043</text:p>
              </table:table-cell>
              <table:table-cell office:value-type="float" office:value="362928">
                <text:p>362928</text:p>
              </table:table-cell>
              <table:table-cell office:value-type="float" office:value="230578">
                <text:p>230578</text:p>
              </table:table-cell>
              <table:table-cell office:value-type="float" office:value="387144">
                <text:p>387144</text:p>
              </table:table-cell>
              <table:table-cell office:value-type="float" office:value="593211">
                <text:p>593211</text:p>
              </table:table-cell>
              <table:table-cell office:value-type="float" office:value="503944">
                <text:p>503944</text:p>
              </table:table-cell>
              <table:table-cell office:value-type="float" office:value="735382">
                <text:p>735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7972">
                <text:p>27972</text:p>
              </table:table-cell>
              <table:table-cell office:value-type="float" office:value="40280">
                <text:p>40280</text:p>
              </table:table-cell>
              <table:table-cell office:value-type="float" office:value="55841">
                <text:p>55841</text:p>
              </table:table-cell>
              <table:table-cell office:value-type="float" office:value="86608">
                <text:p>86608</text:p>
              </table:table-cell>
              <table:table-cell office:value-type="float" office:value="220821">
                <text:p>220821</text:p>
              </table:table-cell>
              <table:table-cell office:value-type="float" office:value="367535">
                <text:p>367535</text:p>
              </table:table-cell>
              <table:table-cell office:value-type="float" office:value="474406">
                <text:p>474406</text:p>
              </table:table-cell>
              <table:table-cell office:value-type="float" office:value="446840">
                <text:p>446840</text:p>
              </table:table-cell>
              <table:table-cell office:value-type="float" office:value="556560">
                <text:p>556560</text:p>
              </table:table-cell>
              <table:table-cell office:value-type="float" office:value="773348">
                <text:p>773348</text:p>
              </table:table-cell>
              <table:table-cell office:value-type="float" office:value="735694">
                <text:p>735694</text:p>
              </table:table-cell>
              <table:table-cell office:value-type="float" office:value="837107">
                <text:p>837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2432">
                <text:p>22432</text:p>
              </table:table-cell>
              <table:table-cell office:value-type="float" office:value="39559">
                <text:p>39559</text:p>
              </table:table-cell>
              <table:table-cell office:value-type="float" office:value="59814">
                <text:p>59814</text:p>
              </table:table-cell>
              <table:table-cell office:value-type="float" office:value="83526">
                <text:p>83526</text:p>
              </table:table-cell>
              <table:table-cell office:value-type="float" office:value="221375">
                <text:p>221375</text:p>
              </table:table-cell>
              <table:table-cell office:value-type="float" office:value="335966">
                <text:p>335966</text:p>
              </table:table-cell>
              <table:table-cell office:value-type="float" office:value="457526">
                <text:p>457526</text:p>
              </table:table-cell>
              <table:table-cell office:value-type="float" office:value="424884">
                <text:p>424884</text:p>
              </table:table-cell>
              <table:table-cell office:value-type="float" office:value="604798">
                <text:p>604798</text:p>
              </table:table-cell>
              <table:table-cell office:value-type="float" office:value="719637">
                <text:p>719637</text:p>
              </table:table-cell>
              <table:table-cell office:value-type="float" office:value="834604">
                <text:p>834604</text:p>
              </table:table-cell>
              <table:table-cell office:value-type="float" office:value="745097">
                <text:p>745097</text:p>
              </table:table-cell>
              <table:table-cell office:value-type="float" office:value="640849">
                <text:p>640849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7636">
                <text:p>227636</text:p>
              </table:table-cell>
              <table:table-cell office:value-type="float" office:value="373897">
                <text:p>373897</text:p>
              </table:table-cell>
              <table:table-cell office:value-type="float" office:value="499627">
                <text:p>499627</text:p>
              </table:table-cell>
              <table:table-cell office:value-type="float" office:value="538151">
                <text:p>538151</text:p>
              </table:table-cell>
              <table:table-cell office:value-type="float" office:value="692712">
                <text:p>692712</text:p>
              </table:table-cell>
              <table:table-cell office:value-type="float" office:value="664611">
                <text:p>664611</text:p>
              </table:table-cell>
              <table:table-cell office:value-type="float" office:value="805367">
                <text:p>805367</text:p>
              </table:table-cell>
              <table:table-cell office:value-type="float" office:value="599137">
                <text:p>599137</text:p>
              </table:table-cell>
              <table:table-cell office:value-type="float" office:value="837262">
                <text:p>837262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0945">
                <text:p>230945</text:p>
              </table:table-cell>
              <table:table-cell office:value-type="float" office:value="376780">
                <text:p>376780</text:p>
              </table:table-cell>
              <table:table-cell office:value-type="float" office:value="455715">
                <text:p>455715</text:p>
              </table:table-cell>
              <table:table-cell office:value-type="float" office:value="256425">
                <text:p>256425</text:p>
              </table:table-cell>
              <table:table-cell office:value-type="float" office:value="689439">
                <text:p>689439</text:p>
              </table:table-cell>
              <table:table-cell office:value-type="float" office:value="757939">
                <text:p>757939</text:p>
              </table:table-cell>
              <table:table-cell office:value-type="float" office:value="857102">
                <text:p>857102</text:p>
              </table:table-cell>
              <table:table-cell office:value-type="float" office:value="911308">
                <text:p>911308</text:p>
              </table:table-cell>
              <table:table-cell office:value-type="float" office:value="877027">
                <text:p>877027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314">
                <text:p>248314</text:p>
              </table:table-cell>
              <table:table-cell office:value-type="float" office:value="335006">
                <text:p>335006</text:p>
              </table:table-cell>
              <table:table-cell office:value-type="float" office:value="442335">
                <text:p>442335</text:p>
              </table:table-cell>
              <table:table-cell office:value-type="float" office:value="338655">
                <text:p>338655</text:p>
              </table:table-cell>
              <table:table-cell office:value-type="float" office:value="646468">
                <text:p>646468</text:p>
              </table:table-cell>
              <table:table-cell office:value-type="float" office:value="718812">
                <text:p>718812</text:p>
              </table:table-cell>
              <table:table-cell office:value-type="float" office:value="893823">
                <text:p>893823</text:p>
              </table:table-cell>
              <table:table-cell office:value-type="float" office:value="880179">
                <text:p>880179</text:p>
              </table:table-cell>
              <table:table-cell office:value-type="float" office:value="878440">
                <text:p>878440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895">
                <text:p>246895</text:p>
              </table:table-cell>
              <table:table-cell office:value-type="float" office:value="380864">
                <text:p>380864</text:p>
              </table:table-cell>
              <table:table-cell office:value-type="float" office:value="236565">
                <text:p>236565</text:p>
              </table:table-cell>
              <table:table-cell office:value-type="float" office:value="520850">
                <text:p>520850</text:p>
              </table:table-cell>
              <table:table-cell office:value-type="float" office:value="625863">
                <text:p>625863</text:p>
              </table:table-cell>
              <table:table-cell office:value-type="float" office:value="472442">
                <text:p>472442</text:p>
              </table:table-cell>
              <table:table-cell office:value-type="float" office:value="900971">
                <text:p>900971</text:p>
              </table:table-cell>
              <table:table-cell office:value-type="float" office:value="929005">
                <text:p>929005</text:p>
              </table:table-cell>
              <table:table-cell office:value-type="float" office:value="944657">
                <text:p>944657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746">
                <text:p>229746</text:p>
              </table:table-cell>
              <table:table-cell office:value-type="float" office:value="380955">
                <text:p>380955</text:p>
              </table:table-cell>
              <table:table-cell office:value-type="float" office:value="481983">
                <text:p>481983</text:p>
              </table:table-cell>
              <table:table-cell office:value-type="float" office:value="559040">
                <text:p>559040</text:p>
              </table:table-cell>
              <table:table-cell office:value-type="float" office:value="366552">
                <text:p>366552</text:p>
              </table:table-cell>
              <table:table-cell office:value-type="float" office:value="793826">
                <text:p>793826</text:p>
              </table:table-cell>
              <table:table-cell office:value-type="float" office:value="481856">
                <text:p>481856</text:p>
              </table:table-cell>
              <table:table-cell office:value-type="float" office:value="863825">
                <text:p>863825</text:p>
              </table:table-cell>
              <table:table-cell office:value-type="float" office:value="762772">
                <text:p>762772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336">
                <text:p>245336</text:p>
              </table:table-cell>
              <table:table-cell office:value-type="float" office:value="372814">
                <text:p>372814</text:p>
              </table:table-cell>
              <table:table-cell office:value-type="float" office:value="421447">
                <text:p>421447</text:p>
              </table:table-cell>
              <table:table-cell office:value-type="float" office:value="547917">
                <text:p>547917</text:p>
              </table:table-cell>
              <table:table-cell office:value-type="float" office:value="653300">
                <text:p>653300</text:p>
              </table:table-cell>
              <table:table-cell office:value-type="float" office:value="795187">
                <text:p>795187</text:p>
              </table:table-cell>
              <table:table-cell office:value-type="float" office:value="884431">
                <text:p>884431</text:p>
              </table:table-cell>
              <table:table-cell office:value-type="float" office:value="910799">
                <text:p>910799</text:p>
              </table:table-cell>
              <table:table-cell office:value-type="float" office:value="916460">
                <text:p>916460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411">
                <text:p>228411</text:p>
              </table:table-cell>
              <table:table-cell office:value-type="float" office:value="350236">
                <text:p>350236</text:p>
              </table:table-cell>
              <table:table-cell office:value-type="float" office:value="475996">
                <text:p>475996</text:p>
              </table:table-cell>
              <table:table-cell office:value-type="float" office:value="544090">
                <text:p>544090</text:p>
              </table:table-cell>
              <table:table-cell office:value-type="float" office:value="681467">
                <text:p>681467</text:p>
              </table:table-cell>
              <table:table-cell office:value-type="float" office:value="796959">
                <text:p>796959</text:p>
              </table:table-cell>
              <table:table-cell office:value-type="float" office:value="877388">
                <text:p>877388</text:p>
              </table:table-cell>
              <table:table-cell office:value-type="float" office:value="902342">
                <text:p>902342</text:p>
              </table:table-cell>
              <table:table-cell office:value-type="float" office:value="926691">
                <text:p>926691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845">
                <text:p>225845</text:p>
              </table:table-cell>
              <table:table-cell office:value-type="float" office:value="355710">
                <text:p>355710</text:p>
              </table:table-cell>
              <table:table-cell office:value-type="float" office:value="496923">
                <text:p>496923</text:p>
              </table:table-cell>
              <table:table-cell office:value-type="float" office:value="535389">
                <text:p>535389</text:p>
              </table:table-cell>
              <table:table-cell office:value-type="float" office:value="727851">
                <text:p>727851</text:p>
              </table:table-cell>
              <table:table-cell office:value-type="float" office:value="790336">
                <text:p>790336</text:p>
              </table:table-cell>
              <table:table-cell office:value-type="float" office:value="869879">
                <text:p>869879</text:p>
              </table:table-cell>
              <table:table-cell office:value-type="float" office:value="923685">
                <text:p>923685</text:p>
              </table:table-cell>
              <table:table-cell office:value-type="float" office:value="909136">
                <text:p>9091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